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4_09">T</text:span><text:span text:style-name="_31_705">h</text:span><text:span text:style-name="_32_245">e</text:span><text:span text:style-name="_33_"> </text:span><text:span text:style-name="_31_345">D</text:span><text:span text:style-name="_32_281">e</text:span><text:span text:style-name="_36_61">c</text:span><text:span text:style-name="_31_237">l</text:span><text:span text:style-name="_32_149">a</text:span><text:span text:style-name="_34_45">r</text:span><text:span text:style-name="_31_417">a</text:span><text:span text:style-name="_32_473">t</text:span><text:span text:style-name="_32_65">i</text:span><text:span text:style-name="_31_501">o</text:span><text:span text:style-name="_32_473">n</text:span><text:span text:style-name="_33_"> </text:span><text:span text:style-name="_31_777">o</text:span><text:span text:style-name="_32_641">f</text:span><text:span text:style-name="_32_"> </text:span><text:span text:style-name="_31_129">I</text:span><text:span text:style-name="_32_113">n</text:span><text:span text:style-name="_36_37">d</text:span><text:span text:style-name="_31_705">e</text:span><text:span text:style-name="_32_041">p</text:span><text:span text:style-name="_32_77">e</text:span><text:span text:style-name="_31_393">n</text:span><text:span text:style-name="_32_569">d</text:span><text:span text:style-name="_38_17">e</text:span><text:span text:style-name="_31_717">n</text:span><text:span text:style-name="_32_581">c</text:span><text:span text:style-name="_34_09">e</text:span></text:p>
      <text:p text:style-name="P1"><text:span text:style-name="_36_97">I</text:span><text:span text:style-name="_31_201">N</text:span><text:span text:style-name="_31_802"> </text:span><text:span text:style-name="_38_53">C</text:span><text:span text:style-name="_31_429">O</text:span><text:span text:style-name="_32_641">N</text:span><text:span text:style-name="_37_81">G</text:span><text:span text:style-name="_31_681">R</text:span><text:span text:style-name="_32_689">E</text:span><text:span text:style-name="_33_13">S</text:span><text:span text:style-name="_31_489">S</text:span><text:span text:style-name="_32_101">,</text:span><text:span text:style-name="_32_"> </text:span><text:span text:style-name="_31_489">J</text:span><text:span text:style-name="_32_509">u</text:span><text:span text:style-name="_37_69">l</text:span><text:span text:style-name="_31_489">y</text:span><text:span text:style-name="_31_802"> </text:span><text:span text:style-name="_38_05">4</text:span><text:span text:style-name="_31_141">,</text:span><text:span text:style-name="_31_802"> </text:span><text:span text:style-name="_38_77">1</text:span><text:span text:style-name="_31_537">7</text:span><text:span text:style-name="_32_473">7</text:span><text:span text:style-name="_34_45">6</text:span><text:span text:style-name="_31_669">.</text:span></text:p>
      <text:p text:style-name="P1"><text:span text:style-name="_36_01">T</text:span><text:span text:style-name="_31_537">h</text:span><text:span text:style-name="_32_329">e</text:span><text:span text:style-name="_33_"> </text:span><text:span text:style-name="_31_213">u</text:span><text:span text:style-name="_32_101">n</text:span><text:span text:style-name="_36_25">a</text:span><text:span text:style-name="_31_213">n</text:span><text:span text:style-name="_32_581">i</text:span><text:span text:style-name="_32_29">m</text:span><text:span text:style-name="_31_561">o</text:span><text:span text:style-name="_32_317">u</text:span><text:span text:style-name="_38_17">s</text:span><text:span text:style-name="_39_03"> </text:span><text:span text:style-name="_32_113">D</text:span><text:span text:style-name="_37_09">e</text:span><text:span text:style-name="_31_609">c</text:span><text:span text:style-name="_32_221">l</text:span><text:span text:style-name="_35_17">a</text:span><text:span text:style-name="_31_321">r</text:span><text:span text:style-name="_32_245">a</text:span><text:span text:style-name="_35_89">t</text:span><text:span text:style-name="_31_573">i</text:span><text:span text:style-name="_32_113">o</text:span><text:span text:style-name="_38_05">n</text:span><text:span text:style-name="_39_03"> </text:span><text:span text:style-name="_32_281">o</text:span><text:span text:style-name="_36_01">f</text:span><text:span text:style-name="_39_03"> </text:span><text:span text:style-name="_32_437">t</text:span><text:span text:style-name="_32_29">h</text:span><text:span text:style-name="_31_705">e</text:span><text:span text:style-name="_31_803"> </text:span><text:span text:style-name="_34_45">t</text:span><text:span text:style-name="_31_201">h</text:span><text:span text:style-name="_32_425">i</text:span><text:span text:style-name="_34_45">r</text:span><text:span text:style-name="_31_177">t</text:span><text:span text:style-name="_32_497">e</text:span><text:span text:style-name="_36_01">e</text:span><text:span text:style-name="_31_501">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letter-spacing="normal"/>
    </style:style>
    <style:style style:name="_33_" style:display-name="3" style:family="text">
      <style:text-properties fo:letter-spacing="0.0311in"/>
    </style:style>
    <style:style style:name="_34_" style:display-name="4" style:family="text">
      <style:text-properties style:text-scale="94%"/>
    </style:style>
    <style:style style:name="_35_" style:display-name="5" style:family="text">
      <style:text-properties fo:letter-spacing="normal" style:text-scale="94%"/>
    </style:style>
    <style:style style:name="_36_" style:display-name="6" style:family="text">
      <style:text-properties fo:letter-spacing="0.0311in" style:text-scale="94%"/>
    </style:style>
    <style:style style:name="_37_" style:display-name="7" style:family="text">
      <style:text-properties style:text-scale="95%"/>
    </style:style>
    <style:style style:name="_38_" style:display-name="8" style:family="text">
      <style:text-properties fo:letter-spacing="normal" style:text-scale="95%"/>
    </style:style>
    <style:style style:name="_39_" style:display-name="9" style:family="text">
      <style:text-properties fo:letter-spacing="0.0311in" style:text-scale="95%"/>
    </style:style>
    <style:style style:name="_31_0" style:display-name="10" style:family="text">
      <style:text-properties style:text-scale="107%"/>
    </style:style>
    <style:style style:name="_31_1" style:display-name="11" style:family="text">
      <style:text-properties fo:letter-spacing="normal" style:text-scale="107%"/>
    </style:style>
    <style:style style:name="_31_2" style:display-name="12" style:family="text">
      <style:text-properties fo:letter-spacing="0.0311in" style:text-scale="107%"/>
    </style:style>
    <style:style style:name="_31_3" style:display-name="13" style:family="text">
      <style:text-properties style:text-position="0% 100%"/>
    </style:style>
    <style:style style:name="_31_4" style:display-name="14" style:family="text">
      <style:text-properties style:text-position="0% 100%" fo:letter-spacing="normal"/>
    </style:style>
    <style:style style:name="_31_5" style:display-name="15" style:family="text">
      <style:text-properties style:text-position="0% 100%" fo:letter-spacing="0.0311in"/>
    </style:style>
    <style:style style:name="_31_6" style:display-name="16" style:family="text">
      <style:text-properties style:text-position="0% 100%" style:text-scale="94%"/>
    </style:style>
    <style:style style:name="_31_7" style:display-name="17" style:family="text">
      <style:text-properties style:text-position="0% 100%" fo:letter-spacing="normal" style:text-scale="94%"/>
    </style:style>
    <style:style style:name="_31_8" style:display-name="18" style:family="text">
      <style:text-properties style:text-position="0% 100%" fo:letter-spacing="0.0311in" style:text-scale="94%"/>
    </style:style>
    <style:style style:name="_31_9" style:display-name="19" style:family="text">
      <style:text-properties style:text-position="0% 100%" style:text-scale="95%"/>
    </style:style>
    <style:style style:name="_32_0" style:display-name="20" style:family="text">
      <style:text-properties style:text-position="0% 100%" fo:letter-spacing="normal" style:text-scale="95%"/>
    </style:style>
    <style:style style:name="_32_1" style:display-name="21" style:family="text">
      <style:text-properties style:text-position="0% 100%" fo:letter-spacing="0.0311in" style:text-scale="95%"/>
    </style:style>
    <style:style style:name="_32_2" style:display-name="22" style:family="text">
      <style:text-properties style:text-position="0% 100%" style:text-scale="107%"/>
    </style:style>
    <style:style style:name="_32_3" style:display-name="23" style:family="text">
      <style:text-properties style:text-position="0% 100%" fo:letter-spacing="normal" style:text-scale="107%"/>
    </style:style>
    <style:style style:name="_32_4" style:display-name="24" style:family="text">
      <style:text-properties style:text-position="0% 100%" fo:letter-spacing="0.0311in" style:text-scale="107%"/>
    </style:style>
    <style:style style:name="_32_5" style:display-name="25" style:family="text">
      <style:text-properties style:text-position="2% 100%"/>
    </style:style>
    <style:style style:name="_32_6" style:display-name="26" style:family="text">
      <style:text-properties style:text-position="2% 100%" fo:letter-spacing="normal"/>
    </style:style>
    <style:style style:name="_32_7" style:display-name="27" style:family="text">
      <style:text-properties style:text-position="2% 100%" fo:letter-spacing="0.0311in"/>
    </style:style>
    <style:style style:name="_32_8" style:display-name="28" style:family="text">
      <style:text-properties style:text-position="2% 100%" style:text-scale="94%"/>
    </style:style>
    <style:style style:name="_32_9" style:display-name="29" style:family="text">
      <style:text-properties style:text-position="2% 100%" fo:letter-spacing="normal" style:text-scale="94%"/>
    </style:style>
    <style:style style:name="_33_0" style:display-name="30" style:family="text">
      <style:text-properties style:text-position="2% 100%" fo:letter-spacing="0.0311in" style:text-scale="94%"/>
    </style:style>
    <style:style style:name="_33_1" style:display-name="31" style:family="text">
      <style:text-properties style:text-position="2% 100%" style:text-scale="95%"/>
    </style:style>
    <style:style style:name="_33_2" style:display-name="32" style:family="text">
      <style:text-properties style:text-position="2% 100%" fo:letter-spacing="normal" style:text-scale="95%"/>
    </style:style>
    <style:style style:name="_33_3" style:display-name="33" style:family="text">
      <style:text-properties style:text-position="2% 100%" fo:letter-spacing="0.0311in" style:text-scale="95%"/>
    </style:style>
    <style:style style:name="_33_4" style:display-name="34" style:family="text">
      <style:text-properties style:text-position="2% 100%" style:text-scale="107%"/>
    </style:style>
    <style:style style:name="_33_5" style:display-name="35" style:family="text">
      <style:text-properties style:text-position="2% 100%" fo:letter-spacing="normal" style:text-scale="107%"/>
    </style:style>
    <style:style style:name="_33_6" style:display-name="36" style:family="text">
      <style:text-properties style:text-position="2% 100%" fo:letter-spacing="0.0311in" style:text-scale="107%"/>
    </style:style>
    <style:style style:name="_33_7" style:display-name="37" style:family="text">
      <style:text-properties fo:background-color="#f9f9ff"/>
    </style:style>
    <style:style style:name="_33_8" style:display-name="38" style:family="text">
      <style:text-properties fo:letter-spacing="normal" fo:background-color="#f9f9ff"/>
    </style:style>
    <style:style style:name="_33_9" style:display-name="39" style:family="text">
      <style:text-properties fo:letter-spacing="0.0311in" fo:background-color="#f9f9ff"/>
    </style:style>
    <style:style style:name="_34_0" style:display-name="40" style:family="text">
      <style:text-properties fo:background-color="#f9f9ff" style:text-scale="94%"/>
    </style:style>
    <style:style style:name="_34_1" style:display-name="41" style:family="text">
      <style:text-properties fo:letter-spacing="normal" fo:background-color="#f9f9ff" style:text-scale="94%"/>
    </style:style>
    <style:style style:name="_34_2" style:display-name="42" style:family="text">
      <style:text-properties fo:letter-spacing="0.0311in" fo:background-color="#f9f9ff" style:text-scale="94%"/>
    </style:style>
    <style:style style:name="_34_3" style:display-name="43" style:family="text">
      <style:text-properties fo:background-color="#f9f9ff" style:text-scale="95%"/>
    </style:style>
    <style:style style:name="_34_4" style:display-name="44" style:family="text">
      <style:text-properties fo:letter-spacing="normal" fo:background-color="#f9f9ff" style:text-scale="95%"/>
    </style:style>
    <style:style style:name="_34_5" style:display-name="45" style:family="text">
      <style:text-properties fo:letter-spacing="0.0311in" fo:background-color="#f9f9ff" style:text-scale="95%"/>
    </style:style>
    <style:style style:name="_34_6" style:display-name="46" style:family="text">
      <style:text-properties fo:background-color="#f9f9ff" style:text-scale="107%"/>
    </style:style>
    <style:style style:name="_34_7" style:display-name="47" style:family="text">
      <style:text-properties fo:letter-spacing="normal" fo:background-color="#f9f9ff" style:text-scale="107%"/>
    </style:style>
    <style:style style:name="_34_8" style:display-name="48" style:family="text">
      <style:text-properties fo:letter-spacing="0.0311in" fo:background-color="#f9f9ff" style:text-scale="107%"/>
    </style:style>
    <style:style style:name="_34_9" style:display-name="49" style:family="text">
      <style:text-properties style:text-position="0% 100%" fo:background-color="#f9f9ff"/>
    </style:style>
    <style:style style:name="_35_0" style:display-name="50" style:family="text">
      <style:text-properties style:text-position="0% 100%" fo:letter-spacing="normal" fo:background-color="#f9f9ff"/>
    </style:style>
    <style:style style:name="_35_1" style:display-name="51" style:family="text">
      <style:text-properties style:text-position="0% 100%" fo:letter-spacing="0.0311in" fo:background-color="#f9f9ff"/>
    </style:style>
    <style:style style:name="_35_2" style:display-name="52" style:family="text">
      <style:text-properties style:text-position="0% 100%" fo:background-color="#f9f9ff" style:text-scale="94%"/>
    </style:style>
    <style:style style:name="_35_3" style:display-name="53" style:family="text">
      <style:text-properties style:text-position="0% 100%" fo:letter-spacing="normal" fo:background-color="#f9f9ff" style:text-scale="94%"/>
    </style:style>
    <style:style style:name="_35_4" style:display-name="54" style:family="text">
      <style:text-properties style:text-position="0% 100%" fo:letter-spacing="0.0311in" fo:background-color="#f9f9ff" style:text-scale="94%"/>
    </style:style>
    <style:style style:name="_35_5" style:display-name="55" style:family="text">
      <style:text-properties style:text-position="0% 100%" fo:background-color="#f9f9ff" style:text-scale="95%"/>
    </style:style>
    <style:style style:name="_35_6" style:display-name="56" style:family="text">
      <style:text-properties style:text-position="0% 100%" fo:letter-spacing="normal" fo:background-color="#f9f9ff" style:text-scale="95%"/>
    </style:style>
    <style:style style:name="_35_7" style:display-name="57" style:family="text">
      <style:text-properties style:text-position="0% 100%" fo:letter-spacing="0.0311in" fo:background-color="#f9f9ff" style:text-scale="95%"/>
    </style:style>
    <style:style style:name="_35_8" style:display-name="58" style:family="text">
      <style:text-properties style:text-position="0% 100%" fo:background-color="#f9f9ff" style:text-scale="107%"/>
    </style:style>
    <style:style style:name="_35_9" style:display-name="59" style:family="text">
      <style:text-properties style:text-position="0% 100%" fo:letter-spacing="normal" fo:background-color="#f9f9ff" style:text-scale="107%"/>
    </style:style>
    <style:style style:name="_36_0" style:display-name="60" style:family="text">
      <style:text-properties style:text-position="0% 100%" fo:letter-spacing="0.0311in" fo:background-color="#f9f9ff" style:text-scale="107%"/>
    </style:style>
    <style:style style:name="_36_1" style:display-name="61" style:family="text">
      <style:text-properties style:text-position="2% 100%" fo:background-color="#f9f9ff"/>
    </style:style>
    <style:style style:name="_36_2" style:display-name="62" style:family="text">
      <style:text-properties style:text-position="2% 100%" fo:letter-spacing="normal" fo:background-color="#f9f9ff"/>
    </style:style>
    <style:style style:name="_36_3" style:display-name="63" style:family="text">
      <style:text-properties style:text-position="2% 100%" fo:letter-spacing="0.0311in" fo:background-color="#f9f9ff"/>
    </style:style>
    <style:style style:name="_36_4" style:display-name="64" style:family="text">
      <style:text-properties style:text-position="2% 100%" fo:background-color="#f9f9ff" style:text-scale="94%"/>
    </style:style>
    <style:style style:name="_36_5" style:display-name="65" style:family="text">
      <style:text-properties style:text-position="2% 100%" fo:letter-spacing="normal" fo:background-color="#f9f9ff" style:text-scale="94%"/>
    </style:style>
    <style:style style:name="_36_6" style:display-name="66" style:family="text">
      <style:text-properties style:text-position="2% 100%" fo:letter-spacing="0.0311in" fo:background-color="#f9f9ff" style:text-scale="94%"/>
    </style:style>
    <style:style style:name="_36_7" style:display-name="67" style:family="text">
      <style:text-properties style:text-position="2% 100%" fo:background-color="#f9f9ff" style:text-scale="95%"/>
    </style:style>
    <style:style style:name="_36_8" style:display-name="68" style:family="text">
      <style:text-properties style:text-position="2% 100%" fo:letter-spacing="normal" fo:background-color="#f9f9ff" style:text-scale="95%"/>
    </style:style>
    <style:style style:name="_36_9" style:display-name="69" style:family="text">
      <style:text-properties style:text-position="2% 100%" fo:letter-spacing="0.0311in" fo:background-color="#f9f9ff" style:text-scale="95%"/>
    </style:style>
    <style:style style:name="_37_0" style:display-name="70" style:family="text">
      <style:text-properties style:text-position="2% 100%" fo:background-color="#f9f9ff" style:text-scale="107%"/>
    </style:style>
    <style:style style:name="_37_1" style:display-name="71" style:family="text">
      <style:text-properties style:text-position="2% 100%" fo:letter-spacing="normal" fo:background-color="#f9f9ff" style:text-scale="107%"/>
    </style:style>
    <style:style style:name="_37_2" style:display-name="72" style:family="text">
      <style:text-properties style:text-position="2% 100%" fo:letter-spacing="0.0311in" fo:background-color="#f9f9ff" style:text-scale="107%"/>
    </style:style>
    <style:style style:name="_37_3" style:display-name="73" style:family="text">
      <style:text-properties fo:background-color="#f9fdff"/>
    </style:style>
    <style:style style:name="_37_4" style:display-name="74" style:family="text">
      <style:text-properties fo:letter-spacing="normal" fo:background-color="#f9fdff"/>
    </style:style>
    <style:style style:name="_37_5" style:display-name="75" style:family="text">
      <style:text-properties fo:letter-spacing="0.0311in" fo:background-color="#f9fdff"/>
    </style:style>
    <style:style style:name="_37_6" style:display-name="76" style:family="text">
      <style:text-properties fo:background-color="#f9fdff" style:text-scale="94%"/>
    </style:style>
    <style:style style:name="_37_7" style:display-name="77" style:family="text">
      <style:text-properties fo:letter-spacing="normal" fo:background-color="#f9fdff" style:text-scale="94%"/>
    </style:style>
    <style:style style:name="_37_8" style:display-name="78" style:family="text">
      <style:text-properties fo:letter-spacing="0.0311in" fo:background-color="#f9fdff" style:text-scale="94%"/>
    </style:style>
    <style:style style:name="_37_9" style:display-name="79" style:family="text">
      <style:text-properties fo:background-color="#f9fdff" style:text-scale="95%"/>
    </style:style>
    <style:style style:name="_38_0" style:display-name="80" style:family="text">
      <style:text-properties fo:letter-spacing="normal" fo:background-color="#f9fdff" style:text-scale="95%"/>
    </style:style>
    <style:style style:name="_38_1" style:display-name="81" style:family="text">
      <style:text-properties fo:letter-spacing="0.0311in" fo:background-color="#f9fdff" style:text-scale="95%"/>
    </style:style>
    <style:style style:name="_38_2" style:display-name="82" style:family="text">
      <style:text-properties fo:background-color="#f9fdff" style:text-scale="107%"/>
    </style:style>
    <style:style style:name="_38_3" style:display-name="83" style:family="text">
      <style:text-properties fo:letter-spacing="normal" fo:background-color="#f9fdff" style:text-scale="107%"/>
    </style:style>
    <style:style style:name="_38_4" style:display-name="84" style:family="text">
      <style:text-properties fo:letter-spacing="0.0311in" fo:background-color="#f9fdff" style:text-scale="107%"/>
    </style:style>
    <style:style style:name="_38_5" style:display-name="85" style:family="text">
      <style:text-properties style:text-position="0% 100%" fo:background-color="#f9fdff"/>
    </style:style>
    <style:style style:name="_38_6" style:display-name="86" style:family="text">
      <style:text-properties style:text-position="0% 100%" fo:letter-spacing="normal" fo:background-color="#f9fdff"/>
    </style:style>
    <style:style style:name="_38_7" style:display-name="87" style:family="text">
      <style:text-properties style:text-position="0% 100%" fo:letter-spacing="0.0311in" fo:background-color="#f9fdff"/>
    </style:style>
    <style:style style:name="_38_8" style:display-name="88" style:family="text">
      <style:text-properties style:text-position="0% 100%" fo:background-color="#f9fdff" style:text-scale="94%"/>
    </style:style>
    <style:style style:name="_38_9" style:display-name="89" style:family="text">
      <style:text-properties style:text-position="0% 100%" fo:letter-spacing="normal" fo:background-color="#f9fdff" style:text-scale="94%"/>
    </style:style>
    <style:style style:name="_39_0" style:display-name="90" style:family="text">
      <style:text-properties style:text-position="0% 100%" fo:letter-spacing="0.0311in" fo:background-color="#f9fdff" style:text-scale="94%"/>
    </style:style>
    <style:style style:name="_39_1" style:display-name="91" style:family="text">
      <style:text-properties style:text-position="0% 100%" fo:background-color="#f9fdff" style:text-scale="95%"/>
    </style:style>
    <style:style style:name="_39_2" style:display-name="92" style:family="text">
      <style:text-properties style:text-position="0% 100%" fo:letter-spacing="normal" fo:background-color="#f9fdff" style:text-scale="95%"/>
    </style:style>
    <style:style style:name="_39_3" style:display-name="93" style:family="text">
      <style:text-properties style:text-position="0% 100%" fo:letter-spacing="0.0311in" fo:background-color="#f9fdff" style:text-scale="95%"/>
    </style:style>
    <style:style style:name="_39_4" style:display-name="94" style:family="text">
      <style:text-properties style:text-position="0% 100%" fo:background-color="#f9fdff" style:text-scale="107%"/>
    </style:style>
    <style:style style:name="_39_5" style:display-name="95" style:family="text">
      <style:text-properties style:text-position="0% 100%" fo:letter-spacing="normal" fo:background-color="#f9fdff" style:text-scale="107%"/>
    </style:style>
    <style:style style:name="_39_6" style:display-name="96" style:family="text">
      <style:text-properties style:text-position="0% 100%" fo:letter-spacing="0.0311in" fo:background-color="#f9fdff" style:text-scale="107%"/>
    </style:style>
    <style:style style:name="_39_7" style:display-name="97" style:family="text">
      <style:text-properties style:text-position="2% 100%" fo:background-color="#f9fdff"/>
    </style:style>
    <style:style style:name="_39_8" style:display-name="98" style:family="text">
      <style:text-properties style:text-position="2% 100%" fo:letter-spacing="normal" fo:background-color="#f9fdff"/>
    </style:style>
    <style:style style:name="_39_9" style:display-name="99" style:family="text">
      <style:text-properties style:text-position="2% 100%" fo:letter-spacing="0.0311in" fo:background-color="#f9fdff"/>
    </style:style>
    <style:style style:name="_31_00" style:display-name="100" style:family="text">
      <style:text-properties style:text-position="2% 100%" fo:background-color="#f9fdff" style:text-scale="94%"/>
    </style:style>
    <style:style style:name="_31_01" style:display-name="101" style:family="text">
      <style:text-properties style:text-position="2% 100%" fo:letter-spacing="normal" fo:background-color="#f9fdff" style:text-scale="94%"/>
    </style:style>
    <style:style style:name="_31_02" style:display-name="102" style:family="text">
      <style:text-properties style:text-position="2% 100%" fo:letter-spacing="0.0311in" fo:background-color="#f9fdff" style:text-scale="94%"/>
    </style:style>
    <style:style style:name="_31_03" style:display-name="103" style:family="text">
      <style:text-properties style:text-position="2% 100%" fo:background-color="#f9fdff" style:text-scale="95%"/>
    </style:style>
    <style:style style:name="_31_04" style:display-name="104" style:family="text">
      <style:text-properties style:text-position="2% 100%" fo:letter-spacing="normal" fo:background-color="#f9fdff" style:text-scale="95%"/>
    </style:style>
    <style:style style:name="_31_05" style:display-name="105" style:family="text">
      <style:text-properties style:text-position="2% 100%" fo:letter-spacing="0.0311in" fo:background-color="#f9fdff" style:text-scale="95%"/>
    </style:style>
    <style:style style:name="_31_06" style:display-name="106" style:family="text">
      <style:text-properties style:text-position="2% 100%" fo:background-color="#f9fdff" style:text-scale="107%"/>
    </style:style>
    <style:style style:name="_31_07" style:display-name="107" style:family="text">
      <style:text-properties style:text-position="2% 100%" fo:letter-spacing="normal" fo:background-color="#f9fdff" style:text-scale="107%"/>
    </style:style>
    <style:style style:name="_31_08" style:display-name="108" style:family="text">
      <style:text-properties style:text-position="2% 100%" fo:letter-spacing="0.0311in" fo:background-color="#f9fdff" style:text-scale="107%"/>
    </style:style>
    <style:style style:name="_31_09" style:display-name="109" style:family="text">
      <style:text-properties fo:background-color="#fdf9ff"/>
    </style:style>
    <style:style style:name="_31_10" style:display-name="110" style:family="text">
      <style:text-properties fo:letter-spacing="normal" fo:background-color="#fdf9ff"/>
    </style:style>
    <style:style style:name="_31_11" style:display-name="111" style:family="text">
      <style:text-properties fo:letter-spacing="0.0311in" fo:background-color="#fdf9ff"/>
    </style:style>
    <style:style style:name="_31_12" style:display-name="112" style:family="text">
      <style:text-properties fo:background-color="#fdf9ff" style:text-scale="94%"/>
    </style:style>
    <style:style style:name="_31_13" style:display-name="113" style:family="text">
      <style:text-properties fo:letter-spacing="normal" fo:background-color="#fdf9ff" style:text-scale="94%"/>
    </style:style>
    <style:style style:name="_31_14" style:display-name="114" style:family="text">
      <style:text-properties fo:letter-spacing="0.0311in" fo:background-color="#fdf9ff" style:text-scale="94%"/>
    </style:style>
    <style:style style:name="_31_15" style:display-name="115" style:family="text">
      <style:text-properties fo:background-color="#fdf9ff" style:text-scale="95%"/>
    </style:style>
    <style:style style:name="_31_16" style:display-name="116" style:family="text">
      <style:text-properties fo:letter-spacing="normal" fo:background-color="#fdf9ff" style:text-scale="95%"/>
    </style:style>
    <style:style style:name="_31_17" style:display-name="117" style:family="text">
      <style:text-properties fo:letter-spacing="0.0311in" fo:background-color="#fdf9ff" style:text-scale="95%"/>
    </style:style>
    <style:style style:name="_31_18" style:display-name="118" style:family="text">
      <style:text-properties fo:background-color="#fdf9ff" style:text-scale="107%"/>
    </style:style>
    <style:style style:name="_31_19" style:display-name="119" style:family="text">
      <style:text-properties fo:letter-spacing="normal" fo:background-color="#fdf9ff" style:text-scale="107%"/>
    </style:style>
    <style:style style:name="_31_20" style:display-name="120" style:family="text">
      <style:text-properties fo:letter-spacing="0.0311in" fo:background-color="#fdf9ff" style:text-scale="107%"/>
    </style:style>
    <style:style style:name="_31_21" style:display-name="121" style:family="text">
      <style:text-properties style:text-position="0% 100%" fo:background-color="#fdf9ff"/>
    </style:style>
    <style:style style:name="_31_22" style:display-name="122" style:family="text">
      <style:text-properties style:text-position="0% 100%" fo:letter-spacing="normal" fo:background-color="#fdf9ff"/>
    </style:style>
    <style:style style:name="_31_23" style:display-name="123" style:family="text">
      <style:text-properties style:text-position="0% 100%" fo:letter-spacing="0.0311in" fo:background-color="#fdf9ff"/>
    </style:style>
    <style:style style:name="_31_24" style:display-name="124" style:family="text">
      <style:text-properties style:text-position="0% 100%" fo:background-color="#fdf9ff" style:text-scale="94%"/>
    </style:style>
    <style:style style:name="_31_25" style:display-name="125" style:family="text">
      <style:text-properties style:text-position="0% 100%" fo:letter-spacing="normal" fo:background-color="#fdf9ff" style:text-scale="94%"/>
    </style:style>
    <style:style style:name="_31_26" style:display-name="126" style:family="text">
      <style:text-properties style:text-position="0% 100%" fo:letter-spacing="0.0311in" fo:background-color="#fdf9ff" style:text-scale="94%"/>
    </style:style>
    <style:style style:name="_31_27" style:display-name="127" style:family="text">
      <style:text-properties style:text-position="0% 100%" fo:background-color="#fdf9ff" style:text-scale="95%"/>
    </style:style>
    <style:style style:name="_31_28" style:display-name="128" style:family="text">
      <style:text-properties style:text-position="0% 100%" fo:letter-spacing="normal" fo:background-color="#fdf9ff" style:text-scale="95%"/>
    </style:style>
    <style:style style:name="_31_29" style:display-name="129" style:family="text">
      <style:text-properties style:text-position="0% 100%" fo:letter-spacing="0.0311in" fo:background-color="#fdf9ff" style:text-scale="95%"/>
    </style:style>
    <style:style style:name="_31_30" style:display-name="130" style:family="text">
      <style:text-properties style:text-position="0% 100%" fo:background-color="#fdf9ff" style:text-scale="107%"/>
    </style:style>
    <style:style style:name="_31_31" style:display-name="131" style:family="text">
      <style:text-properties style:text-position="0% 100%" fo:letter-spacing="normal" fo:background-color="#fdf9ff" style:text-scale="107%"/>
    </style:style>
    <style:style style:name="_31_32" style:display-name="132" style:family="text">
      <style:text-properties style:text-position="0% 100%" fo:letter-spacing="0.0311in" fo:background-color="#fdf9ff" style:text-scale="107%"/>
    </style:style>
    <style:style style:name="_31_33" style:display-name="133" style:family="text">
      <style:text-properties style:text-position="2% 100%" fo:background-color="#fdf9ff"/>
    </style:style>
    <style:style style:name="_31_34" style:display-name="134" style:family="text">
      <style:text-properties style:text-position="2% 100%" fo:letter-spacing="normal" fo:background-color="#fdf9ff"/>
    </style:style>
    <style:style style:name="_31_35" style:display-name="135" style:family="text">
      <style:text-properties style:text-position="2% 100%" fo:letter-spacing="0.0311in" fo:background-color="#fdf9ff"/>
    </style:style>
    <style:style style:name="_31_36" style:display-name="136" style:family="text">
      <style:text-properties style:text-position="2% 100%" fo:background-color="#fdf9ff" style:text-scale="94%"/>
    </style:style>
    <style:style style:name="_31_37" style:display-name="137" style:family="text">
      <style:text-properties style:text-position="2% 100%" fo:letter-spacing="normal" fo:background-color="#fdf9ff" style:text-scale="94%"/>
    </style:style>
    <style:style style:name="_31_38" style:display-name="138" style:family="text">
      <style:text-properties style:text-position="2% 100%" fo:letter-spacing="0.0311in" fo:background-color="#fdf9ff" style:text-scale="94%"/>
    </style:style>
    <style:style style:name="_31_39" style:display-name="139" style:family="text">
      <style:text-properties style:text-position="2% 100%" fo:background-color="#fdf9ff" style:text-scale="95%"/>
    </style:style>
    <style:style style:name="_31_40" style:display-name="140" style:family="text">
      <style:text-properties style:text-position="2% 100%" fo:letter-spacing="normal" fo:background-color="#fdf9ff" style:text-scale="95%"/>
    </style:style>
    <style:style style:name="_31_41" style:display-name="141" style:family="text">
      <style:text-properties style:text-position="2% 100%" fo:letter-spacing="0.0311in" fo:background-color="#fdf9ff" style:text-scale="95%"/>
    </style:style>
    <style:style style:name="_31_42" style:display-name="142" style:family="text">
      <style:text-properties style:text-position="2% 100%" fo:background-color="#fdf9ff" style:text-scale="107%"/>
    </style:style>
    <style:style style:name="_31_43" style:display-name="143" style:family="text">
      <style:text-properties style:text-position="2% 100%" fo:letter-spacing="normal" fo:background-color="#fdf9ff" style:text-scale="107%"/>
    </style:style>
    <style:style style:name="_31_44" style:display-name="144" style:family="text">
      <style:text-properties style:text-position="2% 100%" fo:letter-spacing="0.0311in" fo:background-color="#fdf9ff" style:text-scale="107%"/>
    </style:style>
    <style:style style:name="_31_45" style:display-name="145" style:family="text">
      <style:text-properties fo:background-color="#fdfdff"/>
    </style:style>
    <style:style style:name="_31_46" style:display-name="146" style:family="text">
      <style:text-properties fo:letter-spacing="normal" fo:background-color="#fdfdff"/>
    </style:style>
    <style:style style:name="_31_47" style:display-name="147" style:family="text">
      <style:text-properties fo:letter-spacing="0.0311in" fo:background-color="#fdfdff"/>
    </style:style>
    <style:style style:name="_31_48" style:display-name="148" style:family="text">
      <style:text-properties fo:background-color="#fdfdff" style:text-scale="94%"/>
    </style:style>
    <style:style style:name="_31_49" style:display-name="149" style:family="text">
      <style:text-properties fo:letter-spacing="normal" fo:background-color="#fdfdff" style:text-scale="94%"/>
    </style:style>
    <style:style style:name="_31_50" style:display-name="150" style:family="text">
      <style:text-properties fo:letter-spacing="0.0311in" fo:background-color="#fdfdff" style:text-scale="94%"/>
    </style:style>
    <style:style style:name="_31_51" style:display-name="151" style:family="text">
      <style:text-properties fo:background-color="#fdfdff" style:text-scale="95%"/>
    </style:style>
    <style:style style:name="_31_52" style:display-name="152" style:family="text">
      <style:text-properties fo:letter-spacing="normal" fo:background-color="#fdfdff" style:text-scale="95%"/>
    </style:style>
    <style:style style:name="_31_53" style:display-name="153" style:family="text">
      <style:text-properties fo:letter-spacing="0.0311in" fo:background-color="#fdfdff" style:text-scale="95%"/>
    </style:style>
    <style:style style:name="_31_54" style:display-name="154" style:family="text">
      <style:text-properties fo:background-color="#fdfdff" style:text-scale="107%"/>
    </style:style>
    <style:style style:name="_31_55" style:display-name="155" style:family="text">
      <style:text-properties fo:letter-spacing="normal" fo:background-color="#fdfdff" style:text-scale="107%"/>
    </style:style>
    <style:style style:name="_31_56" style:display-name="156" style:family="text">
      <style:text-properties fo:letter-spacing="0.0311in" fo:background-color="#fdfdff" style:text-scale="107%"/>
    </style:style>
    <style:style style:name="_31_57" style:display-name="157" style:family="text">
      <style:text-properties style:text-position="0% 100%" fo:background-color="#fdfdff"/>
    </style:style>
    <style:style style:name="_31_58" style:display-name="158" style:family="text">
      <style:text-properties style:text-position="0% 100%" fo:letter-spacing="normal" fo:background-color="#fdfdff"/>
    </style:style>
    <style:style style:name="_31_59" style:display-name="159" style:family="text">
      <style:text-properties style:text-position="0% 100%" fo:letter-spacing="0.0311in" fo:background-color="#fdfdff"/>
    </style:style>
    <style:style style:name="_31_60" style:display-name="160" style:family="text">
      <style:text-properties style:text-position="0% 100%" fo:background-color="#fdfdff" style:text-scale="94%"/>
    </style:style>
    <style:style style:name="_31_61" style:display-name="161" style:family="text">
      <style:text-properties style:text-position="0% 100%" fo:letter-spacing="normal" fo:background-color="#fdfdff" style:text-scale="94%"/>
    </style:style>
    <style:style style:name="_31_62" style:display-name="162" style:family="text">
      <style:text-properties style:text-position="0% 100%" fo:letter-spacing="0.0311in" fo:background-color="#fdfdff" style:text-scale="94%"/>
    </style:style>
    <style:style style:name="_31_63" style:display-name="163" style:family="text">
      <style:text-properties style:text-position="0% 100%" fo:background-color="#fdfdff" style:text-scale="95%"/>
    </style:style>
    <style:style style:name="_31_64" style:display-name="164" style:family="text">
      <style:text-properties style:text-position="0% 100%" fo:letter-spacing="normal" fo:background-color="#fdfdff" style:text-scale="95%"/>
    </style:style>
    <style:style style:name="_31_65" style:display-name="165" style:family="text">
      <style:text-properties style:text-position="0% 100%" fo:letter-spacing="0.0311in" fo:background-color="#fdfdff" style:text-scale="95%"/>
    </style:style>
    <style:style style:name="_31_66" style:display-name="166" style:family="text">
      <style:text-properties style:text-position="0% 100%" fo:background-color="#fdfdff" style:text-scale="107%"/>
    </style:style>
    <style:style style:name="_31_67" style:display-name="167" style:family="text">
      <style:text-properties style:text-position="0% 100%" fo:letter-spacing="normal" fo:background-color="#fdfdff" style:text-scale="107%"/>
    </style:style>
    <style:style style:name="_31_68" style:display-name="168" style:family="text">
      <style:text-properties style:text-position="0% 100%" fo:letter-spacing="0.0311in" fo:background-color="#fdfdff" style:text-scale="107%"/>
    </style:style>
    <style:style style:name="_31_69" style:display-name="169" style:family="text">
      <style:text-properties style:text-position="2% 100%" fo:background-color="#fdfdff"/>
    </style:style>
    <style:style style:name="_31_70" style:display-name="170" style:family="text">
      <style:text-properties style:text-position="2% 100%" fo:letter-spacing="normal" fo:background-color="#fdfdff"/>
    </style:style>
    <style:style style:name="_31_71" style:display-name="171" style:family="text">
      <style:text-properties style:text-position="2% 100%" fo:letter-spacing="0.0311in" fo:background-color="#fdfdff"/>
    </style:style>
    <style:style style:name="_31_72" style:display-name="172" style:family="text">
      <style:text-properties style:text-position="2% 100%" fo:background-color="#fdfdff" style:text-scale="94%"/>
    </style:style>
    <style:style style:name="_31_73" style:display-name="173" style:family="text">
      <style:text-properties style:text-position="2% 100%" fo:letter-spacing="normal" fo:background-color="#fdfdff" style:text-scale="94%"/>
    </style:style>
    <style:style style:name="_31_74" style:display-name="174" style:family="text">
      <style:text-properties style:text-position="2% 100%" fo:letter-spacing="0.0311in" fo:background-color="#fdfdff" style:text-scale="94%"/>
    </style:style>
    <style:style style:name="_31_75" style:display-name="175" style:family="text">
      <style:text-properties style:text-position="2% 100%" fo:background-color="#fdfdff" style:text-scale="95%"/>
    </style:style>
    <style:style style:name="_31_76" style:display-name="176" style:family="text">
      <style:text-properties style:text-position="2% 100%" fo:letter-spacing="normal" fo:background-color="#fdfdff" style:text-scale="95%"/>
    </style:style>
    <style:style style:name="_31_77" style:display-name="177" style:family="text">
      <style:text-properties style:text-position="2% 100%" fo:letter-spacing="0.0311in" fo:background-color="#fdfdff" style:text-scale="95%"/>
    </style:style>
    <style:style style:name="_31_78" style:display-name="178" style:family="text">
      <style:text-properties style:text-position="2% 100%" fo:background-color="#fdfdff" style:text-scale="107%"/>
    </style:style>
    <style:style style:name="_31_79" style:display-name="179" style:family="text">
      <style:text-properties style:text-position="2% 100%" fo:letter-spacing="normal" fo:background-color="#fdfdff" style:text-scale="107%"/>
    </style:style>
    <style:style style:name="_31_80" style:display-name="180" style:family="text">
      <style:text-properties style:text-position="2% 100%" fo:letter-spacing="0.0311in" fo:background-color="#fdfdff" style:text-scale="107%"/>
    </style:style>
    <style:style style:name="_31_81" style:display-name="181" style:family="text">
      <style:text-properties fo:color="#040400"/>
    </style:style>
    <style:style style:name="_31_82" style:display-name="182" style:family="text">
      <style:text-properties fo:color="#040400" fo:letter-spacing="normal"/>
    </style:style>
    <style:style style:name="_31_83" style:display-name="183" style:family="text">
      <style:text-properties fo:color="#040400" fo:letter-spacing="0.0311in"/>
    </style:style>
    <style:style style:name="_31_84" style:display-name="184" style:family="text">
      <style:text-properties fo:color="#040400" style:text-scale="94%"/>
    </style:style>
    <style:style style:name="_31_85" style:display-name="185" style:family="text">
      <style:text-properties fo:color="#040400" fo:letter-spacing="normal" style:text-scale="94%"/>
    </style:style>
    <style:style style:name="_31_86" style:display-name="186" style:family="text">
      <style:text-properties fo:color="#040400" fo:letter-spacing="0.0311in" style:text-scale="94%"/>
    </style:style>
    <style:style style:name="_31_87" style:display-name="187" style:family="text">
      <style:text-properties fo:color="#040400" style:text-scale="95%"/>
    </style:style>
    <style:style style:name="_31_88" style:display-name="188" style:family="text">
      <style:text-properties fo:color="#040400" fo:letter-spacing="normal" style:text-scale="95%"/>
    </style:style>
    <style:style style:name="_31_89" style:display-name="189" style:family="text">
      <style:text-properties fo:color="#040400" fo:letter-spacing="0.0311in" style:text-scale="95%"/>
    </style:style>
    <style:style style:name="_31_90" style:display-name="190" style:family="text">
      <style:text-properties fo:color="#040400" style:text-scale="107%"/>
    </style:style>
    <style:style style:name="_31_91" style:display-name="191" style:family="text">
      <style:text-properties fo:color="#040400" fo:letter-spacing="normal" style:text-scale="107%"/>
    </style:style>
    <style:style style:name="_31_92" style:display-name="192" style:family="text">
      <style:text-properties fo:color="#040400" fo:letter-spacing="0.0311in" style:text-scale="107%"/>
    </style:style>
    <style:style style:name="_31_93" style:display-name="193" style:family="text">
      <style:text-properties fo:color="#040400" style:text-position="0% 100%"/>
    </style:style>
    <style:style style:name="_31_94" style:display-name="194" style:family="text">
      <style:text-properties fo:color="#040400" style:text-position="0% 100%" fo:letter-spacing="normal"/>
    </style:style>
    <style:style style:name="_31_95" style:display-name="195" style:family="text">
      <style:text-properties fo:color="#040400" style:text-position="0% 100%" fo:letter-spacing="0.0311in"/>
    </style:style>
    <style:style style:name="_31_96" style:display-name="196" style:family="text">
      <style:text-properties fo:color="#040400" style:text-position="0% 100%" style:text-scale="94%"/>
    </style:style>
    <style:style style:name="_31_97" style:display-name="197" style:family="text">
      <style:text-properties fo:color="#040400" style:text-position="0% 100%" fo:letter-spacing="normal" style:text-scale="94%"/>
    </style:style>
    <style:style style:name="_31_98" style:display-name="198" style:family="text">
      <style:text-properties fo:color="#040400" style:text-position="0% 100%" fo:letter-spacing="0.0311in" style:text-scale="94%"/>
    </style:style>
    <style:style style:name="_31_99" style:display-name="199" style:family="text">
      <style:text-properties fo:color="#040400" style:text-position="0% 100%" style:text-scale="95%"/>
    </style:style>
    <style:style style:name="_32_00" style:display-name="200" style:family="text">
      <style:text-properties fo:color="#040400" style:text-position="0% 100%" fo:letter-spacing="normal" style:text-scale="95%"/>
    </style:style>
    <style:style style:name="_32_01" style:display-name="201" style:family="text">
      <style:text-properties fo:color="#040400" style:text-position="0% 100%" fo:letter-spacing="0.0311in" style:text-scale="95%"/>
    </style:style>
    <style:style style:name="_32_02" style:display-name="202" style:family="text">
      <style:text-properties fo:color="#040400" style:text-position="0% 100%" style:text-scale="107%"/>
    </style:style>
    <style:style style:name="_32_03" style:display-name="203" style:family="text">
      <style:text-properties fo:color="#040400" style:text-position="0% 100%" fo:letter-spacing="normal" style:text-scale="107%"/>
    </style:style>
    <style:style style:name="_32_04" style:display-name="204" style:family="text">
      <style:text-properties fo:color="#040400" style:text-position="0% 100%" fo:letter-spacing="0.0311in" style:text-scale="107%"/>
    </style:style>
    <style:style style:name="_32_05" style:display-name="205" style:family="text">
      <style:text-properties fo:color="#040400" style:text-position="2% 100%"/>
    </style:style>
    <style:style style:name="_32_06" style:display-name="206" style:family="text">
      <style:text-properties fo:color="#040400" style:text-position="2% 100%" fo:letter-spacing="normal"/>
    </style:style>
    <style:style style:name="_32_07" style:display-name="207" style:family="text">
      <style:text-properties fo:color="#040400" style:text-position="2% 100%" fo:letter-spacing="0.0311in"/>
    </style:style>
    <style:style style:name="_32_08" style:display-name="208" style:family="text">
      <style:text-properties fo:color="#040400" style:text-position="2% 100%" style:text-scale="94%"/>
    </style:style>
    <style:style style:name="_32_09" style:display-name="209" style:family="text">
      <style:text-properties fo:color="#040400" style:text-position="2% 100%" fo:letter-spacing="normal" style:text-scale="94%"/>
    </style:style>
    <style:style style:name="_32_10" style:display-name="210" style:family="text">
      <style:text-properties fo:color="#040400" style:text-position="2% 100%" fo:letter-spacing="0.0311in" style:text-scale="94%"/>
    </style:style>
    <style:style style:name="_32_11" style:display-name="211" style:family="text">
      <style:text-properties fo:color="#040400" style:text-position="2% 100%" style:text-scale="95%"/>
    </style:style>
    <style:style style:name="_32_12" style:display-name="212" style:family="text">
      <style:text-properties fo:color="#040400" style:text-position="2% 100%" fo:letter-spacing="normal" style:text-scale="95%"/>
    </style:style>
    <style:style style:name="_32_13" style:display-name="213" style:family="text">
      <style:text-properties fo:color="#040400" style:text-position="2% 100%" fo:letter-spacing="0.0311in" style:text-scale="95%"/>
    </style:style>
    <style:style style:name="_32_14" style:display-name="214" style:family="text">
      <style:text-properties fo:color="#040400" style:text-position="2% 100%" style:text-scale="107%"/>
    </style:style>
    <style:style style:name="_32_15" style:display-name="215" style:family="text">
      <style:text-properties fo:color="#040400" style:text-position="2% 100%" fo:letter-spacing="normal" style:text-scale="107%"/>
    </style:style>
    <style:style style:name="_32_16" style:display-name="216" style:family="text">
      <style:text-properties fo:color="#040400" style:text-position="2% 100%" fo:letter-spacing="0.0311in" style:text-scale="107%"/>
    </style:style>
    <style:style style:name="_32_17" style:display-name="217" style:family="text">
      <style:text-properties fo:color="#040400" fo:background-color="#f9f9ff"/>
    </style:style>
    <style:style style:name="_32_18" style:display-name="218" style:family="text">
      <style:text-properties fo:color="#040400" fo:letter-spacing="normal" fo:background-color="#f9f9ff"/>
    </style:style>
    <style:style style:name="_32_19" style:display-name="219" style:family="text">
      <style:text-properties fo:color="#040400" fo:letter-spacing="0.0311in" fo:background-color="#f9f9ff"/>
    </style:style>
    <style:style style:name="_32_20" style:display-name="220" style:family="text">
      <style:text-properties fo:color="#040400" fo:background-color="#f9f9ff" style:text-scale="94%"/>
    </style:style>
    <style:style style:name="_32_21" style:display-name="221" style:family="text">
      <style:text-properties fo:color="#040400" fo:letter-spacing="normal" fo:background-color="#f9f9ff" style:text-scale="94%"/>
    </style:style>
    <style:style style:name="_32_22" style:display-name="222" style:family="text">
      <style:text-properties fo:color="#040400" fo:letter-spacing="0.0311in" fo:background-color="#f9f9ff" style:text-scale="94%"/>
    </style:style>
    <style:style style:name="_32_23" style:display-name="223" style:family="text">
      <style:text-properties fo:color="#040400" fo:background-color="#f9f9ff" style:text-scale="95%"/>
    </style:style>
    <style:style style:name="_32_24" style:display-name="224" style:family="text">
      <style:text-properties fo:color="#040400" fo:letter-spacing="normal" fo:background-color="#f9f9ff" style:text-scale="95%"/>
    </style:style>
    <style:style style:name="_32_25" style:display-name="225" style:family="text">
      <style:text-properties fo:color="#040400" fo:letter-spacing="0.0311in" fo:background-color="#f9f9ff" style:text-scale="95%"/>
    </style:style>
    <style:style style:name="_32_26" style:display-name="226" style:family="text">
      <style:text-properties fo:color="#040400" fo:background-color="#f9f9ff" style:text-scale="107%"/>
    </style:style>
    <style:style style:name="_32_27" style:display-name="227" style:family="text">
      <style:text-properties fo:color="#040400" fo:letter-spacing="normal" fo:background-color="#f9f9ff" style:text-scale="107%"/>
    </style:style>
    <style:style style:name="_32_28" style:display-name="228" style:family="text">
      <style:text-properties fo:color="#040400" fo:letter-spacing="0.0311in" fo:background-color="#f9f9ff" style:text-scale="107%"/>
    </style:style>
    <style:style style:name="_32_29" style:display-name="229" style:family="text">
      <style:text-properties fo:color="#040400" style:text-position="0% 100%" fo:background-color="#f9f9ff"/>
    </style:style>
    <style:style style:name="_32_30" style:display-name="230" style:family="text">
      <style:text-properties fo:color="#040400" style:text-position="0% 100%" fo:letter-spacing="normal" fo:background-color="#f9f9ff"/>
    </style:style>
    <style:style style:name="_32_31" style:display-name="231" style:family="text">
      <style:text-properties fo:color="#040400" style:text-position="0% 100%" fo:letter-spacing="0.0311in" fo:background-color="#f9f9ff"/>
    </style:style>
    <style:style style:name="_32_32" style:display-name="232" style:family="text">
      <style:text-properties fo:color="#040400" style:text-position="0% 100%" fo:background-color="#f9f9ff" style:text-scale="94%"/>
    </style:style>
    <style:style style:name="_32_33" style:display-name="233" style:family="text">
      <style:text-properties fo:color="#040400" style:text-position="0% 100%" fo:letter-spacing="normal" fo:background-color="#f9f9ff" style:text-scale="94%"/>
    </style:style>
    <style:style style:name="_32_34" style:display-name="234" style:family="text">
      <style:text-properties fo:color="#040400" style:text-position="0% 100%" fo:letter-spacing="0.0311in" fo:background-color="#f9f9ff" style:text-scale="94%"/>
    </style:style>
    <style:style style:name="_32_35" style:display-name="235" style:family="text">
      <style:text-properties fo:color="#040400" style:text-position="0% 100%" fo:background-color="#f9f9ff" style:text-scale="95%"/>
    </style:style>
    <style:style style:name="_32_36" style:display-name="236" style:family="text">
      <style:text-properties fo:color="#040400" style:text-position="0% 100%" fo:letter-spacing="normal" fo:background-color="#f9f9ff" style:text-scale="95%"/>
    </style:style>
    <style:style style:name="_32_37" style:display-name="237" style:family="text">
      <style:text-properties fo:color="#040400" style:text-position="0% 100%" fo:letter-spacing="0.0311in" fo:background-color="#f9f9ff" style:text-scale="95%"/>
    </style:style>
    <style:style style:name="_32_38" style:display-name="238" style:family="text">
      <style:text-properties fo:color="#040400" style:text-position="0% 100%" fo:background-color="#f9f9ff" style:text-scale="107%"/>
    </style:style>
    <style:style style:name="_32_39" style:display-name="239" style:family="text">
      <style:text-properties fo:color="#040400" style:text-position="0% 100%" fo:letter-spacing="normal" fo:background-color="#f9f9ff" style:text-scale="107%"/>
    </style:style>
    <style:style style:name="_32_40" style:display-name="240" style:family="text">
      <style:text-properties fo:color="#040400" style:text-position="0% 100%" fo:letter-spacing="0.0311in" fo:background-color="#f9f9ff" style:text-scale="107%"/>
    </style:style>
    <style:style style:name="_32_41" style:display-name="241" style:family="text">
      <style:text-properties fo:color="#040400" style:text-position="2% 100%" fo:background-color="#f9f9ff"/>
    </style:style>
    <style:style style:name="_32_42" style:display-name="242" style:family="text">
      <style:text-properties fo:color="#040400" style:text-position="2% 100%" fo:letter-spacing="normal" fo:background-color="#f9f9ff"/>
    </style:style>
    <style:style style:name="_32_43" style:display-name="243" style:family="text">
      <style:text-properties fo:color="#040400" style:text-position="2% 100%" fo:letter-spacing="0.0311in" fo:background-color="#f9f9ff"/>
    </style:style>
    <style:style style:name="_32_44" style:display-name="244" style:family="text">
      <style:text-properties fo:color="#040400" style:text-position="2% 100%" fo:background-color="#f9f9ff" style:text-scale="94%"/>
    </style:style>
    <style:style style:name="_32_45" style:display-name="245" style:family="text">
      <style:text-properties fo:color="#040400" style:text-position="2% 100%" fo:letter-spacing="normal" fo:background-color="#f9f9ff" style:text-scale="94%"/>
    </style:style>
    <style:style style:name="_32_46" style:display-name="246" style:family="text">
      <style:text-properties fo:color="#040400" style:text-position="2% 100%" fo:letter-spacing="0.0311in" fo:background-color="#f9f9ff" style:text-scale="94%"/>
    </style:style>
    <style:style style:name="_32_47" style:display-name="247" style:family="text">
      <style:text-properties fo:color="#040400" style:text-position="2% 100%" fo:background-color="#f9f9ff" style:text-scale="95%"/>
    </style:style>
    <style:style style:name="_32_48" style:display-name="248" style:family="text">
      <style:text-properties fo:color="#040400" style:text-position="2% 100%" fo:letter-spacing="normal" fo:background-color="#f9f9ff" style:text-scale="95%"/>
    </style:style>
    <style:style style:name="_32_49" style:display-name="249" style:family="text">
      <style:text-properties fo:color="#040400" style:text-position="2% 100%" fo:letter-spacing="0.0311in" fo:background-color="#f9f9ff" style:text-scale="95%"/>
    </style:style>
    <style:style style:name="_32_50" style:display-name="250" style:family="text">
      <style:text-properties fo:color="#040400" style:text-position="2% 100%" fo:background-color="#f9f9ff" style:text-scale="107%"/>
    </style:style>
    <style:style style:name="_32_51" style:display-name="251" style:family="text">
      <style:text-properties fo:color="#040400" style:text-position="2% 100%" fo:letter-spacing="normal" fo:background-color="#f9f9ff" style:text-scale="107%"/>
    </style:style>
    <style:style style:name="_32_52" style:display-name="252" style:family="text">
      <style:text-properties fo:color="#040400" style:text-position="2% 100%" fo:letter-spacing="0.0311in" fo:background-color="#f9f9ff" style:text-scale="107%"/>
    </style:style>
    <style:style style:name="_32_53" style:display-name="253" style:family="text">
      <style:text-properties fo:color="#040400" fo:background-color="#f9fdff"/>
    </style:style>
    <style:style style:name="_32_54" style:display-name="254" style:family="text">
      <style:text-properties fo:color="#040400" fo:letter-spacing="normal" fo:background-color="#f9fdff"/>
    </style:style>
    <style:style style:name="_32_55" style:display-name="255" style:family="text">
      <style:text-properties fo:color="#040400" fo:letter-spacing="0.0311in" fo:background-color="#f9fdff"/>
    </style:style>
    <style:style style:name="_32_56" style:display-name="256" style:family="text">
      <style:text-properties fo:color="#040400" fo:background-color="#f9fdff" style:text-scale="94%"/>
    </style:style>
    <style:style style:name="_32_57" style:display-name="257" style:family="text">
      <style:text-properties fo:color="#040400" fo:letter-spacing="normal" fo:background-color="#f9fdff" style:text-scale="94%"/>
    </style:style>
    <style:style style:name="_32_58" style:display-name="258" style:family="text">
      <style:text-properties fo:color="#040400" fo:letter-spacing="0.0311in" fo:background-color="#f9fdff" style:text-scale="94%"/>
    </style:style>
    <style:style style:name="_32_59" style:display-name="259" style:family="text">
      <style:text-properties fo:color="#040400" fo:background-color="#f9fdff" style:text-scale="95%"/>
    </style:style>
    <style:style style:name="_32_60" style:display-name="260" style:family="text">
      <style:text-properties fo:color="#040400" fo:letter-spacing="normal" fo:background-color="#f9fdff" style:text-scale="95%"/>
    </style:style>
    <style:style style:name="_32_61" style:display-name="261" style:family="text">
      <style:text-properties fo:color="#040400" fo:letter-spacing="0.0311in" fo:background-color="#f9fdff" style:text-scale="95%"/>
    </style:style>
    <style:style style:name="_32_62" style:display-name="262" style:family="text">
      <style:text-properties fo:color="#040400" fo:background-color="#f9fdff" style:text-scale="107%"/>
    </style:style>
    <style:style style:name="_32_63" style:display-name="263" style:family="text">
      <style:text-properties fo:color="#040400" fo:letter-spacing="normal" fo:background-color="#f9fdff" style:text-scale="107%"/>
    </style:style>
    <style:style style:name="_32_64" style:display-name="264" style:family="text">
      <style:text-properties fo:color="#040400" fo:letter-spacing="0.0311in" fo:background-color="#f9fdff" style:text-scale="107%"/>
    </style:style>
    <style:style style:name="_32_65" style:display-name="265" style:family="text">
      <style:text-properties fo:color="#040400" style:text-position="0% 100%" fo:background-color="#f9fdff"/>
    </style:style>
    <style:style style:name="_32_66" style:display-name="266" style:family="text">
      <style:text-properties fo:color="#040400" style:text-position="0% 100%" fo:letter-spacing="normal" fo:background-color="#f9fdff"/>
    </style:style>
    <style:style style:name="_32_67" style:display-name="267" style:family="text">
      <style:text-properties fo:color="#040400" style:text-position="0% 100%" fo:letter-spacing="0.0311in" fo:background-color="#f9fdff"/>
    </style:style>
    <style:style style:name="_32_68" style:display-name="268" style:family="text">
      <style:text-properties fo:color="#040400" style:text-position="0% 100%" fo:background-color="#f9fdff" style:text-scale="94%"/>
    </style:style>
    <style:style style:name="_32_69" style:display-name="269" style:family="text">
      <style:text-properties fo:color="#040400" style:text-position="0% 100%" fo:letter-spacing="normal" fo:background-color="#f9fdff" style:text-scale="94%"/>
    </style:style>
    <style:style style:name="_32_70" style:display-name="270" style:family="text">
      <style:text-properties fo:color="#040400" style:text-position="0% 100%" fo:letter-spacing="0.0311in" fo:background-color="#f9fdff" style:text-scale="94%"/>
    </style:style>
    <style:style style:name="_32_71" style:display-name="271" style:family="text">
      <style:text-properties fo:color="#040400" style:text-position="0% 100%" fo:background-color="#f9fdff" style:text-scale="95%"/>
    </style:style>
    <style:style style:name="_32_72" style:display-name="272" style:family="text">
      <style:text-properties fo:color="#040400" style:text-position="0% 100%" fo:letter-spacing="normal" fo:background-color="#f9fdff" style:text-scale="95%"/>
    </style:style>
    <style:style style:name="_32_73" style:display-name="273" style:family="text">
      <style:text-properties fo:color="#040400" style:text-position="0% 100%" fo:letter-spacing="0.0311in" fo:background-color="#f9fdff" style:text-scale="95%"/>
    </style:style>
    <style:style style:name="_32_74" style:display-name="274" style:family="text">
      <style:text-properties fo:color="#040400" style:text-position="0% 100%" fo:background-color="#f9fdff" style:text-scale="107%"/>
    </style:style>
    <style:style style:name="_32_75" style:display-name="275" style:family="text">
      <style:text-properties fo:color="#040400" style:text-position="0% 100%" fo:letter-spacing="normal" fo:background-color="#f9fdff" style:text-scale="107%"/>
    </style:style>
    <style:style style:name="_32_76" style:display-name="276" style:family="text">
      <style:text-properties fo:color="#040400" style:text-position="0% 100%" fo:letter-spacing="0.0311in" fo:background-color="#f9fdff" style:text-scale="107%"/>
    </style:style>
    <style:style style:name="_32_77" style:display-name="277" style:family="text">
      <style:text-properties fo:color="#040400" style:text-position="2% 100%" fo:background-color="#f9fdff"/>
    </style:style>
    <style:style style:name="_32_78" style:display-name="278" style:family="text">
      <style:text-properties fo:color="#040400" style:text-position="2% 100%" fo:letter-spacing="normal" fo:background-color="#f9fdff"/>
    </style:style>
    <style:style style:name="_32_79" style:display-name="279" style:family="text">
      <style:text-properties fo:color="#040400" style:text-position="2% 100%" fo:letter-spacing="0.0311in" fo:background-color="#f9fdff"/>
    </style:style>
    <style:style style:name="_32_80" style:display-name="280" style:family="text">
      <style:text-properties fo:color="#040400" style:text-position="2% 100%" fo:background-color="#f9fdff" style:text-scale="94%"/>
    </style:style>
    <style:style style:name="_32_81" style:display-name="281" style:family="text">
      <style:text-properties fo:color="#040400" style:text-position="2% 100%" fo:letter-spacing="normal" fo:background-color="#f9fdff" style:text-scale="94%"/>
    </style:style>
    <style:style style:name="_32_82" style:display-name="282" style:family="text">
      <style:text-properties fo:color="#040400" style:text-position="2% 100%" fo:letter-spacing="0.0311in" fo:background-color="#f9fdff" style:text-scale="94%"/>
    </style:style>
    <style:style style:name="_32_83" style:display-name="283" style:family="text">
      <style:text-properties fo:color="#040400" style:text-position="2% 100%" fo:background-color="#f9fdff" style:text-scale="95%"/>
    </style:style>
    <style:style style:name="_32_84" style:display-name="284" style:family="text">
      <style:text-properties fo:color="#040400" style:text-position="2% 100%" fo:letter-spacing="normal" fo:background-color="#f9fdff" style:text-scale="95%"/>
    </style:style>
    <style:style style:name="_32_85" style:display-name="285" style:family="text">
      <style:text-properties fo:color="#040400" style:text-position="2% 100%" fo:letter-spacing="0.0311in" fo:background-color="#f9fdff" style:text-scale="95%"/>
    </style:style>
    <style:style style:name="_32_86" style:display-name="286" style:family="text">
      <style:text-properties fo:color="#040400" style:text-position="2% 100%" fo:background-color="#f9fdff" style:text-scale="107%"/>
    </style:style>
    <style:style style:name="_32_87" style:display-name="287" style:family="text">
      <style:text-properties fo:color="#040400" style:text-position="2% 100%" fo:letter-spacing="normal" fo:background-color="#f9fdff" style:text-scale="107%"/>
    </style:style>
    <style:style style:name="_32_88" style:display-name="288" style:family="text">
      <style:text-properties fo:color="#040400" style:text-position="2% 100%" fo:letter-spacing="0.0311in" fo:background-color="#f9fdff" style:text-scale="107%"/>
    </style:style>
    <style:style style:name="_32_89" style:display-name="289" style:family="text">
      <style:text-properties fo:color="#040400" fo:background-color="#fdf9ff"/>
    </style:style>
    <style:style style:name="_32_90" style:display-name="290" style:family="text">
      <style:text-properties fo:color="#040400" fo:letter-spacing="normal" fo:background-color="#fdf9ff"/>
    </style:style>
    <style:style style:name="_32_91" style:display-name="291" style:family="text">
      <style:text-properties fo:color="#040400" fo:letter-spacing="0.0311in" fo:background-color="#fdf9ff"/>
    </style:style>
    <style:style style:name="_32_92" style:display-name="292" style:family="text">
      <style:text-properties fo:color="#040400" fo:background-color="#fdf9ff" style:text-scale="94%"/>
    </style:style>
    <style:style style:name="_32_93" style:display-name="293" style:family="text">
      <style:text-properties fo:color="#040400" fo:letter-spacing="normal" fo:background-color="#fdf9ff" style:text-scale="94%"/>
    </style:style>
    <style:style style:name="_32_94" style:display-name="294" style:family="text">
      <style:text-properties fo:color="#040400" fo:letter-spacing="0.0311in" fo:background-color="#fdf9ff" style:text-scale="94%"/>
    </style:style>
    <style:style style:name="_32_95" style:display-name="295" style:family="text">
      <style:text-properties fo:color="#040400" fo:background-color="#fdf9ff" style:text-scale="95%"/>
    </style:style>
    <style:style style:name="_32_96" style:display-name="296" style:family="text">
      <style:text-properties fo:color="#040400" fo:letter-spacing="normal" fo:background-color="#fdf9ff" style:text-scale="95%"/>
    </style:style>
    <style:style style:name="_32_97" style:display-name="297" style:family="text">
      <style:text-properties fo:color="#040400" fo:letter-spacing="0.0311in" fo:background-color="#fdf9ff" style:text-scale="95%"/>
    </style:style>
    <style:style style:name="_32_98" style:display-name="298" style:family="text">
      <style:text-properties fo:color="#040400" fo:background-color="#fdf9ff" style:text-scale="107%"/>
    </style:style>
    <style:style style:name="_32_99" style:display-name="299" style:family="text">
      <style:text-properties fo:color="#040400" fo:letter-spacing="normal" fo:background-color="#fdf9ff" style:text-scale="107%"/>
    </style:style>
    <style:style style:name="_33_00" style:display-name="300" style:family="text">
      <style:text-properties fo:color="#040400" fo:letter-spacing="0.0311in" fo:background-color="#fdf9ff" style:text-scale="107%"/>
    </style:style>
    <style:style style:name="_33_01" style:display-name="301" style:family="text">
      <style:text-properties fo:color="#040400" style:text-position="0% 100%" fo:background-color="#fdf9ff"/>
    </style:style>
    <style:style style:name="_33_02" style:display-name="302" style:family="text">
      <style:text-properties fo:color="#040400" style:text-position="0% 100%" fo:letter-spacing="normal" fo:background-color="#fdf9ff"/>
    </style:style>
    <style:style style:name="_33_03" style:display-name="303" style:family="text">
      <style:text-properties fo:color="#040400" style:text-position="0% 100%" fo:letter-spacing="0.0311in" fo:background-color="#fdf9ff"/>
    </style:style>
    <style:style style:name="_33_04" style:display-name="304" style:family="text">
      <style:text-properties fo:color="#040400" style:text-position="0% 100%" fo:background-color="#fdf9ff" style:text-scale="94%"/>
    </style:style>
    <style:style style:name="_33_05" style:display-name="305" style:family="text">
      <style:text-properties fo:color="#040400" style:text-position="0% 100%" fo:letter-spacing="normal" fo:background-color="#fdf9ff" style:text-scale="94%"/>
    </style:style>
    <style:style style:name="_33_06" style:display-name="306" style:family="text">
      <style:text-properties fo:color="#040400" style:text-position="0% 100%" fo:letter-spacing="0.0311in" fo:background-color="#fdf9ff" style:text-scale="94%"/>
    </style:style>
    <style:style style:name="_33_07" style:display-name="307" style:family="text">
      <style:text-properties fo:color="#040400" style:text-position="0% 100%" fo:background-color="#fdf9ff" style:text-scale="95%"/>
    </style:style>
    <style:style style:name="_33_08" style:display-name="308" style:family="text">
      <style:text-properties fo:color="#040400" style:text-position="0% 100%" fo:letter-spacing="normal" fo:background-color="#fdf9ff" style:text-scale="95%"/>
    </style:style>
    <style:style style:name="_33_09" style:display-name="309" style:family="text">
      <style:text-properties fo:color="#040400" style:text-position="0% 100%" fo:letter-spacing="0.0311in" fo:background-color="#fdf9ff" style:text-scale="95%"/>
    </style:style>
    <style:style style:name="_33_10" style:display-name="310" style:family="text">
      <style:text-properties fo:color="#040400" style:text-position="0% 100%" fo:background-color="#fdf9ff" style:text-scale="107%"/>
    </style:style>
    <style:style style:name="_33_11" style:display-name="311" style:family="text">
      <style:text-properties fo:color="#040400" style:text-position="0% 100%" fo:letter-spacing="normal" fo:background-color="#fdf9ff" style:text-scale="107%"/>
    </style:style>
    <style:style style:name="_33_12" style:display-name="312" style:family="text">
      <style:text-properties fo:color="#040400" style:text-position="0% 100%" fo:letter-spacing="0.0311in" fo:background-color="#fdf9ff" style:text-scale="107%"/>
    </style:style>
    <style:style style:name="_33_13" style:display-name="313" style:family="text">
      <style:text-properties fo:color="#040400" style:text-position="2% 100%" fo:background-color="#fdf9ff"/>
    </style:style>
    <style:style style:name="_33_14" style:display-name="314" style:family="text">
      <style:text-properties fo:color="#040400" style:text-position="2% 100%" fo:letter-spacing="normal" fo:background-color="#fdf9ff"/>
    </style:style>
    <style:style style:name="_33_15" style:display-name="315" style:family="text">
      <style:text-properties fo:color="#040400" style:text-position="2% 100%" fo:letter-spacing="0.0311in" fo:background-color="#fdf9ff"/>
    </style:style>
    <style:style style:name="_33_16" style:display-name="316" style:family="text">
      <style:text-properties fo:color="#040400" style:text-position="2% 100%" fo:background-color="#fdf9ff" style:text-scale="94%"/>
    </style:style>
    <style:style style:name="_33_17" style:display-name="317" style:family="text">
      <style:text-properties fo:color="#040400" style:text-position="2% 100%" fo:letter-spacing="normal" fo:background-color="#fdf9ff" style:text-scale="94%"/>
    </style:style>
    <style:style style:name="_33_18" style:display-name="318" style:family="text">
      <style:text-properties fo:color="#040400" style:text-position="2% 100%" fo:letter-spacing="0.0311in" fo:background-color="#fdf9ff" style:text-scale="94%"/>
    </style:style>
    <style:style style:name="_33_19" style:display-name="319" style:family="text">
      <style:text-properties fo:color="#040400" style:text-position="2% 100%" fo:background-color="#fdf9ff" style:text-scale="95%"/>
    </style:style>
    <style:style style:name="_33_20" style:display-name="320" style:family="text">
      <style:text-properties fo:color="#040400" style:text-position="2% 100%" fo:letter-spacing="normal" fo:background-color="#fdf9ff" style:text-scale="95%"/>
    </style:style>
    <style:style style:name="_33_21" style:display-name="321" style:family="text">
      <style:text-properties fo:color="#040400" style:text-position="2% 100%" fo:letter-spacing="0.0311in" fo:background-color="#fdf9ff" style:text-scale="95%"/>
    </style:style>
    <style:style style:name="_33_22" style:display-name="322" style:family="text">
      <style:text-properties fo:color="#040400" style:text-position="2% 100%" fo:background-color="#fdf9ff" style:text-scale="107%"/>
    </style:style>
    <style:style style:name="_33_23" style:display-name="323" style:family="text">
      <style:text-properties fo:color="#040400" style:text-position="2% 100%" fo:letter-spacing="normal" fo:background-color="#fdf9ff" style:text-scale="107%"/>
    </style:style>
    <style:style style:name="_33_24" style:display-name="324" style:family="text">
      <style:text-properties fo:color="#040400" style:text-position="2% 100%" fo:letter-spacing="0.0311in" fo:background-color="#fdf9ff" style:text-scale="107%"/>
    </style:style>
    <style:style style:name="_33_25" style:display-name="325" style:family="text">
      <style:text-properties fo:color="#040400" fo:background-color="#fdfdff"/>
    </style:style>
    <style:style style:name="_33_26" style:display-name="326" style:family="text">
      <style:text-properties fo:color="#040400" fo:letter-spacing="normal" fo:background-color="#fdfdff"/>
    </style:style>
    <style:style style:name="_33_27" style:display-name="327" style:family="text">
      <style:text-properties fo:color="#040400" fo:letter-spacing="0.0311in" fo:background-color="#fdfdff"/>
    </style:style>
    <style:style style:name="_33_28" style:display-name="328" style:family="text">
      <style:text-properties fo:color="#040400" fo:background-color="#fdfdff" style:text-scale="94%"/>
    </style:style>
    <style:style style:name="_33_29" style:display-name="329" style:family="text">
      <style:text-properties fo:color="#040400" fo:letter-spacing="normal" fo:background-color="#fdfdff" style:text-scale="94%"/>
    </style:style>
    <style:style style:name="_33_30" style:display-name="330" style:family="text">
      <style:text-properties fo:color="#040400" fo:letter-spacing="0.0311in" fo:background-color="#fdfdff" style:text-scale="94%"/>
    </style:style>
    <style:style style:name="_33_31" style:display-name="331" style:family="text">
      <style:text-properties fo:color="#040400" fo:background-color="#fdfdff" style:text-scale="95%"/>
    </style:style>
    <style:style style:name="_33_32" style:display-name="332" style:family="text">
      <style:text-properties fo:color="#040400" fo:letter-spacing="normal" fo:background-color="#fdfdff" style:text-scale="95%"/>
    </style:style>
    <style:style style:name="_33_33" style:display-name="333" style:family="text">
      <style:text-properties fo:color="#040400" fo:letter-spacing="0.0311in" fo:background-color="#fdfdff" style:text-scale="95%"/>
    </style:style>
    <style:style style:name="_33_34" style:display-name="334" style:family="text">
      <style:text-properties fo:color="#040400" fo:background-color="#fdfdff" style:text-scale="107%"/>
    </style:style>
    <style:style style:name="_33_35" style:display-name="335" style:family="text">
      <style:text-properties fo:color="#040400" fo:letter-spacing="normal" fo:background-color="#fdfdff" style:text-scale="107%"/>
    </style:style>
    <style:style style:name="_33_36" style:display-name="336" style:family="text">
      <style:text-properties fo:color="#040400" fo:letter-spacing="0.0311in" fo:background-color="#fdfdff" style:text-scale="107%"/>
    </style:style>
    <style:style style:name="_33_37" style:display-name="337" style:family="text">
      <style:text-properties fo:color="#040400" style:text-position="0% 100%" fo:background-color="#fdfdff"/>
    </style:style>
    <style:style style:name="_33_38" style:display-name="338" style:family="text">
      <style:text-properties fo:color="#040400" style:text-position="0% 100%" fo:letter-spacing="normal" fo:background-color="#fdfdff"/>
    </style:style>
    <style:style style:name="_33_39" style:display-name="339" style:family="text">
      <style:text-properties fo:color="#040400" style:text-position="0% 100%" fo:letter-spacing="0.0311in" fo:background-color="#fdfdff"/>
    </style:style>
    <style:style style:name="_33_40" style:display-name="340" style:family="text">
      <style:text-properties fo:color="#040400" style:text-position="0% 100%" fo:background-color="#fdfdff" style:text-scale="94%"/>
    </style:style>
    <style:style style:name="_33_41" style:display-name="341" style:family="text">
      <style:text-properties fo:color="#040400" style:text-position="0% 100%" fo:letter-spacing="normal" fo:background-color="#fdfdff" style:text-scale="94%"/>
    </style:style>
    <style:style style:name="_33_42" style:display-name="342" style:family="text">
      <style:text-properties fo:color="#040400" style:text-position="0% 100%" fo:letter-spacing="0.0311in" fo:background-color="#fdfdff" style:text-scale="94%"/>
    </style:style>
    <style:style style:name="_33_43" style:display-name="343" style:family="text">
      <style:text-properties fo:color="#040400" style:text-position="0% 100%" fo:background-color="#fdfdff" style:text-scale="95%"/>
    </style:style>
    <style:style style:name="_33_44" style:display-name="344" style:family="text">
      <style:text-properties fo:color="#040400" style:text-position="0% 100%" fo:letter-spacing="normal" fo:background-color="#fdfdff" style:text-scale="95%"/>
    </style:style>
    <style:style style:name="_33_45" style:display-name="345" style:family="text">
      <style:text-properties fo:color="#040400" style:text-position="0% 100%" fo:letter-spacing="0.0311in" fo:background-color="#fdfdff" style:text-scale="95%"/>
    </style:style>
    <style:style style:name="_33_46" style:display-name="346" style:family="text">
      <style:text-properties fo:color="#040400" style:text-position="0% 100%" fo:background-color="#fdfdff" style:text-scale="107%"/>
    </style:style>
    <style:style style:name="_33_47" style:display-name="347" style:family="text">
      <style:text-properties fo:color="#040400" style:text-position="0% 100%" fo:letter-spacing="normal" fo:background-color="#fdfdff" style:text-scale="107%"/>
    </style:style>
    <style:style style:name="_33_48" style:display-name="348" style:family="text">
      <style:text-properties fo:color="#040400" style:text-position="0% 100%" fo:letter-spacing="0.0311in" fo:background-color="#fdfdff" style:text-scale="107%"/>
    </style:style>
    <style:style style:name="_33_49" style:display-name="349" style:family="text">
      <style:text-properties fo:color="#040400" style:text-position="2% 100%" fo:background-color="#fdfdff"/>
    </style:style>
    <style:style style:name="_33_50" style:display-name="350" style:family="text">
      <style:text-properties fo:color="#040400" style:text-position="2% 100%" fo:letter-spacing="normal" fo:background-color="#fdfdff"/>
    </style:style>
    <style:style style:name="_33_51" style:display-name="351" style:family="text">
      <style:text-properties fo:color="#040400" style:text-position="2% 100%" fo:letter-spacing="0.0311in" fo:background-color="#fdfdff"/>
    </style:style>
    <style:style style:name="_33_52" style:display-name="352" style:family="text">
      <style:text-properties fo:color="#040400" style:text-position="2% 100%" fo:background-color="#fdfdff" style:text-scale="94%"/>
    </style:style>
    <style:style style:name="_33_53" style:display-name="353" style:family="text">
      <style:text-properties fo:color="#040400" style:text-position="2% 100%" fo:letter-spacing="normal" fo:background-color="#fdfdff" style:text-scale="94%"/>
    </style:style>
    <style:style style:name="_33_54" style:display-name="354" style:family="text">
      <style:text-properties fo:color="#040400" style:text-position="2% 100%" fo:letter-spacing="0.0311in" fo:background-color="#fdfdff" style:text-scale="94%"/>
    </style:style>
    <style:style style:name="_33_55" style:display-name="355" style:family="text">
      <style:text-properties fo:color="#040400" style:text-position="2% 100%" fo:background-color="#fdfdff" style:text-scale="95%"/>
    </style:style>
    <style:style style:name="_33_56" style:display-name="356" style:family="text">
      <style:text-properties fo:color="#040400" style:text-position="2% 100%" fo:letter-spacing="normal" fo:background-color="#fdfdff" style:text-scale="95%"/>
    </style:style>
    <style:style style:name="_33_57" style:display-name="357" style:family="text">
      <style:text-properties fo:color="#040400" style:text-position="2% 100%" fo:letter-spacing="0.0311in" fo:background-color="#fdfdff" style:text-scale="95%"/>
    </style:style>
    <style:style style:name="_33_58" style:display-name="358" style:family="text">
      <style:text-properties fo:color="#040400" style:text-position="2% 100%" fo:background-color="#fdfdff" style:text-scale="107%"/>
    </style:style>
    <style:style style:name="_33_59" style:display-name="359" style:family="text">
      <style:text-properties fo:color="#040400" style:text-position="2% 100%" fo:letter-spacing="normal" fo:background-color="#fdfdff" style:text-scale="107%"/>
    </style:style>
    <style:style style:name="_33_60" style:display-name="360" style:family="text">
      <style:text-properties fo:color="#040400" style:text-position="2% 100%" fo:letter-spacing="0.0311in" fo:background-color="#fdfdff" style:text-scale="107%"/>
    </style:style>
    <style:style style:name="_33_61" style:display-name="361" style:family="text">
      <style:text-properties fo:color="#040c00"/>
    </style:style>
    <style:style style:name="_33_62" style:display-name="362" style:family="text">
      <style:text-properties fo:color="#040c00" fo:letter-spacing="normal"/>
    </style:style>
    <style:style style:name="_33_63" style:display-name="363" style:family="text">
      <style:text-properties fo:color="#040c00" fo:letter-spacing="0.0311in"/>
    </style:style>
    <style:style style:name="_33_64" style:display-name="364" style:family="text">
      <style:text-properties fo:color="#040c00" style:text-scale="94%"/>
    </style:style>
    <style:style style:name="_33_65" style:display-name="365" style:family="text">
      <style:text-properties fo:color="#040c00" fo:letter-spacing="normal" style:text-scale="94%"/>
    </style:style>
    <style:style style:name="_33_66" style:display-name="366" style:family="text">
      <style:text-properties fo:color="#040c00" fo:letter-spacing="0.0311in" style:text-scale="94%"/>
    </style:style>
    <style:style style:name="_33_67" style:display-name="367" style:family="text">
      <style:text-properties fo:color="#040c00" style:text-scale="95%"/>
    </style:style>
    <style:style style:name="_33_68" style:display-name="368" style:family="text">
      <style:text-properties fo:color="#040c00" fo:letter-spacing="normal" style:text-scale="95%"/>
    </style:style>
    <style:style style:name="_33_69" style:display-name="369" style:family="text">
      <style:text-properties fo:color="#040c00" fo:letter-spacing="0.0311in" style:text-scale="95%"/>
    </style:style>
    <style:style style:name="_33_70" style:display-name="370" style:family="text">
      <style:text-properties fo:color="#040c00" style:text-scale="107%"/>
    </style:style>
    <style:style style:name="_33_71" style:display-name="371" style:family="text">
      <style:text-properties fo:color="#040c00" fo:letter-spacing="normal" style:text-scale="107%"/>
    </style:style>
    <style:style style:name="_33_72" style:display-name="372" style:family="text">
      <style:text-properties fo:color="#040c00" fo:letter-spacing="0.0311in" style:text-scale="107%"/>
    </style:style>
    <style:style style:name="_33_73" style:display-name="373" style:family="text">
      <style:text-properties fo:color="#040c00" style:text-position="0% 100%"/>
    </style:style>
    <style:style style:name="_33_74" style:display-name="374" style:family="text">
      <style:text-properties fo:color="#040c00" style:text-position="0% 100%" fo:letter-spacing="normal"/>
    </style:style>
    <style:style style:name="_33_75" style:display-name="375" style:family="text">
      <style:text-properties fo:color="#040c00" style:text-position="0% 100%" fo:letter-spacing="0.0311in"/>
    </style:style>
    <style:style style:name="_33_76" style:display-name="376" style:family="text">
      <style:text-properties fo:color="#040c00" style:text-position="0% 100%" style:text-scale="94%"/>
    </style:style>
    <style:style style:name="_33_77" style:display-name="377" style:family="text">
      <style:text-properties fo:color="#040c00" style:text-position="0% 100%" fo:letter-spacing="normal" style:text-scale="94%"/>
    </style:style>
    <style:style style:name="_33_78" style:display-name="378" style:family="text">
      <style:text-properties fo:color="#040c00" style:text-position="0% 100%" fo:letter-spacing="0.0311in" style:text-scale="94%"/>
    </style:style>
    <style:style style:name="_33_79" style:display-name="379" style:family="text">
      <style:text-properties fo:color="#040c00" style:text-position="0% 100%" style:text-scale="95%"/>
    </style:style>
    <style:style style:name="_33_80" style:display-name="380" style:family="text">
      <style:text-properties fo:color="#040c00" style:text-position="0% 100%" fo:letter-spacing="normal" style:text-scale="95%"/>
    </style:style>
    <style:style style:name="_33_81" style:display-name="381" style:family="text">
      <style:text-properties fo:color="#040c00" style:text-position="0% 100%" fo:letter-spacing="0.0311in" style:text-scale="95%"/>
    </style:style>
    <style:style style:name="_33_82" style:display-name="382" style:family="text">
      <style:text-properties fo:color="#040c00" style:text-position="0% 100%" style:text-scale="107%"/>
    </style:style>
    <style:style style:name="_33_83" style:display-name="383" style:family="text">
      <style:text-properties fo:color="#040c00" style:text-position="0% 100%" fo:letter-spacing="normal" style:text-scale="107%"/>
    </style:style>
    <style:style style:name="_33_84" style:display-name="384" style:family="text">
      <style:text-properties fo:color="#040c00" style:text-position="0% 100%" fo:letter-spacing="0.0311in" style:text-scale="107%"/>
    </style:style>
    <style:style style:name="_33_85" style:display-name="385" style:family="text">
      <style:text-properties fo:color="#040c00" style:text-position="2% 100%"/>
    </style:style>
    <style:style style:name="_33_86" style:display-name="386" style:family="text">
      <style:text-properties fo:color="#040c00" style:text-position="2% 100%" fo:letter-spacing="normal"/>
    </style:style>
    <style:style style:name="_33_87" style:display-name="387" style:family="text">
      <style:text-properties fo:color="#040c00" style:text-position="2% 100%" fo:letter-spacing="0.0311in"/>
    </style:style>
    <style:style style:name="_33_88" style:display-name="388" style:family="text">
      <style:text-properties fo:color="#040c00" style:text-position="2% 100%" style:text-scale="94%"/>
    </style:style>
    <style:style style:name="_33_89" style:display-name="389" style:family="text">
      <style:text-properties fo:color="#040c00" style:text-position="2% 100%" fo:letter-spacing="normal" style:text-scale="94%"/>
    </style:style>
    <style:style style:name="_33_90" style:display-name="390" style:family="text">
      <style:text-properties fo:color="#040c00" style:text-position="2% 100%" fo:letter-spacing="0.0311in" style:text-scale="94%"/>
    </style:style>
    <style:style style:name="_33_91" style:display-name="391" style:family="text">
      <style:text-properties fo:color="#040c00" style:text-position="2% 100%" style:text-scale="95%"/>
    </style:style>
    <style:style style:name="_33_92" style:display-name="392" style:family="text">
      <style:text-properties fo:color="#040c00" style:text-position="2% 100%" fo:letter-spacing="normal" style:text-scale="95%"/>
    </style:style>
    <style:style style:name="_33_93" style:display-name="393" style:family="text">
      <style:text-properties fo:color="#040c00" style:text-position="2% 100%" fo:letter-spacing="0.0311in" style:text-scale="95%"/>
    </style:style>
    <style:style style:name="_33_94" style:display-name="394" style:family="text">
      <style:text-properties fo:color="#040c00" style:text-position="2% 100%" style:text-scale="107%"/>
    </style:style>
    <style:style style:name="_33_95" style:display-name="395" style:family="text">
      <style:text-properties fo:color="#040c00" style:text-position="2% 100%" fo:letter-spacing="normal" style:text-scale="107%"/>
    </style:style>
    <style:style style:name="_33_96" style:display-name="396" style:family="text">
      <style:text-properties fo:color="#040c00" style:text-position="2% 100%" fo:letter-spacing="0.0311in" style:text-scale="107%"/>
    </style:style>
    <style:style style:name="_33_97" style:display-name="397" style:family="text">
      <style:text-properties fo:color="#040c00" fo:background-color="#f9f9ff"/>
    </style:style>
    <style:style style:name="_33_98" style:display-name="398" style:family="text">
      <style:text-properties fo:color="#040c00" fo:letter-spacing="normal" fo:background-color="#f9f9ff"/>
    </style:style>
    <style:style style:name="_33_99" style:display-name="399" style:family="text">
      <style:text-properties fo:color="#040c00" fo:letter-spacing="0.0311in" fo:background-color="#f9f9ff"/>
    </style:style>
    <style:style style:name="_34_00" style:display-name="400" style:family="text">
      <style:text-properties fo:color="#040c00" fo:background-color="#f9f9ff" style:text-scale="94%"/>
    </style:style>
    <style:style style:name="_34_01" style:display-name="401" style:family="text">
      <style:text-properties fo:color="#040c00" fo:letter-spacing="normal" fo:background-color="#f9f9ff" style:text-scale="94%"/>
    </style:style>
    <style:style style:name="_34_02" style:display-name="402" style:family="text">
      <style:text-properties fo:color="#040c00" fo:letter-spacing="0.0311in" fo:background-color="#f9f9ff" style:text-scale="94%"/>
    </style:style>
    <style:style style:name="_34_03" style:display-name="403" style:family="text">
      <style:text-properties fo:color="#040c00" fo:background-color="#f9f9ff" style:text-scale="95%"/>
    </style:style>
    <style:style style:name="_34_04" style:display-name="404" style:family="text">
      <style:text-properties fo:color="#040c00" fo:letter-spacing="normal" fo:background-color="#f9f9ff" style:text-scale="95%"/>
    </style:style>
    <style:style style:name="_34_05" style:display-name="405" style:family="text">
      <style:text-properties fo:color="#040c00" fo:letter-spacing="0.0311in" fo:background-color="#f9f9ff" style:text-scale="95%"/>
    </style:style>
    <style:style style:name="_34_06" style:display-name="406" style:family="text">
      <style:text-properties fo:color="#040c00" fo:background-color="#f9f9ff" style:text-scale="107%"/>
    </style:style>
    <style:style style:name="_34_07" style:display-name="407" style:family="text">
      <style:text-properties fo:color="#040c00" fo:letter-spacing="normal" fo:background-color="#f9f9ff" style:text-scale="107%"/>
    </style:style>
    <style:style style:name="_34_08" style:display-name="408" style:family="text">
      <style:text-properties fo:color="#040c00" fo:letter-spacing="0.0311in" fo:background-color="#f9f9ff" style:text-scale="107%"/>
    </style:style>
    <style:style style:name="_34_09" style:display-name="409" style:family="text">
      <style:text-properties fo:color="#040c00" style:text-position="0% 100%" fo:background-color="#f9f9ff"/>
    </style:style>
    <style:style style:name="_34_10" style:display-name="410" style:family="text">
      <style:text-properties fo:color="#040c00" style:text-position="0% 100%" fo:letter-spacing="normal" fo:background-color="#f9f9ff"/>
    </style:style>
    <style:style style:name="_34_11" style:display-name="411" style:family="text">
      <style:text-properties fo:color="#040c00" style:text-position="0% 100%" fo:letter-spacing="0.0311in" fo:background-color="#f9f9ff"/>
    </style:style>
    <style:style style:name="_34_12" style:display-name="412" style:family="text">
      <style:text-properties fo:color="#040c00" style:text-position="0% 100%" fo:background-color="#f9f9ff" style:text-scale="94%"/>
    </style:style>
    <style:style style:name="_34_13" style:display-name="413" style:family="text">
      <style:text-properties fo:color="#040c00" style:text-position="0% 100%" fo:letter-spacing="normal" fo:background-color="#f9f9ff" style:text-scale="94%"/>
    </style:style>
    <style:style style:name="_34_14" style:display-name="414" style:family="text">
      <style:text-properties fo:color="#040c00" style:text-position="0% 100%" fo:letter-spacing="0.0311in" fo:background-color="#f9f9ff" style:text-scale="94%"/>
    </style:style>
    <style:style style:name="_34_15" style:display-name="415" style:family="text">
      <style:text-properties fo:color="#040c00" style:text-position="0% 100%" fo:background-color="#f9f9ff" style:text-scale="95%"/>
    </style:style>
    <style:style style:name="_34_16" style:display-name="416" style:family="text">
      <style:text-properties fo:color="#040c00" style:text-position="0% 100%" fo:letter-spacing="normal" fo:background-color="#f9f9ff" style:text-scale="95%"/>
    </style:style>
    <style:style style:name="_34_17" style:display-name="417" style:family="text">
      <style:text-properties fo:color="#040c00" style:text-position="0% 100%" fo:letter-spacing="0.0311in" fo:background-color="#f9f9ff" style:text-scale="95%"/>
    </style:style>
    <style:style style:name="_34_18" style:display-name="418" style:family="text">
      <style:text-properties fo:color="#040c00" style:text-position="0% 100%" fo:background-color="#f9f9ff" style:text-scale="107%"/>
    </style:style>
    <style:style style:name="_34_19" style:display-name="419" style:family="text">
      <style:text-properties fo:color="#040c00" style:text-position="0% 100%" fo:letter-spacing="normal" fo:background-color="#f9f9ff" style:text-scale="107%"/>
    </style:style>
    <style:style style:name="_34_20" style:display-name="420" style:family="text">
      <style:text-properties fo:color="#040c00" style:text-position="0% 100%" fo:letter-spacing="0.0311in" fo:background-color="#f9f9ff" style:text-scale="107%"/>
    </style:style>
    <style:style style:name="_34_21" style:display-name="421" style:family="text">
      <style:text-properties fo:color="#040c00" style:text-position="2% 100%" fo:background-color="#f9f9ff"/>
    </style:style>
    <style:style style:name="_34_22" style:display-name="422" style:family="text">
      <style:text-properties fo:color="#040c00" style:text-position="2% 100%" fo:letter-spacing="normal" fo:background-color="#f9f9ff"/>
    </style:style>
    <style:style style:name="_34_23" style:display-name="423" style:family="text">
      <style:text-properties fo:color="#040c00" style:text-position="2% 100%" fo:letter-spacing="0.0311in" fo:background-color="#f9f9ff"/>
    </style:style>
    <style:style style:name="_34_24" style:display-name="424" style:family="text">
      <style:text-properties fo:color="#040c00" style:text-position="2% 100%" fo:background-color="#f9f9ff" style:text-scale="94%"/>
    </style:style>
    <style:style style:name="_34_25" style:display-name="425" style:family="text">
      <style:text-properties fo:color="#040c00" style:text-position="2% 100%" fo:letter-spacing="normal" fo:background-color="#f9f9ff" style:text-scale="94%"/>
    </style:style>
    <style:style style:name="_34_26" style:display-name="426" style:family="text">
      <style:text-properties fo:color="#040c00" style:text-position="2% 100%" fo:letter-spacing="0.0311in" fo:background-color="#f9f9ff" style:text-scale="94%"/>
    </style:style>
    <style:style style:name="_34_27" style:display-name="427" style:family="text">
      <style:text-properties fo:color="#040c00" style:text-position="2% 100%" fo:background-color="#f9f9ff" style:text-scale="95%"/>
    </style:style>
    <style:style style:name="_34_28" style:display-name="428" style:family="text">
      <style:text-properties fo:color="#040c00" style:text-position="2% 100%" fo:letter-spacing="normal" fo:background-color="#f9f9ff" style:text-scale="95%"/>
    </style:style>
    <style:style style:name="_34_29" style:display-name="429" style:family="text">
      <style:text-properties fo:color="#040c00" style:text-position="2% 100%" fo:letter-spacing="0.0311in" fo:background-color="#f9f9ff" style:text-scale="95%"/>
    </style:style>
    <style:style style:name="_34_30" style:display-name="430" style:family="text">
      <style:text-properties fo:color="#040c00" style:text-position="2% 100%" fo:background-color="#f9f9ff" style:text-scale="107%"/>
    </style:style>
    <style:style style:name="_34_31" style:display-name="431" style:family="text">
      <style:text-properties fo:color="#040c00" style:text-position="2% 100%" fo:letter-spacing="normal" fo:background-color="#f9f9ff" style:text-scale="107%"/>
    </style:style>
    <style:style style:name="_34_32" style:display-name="432" style:family="text">
      <style:text-properties fo:color="#040c00" style:text-position="2% 100%" fo:letter-spacing="0.0311in" fo:background-color="#f9f9ff" style:text-scale="107%"/>
    </style:style>
    <style:style style:name="_34_33" style:display-name="433" style:family="text">
      <style:text-properties fo:color="#040c00" fo:background-color="#f9fdff"/>
    </style:style>
    <style:style style:name="_34_34" style:display-name="434" style:family="text">
      <style:text-properties fo:color="#040c00" fo:letter-spacing="normal" fo:background-color="#f9fdff"/>
    </style:style>
    <style:style style:name="_34_35" style:display-name="435" style:family="text">
      <style:text-properties fo:color="#040c00" fo:letter-spacing="0.0311in" fo:background-color="#f9fdff"/>
    </style:style>
    <style:style style:name="_34_36" style:display-name="436" style:family="text">
      <style:text-properties fo:color="#040c00" fo:background-color="#f9fdff" style:text-scale="94%"/>
    </style:style>
    <style:style style:name="_34_37" style:display-name="437" style:family="text">
      <style:text-properties fo:color="#040c00" fo:letter-spacing="normal" fo:background-color="#f9fdff" style:text-scale="94%"/>
    </style:style>
    <style:style style:name="_34_38" style:display-name="438" style:family="text">
      <style:text-properties fo:color="#040c00" fo:letter-spacing="0.0311in" fo:background-color="#f9fdff" style:text-scale="94%"/>
    </style:style>
    <style:style style:name="_34_39" style:display-name="439" style:family="text">
      <style:text-properties fo:color="#040c00" fo:background-color="#f9fdff" style:text-scale="95%"/>
    </style:style>
    <style:style style:name="_34_40" style:display-name="440" style:family="text">
      <style:text-properties fo:color="#040c00" fo:letter-spacing="normal" fo:background-color="#f9fdff" style:text-scale="95%"/>
    </style:style>
    <style:style style:name="_34_41" style:display-name="441" style:family="text">
      <style:text-properties fo:color="#040c00" fo:letter-spacing="0.0311in" fo:background-color="#f9fdff" style:text-scale="95%"/>
    </style:style>
    <style:style style:name="_34_42" style:display-name="442" style:family="text">
      <style:text-properties fo:color="#040c00" fo:background-color="#f9fdff" style:text-scale="107%"/>
    </style:style>
    <style:style style:name="_34_43" style:display-name="443" style:family="text">
      <style:text-properties fo:color="#040c00" fo:letter-spacing="normal" fo:background-color="#f9fdff" style:text-scale="107%"/>
    </style:style>
    <style:style style:name="_34_44" style:display-name="444" style:family="text">
      <style:text-properties fo:color="#040c00" fo:letter-spacing="0.0311in" fo:background-color="#f9fdff" style:text-scale="107%"/>
    </style:style>
    <style:style style:name="_34_45" style:display-name="445" style:family="text">
      <style:text-properties fo:color="#040c00" style:text-position="0% 100%" fo:background-color="#f9fdff"/>
    </style:style>
    <style:style style:name="_34_46" style:display-name="446" style:family="text">
      <style:text-properties fo:color="#040c00" style:text-position="0% 100%" fo:letter-spacing="normal" fo:background-color="#f9fdff"/>
    </style:style>
    <style:style style:name="_34_47" style:display-name="447" style:family="text">
      <style:text-properties fo:color="#040c00" style:text-position="0% 100%" fo:letter-spacing="0.0311in" fo:background-color="#f9fdff"/>
    </style:style>
    <style:style style:name="_34_48" style:display-name="448" style:family="text">
      <style:text-properties fo:color="#040c00" style:text-position="0% 100%" fo:background-color="#f9fdff" style:text-scale="94%"/>
    </style:style>
    <style:style style:name="_34_49" style:display-name="449" style:family="text">
      <style:text-properties fo:color="#040c00" style:text-position="0% 100%" fo:letter-spacing="normal" fo:background-color="#f9fdff" style:text-scale="94%"/>
    </style:style>
    <style:style style:name="_34_50" style:display-name="450" style:family="text">
      <style:text-properties fo:color="#040c00" style:text-position="0% 100%" fo:letter-spacing="0.0311in" fo:background-color="#f9fdff" style:text-scale="94%"/>
    </style:style>
    <style:style style:name="_34_51" style:display-name="451" style:family="text">
      <style:text-properties fo:color="#040c00" style:text-position="0% 100%" fo:background-color="#f9fdff" style:text-scale="95%"/>
    </style:style>
    <style:style style:name="_34_52" style:display-name="452" style:family="text">
      <style:text-properties fo:color="#040c00" style:text-position="0% 100%" fo:letter-spacing="normal" fo:background-color="#f9fdff" style:text-scale="95%"/>
    </style:style>
    <style:style style:name="_34_53" style:display-name="453" style:family="text">
      <style:text-properties fo:color="#040c00" style:text-position="0% 100%" fo:letter-spacing="0.0311in" fo:background-color="#f9fdff" style:text-scale="95%"/>
    </style:style>
    <style:style style:name="_34_54" style:display-name="454" style:family="text">
      <style:text-properties fo:color="#040c00" style:text-position="0% 100%" fo:background-color="#f9fdff" style:text-scale="107%"/>
    </style:style>
    <style:style style:name="_34_55" style:display-name="455" style:family="text">
      <style:text-properties fo:color="#040c00" style:text-position="0% 100%" fo:letter-spacing="normal" fo:background-color="#f9fdff" style:text-scale="107%"/>
    </style:style>
    <style:style style:name="_34_56" style:display-name="456" style:family="text">
      <style:text-properties fo:color="#040c00" style:text-position="0% 100%" fo:letter-spacing="0.0311in" fo:background-color="#f9fdff" style:text-scale="107%"/>
    </style:style>
    <style:style style:name="_34_57" style:display-name="457" style:family="text">
      <style:text-properties fo:color="#040c00" style:text-position="2% 100%" fo:background-color="#f9fdff"/>
    </style:style>
    <style:style style:name="_34_58" style:display-name="458" style:family="text">
      <style:text-properties fo:color="#040c00" style:text-position="2% 100%" fo:letter-spacing="normal" fo:background-color="#f9fdff"/>
    </style:style>
    <style:style style:name="_34_59" style:display-name="459" style:family="text">
      <style:text-properties fo:color="#040c00" style:text-position="2% 100%" fo:letter-spacing="0.0311in" fo:background-color="#f9fdff"/>
    </style:style>
    <style:style style:name="_34_60" style:display-name="460" style:family="text">
      <style:text-properties fo:color="#040c00" style:text-position="2% 100%" fo:background-color="#f9fdff" style:text-scale="94%"/>
    </style:style>
    <style:style style:name="_34_61" style:display-name="461" style:family="text">
      <style:text-properties fo:color="#040c00" style:text-position="2% 100%" fo:letter-spacing="normal" fo:background-color="#f9fdff" style:text-scale="94%"/>
    </style:style>
    <style:style style:name="_34_62" style:display-name="462" style:family="text">
      <style:text-properties fo:color="#040c00" style:text-position="2% 100%" fo:letter-spacing="0.0311in" fo:background-color="#f9fdff" style:text-scale="94%"/>
    </style:style>
    <style:style style:name="_34_63" style:display-name="463" style:family="text">
      <style:text-properties fo:color="#040c00" style:text-position="2% 100%" fo:background-color="#f9fdff" style:text-scale="95%"/>
    </style:style>
    <style:style style:name="_34_64" style:display-name="464" style:family="text">
      <style:text-properties fo:color="#040c00" style:text-position="2% 100%" fo:letter-spacing="normal" fo:background-color="#f9fdff" style:text-scale="95%"/>
    </style:style>
    <style:style style:name="_34_65" style:display-name="465" style:family="text">
      <style:text-properties fo:color="#040c00" style:text-position="2% 100%" fo:letter-spacing="0.0311in" fo:background-color="#f9fdff" style:text-scale="95%"/>
    </style:style>
    <style:style style:name="_34_66" style:display-name="466" style:family="text">
      <style:text-properties fo:color="#040c00" style:text-position="2% 100%" fo:background-color="#f9fdff" style:text-scale="107%"/>
    </style:style>
    <style:style style:name="_34_67" style:display-name="467" style:family="text">
      <style:text-properties fo:color="#040c00" style:text-position="2% 100%" fo:letter-spacing="normal" fo:background-color="#f9fdff" style:text-scale="107%"/>
    </style:style>
    <style:style style:name="_34_68" style:display-name="468" style:family="text">
      <style:text-properties fo:color="#040c00" style:text-position="2% 100%" fo:letter-spacing="0.0311in" fo:background-color="#f9fdff" style:text-scale="107%"/>
    </style:style>
    <style:style style:name="_34_69" style:display-name="469" style:family="text">
      <style:text-properties fo:color="#040c00" fo:background-color="#fdf9ff"/>
    </style:style>
    <style:style style:name="_34_70" style:display-name="470" style:family="text">
      <style:text-properties fo:color="#040c00" fo:letter-spacing="normal" fo:background-color="#fdf9ff"/>
    </style:style>
    <style:style style:name="_34_71" style:display-name="471" style:family="text">
      <style:text-properties fo:color="#040c00" fo:letter-spacing="0.0311in" fo:background-color="#fdf9ff"/>
    </style:style>
    <style:style style:name="_34_72" style:display-name="472" style:family="text">
      <style:text-properties fo:color="#040c00" fo:background-color="#fdf9ff" style:text-scale="94%"/>
    </style:style>
    <style:style style:name="_34_73" style:display-name="473" style:family="text">
      <style:text-properties fo:color="#040c00" fo:letter-spacing="normal" fo:background-color="#fdf9ff" style:text-scale="94%"/>
    </style:style>
    <style:style style:name="_34_74" style:display-name="474" style:family="text">
      <style:text-properties fo:color="#040c00" fo:letter-spacing="0.0311in" fo:background-color="#fdf9ff" style:text-scale="94%"/>
    </style:style>
    <style:style style:name="_34_75" style:display-name="475" style:family="text">
      <style:text-properties fo:color="#040c00" fo:background-color="#fdf9ff" style:text-scale="95%"/>
    </style:style>
    <style:style style:name="_34_76" style:display-name="476" style:family="text">
      <style:text-properties fo:color="#040c00" fo:letter-spacing="normal" fo:background-color="#fdf9ff" style:text-scale="95%"/>
    </style:style>
    <style:style style:name="_34_77" style:display-name="477" style:family="text">
      <style:text-properties fo:color="#040c00" fo:letter-spacing="0.0311in" fo:background-color="#fdf9ff" style:text-scale="95%"/>
    </style:style>
    <style:style style:name="_34_78" style:display-name="478" style:family="text">
      <style:text-properties fo:color="#040c00" fo:background-color="#fdf9ff" style:text-scale="107%"/>
    </style:style>
    <style:style style:name="_34_79" style:display-name="479" style:family="text">
      <style:text-properties fo:color="#040c00" fo:letter-spacing="normal" fo:background-color="#fdf9ff" style:text-scale="107%"/>
    </style:style>
    <style:style style:name="_34_80" style:display-name="480" style:family="text">
      <style:text-properties fo:color="#040c00" fo:letter-spacing="0.0311in" fo:background-color="#fdf9ff" style:text-scale="107%"/>
    </style:style>
    <style:style style:name="_34_81" style:display-name="481" style:family="text">
      <style:text-properties fo:color="#040c00" style:text-position="0% 100%" fo:background-color="#fdf9ff"/>
    </style:style>
    <style:style style:name="_34_82" style:display-name="482" style:family="text">
      <style:text-properties fo:color="#040c00" style:text-position="0% 100%" fo:letter-spacing="normal" fo:background-color="#fdf9ff"/>
    </style:style>
    <style:style style:name="_34_83" style:display-name="483" style:family="text">
      <style:text-properties fo:color="#040c00" style:text-position="0% 100%" fo:letter-spacing="0.0311in" fo:background-color="#fdf9ff"/>
    </style:style>
    <style:style style:name="_34_84" style:display-name="484" style:family="text">
      <style:text-properties fo:color="#040c00" style:text-position="0% 100%" fo:background-color="#fdf9ff" style:text-scale="94%"/>
    </style:style>
    <style:style style:name="_34_85" style:display-name="485" style:family="text">
      <style:text-properties fo:color="#040c00" style:text-position="0% 100%" fo:letter-spacing="normal" fo:background-color="#fdf9ff" style:text-scale="94%"/>
    </style:style>
    <style:style style:name="_34_86" style:display-name="486" style:family="text">
      <style:text-properties fo:color="#040c00" style:text-position="0% 100%" fo:letter-spacing="0.0311in" fo:background-color="#fdf9ff" style:text-scale="94%"/>
    </style:style>
    <style:style style:name="_34_87" style:display-name="487" style:family="text">
      <style:text-properties fo:color="#040c00" style:text-position="0% 100%" fo:background-color="#fdf9ff" style:text-scale="95%"/>
    </style:style>
    <style:style style:name="_34_88" style:display-name="488" style:family="text">
      <style:text-properties fo:color="#040c00" style:text-position="0% 100%" fo:letter-spacing="normal" fo:background-color="#fdf9ff" style:text-scale="95%"/>
    </style:style>
    <style:style style:name="_34_89" style:display-name="489" style:family="text">
      <style:text-properties fo:color="#040c00" style:text-position="0% 100%" fo:letter-spacing="0.0311in" fo:background-color="#fdf9ff" style:text-scale="95%"/>
    </style:style>
    <style:style style:name="_34_90" style:display-name="490" style:family="text">
      <style:text-properties fo:color="#040c00" style:text-position="0% 100%" fo:background-color="#fdf9ff" style:text-scale="107%"/>
    </style:style>
    <style:style style:name="_34_91" style:display-name="491" style:family="text">
      <style:text-properties fo:color="#040c00" style:text-position="0% 100%" fo:letter-spacing="normal" fo:background-color="#fdf9ff" style:text-scale="107%"/>
    </style:style>
    <style:style style:name="_34_92" style:display-name="492" style:family="text">
      <style:text-properties fo:color="#040c00" style:text-position="0% 100%" fo:letter-spacing="0.0311in" fo:background-color="#fdf9ff" style:text-scale="107%"/>
    </style:style>
    <style:style style:name="_34_93" style:display-name="493" style:family="text">
      <style:text-properties fo:color="#040c00" style:text-position="2% 100%" fo:background-color="#fdf9ff"/>
    </style:style>
    <style:style style:name="_34_94" style:display-name="494" style:family="text">
      <style:text-properties fo:color="#040c00" style:text-position="2% 100%" fo:letter-spacing="normal" fo:background-color="#fdf9ff"/>
    </style:style>
    <style:style style:name="_34_95" style:display-name="495" style:family="text">
      <style:text-properties fo:color="#040c00" style:text-position="2% 100%" fo:letter-spacing="0.0311in" fo:background-color="#fdf9ff"/>
    </style:style>
    <style:style style:name="_34_96" style:display-name="496" style:family="text">
      <style:text-properties fo:color="#040c00" style:text-position="2% 100%" fo:background-color="#fdf9ff" style:text-scale="94%"/>
    </style:style>
    <style:style style:name="_34_97" style:display-name="497" style:family="text">
      <style:text-properties fo:color="#040c00" style:text-position="2% 100%" fo:letter-spacing="normal" fo:background-color="#fdf9ff" style:text-scale="94%"/>
    </style:style>
    <style:style style:name="_34_98" style:display-name="498" style:family="text">
      <style:text-properties fo:color="#040c00" style:text-position="2% 100%" fo:letter-spacing="0.0311in" fo:background-color="#fdf9ff" style:text-scale="94%"/>
    </style:style>
    <style:style style:name="_34_99" style:display-name="499" style:family="text">
      <style:text-properties fo:color="#040c00" style:text-position="2% 100%" fo:background-color="#fdf9ff" style:text-scale="95%"/>
    </style:style>
    <style:style style:name="_35_00" style:display-name="500" style:family="text">
      <style:text-properties fo:color="#040c00" style:text-position="2% 100%" fo:letter-spacing="normal" fo:background-color="#fdf9ff" style:text-scale="95%"/>
    </style:style>
    <style:style style:name="_35_01" style:display-name="501" style:family="text">
      <style:text-properties fo:color="#040c00" style:text-position="2% 100%" fo:letter-spacing="0.0311in" fo:background-color="#fdf9ff" style:text-scale="95%"/>
    </style:style>
    <style:style style:name="_35_02" style:display-name="502" style:family="text">
      <style:text-properties fo:color="#040c00" style:text-position="2% 100%" fo:background-color="#fdf9ff" style:text-scale="107%"/>
    </style:style>
    <style:style style:name="_35_03" style:display-name="503" style:family="text">
      <style:text-properties fo:color="#040c00" style:text-position="2% 100%" fo:letter-spacing="normal" fo:background-color="#fdf9ff" style:text-scale="107%"/>
    </style:style>
    <style:style style:name="_35_04" style:display-name="504" style:family="text">
      <style:text-properties fo:color="#040c00" style:text-position="2% 100%" fo:letter-spacing="0.0311in" fo:background-color="#fdf9ff" style:text-scale="107%"/>
    </style:style>
    <style:style style:name="_35_05" style:display-name="505" style:family="text">
      <style:text-properties fo:color="#040c00" fo:background-color="#fdfdff"/>
    </style:style>
    <style:style style:name="_35_06" style:display-name="506" style:family="text">
      <style:text-properties fo:color="#040c00" fo:letter-spacing="normal" fo:background-color="#fdfdff"/>
    </style:style>
    <style:style style:name="_35_07" style:display-name="507" style:family="text">
      <style:text-properties fo:color="#040c00" fo:letter-spacing="0.0311in" fo:background-color="#fdfdff"/>
    </style:style>
    <style:style style:name="_35_08" style:display-name="508" style:family="text">
      <style:text-properties fo:color="#040c00" fo:background-color="#fdfdff" style:text-scale="94%"/>
    </style:style>
    <style:style style:name="_35_09" style:display-name="509" style:family="text">
      <style:text-properties fo:color="#040c00" fo:letter-spacing="normal" fo:background-color="#fdfdff" style:text-scale="94%"/>
    </style:style>
    <style:style style:name="_35_10" style:display-name="510" style:family="text">
      <style:text-properties fo:color="#040c00" fo:letter-spacing="0.0311in" fo:background-color="#fdfdff" style:text-scale="94%"/>
    </style:style>
    <style:style style:name="_35_11" style:display-name="511" style:family="text">
      <style:text-properties fo:color="#040c00" fo:background-color="#fdfdff" style:text-scale="95%"/>
    </style:style>
    <style:style style:name="_35_12" style:display-name="512" style:family="text">
      <style:text-properties fo:color="#040c00" fo:letter-spacing="normal" fo:background-color="#fdfdff" style:text-scale="95%"/>
    </style:style>
    <style:style style:name="_35_13" style:display-name="513" style:family="text">
      <style:text-properties fo:color="#040c00" fo:letter-spacing="0.0311in" fo:background-color="#fdfdff" style:text-scale="95%"/>
    </style:style>
    <style:style style:name="_35_14" style:display-name="514" style:family="text">
      <style:text-properties fo:color="#040c00" fo:background-color="#fdfdff" style:text-scale="107%"/>
    </style:style>
    <style:style style:name="_35_15" style:display-name="515" style:family="text">
      <style:text-properties fo:color="#040c00" fo:letter-spacing="normal" fo:background-color="#fdfdff" style:text-scale="107%"/>
    </style:style>
    <style:style style:name="_35_16" style:display-name="516" style:family="text">
      <style:text-properties fo:color="#040c00" fo:letter-spacing="0.0311in" fo:background-color="#fdfdff" style:text-scale="107%"/>
    </style:style>
    <style:style style:name="_35_17" style:display-name="517" style:family="text">
      <style:text-properties fo:color="#040c00" style:text-position="0% 100%" fo:background-color="#fdfdff"/>
    </style:style>
    <style:style style:name="_35_18" style:display-name="518" style:family="text">
      <style:text-properties fo:color="#040c00" style:text-position="0% 100%" fo:letter-spacing="normal" fo:background-color="#fdfdff"/>
    </style:style>
    <style:style style:name="_35_19" style:display-name="519" style:family="text">
      <style:text-properties fo:color="#040c00" style:text-position="0% 100%" fo:letter-spacing="0.0311in" fo:background-color="#fdfdff"/>
    </style:style>
    <style:style style:name="_35_20" style:display-name="520" style:family="text">
      <style:text-properties fo:color="#040c00" style:text-position="0% 100%" fo:background-color="#fdfdff" style:text-scale="94%"/>
    </style:style>
    <style:style style:name="_35_21" style:display-name="521" style:family="text">
      <style:text-properties fo:color="#040c00" style:text-position="0% 100%" fo:letter-spacing="normal" fo:background-color="#fdfdff" style:text-scale="94%"/>
    </style:style>
    <style:style style:name="_35_22" style:display-name="522" style:family="text">
      <style:text-properties fo:color="#040c00" style:text-position="0% 100%" fo:letter-spacing="0.0311in" fo:background-color="#fdfdff" style:text-scale="94%"/>
    </style:style>
    <style:style style:name="_35_23" style:display-name="523" style:family="text">
      <style:text-properties fo:color="#040c00" style:text-position="0% 100%" fo:background-color="#fdfdff" style:text-scale="95%"/>
    </style:style>
    <style:style style:name="_35_24" style:display-name="524" style:family="text">
      <style:text-properties fo:color="#040c00" style:text-position="0% 100%" fo:letter-spacing="normal" fo:background-color="#fdfdff" style:text-scale="95%"/>
    </style:style>
    <style:style style:name="_35_25" style:display-name="525" style:family="text">
      <style:text-properties fo:color="#040c00" style:text-position="0% 100%" fo:letter-spacing="0.0311in" fo:background-color="#fdfdff" style:text-scale="95%"/>
    </style:style>
    <style:style style:name="_35_26" style:display-name="526" style:family="text">
      <style:text-properties fo:color="#040c00" style:text-position="0% 100%" fo:background-color="#fdfdff" style:text-scale="107%"/>
    </style:style>
    <style:style style:name="_35_27" style:display-name="527" style:family="text">
      <style:text-properties fo:color="#040c00" style:text-position="0% 100%" fo:letter-spacing="normal" fo:background-color="#fdfdff" style:text-scale="107%"/>
    </style:style>
    <style:style style:name="_35_28" style:display-name="528" style:family="text">
      <style:text-properties fo:color="#040c00" style:text-position="0% 100%" fo:letter-spacing="0.0311in" fo:background-color="#fdfdff" style:text-scale="107%"/>
    </style:style>
    <style:style style:name="_35_29" style:display-name="529" style:family="text">
      <style:text-properties fo:color="#040c00" style:text-position="2% 100%" fo:background-color="#fdfdff"/>
    </style:style>
    <style:style style:name="_35_30" style:display-name="530" style:family="text">
      <style:text-properties fo:color="#040c00" style:text-position="2% 100%" fo:letter-spacing="normal" fo:background-color="#fdfdff"/>
    </style:style>
    <style:style style:name="_35_31" style:display-name="531" style:family="text">
      <style:text-properties fo:color="#040c00" style:text-position="2% 100%" fo:letter-spacing="0.0311in" fo:background-color="#fdfdff"/>
    </style:style>
    <style:style style:name="_35_32" style:display-name="532" style:family="text">
      <style:text-properties fo:color="#040c00" style:text-position="2% 100%" fo:background-color="#fdfdff" style:text-scale="94%"/>
    </style:style>
    <style:style style:name="_35_33" style:display-name="533" style:family="text">
      <style:text-properties fo:color="#040c00" style:text-position="2% 100%" fo:letter-spacing="normal" fo:background-color="#fdfdff" style:text-scale="94%"/>
    </style:style>
    <style:style style:name="_35_34" style:display-name="534" style:family="text">
      <style:text-properties fo:color="#040c00" style:text-position="2% 100%" fo:letter-spacing="0.0311in" fo:background-color="#fdfdff" style:text-scale="94%"/>
    </style:style>
    <style:style style:name="_35_35" style:display-name="535" style:family="text">
      <style:text-properties fo:color="#040c00" style:text-position="2% 100%" fo:background-color="#fdfdff" style:text-scale="95%"/>
    </style:style>
    <style:style style:name="_35_36" style:display-name="536" style:family="text">
      <style:text-properties fo:color="#040c00" style:text-position="2% 100%" fo:letter-spacing="normal" fo:background-color="#fdfdff" style:text-scale="95%"/>
    </style:style>
    <style:style style:name="_35_37" style:display-name="537" style:family="text">
      <style:text-properties fo:color="#040c00" style:text-position="2% 100%" fo:letter-spacing="0.0311in" fo:background-color="#fdfdff" style:text-scale="95%"/>
    </style:style>
    <style:style style:name="_35_38" style:display-name="538" style:family="text">
      <style:text-properties fo:color="#040c00" style:text-position="2% 100%" fo:background-color="#fdfdff" style:text-scale="107%"/>
    </style:style>
    <style:style style:name="_35_39" style:display-name="539" style:family="text">
      <style:text-properties fo:color="#040c00" style:text-position="2% 100%" fo:letter-spacing="normal" fo:background-color="#fdfdff" style:text-scale="107%"/>
    </style:style>
    <style:style style:name="_35_40" style:display-name="540" style:family="text">
      <style:text-properties fo:color="#040c00" style:text-position="2% 100%" fo:letter-spacing="0.0311in" fo:background-color="#fdfdff" style:text-scale="107%"/>
    </style:style>
    <style:style style:name="_35_41" style:display-name="541" style:family="text">
      <style:text-properties fo:color="#0c0400"/>
    </style:style>
    <style:style style:name="_35_42" style:display-name="542" style:family="text">
      <style:text-properties fo:color="#0c0400" fo:letter-spacing="normal"/>
    </style:style>
    <style:style style:name="_35_43" style:display-name="543" style:family="text">
      <style:text-properties fo:color="#0c0400" fo:letter-spacing="0.0311in"/>
    </style:style>
    <style:style style:name="_35_44" style:display-name="544" style:family="text">
      <style:text-properties fo:color="#0c0400" style:text-scale="94%"/>
    </style:style>
    <style:style style:name="_35_45" style:display-name="545" style:family="text">
      <style:text-properties fo:color="#0c0400" fo:letter-spacing="normal" style:text-scale="94%"/>
    </style:style>
    <style:style style:name="_35_46" style:display-name="546" style:family="text">
      <style:text-properties fo:color="#0c0400" fo:letter-spacing="0.0311in" style:text-scale="94%"/>
    </style:style>
    <style:style style:name="_35_47" style:display-name="547" style:family="text">
      <style:text-properties fo:color="#0c0400" style:text-scale="95%"/>
    </style:style>
    <style:style style:name="_35_48" style:display-name="548" style:family="text">
      <style:text-properties fo:color="#0c0400" fo:letter-spacing="normal" style:text-scale="95%"/>
    </style:style>
    <style:style style:name="_35_49" style:display-name="549" style:family="text">
      <style:text-properties fo:color="#0c0400" fo:letter-spacing="0.0311in" style:text-scale="95%"/>
    </style:style>
    <style:style style:name="_35_50" style:display-name="550" style:family="text">
      <style:text-properties fo:color="#0c0400" style:text-scale="107%"/>
    </style:style>
    <style:style style:name="_35_51" style:display-name="551" style:family="text">
      <style:text-properties fo:color="#0c0400" fo:letter-spacing="normal" style:text-scale="107%"/>
    </style:style>
    <style:style style:name="_35_52" style:display-name="552" style:family="text">
      <style:text-properties fo:color="#0c0400" fo:letter-spacing="0.0311in" style:text-scale="107%"/>
    </style:style>
    <style:style style:name="_35_53" style:display-name="553" style:family="text">
      <style:text-properties fo:color="#0c0400" style:text-position="0% 100%"/>
    </style:style>
    <style:style style:name="_35_54" style:display-name="554" style:family="text">
      <style:text-properties fo:color="#0c0400" style:text-position="0% 100%" fo:letter-spacing="normal"/>
    </style:style>
    <style:style style:name="_35_55" style:display-name="555" style:family="text">
      <style:text-properties fo:color="#0c0400" style:text-position="0% 100%" fo:letter-spacing="0.0311in"/>
    </style:style>
    <style:style style:name="_35_56" style:display-name="556" style:family="text">
      <style:text-properties fo:color="#0c0400" style:text-position="0% 100%" style:text-scale="94%"/>
    </style:style>
    <style:style style:name="_35_57" style:display-name="557" style:family="text">
      <style:text-properties fo:color="#0c0400" style:text-position="0% 100%" fo:letter-spacing="normal" style:text-scale="94%"/>
    </style:style>
    <style:style style:name="_35_58" style:display-name="558" style:family="text">
      <style:text-properties fo:color="#0c0400" style:text-position="0% 100%" fo:letter-spacing="0.0311in" style:text-scale="94%"/>
    </style:style>
    <style:style style:name="_35_59" style:display-name="559" style:family="text">
      <style:text-properties fo:color="#0c0400" style:text-position="0% 100%" style:text-scale="95%"/>
    </style:style>
    <style:style style:name="_35_60" style:display-name="560" style:family="text">
      <style:text-properties fo:color="#0c0400" style:text-position="0% 100%" fo:letter-spacing="normal" style:text-scale="95%"/>
    </style:style>
    <style:style style:name="_35_61" style:display-name="561" style:family="text">
      <style:text-properties fo:color="#0c0400" style:text-position="0% 100%" fo:letter-spacing="0.0311in" style:text-scale="95%"/>
    </style:style>
    <style:style style:name="_35_62" style:display-name="562" style:family="text">
      <style:text-properties fo:color="#0c0400" style:text-position="0% 100%" style:text-scale="107%"/>
    </style:style>
    <style:style style:name="_35_63" style:display-name="563" style:family="text">
      <style:text-properties fo:color="#0c0400" style:text-position="0% 100%" fo:letter-spacing="normal" style:text-scale="107%"/>
    </style:style>
    <style:style style:name="_35_64" style:display-name="564" style:family="text">
      <style:text-properties fo:color="#0c0400" style:text-position="0% 100%" fo:letter-spacing="0.0311in" style:text-scale="107%"/>
    </style:style>
    <style:style style:name="_35_65" style:display-name="565" style:family="text">
      <style:text-properties fo:color="#0c0400" style:text-position="2% 100%"/>
    </style:style>
    <style:style style:name="_35_66" style:display-name="566" style:family="text">
      <style:text-properties fo:color="#0c0400" style:text-position="2% 100%" fo:letter-spacing="normal"/>
    </style:style>
    <style:style style:name="_35_67" style:display-name="567" style:family="text">
      <style:text-properties fo:color="#0c0400" style:text-position="2% 100%" fo:letter-spacing="0.0311in"/>
    </style:style>
    <style:style style:name="_35_68" style:display-name="568" style:family="text">
      <style:text-properties fo:color="#0c0400" style:text-position="2% 100%" style:text-scale="94%"/>
    </style:style>
    <style:style style:name="_35_69" style:display-name="569" style:family="text">
      <style:text-properties fo:color="#0c0400" style:text-position="2% 100%" fo:letter-spacing="normal" style:text-scale="94%"/>
    </style:style>
    <style:style style:name="_35_70" style:display-name="570" style:family="text">
      <style:text-properties fo:color="#0c0400" style:text-position="2% 100%" fo:letter-spacing="0.0311in" style:text-scale="94%"/>
    </style:style>
    <style:style style:name="_35_71" style:display-name="571" style:family="text">
      <style:text-properties fo:color="#0c0400" style:text-position="2% 100%" style:text-scale="95%"/>
    </style:style>
    <style:style style:name="_35_72" style:display-name="572" style:family="text">
      <style:text-properties fo:color="#0c0400" style:text-position="2% 100%" fo:letter-spacing="normal" style:text-scale="95%"/>
    </style:style>
    <style:style style:name="_35_73" style:display-name="573" style:family="text">
      <style:text-properties fo:color="#0c0400" style:text-position="2% 100%" fo:letter-spacing="0.0311in" style:text-scale="95%"/>
    </style:style>
    <style:style style:name="_35_74" style:display-name="574" style:family="text">
      <style:text-properties fo:color="#0c0400" style:text-position="2% 100%" style:text-scale="107%"/>
    </style:style>
    <style:style style:name="_35_75" style:display-name="575" style:family="text">
      <style:text-properties fo:color="#0c0400" style:text-position="2% 100%" fo:letter-spacing="normal" style:text-scale="107%"/>
    </style:style>
    <style:style style:name="_35_76" style:display-name="576" style:family="text">
      <style:text-properties fo:color="#0c0400" style:text-position="2% 100%" fo:letter-spacing="0.0311in" style:text-scale="107%"/>
    </style:style>
    <style:style style:name="_35_77" style:display-name="577" style:family="text">
      <style:text-properties fo:color="#0c0400" fo:background-color="#f9f9ff"/>
    </style:style>
    <style:style style:name="_35_78" style:display-name="578" style:family="text">
      <style:text-properties fo:color="#0c0400" fo:letter-spacing="normal" fo:background-color="#f9f9ff"/>
    </style:style>
    <style:style style:name="_35_79" style:display-name="579" style:family="text">
      <style:text-properties fo:color="#0c0400" fo:letter-spacing="0.0311in" fo:background-color="#f9f9ff"/>
    </style:style>
    <style:style style:name="_35_80" style:display-name="580" style:family="text">
      <style:text-properties fo:color="#0c0400" fo:background-color="#f9f9ff" style:text-scale="94%"/>
    </style:style>
    <style:style style:name="_35_81" style:display-name="581" style:family="text">
      <style:text-properties fo:color="#0c0400" fo:letter-spacing="normal" fo:background-color="#f9f9ff" style:text-scale="94%"/>
    </style:style>
    <style:style style:name="_35_82" style:display-name="582" style:family="text">
      <style:text-properties fo:color="#0c0400" fo:letter-spacing="0.0311in" fo:background-color="#f9f9ff" style:text-scale="94%"/>
    </style:style>
    <style:style style:name="_35_83" style:display-name="583" style:family="text">
      <style:text-properties fo:color="#0c0400" fo:background-color="#f9f9ff" style:text-scale="95%"/>
    </style:style>
    <style:style style:name="_35_84" style:display-name="584" style:family="text">
      <style:text-properties fo:color="#0c0400" fo:letter-spacing="normal" fo:background-color="#f9f9ff" style:text-scale="95%"/>
    </style:style>
    <style:style style:name="_35_85" style:display-name="585" style:family="text">
      <style:text-properties fo:color="#0c0400" fo:letter-spacing="0.0311in" fo:background-color="#f9f9ff" style:text-scale="95%"/>
    </style:style>
    <style:style style:name="_35_86" style:display-name="586" style:family="text">
      <style:text-properties fo:color="#0c0400" fo:background-color="#f9f9ff" style:text-scale="107%"/>
    </style:style>
    <style:style style:name="_35_87" style:display-name="587" style:family="text">
      <style:text-properties fo:color="#0c0400" fo:letter-spacing="normal" fo:background-color="#f9f9ff" style:text-scale="107%"/>
    </style:style>
    <style:style style:name="_35_88" style:display-name="588" style:family="text">
      <style:text-properties fo:color="#0c0400" fo:letter-spacing="0.0311in" fo:background-color="#f9f9ff" style:text-scale="107%"/>
    </style:style>
    <style:style style:name="_35_89" style:display-name="589" style:family="text">
      <style:text-properties fo:color="#0c0400" style:text-position="0% 100%" fo:background-color="#f9f9ff"/>
    </style:style>
    <style:style style:name="_35_90" style:display-name="590" style:family="text">
      <style:text-properties fo:color="#0c0400" style:text-position="0% 100%" fo:letter-spacing="normal" fo:background-color="#f9f9ff"/>
    </style:style>
    <style:style style:name="_35_91" style:display-name="591" style:family="text">
      <style:text-properties fo:color="#0c0400" style:text-position="0% 100%" fo:letter-spacing="0.0311in" fo:background-color="#f9f9ff"/>
    </style:style>
    <style:style style:name="_35_92" style:display-name="592" style:family="text">
      <style:text-properties fo:color="#0c0400" style:text-position="0% 100%" fo:background-color="#f9f9ff" style:text-scale="94%"/>
    </style:style>
    <style:style style:name="_35_93" style:display-name="593" style:family="text">
      <style:text-properties fo:color="#0c0400" style:text-position="0% 100%" fo:letter-spacing="normal" fo:background-color="#f9f9ff" style:text-scale="94%"/>
    </style:style>
    <style:style style:name="_35_94" style:display-name="594" style:family="text">
      <style:text-properties fo:color="#0c0400" style:text-position="0% 100%" fo:letter-spacing="0.0311in" fo:background-color="#f9f9ff" style:text-scale="94%"/>
    </style:style>
    <style:style style:name="_35_95" style:display-name="595" style:family="text">
      <style:text-properties fo:color="#0c0400" style:text-position="0% 100%" fo:background-color="#f9f9ff" style:text-scale="95%"/>
    </style:style>
    <style:style style:name="_35_96" style:display-name="596" style:family="text">
      <style:text-properties fo:color="#0c0400" style:text-position="0% 100%" fo:letter-spacing="normal" fo:background-color="#f9f9ff" style:text-scale="95%"/>
    </style:style>
    <style:style style:name="_35_97" style:display-name="597" style:family="text">
      <style:text-properties fo:color="#0c0400" style:text-position="0% 100%" fo:letter-spacing="0.0311in" fo:background-color="#f9f9ff" style:text-scale="95%"/>
    </style:style>
    <style:style style:name="_35_98" style:display-name="598" style:family="text">
      <style:text-properties fo:color="#0c0400" style:text-position="0% 100%" fo:background-color="#f9f9ff" style:text-scale="107%"/>
    </style:style>
    <style:style style:name="_35_99" style:display-name="599" style:family="text">
      <style:text-properties fo:color="#0c0400" style:text-position="0% 100%" fo:letter-spacing="normal" fo:background-color="#f9f9ff" style:text-scale="107%"/>
    </style:style>
    <style:style style:name="_36_00" style:display-name="600" style:family="text">
      <style:text-properties fo:color="#0c0400" style:text-position="0% 100%" fo:letter-spacing="0.0311in" fo:background-color="#f9f9ff" style:text-scale="107%"/>
    </style:style>
    <style:style style:name="_36_01" style:display-name="601" style:family="text">
      <style:text-properties fo:color="#0c0400" style:text-position="2% 100%" fo:background-color="#f9f9ff"/>
    </style:style>
    <style:style style:name="_36_02" style:display-name="602" style:family="text">
      <style:text-properties fo:color="#0c0400" style:text-position="2% 100%" fo:letter-spacing="normal" fo:background-color="#f9f9ff"/>
    </style:style>
    <style:style style:name="_36_03" style:display-name="603" style:family="text">
      <style:text-properties fo:color="#0c0400" style:text-position="2% 100%" fo:letter-spacing="0.0311in" fo:background-color="#f9f9ff"/>
    </style:style>
    <style:style style:name="_36_04" style:display-name="604" style:family="text">
      <style:text-properties fo:color="#0c0400" style:text-position="2% 100%" fo:background-color="#f9f9ff" style:text-scale="94%"/>
    </style:style>
    <style:style style:name="_36_05" style:display-name="605" style:family="text">
      <style:text-properties fo:color="#0c0400" style:text-position="2% 100%" fo:letter-spacing="normal" fo:background-color="#f9f9ff" style:text-scale="94%"/>
    </style:style>
    <style:style style:name="_36_06" style:display-name="606" style:family="text">
      <style:text-properties fo:color="#0c0400" style:text-position="2% 100%" fo:letter-spacing="0.0311in" fo:background-color="#f9f9ff" style:text-scale="94%"/>
    </style:style>
    <style:style style:name="_36_07" style:display-name="607" style:family="text">
      <style:text-properties fo:color="#0c0400" style:text-position="2% 100%" fo:background-color="#f9f9ff" style:text-scale="95%"/>
    </style:style>
    <style:style style:name="_36_08" style:display-name="608" style:family="text">
      <style:text-properties fo:color="#0c0400" style:text-position="2% 100%" fo:letter-spacing="normal" fo:background-color="#f9f9ff" style:text-scale="95%"/>
    </style:style>
    <style:style style:name="_36_09" style:display-name="609" style:family="text">
      <style:text-properties fo:color="#0c0400" style:text-position="2% 100%" fo:letter-spacing="0.0311in" fo:background-color="#f9f9ff" style:text-scale="95%"/>
    </style:style>
    <style:style style:name="_36_10" style:display-name="610" style:family="text">
      <style:text-properties fo:color="#0c0400" style:text-position="2% 100%" fo:background-color="#f9f9ff" style:text-scale="107%"/>
    </style:style>
    <style:style style:name="_36_11" style:display-name="611" style:family="text">
      <style:text-properties fo:color="#0c0400" style:text-position="2% 100%" fo:letter-spacing="normal" fo:background-color="#f9f9ff" style:text-scale="107%"/>
    </style:style>
    <style:style style:name="_36_12" style:display-name="612" style:family="text">
      <style:text-properties fo:color="#0c0400" style:text-position="2% 100%" fo:letter-spacing="0.0311in" fo:background-color="#f9f9ff" style:text-scale="107%"/>
    </style:style>
    <style:style style:name="_36_13" style:display-name="613" style:family="text">
      <style:text-properties fo:color="#0c0400" fo:background-color="#f9fdff"/>
    </style:style>
    <style:style style:name="_36_14" style:display-name="614" style:family="text">
      <style:text-properties fo:color="#0c0400" fo:letter-spacing="normal" fo:background-color="#f9fdff"/>
    </style:style>
    <style:style style:name="_36_15" style:display-name="615" style:family="text">
      <style:text-properties fo:color="#0c0400" fo:letter-spacing="0.0311in" fo:background-color="#f9fdff"/>
    </style:style>
    <style:style style:name="_36_16" style:display-name="616" style:family="text">
      <style:text-properties fo:color="#0c0400" fo:background-color="#f9fdff" style:text-scale="94%"/>
    </style:style>
    <style:style style:name="_36_17" style:display-name="617" style:family="text">
      <style:text-properties fo:color="#0c0400" fo:letter-spacing="normal" fo:background-color="#f9fdff" style:text-scale="94%"/>
    </style:style>
    <style:style style:name="_36_18" style:display-name="618" style:family="text">
      <style:text-properties fo:color="#0c0400" fo:letter-spacing="0.0311in" fo:background-color="#f9fdff" style:text-scale="94%"/>
    </style:style>
    <style:style style:name="_36_19" style:display-name="619" style:family="text">
      <style:text-properties fo:color="#0c0400" fo:background-color="#f9fdff" style:text-scale="95%"/>
    </style:style>
    <style:style style:name="_36_20" style:display-name="620" style:family="text">
      <style:text-properties fo:color="#0c0400" fo:letter-spacing="normal" fo:background-color="#f9fdff" style:text-scale="95%"/>
    </style:style>
    <style:style style:name="_36_21" style:display-name="621" style:family="text">
      <style:text-properties fo:color="#0c0400" fo:letter-spacing="0.0311in" fo:background-color="#f9fdff" style:text-scale="95%"/>
    </style:style>
    <style:style style:name="_36_22" style:display-name="622" style:family="text">
      <style:text-properties fo:color="#0c0400" fo:background-color="#f9fdff" style:text-scale="107%"/>
    </style:style>
    <style:style style:name="_36_23" style:display-name="623" style:family="text">
      <style:text-properties fo:color="#0c0400" fo:letter-spacing="normal" fo:background-color="#f9fdff" style:text-scale="107%"/>
    </style:style>
    <style:style style:name="_36_24" style:display-name="624" style:family="text">
      <style:text-properties fo:color="#0c0400" fo:letter-spacing="0.0311in" fo:background-color="#f9fdff" style:text-scale="107%"/>
    </style:style>
    <style:style style:name="_36_25" style:display-name="625" style:family="text">
      <style:text-properties fo:color="#0c0400" style:text-position="0% 100%" fo:background-color="#f9fdff"/>
    </style:style>
    <style:style style:name="_36_26" style:display-name="626" style:family="text">
      <style:text-properties fo:color="#0c0400" style:text-position="0% 100%" fo:letter-spacing="normal" fo:background-color="#f9fdff"/>
    </style:style>
    <style:style style:name="_36_27" style:display-name="627" style:family="text">
      <style:text-properties fo:color="#0c0400" style:text-position="0% 100%" fo:letter-spacing="0.0311in" fo:background-color="#f9fdff"/>
    </style:style>
    <style:style style:name="_36_28" style:display-name="628" style:family="text">
      <style:text-properties fo:color="#0c0400" style:text-position="0% 100%" fo:background-color="#f9fdff" style:text-scale="94%"/>
    </style:style>
    <style:style style:name="_36_29" style:display-name="629" style:family="text">
      <style:text-properties fo:color="#0c0400" style:text-position="0% 100%" fo:letter-spacing="normal" fo:background-color="#f9fdff" style:text-scale="94%"/>
    </style:style>
    <style:style style:name="_36_30" style:display-name="630" style:family="text">
      <style:text-properties fo:color="#0c0400" style:text-position="0% 100%" fo:letter-spacing="0.0311in" fo:background-color="#f9fdff" style:text-scale="94%"/>
    </style:style>
    <style:style style:name="_36_31" style:display-name="631" style:family="text">
      <style:text-properties fo:color="#0c0400" style:text-position="0% 100%" fo:background-color="#f9fdff" style:text-scale="95%"/>
    </style:style>
    <style:style style:name="_36_32" style:display-name="632" style:family="text">
      <style:text-properties fo:color="#0c0400" style:text-position="0% 100%" fo:letter-spacing="normal" fo:background-color="#f9fdff" style:text-scale="95%"/>
    </style:style>
    <style:style style:name="_36_33" style:display-name="633" style:family="text">
      <style:text-properties fo:color="#0c0400" style:text-position="0% 100%" fo:letter-spacing="0.0311in" fo:background-color="#f9fdff" style:text-scale="95%"/>
    </style:style>
    <style:style style:name="_36_34" style:display-name="634" style:family="text">
      <style:text-properties fo:color="#0c0400" style:text-position="0% 100%" fo:background-color="#f9fdff" style:text-scale="107%"/>
    </style:style>
    <style:style style:name="_36_35" style:display-name="635" style:family="text">
      <style:text-properties fo:color="#0c0400" style:text-position="0% 100%" fo:letter-spacing="normal" fo:background-color="#f9fdff" style:text-scale="107%"/>
    </style:style>
    <style:style style:name="_36_36" style:display-name="636" style:family="text">
      <style:text-properties fo:color="#0c0400" style:text-position="0% 100%" fo:letter-spacing="0.0311in" fo:background-color="#f9fdff" style:text-scale="107%"/>
    </style:style>
    <style:style style:name="_36_37" style:display-name="637" style:family="text">
      <style:text-properties fo:color="#0c0400" style:text-position="2% 100%" fo:background-color="#f9fdff"/>
    </style:style>
    <style:style style:name="_36_38" style:display-name="638" style:family="text">
      <style:text-properties fo:color="#0c0400" style:text-position="2% 100%" fo:letter-spacing="normal" fo:background-color="#f9fdff"/>
    </style:style>
    <style:style style:name="_36_39" style:display-name="639" style:family="text">
      <style:text-properties fo:color="#0c0400" style:text-position="2% 100%" fo:letter-spacing="0.0311in" fo:background-color="#f9fdff"/>
    </style:style>
    <style:style style:name="_36_40" style:display-name="640" style:family="text">
      <style:text-properties fo:color="#0c0400" style:text-position="2% 100%" fo:background-color="#f9fdff" style:text-scale="94%"/>
    </style:style>
    <style:style style:name="_36_41" style:display-name="641" style:family="text">
      <style:text-properties fo:color="#0c0400" style:text-position="2% 100%" fo:letter-spacing="normal" fo:background-color="#f9fdff" style:text-scale="94%"/>
    </style:style>
    <style:style style:name="_36_42" style:display-name="642" style:family="text">
      <style:text-properties fo:color="#0c0400" style:text-position="2% 100%" fo:letter-spacing="0.0311in" fo:background-color="#f9fdff" style:text-scale="94%"/>
    </style:style>
    <style:style style:name="_36_43" style:display-name="643" style:family="text">
      <style:text-properties fo:color="#0c0400" style:text-position="2% 100%" fo:background-color="#f9fdff" style:text-scale="95%"/>
    </style:style>
    <style:style style:name="_36_44" style:display-name="644" style:family="text">
      <style:text-properties fo:color="#0c0400" style:text-position="2% 100%" fo:letter-spacing="normal" fo:background-color="#f9fdff" style:text-scale="95%"/>
    </style:style>
    <style:style style:name="_36_45" style:display-name="645" style:family="text">
      <style:text-properties fo:color="#0c0400" style:text-position="2% 100%" fo:letter-spacing="0.0311in" fo:background-color="#f9fdff" style:text-scale="95%"/>
    </style:style>
    <style:style style:name="_36_46" style:display-name="646" style:family="text">
      <style:text-properties fo:color="#0c0400" style:text-position="2% 100%" fo:background-color="#f9fdff" style:text-scale="107%"/>
    </style:style>
    <style:style style:name="_36_47" style:display-name="647" style:family="text">
      <style:text-properties fo:color="#0c0400" style:text-position="2% 100%" fo:letter-spacing="normal" fo:background-color="#f9fdff" style:text-scale="107%"/>
    </style:style>
    <style:style style:name="_36_48" style:display-name="648" style:family="text">
      <style:text-properties fo:color="#0c0400" style:text-position="2% 100%" fo:letter-spacing="0.0311in" fo:background-color="#f9fdff" style:text-scale="107%"/>
    </style:style>
    <style:style style:name="_36_49" style:display-name="649" style:family="text">
      <style:text-properties fo:color="#0c0400" fo:background-color="#fdf9ff"/>
    </style:style>
    <style:style style:name="_36_50" style:display-name="650" style:family="text">
      <style:text-properties fo:color="#0c0400" fo:letter-spacing="normal" fo:background-color="#fdf9ff"/>
    </style:style>
    <style:style style:name="_36_51" style:display-name="651" style:family="text">
      <style:text-properties fo:color="#0c0400" fo:letter-spacing="0.0311in" fo:background-color="#fdf9ff"/>
    </style:style>
    <style:style style:name="_36_52" style:display-name="652" style:family="text">
      <style:text-properties fo:color="#0c0400" fo:background-color="#fdf9ff" style:text-scale="94%"/>
    </style:style>
    <style:style style:name="_36_53" style:display-name="653" style:family="text">
      <style:text-properties fo:color="#0c0400" fo:letter-spacing="normal" fo:background-color="#fdf9ff" style:text-scale="94%"/>
    </style:style>
    <style:style style:name="_36_54" style:display-name="654" style:family="text">
      <style:text-properties fo:color="#0c0400" fo:letter-spacing="0.0311in" fo:background-color="#fdf9ff" style:text-scale="94%"/>
    </style:style>
    <style:style style:name="_36_55" style:display-name="655" style:family="text">
      <style:text-properties fo:color="#0c0400" fo:background-color="#fdf9ff" style:text-scale="95%"/>
    </style:style>
    <style:style style:name="_36_56" style:display-name="656" style:family="text">
      <style:text-properties fo:color="#0c0400" fo:letter-spacing="normal" fo:background-color="#fdf9ff" style:text-scale="95%"/>
    </style:style>
    <style:style style:name="_36_57" style:display-name="657" style:family="text">
      <style:text-properties fo:color="#0c0400" fo:letter-spacing="0.0311in" fo:background-color="#fdf9ff" style:text-scale="95%"/>
    </style:style>
    <style:style style:name="_36_58" style:display-name="658" style:family="text">
      <style:text-properties fo:color="#0c0400" fo:background-color="#fdf9ff" style:text-scale="107%"/>
    </style:style>
    <style:style style:name="_36_59" style:display-name="659" style:family="text">
      <style:text-properties fo:color="#0c0400" fo:letter-spacing="normal" fo:background-color="#fdf9ff" style:text-scale="107%"/>
    </style:style>
    <style:style style:name="_36_60" style:display-name="660" style:family="text">
      <style:text-properties fo:color="#0c0400" fo:letter-spacing="0.0311in" fo:background-color="#fdf9ff" style:text-scale="107%"/>
    </style:style>
    <style:style style:name="_36_61" style:display-name="661" style:family="text">
      <style:text-properties fo:color="#0c0400" style:text-position="0% 100%" fo:background-color="#fdf9ff"/>
    </style:style>
    <style:style style:name="_36_62" style:display-name="662" style:family="text">
      <style:text-properties fo:color="#0c0400" style:text-position="0% 100%" fo:letter-spacing="normal" fo:background-color="#fdf9ff"/>
    </style:style>
    <style:style style:name="_36_63" style:display-name="663" style:family="text">
      <style:text-properties fo:color="#0c0400" style:text-position="0% 100%" fo:letter-spacing="0.0311in" fo:background-color="#fdf9ff"/>
    </style:style>
    <style:style style:name="_36_64" style:display-name="664" style:family="text">
      <style:text-properties fo:color="#0c0400" style:text-position="0% 100%" fo:background-color="#fdf9ff" style:text-scale="94%"/>
    </style:style>
    <style:style style:name="_36_65" style:display-name="665" style:family="text">
      <style:text-properties fo:color="#0c0400" style:text-position="0% 100%" fo:letter-spacing="normal" fo:background-color="#fdf9ff" style:text-scale="94%"/>
    </style:style>
    <style:style style:name="_36_66" style:display-name="666" style:family="text">
      <style:text-properties fo:color="#0c0400" style:text-position="0% 100%" fo:letter-spacing="0.0311in" fo:background-color="#fdf9ff" style:text-scale="94%"/>
    </style:style>
    <style:style style:name="_36_67" style:display-name="667" style:family="text">
      <style:text-properties fo:color="#0c0400" style:text-position="0% 100%" fo:background-color="#fdf9ff" style:text-scale="95%"/>
    </style:style>
    <style:style style:name="_36_68" style:display-name="668" style:family="text">
      <style:text-properties fo:color="#0c0400" style:text-position="0% 100%" fo:letter-spacing="normal" fo:background-color="#fdf9ff" style:text-scale="95%"/>
    </style:style>
    <style:style style:name="_36_69" style:display-name="669" style:family="text">
      <style:text-properties fo:color="#0c0400" style:text-position="0% 100%" fo:letter-spacing="0.0311in" fo:background-color="#fdf9ff" style:text-scale="95%"/>
    </style:style>
    <style:style style:name="_36_70" style:display-name="670" style:family="text">
      <style:text-properties fo:color="#0c0400" style:text-position="0% 100%" fo:background-color="#fdf9ff" style:text-scale="107%"/>
    </style:style>
    <style:style style:name="_36_71" style:display-name="671" style:family="text">
      <style:text-properties fo:color="#0c0400" style:text-position="0% 100%" fo:letter-spacing="normal" fo:background-color="#fdf9ff" style:text-scale="107%"/>
    </style:style>
    <style:style style:name="_36_72" style:display-name="672" style:family="text">
      <style:text-properties fo:color="#0c0400" style:text-position="0% 100%" fo:letter-spacing="0.0311in" fo:background-color="#fdf9ff" style:text-scale="107%"/>
    </style:style>
    <style:style style:name="_36_73" style:display-name="673" style:family="text">
      <style:text-properties fo:color="#0c0400" style:text-position="2% 100%" fo:background-color="#fdf9ff"/>
    </style:style>
    <style:style style:name="_36_74" style:display-name="674" style:family="text">
      <style:text-properties fo:color="#0c0400" style:text-position="2% 100%" fo:letter-spacing="normal" fo:background-color="#fdf9ff"/>
    </style:style>
    <style:style style:name="_36_75" style:display-name="675" style:family="text">
      <style:text-properties fo:color="#0c0400" style:text-position="2% 100%" fo:letter-spacing="0.0311in" fo:background-color="#fdf9ff"/>
    </style:style>
    <style:style style:name="_36_76" style:display-name="676" style:family="text">
      <style:text-properties fo:color="#0c0400" style:text-position="2% 100%" fo:background-color="#fdf9ff" style:text-scale="94%"/>
    </style:style>
    <style:style style:name="_36_77" style:display-name="677" style:family="text">
      <style:text-properties fo:color="#0c0400" style:text-position="2% 100%" fo:letter-spacing="normal" fo:background-color="#fdf9ff" style:text-scale="94%"/>
    </style:style>
    <style:style style:name="_36_78" style:display-name="678" style:family="text">
      <style:text-properties fo:color="#0c0400" style:text-position="2% 100%" fo:letter-spacing="0.0311in" fo:background-color="#fdf9ff" style:text-scale="94%"/>
    </style:style>
    <style:style style:name="_36_79" style:display-name="679" style:family="text">
      <style:text-properties fo:color="#0c0400" style:text-position="2% 100%" fo:background-color="#fdf9ff" style:text-scale="95%"/>
    </style:style>
    <style:style style:name="_36_80" style:display-name="680" style:family="text">
      <style:text-properties fo:color="#0c0400" style:text-position="2% 100%" fo:letter-spacing="normal" fo:background-color="#fdf9ff" style:text-scale="95%"/>
    </style:style>
    <style:style style:name="_36_81" style:display-name="681" style:family="text">
      <style:text-properties fo:color="#0c0400" style:text-position="2% 100%" fo:letter-spacing="0.0311in" fo:background-color="#fdf9ff" style:text-scale="95%"/>
    </style:style>
    <style:style style:name="_36_82" style:display-name="682" style:family="text">
      <style:text-properties fo:color="#0c0400" style:text-position="2% 100%" fo:background-color="#fdf9ff" style:text-scale="107%"/>
    </style:style>
    <style:style style:name="_36_83" style:display-name="683" style:family="text">
      <style:text-properties fo:color="#0c0400" style:text-position="2% 100%" fo:letter-spacing="normal" fo:background-color="#fdf9ff" style:text-scale="107%"/>
    </style:style>
    <style:style style:name="_36_84" style:display-name="684" style:family="text">
      <style:text-properties fo:color="#0c0400" style:text-position="2% 100%" fo:letter-spacing="0.0311in" fo:background-color="#fdf9ff" style:text-scale="107%"/>
    </style:style>
    <style:style style:name="_36_85" style:display-name="685" style:family="text">
      <style:text-properties fo:color="#0c0400" fo:background-color="#fdfdff"/>
    </style:style>
    <style:style style:name="_36_86" style:display-name="686" style:family="text">
      <style:text-properties fo:color="#0c0400" fo:letter-spacing="normal" fo:background-color="#fdfdff"/>
    </style:style>
    <style:style style:name="_36_87" style:display-name="687" style:family="text">
      <style:text-properties fo:color="#0c0400" fo:letter-spacing="0.0311in" fo:background-color="#fdfdff"/>
    </style:style>
    <style:style style:name="_36_88" style:display-name="688" style:family="text">
      <style:text-properties fo:color="#0c0400" fo:background-color="#fdfdff" style:text-scale="94%"/>
    </style:style>
    <style:style style:name="_36_89" style:display-name="689" style:family="text">
      <style:text-properties fo:color="#0c0400" fo:letter-spacing="normal" fo:background-color="#fdfdff" style:text-scale="94%"/>
    </style:style>
    <style:style style:name="_36_90" style:display-name="690" style:family="text">
      <style:text-properties fo:color="#0c0400" fo:letter-spacing="0.0311in" fo:background-color="#fdfdff" style:text-scale="94%"/>
    </style:style>
    <style:style style:name="_36_91" style:display-name="691" style:family="text">
      <style:text-properties fo:color="#0c0400" fo:background-color="#fdfdff" style:text-scale="95%"/>
    </style:style>
    <style:style style:name="_36_92" style:display-name="692" style:family="text">
      <style:text-properties fo:color="#0c0400" fo:letter-spacing="normal" fo:background-color="#fdfdff" style:text-scale="95%"/>
    </style:style>
    <style:style style:name="_36_93" style:display-name="693" style:family="text">
      <style:text-properties fo:color="#0c0400" fo:letter-spacing="0.0311in" fo:background-color="#fdfdff" style:text-scale="95%"/>
    </style:style>
    <style:style style:name="_36_94" style:display-name="694" style:family="text">
      <style:text-properties fo:color="#0c0400" fo:background-color="#fdfdff" style:text-scale="107%"/>
    </style:style>
    <style:style style:name="_36_95" style:display-name="695" style:family="text">
      <style:text-properties fo:color="#0c0400" fo:letter-spacing="normal" fo:background-color="#fdfdff" style:text-scale="107%"/>
    </style:style>
    <style:style style:name="_36_96" style:display-name="696" style:family="text">
      <style:text-properties fo:color="#0c0400" fo:letter-spacing="0.0311in" fo:background-color="#fdfdff" style:text-scale="107%"/>
    </style:style>
    <style:style style:name="_36_97" style:display-name="697" style:family="text">
      <style:text-properties fo:color="#0c0400" style:text-position="0% 100%" fo:background-color="#fdfdff"/>
    </style:style>
    <style:style style:name="_36_98" style:display-name="698" style:family="text">
      <style:text-properties fo:color="#0c0400" style:text-position="0% 100%" fo:letter-spacing="normal" fo:background-color="#fdfdff"/>
    </style:style>
    <style:style style:name="_36_99" style:display-name="699" style:family="text">
      <style:text-properties fo:color="#0c0400" style:text-position="0% 100%" fo:letter-spacing="0.0311in" fo:background-color="#fdfdff"/>
    </style:style>
    <style:style style:name="_37_00" style:display-name="700" style:family="text">
      <style:text-properties fo:color="#0c0400" style:text-position="0% 100%" fo:background-color="#fdfdff" style:text-scale="94%"/>
    </style:style>
    <style:style style:name="_37_01" style:display-name="701" style:family="text">
      <style:text-properties fo:color="#0c0400" style:text-position="0% 100%" fo:letter-spacing="normal" fo:background-color="#fdfdff" style:text-scale="94%"/>
    </style:style>
    <style:style style:name="_37_02" style:display-name="702" style:family="text">
      <style:text-properties fo:color="#0c0400" style:text-position="0% 100%" fo:letter-spacing="0.0311in" fo:background-color="#fdfdff" style:text-scale="94%"/>
    </style:style>
    <style:style style:name="_37_03" style:display-name="703" style:family="text">
      <style:text-properties fo:color="#0c0400" style:text-position="0% 100%" fo:background-color="#fdfdff" style:text-scale="95%"/>
    </style:style>
    <style:style style:name="_37_04" style:display-name="704" style:family="text">
      <style:text-properties fo:color="#0c0400" style:text-position="0% 100%" fo:letter-spacing="normal" fo:background-color="#fdfdff" style:text-scale="95%"/>
    </style:style>
    <style:style style:name="_37_05" style:display-name="705" style:family="text">
      <style:text-properties fo:color="#0c0400" style:text-position="0% 100%" fo:letter-spacing="0.0311in" fo:background-color="#fdfdff" style:text-scale="95%"/>
    </style:style>
    <style:style style:name="_37_06" style:display-name="706" style:family="text">
      <style:text-properties fo:color="#0c0400" style:text-position="0% 100%" fo:background-color="#fdfdff" style:text-scale="107%"/>
    </style:style>
    <style:style style:name="_37_07" style:display-name="707" style:family="text">
      <style:text-properties fo:color="#0c0400" style:text-position="0% 100%" fo:letter-spacing="normal" fo:background-color="#fdfdff" style:text-scale="107%"/>
    </style:style>
    <style:style style:name="_37_08" style:display-name="708" style:family="text">
      <style:text-properties fo:color="#0c0400" style:text-position="0% 100%" fo:letter-spacing="0.0311in" fo:background-color="#fdfdff" style:text-scale="107%"/>
    </style:style>
    <style:style style:name="_37_09" style:display-name="709" style:family="text">
      <style:text-properties fo:color="#0c0400" style:text-position="2% 100%" fo:background-color="#fdfdff"/>
    </style:style>
    <style:style style:name="_37_10" style:display-name="710" style:family="text">
      <style:text-properties fo:color="#0c0400" style:text-position="2% 100%" fo:letter-spacing="normal" fo:background-color="#fdfdff"/>
    </style:style>
    <style:style style:name="_37_11" style:display-name="711" style:family="text">
      <style:text-properties fo:color="#0c0400" style:text-position="2% 100%" fo:letter-spacing="0.0311in" fo:background-color="#fdfdff"/>
    </style:style>
    <style:style style:name="_37_12" style:display-name="712" style:family="text">
      <style:text-properties fo:color="#0c0400" style:text-position="2% 100%" fo:background-color="#fdfdff" style:text-scale="94%"/>
    </style:style>
    <style:style style:name="_37_13" style:display-name="713" style:family="text">
      <style:text-properties fo:color="#0c0400" style:text-position="2% 100%" fo:letter-spacing="normal" fo:background-color="#fdfdff" style:text-scale="94%"/>
    </style:style>
    <style:style style:name="_37_14" style:display-name="714" style:family="text">
      <style:text-properties fo:color="#0c0400" style:text-position="2% 100%" fo:letter-spacing="0.0311in" fo:background-color="#fdfdff" style:text-scale="94%"/>
    </style:style>
    <style:style style:name="_37_15" style:display-name="715" style:family="text">
      <style:text-properties fo:color="#0c0400" style:text-position="2% 100%" fo:background-color="#fdfdff" style:text-scale="95%"/>
    </style:style>
    <style:style style:name="_37_16" style:display-name="716" style:family="text">
      <style:text-properties fo:color="#0c0400" style:text-position="2% 100%" fo:letter-spacing="normal" fo:background-color="#fdfdff" style:text-scale="95%"/>
    </style:style>
    <style:style style:name="_37_17" style:display-name="717" style:family="text">
      <style:text-properties fo:color="#0c0400" style:text-position="2% 100%" fo:letter-spacing="0.0311in" fo:background-color="#fdfdff" style:text-scale="95%"/>
    </style:style>
    <style:style style:name="_37_18" style:display-name="718" style:family="text">
      <style:text-properties fo:color="#0c0400" style:text-position="2% 100%" fo:background-color="#fdfdff" style:text-scale="107%"/>
    </style:style>
    <style:style style:name="_37_19" style:display-name="719" style:family="text">
      <style:text-properties fo:color="#0c0400" style:text-position="2% 100%" fo:letter-spacing="normal" fo:background-color="#fdfdff" style:text-scale="107%"/>
    </style:style>
    <style:style style:name="_37_20" style:display-name="720" style:family="text">
      <style:text-properties fo:color="#0c0400" style:text-position="2% 100%" fo:letter-spacing="0.0311in" fo:background-color="#fdfdff" style:text-scale="107%"/>
    </style:style>
    <style:style style:name="_37_21" style:display-name="721" style:family="text">
      <style:text-properties fo:color="#0c0c00"/>
    </style:style>
    <style:style style:name="_37_22" style:display-name="722" style:family="text">
      <style:text-properties fo:color="#0c0c00" fo:letter-spacing="normal"/>
    </style:style>
    <style:style style:name="_37_23" style:display-name="723" style:family="text">
      <style:text-properties fo:color="#0c0c00" fo:letter-spacing="0.0311in"/>
    </style:style>
    <style:style style:name="_37_24" style:display-name="724" style:family="text">
      <style:text-properties fo:color="#0c0c00" style:text-scale="94%"/>
    </style:style>
    <style:style style:name="_37_25" style:display-name="725" style:family="text">
      <style:text-properties fo:color="#0c0c00" fo:letter-spacing="normal" style:text-scale="94%"/>
    </style:style>
    <style:style style:name="_37_26" style:display-name="726" style:family="text">
      <style:text-properties fo:color="#0c0c00" fo:letter-spacing="0.0311in" style:text-scale="94%"/>
    </style:style>
    <style:style style:name="_37_27" style:display-name="727" style:family="text">
      <style:text-properties fo:color="#0c0c00" style:text-scale="95%"/>
    </style:style>
    <style:style style:name="_37_28" style:display-name="728" style:family="text">
      <style:text-properties fo:color="#0c0c00" fo:letter-spacing="normal" style:text-scale="95%"/>
    </style:style>
    <style:style style:name="_37_29" style:display-name="729" style:family="text">
      <style:text-properties fo:color="#0c0c00" fo:letter-spacing="0.0311in" style:text-scale="95%"/>
    </style:style>
    <style:style style:name="_37_30" style:display-name="730" style:family="text">
      <style:text-properties fo:color="#0c0c00" style:text-scale="107%"/>
    </style:style>
    <style:style style:name="_37_31" style:display-name="731" style:family="text">
      <style:text-properties fo:color="#0c0c00" fo:letter-spacing="normal" style:text-scale="107%"/>
    </style:style>
    <style:style style:name="_37_32" style:display-name="732" style:family="text">
      <style:text-properties fo:color="#0c0c00" fo:letter-spacing="0.0311in" style:text-scale="107%"/>
    </style:style>
    <style:style style:name="_37_33" style:display-name="733" style:family="text">
      <style:text-properties fo:color="#0c0c00" style:text-position="0% 100%"/>
    </style:style>
    <style:style style:name="_37_34" style:display-name="734" style:family="text">
      <style:text-properties fo:color="#0c0c00" style:text-position="0% 100%" fo:letter-spacing="normal"/>
    </style:style>
    <style:style style:name="_37_35" style:display-name="735" style:family="text">
      <style:text-properties fo:color="#0c0c00" style:text-position="0% 100%" fo:letter-spacing="0.0311in"/>
    </style:style>
    <style:style style:name="_37_36" style:display-name="736" style:family="text">
      <style:text-properties fo:color="#0c0c00" style:text-position="0% 100%" style:text-scale="94%"/>
    </style:style>
    <style:style style:name="_37_37" style:display-name="737" style:family="text">
      <style:text-properties fo:color="#0c0c00" style:text-position="0% 100%" fo:letter-spacing="normal" style:text-scale="94%"/>
    </style:style>
    <style:style style:name="_37_38" style:display-name="738" style:family="text">
      <style:text-properties fo:color="#0c0c00" style:text-position="0% 100%" fo:letter-spacing="0.0311in" style:text-scale="94%"/>
    </style:style>
    <style:style style:name="_37_39" style:display-name="739" style:family="text">
      <style:text-properties fo:color="#0c0c00" style:text-position="0% 100%" style:text-scale="95%"/>
    </style:style>
    <style:style style:name="_37_40" style:display-name="740" style:family="text">
      <style:text-properties fo:color="#0c0c00" style:text-position="0% 100%" fo:letter-spacing="normal" style:text-scale="95%"/>
    </style:style>
    <style:style style:name="_37_41" style:display-name="741" style:family="text">
      <style:text-properties fo:color="#0c0c00" style:text-position="0% 100%" fo:letter-spacing="0.0311in" style:text-scale="95%"/>
    </style:style>
    <style:style style:name="_37_42" style:display-name="742" style:family="text">
      <style:text-properties fo:color="#0c0c00" style:text-position="0% 100%" style:text-scale="107%"/>
    </style:style>
    <style:style style:name="_37_43" style:display-name="743" style:family="text">
      <style:text-properties fo:color="#0c0c00" style:text-position="0% 100%" fo:letter-spacing="normal" style:text-scale="107%"/>
    </style:style>
    <style:style style:name="_37_44" style:display-name="744" style:family="text">
      <style:text-properties fo:color="#0c0c00" style:text-position="0% 100%" fo:letter-spacing="0.0311in" style:text-scale="107%"/>
    </style:style>
    <style:style style:name="_37_45" style:display-name="745" style:family="text">
      <style:text-properties fo:color="#0c0c00" style:text-position="2% 100%"/>
    </style:style>
    <style:style style:name="_37_46" style:display-name="746" style:family="text">
      <style:text-properties fo:color="#0c0c00" style:text-position="2% 100%" fo:letter-spacing="normal"/>
    </style:style>
    <style:style style:name="_37_47" style:display-name="747" style:family="text">
      <style:text-properties fo:color="#0c0c00" style:text-position="2% 100%" fo:letter-spacing="0.0311in"/>
    </style:style>
    <style:style style:name="_37_48" style:display-name="748" style:family="text">
      <style:text-properties fo:color="#0c0c00" style:text-position="2% 100%" style:text-scale="94%"/>
    </style:style>
    <style:style style:name="_37_49" style:display-name="749" style:family="text">
      <style:text-properties fo:color="#0c0c00" style:text-position="2% 100%" fo:letter-spacing="normal" style:text-scale="94%"/>
    </style:style>
    <style:style style:name="_37_50" style:display-name="750" style:family="text">
      <style:text-properties fo:color="#0c0c00" style:text-position="2% 100%" fo:letter-spacing="0.0311in" style:text-scale="94%"/>
    </style:style>
    <style:style style:name="_37_51" style:display-name="751" style:family="text">
      <style:text-properties fo:color="#0c0c00" style:text-position="2% 100%" style:text-scale="95%"/>
    </style:style>
    <style:style style:name="_37_52" style:display-name="752" style:family="text">
      <style:text-properties fo:color="#0c0c00" style:text-position="2% 100%" fo:letter-spacing="normal" style:text-scale="95%"/>
    </style:style>
    <style:style style:name="_37_53" style:display-name="753" style:family="text">
      <style:text-properties fo:color="#0c0c00" style:text-position="2% 100%" fo:letter-spacing="0.0311in" style:text-scale="95%"/>
    </style:style>
    <style:style style:name="_37_54" style:display-name="754" style:family="text">
      <style:text-properties fo:color="#0c0c00" style:text-position="2% 100%" style:text-scale="107%"/>
    </style:style>
    <style:style style:name="_37_55" style:display-name="755" style:family="text">
      <style:text-properties fo:color="#0c0c00" style:text-position="2% 100%" fo:letter-spacing="normal" style:text-scale="107%"/>
    </style:style>
    <style:style style:name="_37_56" style:display-name="756" style:family="text">
      <style:text-properties fo:color="#0c0c00" style:text-position="2% 100%" fo:letter-spacing="0.0311in" style:text-scale="107%"/>
    </style:style>
    <style:style style:name="_37_57" style:display-name="757" style:family="text">
      <style:text-properties fo:color="#0c0c00" fo:background-color="#f9f9ff"/>
    </style:style>
    <style:style style:name="_37_58" style:display-name="758" style:family="text">
      <style:text-properties fo:color="#0c0c00" fo:letter-spacing="normal" fo:background-color="#f9f9ff"/>
    </style:style>
    <style:style style:name="_37_59" style:display-name="759" style:family="text">
      <style:text-properties fo:color="#0c0c00" fo:letter-spacing="0.0311in" fo:background-color="#f9f9ff"/>
    </style:style>
    <style:style style:name="_37_60" style:display-name="760" style:family="text">
      <style:text-properties fo:color="#0c0c00" fo:background-color="#f9f9ff" style:text-scale="94%"/>
    </style:style>
    <style:style style:name="_37_61" style:display-name="761" style:family="text">
      <style:text-properties fo:color="#0c0c00" fo:letter-spacing="normal" fo:background-color="#f9f9ff" style:text-scale="94%"/>
    </style:style>
    <style:style style:name="_37_62" style:display-name="762" style:family="text">
      <style:text-properties fo:color="#0c0c00" fo:letter-spacing="0.0311in" fo:background-color="#f9f9ff" style:text-scale="94%"/>
    </style:style>
    <style:style style:name="_37_63" style:display-name="763" style:family="text">
      <style:text-properties fo:color="#0c0c00" fo:background-color="#f9f9ff" style:text-scale="95%"/>
    </style:style>
    <style:style style:name="_37_64" style:display-name="764" style:family="text">
      <style:text-properties fo:color="#0c0c00" fo:letter-spacing="normal" fo:background-color="#f9f9ff" style:text-scale="95%"/>
    </style:style>
    <style:style style:name="_37_65" style:display-name="765" style:family="text">
      <style:text-properties fo:color="#0c0c00" fo:letter-spacing="0.0311in" fo:background-color="#f9f9ff" style:text-scale="95%"/>
    </style:style>
    <style:style style:name="_37_66" style:display-name="766" style:family="text">
      <style:text-properties fo:color="#0c0c00" fo:background-color="#f9f9ff" style:text-scale="107%"/>
    </style:style>
    <style:style style:name="_37_67" style:display-name="767" style:family="text">
      <style:text-properties fo:color="#0c0c00" fo:letter-spacing="normal" fo:background-color="#f9f9ff" style:text-scale="107%"/>
    </style:style>
    <style:style style:name="_37_68" style:display-name="768" style:family="text">
      <style:text-properties fo:color="#0c0c00" fo:letter-spacing="0.0311in" fo:background-color="#f9f9ff" style:text-scale="107%"/>
    </style:style>
    <style:style style:name="_37_69" style:display-name="769" style:family="text">
      <style:text-properties fo:color="#0c0c00" style:text-position="0% 100%" fo:background-color="#f9f9ff"/>
    </style:style>
    <style:style style:name="_37_70" style:display-name="770" style:family="text">
      <style:text-properties fo:color="#0c0c00" style:text-position="0% 100%" fo:letter-spacing="normal" fo:background-color="#f9f9ff"/>
    </style:style>
    <style:style style:name="_37_71" style:display-name="771" style:family="text">
      <style:text-properties fo:color="#0c0c00" style:text-position="0% 100%" fo:letter-spacing="0.0311in" fo:background-color="#f9f9ff"/>
    </style:style>
    <style:style style:name="_37_72" style:display-name="772" style:family="text">
      <style:text-properties fo:color="#0c0c00" style:text-position="0% 100%" fo:background-color="#f9f9ff" style:text-scale="94%"/>
    </style:style>
    <style:style style:name="_37_73" style:display-name="773" style:family="text">
      <style:text-properties fo:color="#0c0c00" style:text-position="0% 100%" fo:letter-spacing="normal" fo:background-color="#f9f9ff" style:text-scale="94%"/>
    </style:style>
    <style:style style:name="_37_74" style:display-name="774" style:family="text">
      <style:text-properties fo:color="#0c0c00" style:text-position="0% 100%" fo:letter-spacing="0.0311in" fo:background-color="#f9f9ff" style:text-scale="94%"/>
    </style:style>
    <style:style style:name="_37_75" style:display-name="775" style:family="text">
      <style:text-properties fo:color="#0c0c00" style:text-position="0% 100%" fo:background-color="#f9f9ff" style:text-scale="95%"/>
    </style:style>
    <style:style style:name="_37_76" style:display-name="776" style:family="text">
      <style:text-properties fo:color="#0c0c00" style:text-position="0% 100%" fo:letter-spacing="normal" fo:background-color="#f9f9ff" style:text-scale="95%"/>
    </style:style>
    <style:style style:name="_37_77" style:display-name="777" style:family="text">
      <style:text-properties fo:color="#0c0c00" style:text-position="0% 100%" fo:letter-spacing="0.0311in" fo:background-color="#f9f9ff" style:text-scale="95%"/>
    </style:style>
    <style:style style:name="_37_78" style:display-name="778" style:family="text">
      <style:text-properties fo:color="#0c0c00" style:text-position="0% 100%" fo:background-color="#f9f9ff" style:text-scale="107%"/>
    </style:style>
    <style:style style:name="_37_79" style:display-name="779" style:family="text">
      <style:text-properties fo:color="#0c0c00" style:text-position="0% 100%" fo:letter-spacing="normal" fo:background-color="#f9f9ff" style:text-scale="107%"/>
    </style:style>
    <style:style style:name="_37_80" style:display-name="780" style:family="text">
      <style:text-properties fo:color="#0c0c00" style:text-position="0% 100%" fo:letter-spacing="0.0311in" fo:background-color="#f9f9ff" style:text-scale="107%"/>
    </style:style>
    <style:style style:name="_37_81" style:display-name="781" style:family="text">
      <style:text-properties fo:color="#0c0c00" style:text-position="2% 100%" fo:background-color="#f9f9ff"/>
    </style:style>
    <style:style style:name="_37_82" style:display-name="782" style:family="text">
      <style:text-properties fo:color="#0c0c00" style:text-position="2% 100%" fo:letter-spacing="normal" fo:background-color="#f9f9ff"/>
    </style:style>
    <style:style style:name="_37_83" style:display-name="783" style:family="text">
      <style:text-properties fo:color="#0c0c00" style:text-position="2% 100%" fo:letter-spacing="0.0311in" fo:background-color="#f9f9ff"/>
    </style:style>
    <style:style style:name="_37_84" style:display-name="784" style:family="text">
      <style:text-properties fo:color="#0c0c00" style:text-position="2% 100%" fo:background-color="#f9f9ff" style:text-scale="94%"/>
    </style:style>
    <style:style style:name="_37_85" style:display-name="785" style:family="text">
      <style:text-properties fo:color="#0c0c00" style:text-position="2% 100%" fo:letter-spacing="normal" fo:background-color="#f9f9ff" style:text-scale="94%"/>
    </style:style>
    <style:style style:name="_37_86" style:display-name="786" style:family="text">
      <style:text-properties fo:color="#0c0c00" style:text-position="2% 100%" fo:letter-spacing="0.0311in" fo:background-color="#f9f9ff" style:text-scale="94%"/>
    </style:style>
    <style:style style:name="_37_87" style:display-name="787" style:family="text">
      <style:text-properties fo:color="#0c0c00" style:text-position="2% 100%" fo:background-color="#f9f9ff" style:text-scale="95%"/>
    </style:style>
    <style:style style:name="_37_88" style:display-name="788" style:family="text">
      <style:text-properties fo:color="#0c0c00" style:text-position="2% 100%" fo:letter-spacing="normal" fo:background-color="#f9f9ff" style:text-scale="95%"/>
    </style:style>
    <style:style style:name="_37_89" style:display-name="789" style:family="text">
      <style:text-properties fo:color="#0c0c00" style:text-position="2% 100%" fo:letter-spacing="0.0311in" fo:background-color="#f9f9ff" style:text-scale="95%"/>
    </style:style>
    <style:style style:name="_37_90" style:display-name="790" style:family="text">
      <style:text-properties fo:color="#0c0c00" style:text-position="2% 100%" fo:background-color="#f9f9ff" style:text-scale="107%"/>
    </style:style>
    <style:style style:name="_37_91" style:display-name="791" style:family="text">
      <style:text-properties fo:color="#0c0c00" style:text-position="2% 100%" fo:letter-spacing="normal" fo:background-color="#f9f9ff" style:text-scale="107%"/>
    </style:style>
    <style:style style:name="_37_92" style:display-name="792" style:family="text">
      <style:text-properties fo:color="#0c0c00" style:text-position="2% 100%" fo:letter-spacing="0.0311in" fo:background-color="#f9f9ff" style:text-scale="107%"/>
    </style:style>
    <style:style style:name="_37_93" style:display-name="793" style:family="text">
      <style:text-properties fo:color="#0c0c00" fo:background-color="#f9fdff"/>
    </style:style>
    <style:style style:name="_37_94" style:display-name="794" style:family="text">
      <style:text-properties fo:color="#0c0c00" fo:letter-spacing="normal" fo:background-color="#f9fdff"/>
    </style:style>
    <style:style style:name="_37_95" style:display-name="795" style:family="text">
      <style:text-properties fo:color="#0c0c00" fo:letter-spacing="0.0311in" fo:background-color="#f9fdff"/>
    </style:style>
    <style:style style:name="_37_96" style:display-name="796" style:family="text">
      <style:text-properties fo:color="#0c0c00" fo:background-color="#f9fdff" style:text-scale="94%"/>
    </style:style>
    <style:style style:name="_37_97" style:display-name="797" style:family="text">
      <style:text-properties fo:color="#0c0c00" fo:letter-spacing="normal" fo:background-color="#f9fdff" style:text-scale="94%"/>
    </style:style>
    <style:style style:name="_37_98" style:display-name="798" style:family="text">
      <style:text-properties fo:color="#0c0c00" fo:letter-spacing="0.0311in" fo:background-color="#f9fdff" style:text-scale="94%"/>
    </style:style>
    <style:style style:name="_37_99" style:display-name="799" style:family="text">
      <style:text-properties fo:color="#0c0c00" fo:background-color="#f9fdff" style:text-scale="95%"/>
    </style:style>
    <style:style style:name="_38_00" style:display-name="800" style:family="text">
      <style:text-properties fo:color="#0c0c00" fo:letter-spacing="normal" fo:background-color="#f9fdff" style:text-scale="95%"/>
    </style:style>
    <style:style style:name="_38_01" style:display-name="801" style:family="text">
      <style:text-properties fo:color="#0c0c00" fo:letter-spacing="0.0311in" fo:background-color="#f9fdff" style:text-scale="95%"/>
    </style:style>
    <style:style style:name="_38_02" style:display-name="802" style:family="text">
      <style:text-properties fo:color="#0c0c00" fo:background-color="#f9fdff" style:text-scale="107%"/>
    </style:style>
    <style:style style:name="_38_03" style:display-name="803" style:family="text">
      <style:text-properties fo:color="#0c0c00" fo:letter-spacing="normal" fo:background-color="#f9fdff" style:text-scale="107%"/>
    </style:style>
    <style:style style:name="_38_04" style:display-name="804" style:family="text">
      <style:text-properties fo:color="#0c0c00" fo:letter-spacing="0.0311in" fo:background-color="#f9fdff" style:text-scale="107%"/>
    </style:style>
    <style:style style:name="_38_05" style:display-name="805" style:family="text">
      <style:text-properties fo:color="#0c0c00" style:text-position="0% 100%" fo:background-color="#f9fdff"/>
    </style:style>
    <style:style style:name="_38_06" style:display-name="806" style:family="text">
      <style:text-properties fo:color="#0c0c00" style:text-position="0% 100%" fo:letter-spacing="normal" fo:background-color="#f9fdff"/>
    </style:style>
    <style:style style:name="_38_07" style:display-name="807" style:family="text">
      <style:text-properties fo:color="#0c0c00" style:text-position="0% 100%" fo:letter-spacing="0.0311in" fo:background-color="#f9fdff"/>
    </style:style>
    <style:style style:name="_38_08" style:display-name="808" style:family="text">
      <style:text-properties fo:color="#0c0c00" style:text-position="0% 100%" fo:background-color="#f9fdff" style:text-scale="94%"/>
    </style:style>
    <style:style style:name="_38_09" style:display-name="809" style:family="text">
      <style:text-properties fo:color="#0c0c00" style:text-position="0% 100%" fo:letter-spacing="normal" fo:background-color="#f9fdff" style:text-scale="94%"/>
    </style:style>
    <style:style style:name="_38_10" style:display-name="810" style:family="text">
      <style:text-properties fo:color="#0c0c00" style:text-position="0% 100%" fo:letter-spacing="0.0311in" fo:background-color="#f9fdff" style:text-scale="94%"/>
    </style:style>
    <style:style style:name="_38_11" style:display-name="811" style:family="text">
      <style:text-properties fo:color="#0c0c00" style:text-position="0% 100%" fo:background-color="#f9fdff" style:text-scale="95%"/>
    </style:style>
    <style:style style:name="_38_12" style:display-name="812" style:family="text">
      <style:text-properties fo:color="#0c0c00" style:text-position="0% 100%" fo:letter-spacing="normal" fo:background-color="#f9fdff" style:text-scale="95%"/>
    </style:style>
    <style:style style:name="_38_13" style:display-name="813" style:family="text">
      <style:text-properties fo:color="#0c0c00" style:text-position="0% 100%" fo:letter-spacing="0.0311in" fo:background-color="#f9fdff" style:text-scale="95%"/>
    </style:style>
    <style:style style:name="_38_14" style:display-name="814" style:family="text">
      <style:text-properties fo:color="#0c0c00" style:text-position="0% 100%" fo:background-color="#f9fdff" style:text-scale="107%"/>
    </style:style>
    <style:style style:name="_38_15" style:display-name="815" style:family="text">
      <style:text-properties fo:color="#0c0c00" style:text-position="0% 100%" fo:letter-spacing="normal" fo:background-color="#f9fdff" style:text-scale="107%"/>
    </style:style>
    <style:style style:name="_38_16" style:display-name="816" style:family="text">
      <style:text-properties fo:color="#0c0c00" style:text-position="0% 100%" fo:letter-spacing="0.0311in" fo:background-color="#f9fdff" style:text-scale="107%"/>
    </style:style>
    <style:style style:name="_38_17" style:display-name="817" style:family="text">
      <style:text-properties fo:color="#0c0c00" style:text-position="2% 100%" fo:background-color="#f9fdff"/>
    </style:style>
    <style:style style:name="_38_18" style:display-name="818" style:family="text">
      <style:text-properties fo:color="#0c0c00" style:text-position="2% 100%" fo:letter-spacing="normal" fo:background-color="#f9fdff"/>
    </style:style>
    <style:style style:name="_38_19" style:display-name="819" style:family="text">
      <style:text-properties fo:color="#0c0c00" style:text-position="2% 100%" fo:letter-spacing="0.0311in" fo:background-color="#f9fdff"/>
    </style:style>
    <style:style style:name="_38_20" style:display-name="820" style:family="text">
      <style:text-properties fo:color="#0c0c00" style:text-position="2% 100%" fo:background-color="#f9fdff" style:text-scale="94%"/>
    </style:style>
    <style:style style:name="_38_21" style:display-name="821" style:family="text">
      <style:text-properties fo:color="#0c0c00" style:text-position="2% 100%" fo:letter-spacing="normal" fo:background-color="#f9fdff" style:text-scale="94%"/>
    </style:style>
    <style:style style:name="_38_22" style:display-name="822" style:family="text">
      <style:text-properties fo:color="#0c0c00" style:text-position="2% 100%" fo:letter-spacing="0.0311in" fo:background-color="#f9fdff" style:text-scale="94%"/>
    </style:style>
    <style:style style:name="_38_23" style:display-name="823" style:family="text">
      <style:text-properties fo:color="#0c0c00" style:text-position="2% 100%" fo:background-color="#f9fdff" style:text-scale="95%"/>
    </style:style>
    <style:style style:name="_38_24" style:display-name="824" style:family="text">
      <style:text-properties fo:color="#0c0c00" style:text-position="2% 100%" fo:letter-spacing="normal" fo:background-color="#f9fdff" style:text-scale="95%"/>
    </style:style>
    <style:style style:name="_38_25" style:display-name="825" style:family="text">
      <style:text-properties fo:color="#0c0c00" style:text-position="2% 100%" fo:letter-spacing="0.0311in" fo:background-color="#f9fdff" style:text-scale="95%"/>
    </style:style>
    <style:style style:name="_38_26" style:display-name="826" style:family="text">
      <style:text-properties fo:color="#0c0c00" style:text-position="2% 100%" fo:background-color="#f9fdff" style:text-scale="107%"/>
    </style:style>
    <style:style style:name="_38_27" style:display-name="827" style:family="text">
      <style:text-properties fo:color="#0c0c00" style:text-position="2% 100%" fo:letter-spacing="normal" fo:background-color="#f9fdff" style:text-scale="107%"/>
    </style:style>
    <style:style style:name="_38_28" style:display-name="828" style:family="text">
      <style:text-properties fo:color="#0c0c00" style:text-position="2% 100%" fo:letter-spacing="0.0311in" fo:background-color="#f9fdff" style:text-scale="107%"/>
    </style:style>
    <style:style style:name="_38_29" style:display-name="829" style:family="text">
      <style:text-properties fo:color="#0c0c00" fo:background-color="#fdf9ff"/>
    </style:style>
    <style:style style:name="_38_30" style:display-name="830" style:family="text">
      <style:text-properties fo:color="#0c0c00" fo:letter-spacing="normal" fo:background-color="#fdf9ff"/>
    </style:style>
    <style:style style:name="_38_31" style:display-name="831" style:family="text">
      <style:text-properties fo:color="#0c0c00" fo:letter-spacing="0.0311in" fo:background-color="#fdf9ff"/>
    </style:style>
    <style:style style:name="_38_32" style:display-name="832" style:family="text">
      <style:text-properties fo:color="#0c0c00" fo:background-color="#fdf9ff" style:text-scale="94%"/>
    </style:style>
    <style:style style:name="_38_33" style:display-name="833" style:family="text">
      <style:text-properties fo:color="#0c0c00" fo:letter-spacing="normal" fo:background-color="#fdf9ff" style:text-scale="94%"/>
    </style:style>
    <style:style style:name="_38_34" style:display-name="834" style:family="text">
      <style:text-properties fo:color="#0c0c00" fo:letter-spacing="0.0311in" fo:background-color="#fdf9ff" style:text-scale="94%"/>
    </style:style>
    <style:style style:name="_38_35" style:display-name="835" style:family="text">
      <style:text-properties fo:color="#0c0c00" fo:background-color="#fdf9ff" style:text-scale="95%"/>
    </style:style>
    <style:style style:name="_38_36" style:display-name="836" style:family="text">
      <style:text-properties fo:color="#0c0c00" fo:letter-spacing="normal" fo:background-color="#fdf9ff" style:text-scale="95%"/>
    </style:style>
    <style:style style:name="_38_37" style:display-name="837" style:family="text">
      <style:text-properties fo:color="#0c0c00" fo:letter-spacing="0.0311in" fo:background-color="#fdf9ff" style:text-scale="95%"/>
    </style:style>
    <style:style style:name="_38_38" style:display-name="838" style:family="text">
      <style:text-properties fo:color="#0c0c00" fo:background-color="#fdf9ff" style:text-scale="107%"/>
    </style:style>
    <style:style style:name="_38_39" style:display-name="839" style:family="text">
      <style:text-properties fo:color="#0c0c00" fo:letter-spacing="normal" fo:background-color="#fdf9ff" style:text-scale="107%"/>
    </style:style>
    <style:style style:name="_38_40" style:display-name="840" style:family="text">
      <style:text-properties fo:color="#0c0c00" fo:letter-spacing="0.0311in" fo:background-color="#fdf9ff" style:text-scale="107%"/>
    </style:style>
    <style:style style:name="_38_41" style:display-name="841" style:family="text">
      <style:text-properties fo:color="#0c0c00" style:text-position="0% 100%" fo:background-color="#fdf9ff"/>
    </style:style>
    <style:style style:name="_38_42" style:display-name="842" style:family="text">
      <style:text-properties fo:color="#0c0c00" style:text-position="0% 100%" fo:letter-spacing="normal" fo:background-color="#fdf9ff"/>
    </style:style>
    <style:style style:name="_38_43" style:display-name="843" style:family="text">
      <style:text-properties fo:color="#0c0c00" style:text-position="0% 100%" fo:letter-spacing="0.0311in" fo:background-color="#fdf9ff"/>
    </style:style>
    <style:style style:name="_38_44" style:display-name="844" style:family="text">
      <style:text-properties fo:color="#0c0c00" style:text-position="0% 100%" fo:background-color="#fdf9ff" style:text-scale="94%"/>
    </style:style>
    <style:style style:name="_38_45" style:display-name="845" style:family="text">
      <style:text-properties fo:color="#0c0c00" style:text-position="0% 100%" fo:letter-spacing="normal" fo:background-color="#fdf9ff" style:text-scale="94%"/>
    </style:style>
    <style:style style:name="_38_46" style:display-name="846" style:family="text">
      <style:text-properties fo:color="#0c0c00" style:text-position="0% 100%" fo:letter-spacing="0.0311in" fo:background-color="#fdf9ff" style:text-scale="94%"/>
    </style:style>
    <style:style style:name="_38_47" style:display-name="847" style:family="text">
      <style:text-properties fo:color="#0c0c00" style:text-position="0% 100%" fo:background-color="#fdf9ff" style:text-scale="95%"/>
    </style:style>
    <style:style style:name="_38_48" style:display-name="848" style:family="text">
      <style:text-properties fo:color="#0c0c00" style:text-position="0% 100%" fo:letter-spacing="normal" fo:background-color="#fdf9ff" style:text-scale="95%"/>
    </style:style>
    <style:style style:name="_38_49" style:display-name="849" style:family="text">
      <style:text-properties fo:color="#0c0c00" style:text-position="0% 100%" fo:letter-spacing="0.0311in" fo:background-color="#fdf9ff" style:text-scale="95%"/>
    </style:style>
    <style:style style:name="_38_50" style:display-name="850" style:family="text">
      <style:text-properties fo:color="#0c0c00" style:text-position="0% 100%" fo:background-color="#fdf9ff" style:text-scale="107%"/>
    </style:style>
    <style:style style:name="_38_51" style:display-name="851" style:family="text">
      <style:text-properties fo:color="#0c0c00" style:text-position="0% 100%" fo:letter-spacing="normal" fo:background-color="#fdf9ff" style:text-scale="107%"/>
    </style:style>
    <style:style style:name="_38_52" style:display-name="852" style:family="text">
      <style:text-properties fo:color="#0c0c00" style:text-position="0% 100%" fo:letter-spacing="0.0311in" fo:background-color="#fdf9ff" style:text-scale="107%"/>
    </style:style>
    <style:style style:name="_38_53" style:display-name="853" style:family="text">
      <style:text-properties fo:color="#0c0c00" style:text-position="2% 100%" fo:background-color="#fdf9ff"/>
    </style:style>
    <style:style style:name="_38_54" style:display-name="854" style:family="text">
      <style:text-properties fo:color="#0c0c00" style:text-position="2% 100%" fo:letter-spacing="normal" fo:background-color="#fdf9ff"/>
    </style:style>
    <style:style style:name="_38_55" style:display-name="855" style:family="text">
      <style:text-properties fo:color="#0c0c00" style:text-position="2% 100%" fo:letter-spacing="0.0311in" fo:background-color="#fdf9ff"/>
    </style:style>
    <style:style style:name="_38_56" style:display-name="856" style:family="text">
      <style:text-properties fo:color="#0c0c00" style:text-position="2% 100%" fo:background-color="#fdf9ff" style:text-scale="94%"/>
    </style:style>
    <style:style style:name="_38_57" style:display-name="857" style:family="text">
      <style:text-properties fo:color="#0c0c00" style:text-position="2% 100%" fo:letter-spacing="normal" fo:background-color="#fdf9ff" style:text-scale="94%"/>
    </style:style>
    <style:style style:name="_38_58" style:display-name="858" style:family="text">
      <style:text-properties fo:color="#0c0c00" style:text-position="2% 100%" fo:letter-spacing="0.0311in" fo:background-color="#fdf9ff" style:text-scale="94%"/>
    </style:style>
    <style:style style:name="_38_59" style:display-name="859" style:family="text">
      <style:text-properties fo:color="#0c0c00" style:text-position="2% 100%" fo:background-color="#fdf9ff" style:text-scale="95%"/>
    </style:style>
    <style:style style:name="_38_60" style:display-name="860" style:family="text">
      <style:text-properties fo:color="#0c0c00" style:text-position="2% 100%" fo:letter-spacing="normal" fo:background-color="#fdf9ff" style:text-scale="95%"/>
    </style:style>
    <style:style style:name="_38_61" style:display-name="861" style:family="text">
      <style:text-properties fo:color="#0c0c00" style:text-position="2% 100%" fo:letter-spacing="0.0311in" fo:background-color="#fdf9ff" style:text-scale="95%"/>
    </style:style>
    <style:style style:name="_38_62" style:display-name="862" style:family="text">
      <style:text-properties fo:color="#0c0c00" style:text-position="2% 100%" fo:background-color="#fdf9ff" style:text-scale="107%"/>
    </style:style>
    <style:style style:name="_38_63" style:display-name="863" style:family="text">
      <style:text-properties fo:color="#0c0c00" style:text-position="2% 100%" fo:letter-spacing="normal" fo:background-color="#fdf9ff" style:text-scale="107%"/>
    </style:style>
    <style:style style:name="_38_64" style:display-name="864" style:family="text">
      <style:text-properties fo:color="#0c0c00" style:text-position="2% 100%" fo:letter-spacing="0.0311in" fo:background-color="#fdf9ff" style:text-scale="107%"/>
    </style:style>
    <style:style style:name="_38_65" style:display-name="865" style:family="text">
      <style:text-properties fo:color="#0c0c00" fo:background-color="#fdfdff"/>
    </style:style>
    <style:style style:name="_38_66" style:display-name="866" style:family="text">
      <style:text-properties fo:color="#0c0c00" fo:letter-spacing="normal" fo:background-color="#fdfdff"/>
    </style:style>
    <style:style style:name="_38_67" style:display-name="867" style:family="text">
      <style:text-properties fo:color="#0c0c00" fo:letter-spacing="0.0311in" fo:background-color="#fdfdff"/>
    </style:style>
    <style:style style:name="_38_68" style:display-name="868" style:family="text">
      <style:text-properties fo:color="#0c0c00" fo:background-color="#fdfdff" style:text-scale="94%"/>
    </style:style>
    <style:style style:name="_38_69" style:display-name="869" style:family="text">
      <style:text-properties fo:color="#0c0c00" fo:letter-spacing="normal" fo:background-color="#fdfdff" style:text-scale="94%"/>
    </style:style>
    <style:style style:name="_38_70" style:display-name="870" style:family="text">
      <style:text-properties fo:color="#0c0c00" fo:letter-spacing="0.0311in" fo:background-color="#fdfdff" style:text-scale="94%"/>
    </style:style>
    <style:style style:name="_38_71" style:display-name="871" style:family="text">
      <style:text-properties fo:color="#0c0c00" fo:background-color="#fdfdff" style:text-scale="95%"/>
    </style:style>
    <style:style style:name="_38_72" style:display-name="872" style:family="text">
      <style:text-properties fo:color="#0c0c00" fo:letter-spacing="normal" fo:background-color="#fdfdff" style:text-scale="95%"/>
    </style:style>
    <style:style style:name="_38_73" style:display-name="873" style:family="text">
      <style:text-properties fo:color="#0c0c00" fo:letter-spacing="0.0311in" fo:background-color="#fdfdff" style:text-scale="95%"/>
    </style:style>
    <style:style style:name="_38_74" style:display-name="874" style:family="text">
      <style:text-properties fo:color="#0c0c00" fo:background-color="#fdfdff" style:text-scale="107%"/>
    </style:style>
    <style:style style:name="_38_75" style:display-name="875" style:family="text">
      <style:text-properties fo:color="#0c0c00" fo:letter-spacing="normal" fo:background-color="#fdfdff" style:text-scale="107%"/>
    </style:style>
    <style:style style:name="_38_76" style:display-name="876" style:family="text">
      <style:text-properties fo:color="#0c0c00" fo:letter-spacing="0.0311in" fo:background-color="#fdfdff" style:text-scale="107%"/>
    </style:style>
    <style:style style:name="_38_77" style:display-name="877" style:family="text">
      <style:text-properties fo:color="#0c0c00" style:text-position="0% 100%" fo:background-color="#fdfdff"/>
    </style:style>
    <style:style style:name="_38_78" style:display-name="878" style:family="text">
      <style:text-properties fo:color="#0c0c00" style:text-position="0% 100%" fo:letter-spacing="normal" fo:background-color="#fdfdff"/>
    </style:style>
    <style:style style:name="_38_79" style:display-name="879" style:family="text">
      <style:text-properties fo:color="#0c0c00" style:text-position="0% 100%" fo:letter-spacing="0.0311in" fo:background-color="#fdfdff"/>
    </style:style>
    <style:style style:name="_38_80" style:display-name="880" style:family="text">
      <style:text-properties fo:color="#0c0c00" style:text-position="0% 100%" fo:background-color="#fdfdff" style:text-scale="94%"/>
    </style:style>
    <style:style style:name="_38_81" style:display-name="881" style:family="text">
      <style:text-properties fo:color="#0c0c00" style:text-position="0% 100%" fo:letter-spacing="normal" fo:background-color="#fdfdff" style:text-scale="94%"/>
    </style:style>
    <style:style style:name="_38_82" style:display-name="882" style:family="text">
      <style:text-properties fo:color="#0c0c00" style:text-position="0% 100%" fo:letter-spacing="0.0311in" fo:background-color="#fdfdff" style:text-scale="94%"/>
    </style:style>
    <style:style style:name="_38_83" style:display-name="883" style:family="text">
      <style:text-properties fo:color="#0c0c00" style:text-position="0% 100%" fo:background-color="#fdfdff" style:text-scale="95%"/>
    </style:style>
    <style:style style:name="_38_84" style:display-name="884" style:family="text">
      <style:text-properties fo:color="#0c0c00" style:text-position="0% 100%" fo:letter-spacing="normal" fo:background-color="#fdfdff" style:text-scale="95%"/>
    </style:style>
    <style:style style:name="_38_85" style:display-name="885" style:family="text">
      <style:text-properties fo:color="#0c0c00" style:text-position="0% 100%" fo:letter-spacing="0.0311in" fo:background-color="#fdfdff" style:text-scale="95%"/>
    </style:style>
    <style:style style:name="_38_86" style:display-name="886" style:family="text">
      <style:text-properties fo:color="#0c0c00" style:text-position="0% 100%" fo:background-color="#fdfdff" style:text-scale="107%"/>
    </style:style>
    <style:style style:name="_38_87" style:display-name="887" style:family="text">
      <style:text-properties fo:color="#0c0c00" style:text-position="0% 100%" fo:letter-spacing="normal" fo:background-color="#fdfdff" style:text-scale="107%"/>
    </style:style>
    <style:style style:name="_38_88" style:display-name="888" style:family="text">
      <style:text-properties fo:color="#0c0c00" style:text-position="0% 100%" fo:letter-spacing="0.0311in" fo:background-color="#fdfdff" style:text-scale="107%"/>
    </style:style>
    <style:style style:name="_38_89" style:display-name="889" style:family="text">
      <style:text-properties fo:color="#0c0c00" style:text-position="2% 100%" fo:background-color="#fdfdff"/>
    </style:style>
    <style:style style:name="_38_90" style:display-name="890" style:family="text">
      <style:text-properties fo:color="#0c0c00" style:text-position="2% 100%" fo:letter-spacing="normal" fo:background-color="#fdfdff"/>
    </style:style>
    <style:style style:name="_38_91" style:display-name="891" style:family="text">
      <style:text-properties fo:color="#0c0c00" style:text-position="2% 100%" fo:letter-spacing="0.0311in" fo:background-color="#fdfdff"/>
    </style:style>
    <style:style style:name="_38_92" style:display-name="892" style:family="text">
      <style:text-properties fo:color="#0c0c00" style:text-position="2% 100%" fo:background-color="#fdfdff" style:text-scale="94%"/>
    </style:style>
    <style:style style:name="_38_93" style:display-name="893" style:family="text">
      <style:text-properties fo:color="#0c0c00" style:text-position="2% 100%" fo:letter-spacing="normal" fo:background-color="#fdfdff" style:text-scale="94%"/>
    </style:style>
    <style:style style:name="_38_94" style:display-name="894" style:family="text">
      <style:text-properties fo:color="#0c0c00" style:text-position="2% 100%" fo:letter-spacing="0.0311in" fo:background-color="#fdfdff" style:text-scale="94%"/>
    </style:style>
    <style:style style:name="_38_95" style:display-name="895" style:family="text">
      <style:text-properties fo:color="#0c0c00" style:text-position="2% 100%" fo:background-color="#fdfdff" style:text-scale="95%"/>
    </style:style>
    <style:style style:name="_38_96" style:display-name="896" style:family="text">
      <style:text-properties fo:color="#0c0c00" style:text-position="2% 100%" fo:letter-spacing="normal" fo:background-color="#fdfdff" style:text-scale="95%"/>
    </style:style>
    <style:style style:name="_38_97" style:display-name="897" style:family="text">
      <style:text-properties fo:color="#0c0c00" style:text-position="2% 100%" fo:letter-spacing="0.0311in" fo:background-color="#fdfdff" style:text-scale="95%"/>
    </style:style>
    <style:style style:name="_38_98" style:display-name="898" style:family="text">
      <style:text-properties fo:color="#0c0c00" style:text-position="2% 100%" fo:background-color="#fdfdff" style:text-scale="107%"/>
    </style:style>
    <style:style style:name="_38_99" style:display-name="899" style:family="text">
      <style:text-properties fo:color="#0c0c00" style:text-position="2% 100%" fo:letter-spacing="normal" fo:background-color="#fdfdff" style:text-scale="107%"/>
    </style:style>
    <style:style style:name="_39_00" style:display-name="900" style:family="text">
      <style:text-properties fo:color="#0c0c00" style:text-position="2% 100%" fo:letter-spacing="0.0311in" fo:background-color="#fdfdff" style:text-scale="107%"/>
    </style:style>
    <style:style style:name="_39_01" style:display-name="901" style:family="text"/>
    <style:style style:name="_39_02" style:display-name="902" style:family="text">
      <style:text-properties fo:letter-spacing="normal"/>
    </style:style>
    <style:style style:name="_39_03" style:display-name="903" style:family="text">
      <style:text-properties fo:letter-spacing="0.0311in"/>
    </style:style>
    <style:style style:name="_39_04" style:display-name="904" style:family="text">
      <style:text-properties style:text-scale="94%"/>
    </style:style>
    <style:style style:name="_39_05" style:display-name="905" style:family="text">
      <style:text-properties fo:letter-spacing="normal" style:text-scale="94%"/>
    </style:style>
    <style:style style:name="_39_06" style:display-name="906" style:family="text">
      <style:text-properties fo:letter-spacing="0.0311in" style:text-scale="94%"/>
    </style:style>
    <style:style style:name="_39_07" style:display-name="907" style:family="text">
      <style:text-properties style:text-scale="95%"/>
    </style:style>
    <style:style style:name="_39_08" style:display-name="908" style:family="text">
      <style:text-properties fo:letter-spacing="normal" style:text-scale="95%"/>
    </style:style>
    <style:style style:name="_39_09" style:display-name="909" style:family="text">
      <style:text-properties fo:letter-spacing="0.0311in" style:text-scale="95%"/>
    </style:style>
    <style:style style:name="_39_10" style:display-name="910" style:family="text">
      <style:text-properties style:text-scale="107%"/>
    </style:style>
    <style:style style:name="_39_11" style:display-name="911" style:family="text">
      <style:text-properties fo:letter-spacing="normal" style:text-scale="107%"/>
    </style:style>
    <style:style style:name="_39_12" style:display-name="912" style:family="text">
      <style:text-properties fo:letter-spacing="0.0311in" style:text-scale="107%"/>
    </style:style>
    <style:style style:name="_39_13" style:display-name="913" style:family="text">
      <style:text-properties style:text-position="0% 100%"/>
    </style:style>
    <style:style style:name="_39_14" style:display-name="914" style:family="text">
      <style:text-properties style:text-position="0% 100%" fo:letter-spacing="normal"/>
    </style:style>
    <style:style style:name="_39_15" style:display-name="915" style:family="text">
      <style:text-properties style:text-position="0% 100%" fo:letter-spacing="0.0311in"/>
    </style:style>
    <style:style style:name="_39_16" style:display-name="916" style:family="text">
      <style:text-properties style:text-position="0% 100%" style:text-scale="94%"/>
    </style:style>
    <style:style style:name="_39_17" style:display-name="917" style:family="text">
      <style:text-properties style:text-position="0% 100%" fo:letter-spacing="normal" style:text-scale="94%"/>
    </style:style>
    <style:style style:name="_39_18" style:display-name="918" style:family="text">
      <style:text-properties style:text-position="0% 100%" fo:letter-spacing="0.0311in" style:text-scale="94%"/>
    </style:style>
    <style:style style:name="_39_19" style:display-name="919" style:family="text">
      <style:text-properties style:text-position="0% 100%" style:text-scale="95%"/>
    </style:style>
    <style:style style:name="_39_20" style:display-name="920" style:family="text">
      <style:text-properties style:text-position="0% 100%" fo:letter-spacing="normal" style:text-scale="95%"/>
    </style:style>
    <style:style style:name="_39_21" style:display-name="921" style:family="text">
      <style:text-properties style:text-position="0% 100%" fo:letter-spacing="0.0311in" style:text-scale="95%"/>
    </style:style>
    <style:style style:name="_39_22" style:display-name="922" style:family="text">
      <style:text-properties style:text-position="0% 100%" style:text-scale="107%"/>
    </style:style>
    <style:style style:name="_39_23" style:display-name="923" style:family="text">
      <style:text-properties style:text-position="0% 100%" fo:letter-spacing="normal" style:text-scale="107%"/>
    </style:style>
    <style:style style:name="_39_24" style:display-name="924" style:family="text">
      <style:text-properties style:text-position="0% 100%" fo:letter-spacing="0.0311in" style:text-scale="107%"/>
    </style:style>
    <style:style style:name="_39_25" style:display-name="925" style:family="text">
      <style:text-properties style:text-position="2% 100%"/>
    </style:style>
    <style:style style:name="_39_26" style:display-name="926" style:family="text">
      <style:text-properties style:text-position="2% 100%" fo:letter-spacing="normal"/>
    </style:style>
    <style:style style:name="_39_27" style:display-name="927" style:family="text">
      <style:text-properties style:text-position="2% 100%" fo:letter-spacing="0.0311in"/>
    </style:style>
    <style:style style:name="_39_28" style:display-name="928" style:family="text">
      <style:text-properties style:text-position="2% 100%" style:text-scale="94%"/>
    </style:style>
    <style:style style:name="_39_29" style:display-name="929" style:family="text">
      <style:text-properties style:text-position="2% 100%" fo:letter-spacing="normal" style:text-scale="94%"/>
    </style:style>
    <style:style style:name="_39_30" style:display-name="930" style:family="text">
      <style:text-properties style:text-position="2% 100%" fo:letter-spacing="0.0311in" style:text-scale="94%"/>
    </style:style>
    <style:style style:name="_39_31" style:display-name="931" style:family="text">
      <style:text-properties style:text-position="2% 100%" style:text-scale="95%"/>
    </style:style>
    <style:style style:name="_39_32" style:display-name="932" style:family="text">
      <style:text-properties style:text-position="2% 100%" fo:letter-spacing="normal" style:text-scale="95%"/>
    </style:style>
    <style:style style:name="_39_33" style:display-name="933" style:family="text">
      <style:text-properties style:text-position="2% 100%" fo:letter-spacing="0.0311in" style:text-scale="95%"/>
    </style:style>
    <style:style style:name="_39_34" style:display-name="934" style:family="text">
      <style:text-properties style:text-position="2% 100%" style:text-scale="107%"/>
    </style:style>
    <style:style style:name="_39_35" style:display-name="935" style:family="text">
      <style:text-properties style:text-position="2% 100%" fo:letter-spacing="normal" style:text-scale="107%"/>
    </style:style>
    <style:style style:name="_39_36" style:display-name="936" style:family="text">
      <style:text-properties style:text-position="2% 100%" fo:letter-spacing="0.0311in" style:text-scale="107%"/>
    </style:style>
    <style:style style:name="_39_37" style:display-name="937" style:family="text">
      <style:text-properties fo:background-color="#f9f9ff"/>
    </style:style>
    <style:style style:name="_39_38" style:display-name="938" style:family="text">
      <style:text-properties fo:letter-spacing="normal" fo:background-color="#f9f9ff"/>
    </style:style>
    <style:style style:name="_39_39" style:display-name="939" style:family="text">
      <style:text-properties fo:letter-spacing="0.0311in" fo:background-color="#f9f9ff"/>
    </style:style>
    <style:style style:name="_39_40" style:display-name="940" style:family="text">
      <style:text-properties fo:background-color="#f9f9ff" style:text-scale="94%"/>
    </style:style>
    <style:style style:name="_39_41" style:display-name="941" style:family="text">
      <style:text-properties fo:letter-spacing="normal" fo:background-color="#f9f9ff" style:text-scale="94%"/>
    </style:style>
    <style:style style:name="_39_42" style:display-name="942" style:family="text">
      <style:text-properties fo:letter-spacing="0.0311in" fo:background-color="#f9f9ff" style:text-scale="94%"/>
    </style:style>
    <style:style style:name="_39_43" style:display-name="943" style:family="text">
      <style:text-properties fo:background-color="#f9f9ff" style:text-scale="95%"/>
    </style:style>
    <style:style style:name="_39_44" style:display-name="944" style:family="text">
      <style:text-properties fo:letter-spacing="normal" fo:background-color="#f9f9ff" style:text-scale="95%"/>
    </style:style>
    <style:style style:name="_39_45" style:display-name="945" style:family="text">
      <style:text-properties fo:letter-spacing="0.0311in" fo:background-color="#f9f9ff" style:text-scale="95%"/>
    </style:style>
    <style:style style:name="_39_46" style:display-name="946" style:family="text">
      <style:text-properties fo:background-color="#f9f9ff" style:text-scale="107%"/>
    </style:style>
    <style:style style:name="_39_47" style:display-name="947" style:family="text">
      <style:text-properties fo:letter-spacing="normal" fo:background-color="#f9f9ff" style:text-scale="107%"/>
    </style:style>
    <style:style style:name="_39_48" style:display-name="948" style:family="text">
      <style:text-properties fo:letter-spacing="0.0311in" fo:background-color="#f9f9ff" style:text-scale="107%"/>
    </style:style>
    <style:style style:name="_39_49" style:display-name="949" style:family="text">
      <style:text-properties style:text-position="0% 100%" fo:background-color="#f9f9ff"/>
    </style:style>
    <style:style style:name="_39_50" style:display-name="950" style:family="text">
      <style:text-properties style:text-position="0% 100%" fo:letter-spacing="normal" fo:background-color="#f9f9ff"/>
    </style:style>
    <style:style style:name="_39_51" style:display-name="951" style:family="text">
      <style:text-properties style:text-position="0% 100%" fo:letter-spacing="0.0311in" fo:background-color="#f9f9ff"/>
    </style:style>
    <style:style style:name="_39_52" style:display-name="952" style:family="text">
      <style:text-properties style:text-position="0% 100%" fo:background-color="#f9f9ff" style:text-scale="94%"/>
    </style:style>
    <style:style style:name="_39_53" style:display-name="953" style:family="text">
      <style:text-properties style:text-position="0% 100%" fo:letter-spacing="normal" fo:background-color="#f9f9ff" style:text-scale="94%"/>
    </style:style>
    <style:style style:name="_39_54" style:display-name="954" style:family="text">
      <style:text-properties style:text-position="0% 100%" fo:letter-spacing="0.0311in" fo:background-color="#f9f9ff" style:text-scale="94%"/>
    </style:style>
    <style:style style:name="_39_55" style:display-name="955" style:family="text">
      <style:text-properties style:text-position="0% 100%" fo:background-color="#f9f9ff" style:text-scale="95%"/>
    </style:style>
    <style:style style:name="_39_56" style:display-name="956" style:family="text">
      <style:text-properties style:text-position="0% 100%" fo:letter-spacing="normal" fo:background-color="#f9f9ff" style:text-scale="95%"/>
    </style:style>
    <style:style style:name="_39_57" style:display-name="957" style:family="text">
      <style:text-properties style:text-position="0% 100%" fo:letter-spacing="0.0311in" fo:background-color="#f9f9ff" style:text-scale="95%"/>
    </style:style>
    <style:style style:name="_39_58" style:display-name="958" style:family="text">
      <style:text-properties style:text-position="0% 100%" fo:background-color="#f9f9ff" style:text-scale="107%"/>
    </style:style>
    <style:style style:name="_39_59" style:display-name="959" style:family="text">
      <style:text-properties style:text-position="0% 100%" fo:letter-spacing="normal" fo:background-color="#f9f9ff" style:text-scale="107%"/>
    </style:style>
    <style:style style:name="_39_60" style:display-name="960" style:family="text">
      <style:text-properties style:text-position="0% 100%" fo:letter-spacing="0.0311in" fo:background-color="#f9f9ff" style:text-scale="107%"/>
    </style:style>
    <style:style style:name="_39_61" style:display-name="961" style:family="text">
      <style:text-properties style:text-position="2% 100%" fo:background-color="#f9f9ff"/>
    </style:style>
    <style:style style:name="_39_62" style:display-name="962" style:family="text">
      <style:text-properties style:text-position="2% 100%" fo:letter-spacing="normal" fo:background-color="#f9f9ff"/>
    </style:style>
    <style:style style:name="_39_63" style:display-name="963" style:family="text">
      <style:text-properties style:text-position="2% 100%" fo:letter-spacing="0.0311in" fo:background-color="#f9f9ff"/>
    </style:style>
    <style:style style:name="_39_64" style:display-name="964" style:family="text">
      <style:text-properties style:text-position="2% 100%" fo:background-color="#f9f9ff" style:text-scale="94%"/>
    </style:style>
    <style:style style:name="_39_65" style:display-name="965" style:family="text">
      <style:text-properties style:text-position="2% 100%" fo:letter-spacing="normal" fo:background-color="#f9f9ff" style:text-scale="94%"/>
    </style:style>
    <style:style style:name="_39_66" style:display-name="966" style:family="text">
      <style:text-properties style:text-position="2% 100%" fo:letter-spacing="0.0311in" fo:background-color="#f9f9ff" style:text-scale="94%"/>
    </style:style>
    <style:style style:name="_39_67" style:display-name="967" style:family="text">
      <style:text-properties style:text-position="2% 100%" fo:background-color="#f9f9ff" style:text-scale="95%"/>
    </style:style>
    <style:style style:name="_39_68" style:display-name="968" style:family="text">
      <style:text-properties style:text-position="2% 100%" fo:letter-spacing="normal" fo:background-color="#f9f9ff" style:text-scale="95%"/>
    </style:style>
    <style:style style:name="_39_69" style:display-name="969" style:family="text">
      <style:text-properties style:text-position="2% 100%" fo:letter-spacing="0.0311in" fo:background-color="#f9f9ff" style:text-scale="95%"/>
    </style:style>
    <style:style style:name="_39_70" style:display-name="970" style:family="text">
      <style:text-properties style:text-position="2% 100%" fo:background-color="#f9f9ff" style:text-scale="107%"/>
    </style:style>
    <style:style style:name="_39_71" style:display-name="971" style:family="text">
      <style:text-properties style:text-position="2% 100%" fo:letter-spacing="normal" fo:background-color="#f9f9ff" style:text-scale="107%"/>
    </style:style>
    <style:style style:name="_39_72" style:display-name="972" style:family="text">
      <style:text-properties style:text-position="2% 100%" fo:letter-spacing="0.0311in" fo:background-color="#f9f9ff" style:text-scale="107%"/>
    </style:style>
    <style:style style:name="_39_73" style:display-name="973" style:family="text">
      <style:text-properties fo:background-color="#f9fdff"/>
    </style:style>
    <style:style style:name="_39_74" style:display-name="974" style:family="text">
      <style:text-properties fo:letter-spacing="normal" fo:background-color="#f9fdff"/>
    </style:style>
    <style:style style:name="_39_75" style:display-name="975" style:family="text">
      <style:text-properties fo:letter-spacing="0.0311in" fo:background-color="#f9fdff"/>
    </style:style>
    <style:style style:name="_39_76" style:display-name="976" style:family="text">
      <style:text-properties fo:background-color="#f9fdff" style:text-scale="94%"/>
    </style:style>
    <style:style style:name="_39_77" style:display-name="977" style:family="text">
      <style:text-properties fo:letter-spacing="normal" fo:background-color="#f9fdff" style:text-scale="94%"/>
    </style:style>
    <style:style style:name="_39_78" style:display-name="978" style:family="text">
      <style:text-properties fo:letter-spacing="0.0311in" fo:background-color="#f9fdff" style:text-scale="94%"/>
    </style:style>
    <style:style style:name="_39_79" style:display-name="979" style:family="text">
      <style:text-properties fo:background-color="#f9fdff" style:text-scale="95%"/>
    </style:style>
    <style:style style:name="_39_80" style:display-name="980" style:family="text">
      <style:text-properties fo:letter-spacing="normal" fo:background-color="#f9fdff" style:text-scale="95%"/>
    </style:style>
    <style:style style:name="_39_81" style:display-name="981" style:family="text">
      <style:text-properties fo:letter-spacing="0.0311in" fo:background-color="#f9fdff" style:text-scale="95%"/>
    </style:style>
    <style:style style:name="_39_82" style:display-name="982" style:family="text">
      <style:text-properties fo:background-color="#f9fdff" style:text-scale="107%"/>
    </style:style>
    <style:style style:name="_39_83" style:display-name="983" style:family="text">
      <style:text-properties fo:letter-spacing="normal" fo:background-color="#f9fdff" style:text-scale="107%"/>
    </style:style>
    <style:style style:name="_39_84" style:display-name="984" style:family="text">
      <style:text-properties fo:letter-spacing="0.0311in" fo:background-color="#f9fdff" style:text-scale="107%"/>
    </style:style>
    <style:style style:name="_39_85" style:display-name="985" style:family="text">
      <style:text-properties style:text-position="0% 100%" fo:background-color="#f9fdff"/>
    </style:style>
    <style:style style:name="_39_86" style:display-name="986" style:family="text">
      <style:text-properties style:text-position="0% 100%" fo:letter-spacing="normal" fo:background-color="#f9fdff"/>
    </style:style>
    <style:style style:name="_39_87" style:display-name="987" style:family="text">
      <style:text-properties style:text-position="0% 100%" fo:letter-spacing="0.0311in" fo:background-color="#f9fdff"/>
    </style:style>
    <style:style style:name="_39_88" style:display-name="988" style:family="text">
      <style:text-properties style:text-position="0% 100%" fo:background-color="#f9fdff" style:text-scale="94%"/>
    </style:style>
    <style:style style:name="_39_89" style:display-name="989" style:family="text">
      <style:text-properties style:text-position="0% 100%" fo:letter-spacing="normal" fo:background-color="#f9fdff" style:text-scale="94%"/>
    </style:style>
    <style:style style:name="_39_90" style:display-name="990" style:family="text">
      <style:text-properties style:text-position="0% 100%" fo:letter-spacing="0.0311in" fo:background-color="#f9fdff" style:text-scale="94%"/>
    </style:style>
    <style:style style:name="_39_91" style:display-name="991" style:family="text">
      <style:text-properties style:text-position="0% 100%" fo:background-color="#f9fdff" style:text-scale="95%"/>
    </style:style>
    <style:style style:name="_39_92" style:display-name="992" style:family="text">
      <style:text-properties style:text-position="0% 100%" fo:letter-spacing="normal" fo:background-color="#f9fdff" style:text-scale="95%"/>
    </style:style>
    <style:style style:name="_39_93" style:display-name="993" style:family="text">
      <style:text-properties style:text-position="0% 100%" fo:letter-spacing="0.0311in" fo:background-color="#f9fdff" style:text-scale="95%"/>
    </style:style>
    <style:style style:name="_39_94" style:display-name="994" style:family="text">
      <style:text-properties style:text-position="0% 100%" fo:background-color="#f9fdff" style:text-scale="107%"/>
    </style:style>
    <style:style style:name="_39_95" style:display-name="995" style:family="text">
      <style:text-properties style:text-position="0% 100%" fo:letter-spacing="normal" fo:background-color="#f9fdff" style:text-scale="107%"/>
    </style:style>
    <style:style style:name="_39_96" style:display-name="996" style:family="text">
      <style:text-properties style:text-position="0% 100%" fo:letter-spacing="0.0311in" fo:background-color="#f9fdff" style:text-scale="107%"/>
    </style:style>
    <style:style style:name="_39_97" style:display-name="997" style:family="text">
      <style:text-properties style:text-position="2% 100%" fo:background-color="#f9fdff"/>
    </style:style>
    <style:style style:name="_39_98" style:display-name="998" style:family="text">
      <style:text-properties style:text-position="2% 100%" fo:letter-spacing="normal" fo:background-color="#f9fdff"/>
    </style:style>
    <style:style style:name="_39_99" style:display-name="999" style:family="text">
      <style:text-properties style:text-position="2% 100%" fo:letter-spacing="0.0311in" fo:background-color="#f9fdff"/>
    </style:style>
    <style:style style:name="_31_000" style:display-name="1000" style:family="text">
      <style:text-properties style:text-position="2% 100%" fo:background-color="#f9fdff" style:text-scale="94%"/>
    </style:style>
    <style:style style:name="_31_001" style:display-name="1001" style:family="text">
      <style:text-properties style:text-position="2% 100%" fo:letter-spacing="normal" fo:background-color="#f9fdff" style:text-scale="94%"/>
    </style:style>
    <style:style style:name="_31_002" style:display-name="1002" style:family="text">
      <style:text-properties style:text-position="2% 100%" fo:letter-spacing="0.0311in" fo:background-color="#f9fdff" style:text-scale="94%"/>
    </style:style>
    <style:style style:name="_31_003" style:display-name="1003" style:family="text">
      <style:text-properties style:text-position="2% 100%" fo:background-color="#f9fdff" style:text-scale="95%"/>
    </style:style>
    <style:style style:name="_31_004" style:display-name="1004" style:family="text">
      <style:text-properties style:text-position="2% 100%" fo:letter-spacing="normal" fo:background-color="#f9fdff" style:text-scale="95%"/>
    </style:style>
    <style:style style:name="_31_005" style:display-name="1005" style:family="text">
      <style:text-properties style:text-position="2% 100%" fo:letter-spacing="0.0311in" fo:background-color="#f9fdff" style:text-scale="95%"/>
    </style:style>
    <style:style style:name="_31_006" style:display-name="1006" style:family="text">
      <style:text-properties style:text-position="2% 100%" fo:background-color="#f9fdff" style:text-scale="107%"/>
    </style:style>
    <style:style style:name="_31_007" style:display-name="1007" style:family="text">
      <style:text-properties style:text-position="2% 100%" fo:letter-spacing="normal" fo:background-color="#f9fdff" style:text-scale="107%"/>
    </style:style>
    <style:style style:name="_31_008" style:display-name="1008" style:family="text">
      <style:text-properties style:text-position="2% 100%" fo:letter-spacing="0.0311in" fo:background-color="#f9fdff" style:text-scale="107%"/>
    </style:style>
    <style:style style:name="_31_009" style:display-name="1009" style:family="text">
      <style:text-properties fo:background-color="#fdf9ff"/>
    </style:style>
    <style:style style:name="_31_010" style:display-name="1010" style:family="text">
      <style:text-properties fo:letter-spacing="normal" fo:background-color="#fdf9ff"/>
    </style:style>
    <style:style style:name="_31_011" style:display-name="1011" style:family="text">
      <style:text-properties fo:letter-spacing="0.0311in" fo:background-color="#fdf9ff"/>
    </style:style>
    <style:style style:name="_31_012" style:display-name="1012" style:family="text">
      <style:text-properties fo:background-color="#fdf9ff" style:text-scale="94%"/>
    </style:style>
    <style:style style:name="_31_013" style:display-name="1013" style:family="text">
      <style:text-properties fo:letter-spacing="normal" fo:background-color="#fdf9ff" style:text-scale="94%"/>
    </style:style>
    <style:style style:name="_31_014" style:display-name="1014" style:family="text">
      <style:text-properties fo:letter-spacing="0.0311in" fo:background-color="#fdf9ff" style:text-scale="94%"/>
    </style:style>
    <style:style style:name="_31_015" style:display-name="1015" style:family="text">
      <style:text-properties fo:background-color="#fdf9ff" style:text-scale="95%"/>
    </style:style>
    <style:style style:name="_31_016" style:display-name="1016" style:family="text">
      <style:text-properties fo:letter-spacing="normal" fo:background-color="#fdf9ff" style:text-scale="95%"/>
    </style:style>
    <style:style style:name="_31_017" style:display-name="1017" style:family="text">
      <style:text-properties fo:letter-spacing="0.0311in" fo:background-color="#fdf9ff" style:text-scale="95%"/>
    </style:style>
    <style:style style:name="_31_018" style:display-name="1018" style:family="text">
      <style:text-properties fo:background-color="#fdf9ff" style:text-scale="107%"/>
    </style:style>
    <style:style style:name="_31_019" style:display-name="1019" style:family="text">
      <style:text-properties fo:letter-spacing="normal" fo:background-color="#fdf9ff" style:text-scale="107%"/>
    </style:style>
    <style:style style:name="_31_020" style:display-name="1020" style:family="text">
      <style:text-properties fo:letter-spacing="0.0311in" fo:background-color="#fdf9ff" style:text-scale="107%"/>
    </style:style>
    <style:style style:name="_31_021" style:display-name="1021" style:family="text">
      <style:text-properties style:text-position="0% 100%" fo:background-color="#fdf9ff"/>
    </style:style>
    <style:style style:name="_31_022" style:display-name="1022" style:family="text">
      <style:text-properties style:text-position="0% 100%" fo:letter-spacing="normal" fo:background-color="#fdf9ff"/>
    </style:style>
    <style:style style:name="_31_023" style:display-name="1023" style:family="text">
      <style:text-properties style:text-position="0% 100%" fo:letter-spacing="0.0311in" fo:background-color="#fdf9ff"/>
    </style:style>
    <style:style style:name="_31_024" style:display-name="1024" style:family="text">
      <style:text-properties style:text-position="0% 100%" fo:background-color="#fdf9ff" style:text-scale="94%"/>
    </style:style>
    <style:style style:name="_31_025" style:display-name="1025" style:family="text">
      <style:text-properties style:text-position="0% 100%" fo:letter-spacing="normal" fo:background-color="#fdf9ff" style:text-scale="94%"/>
    </style:style>
    <style:style style:name="_31_026" style:display-name="1026" style:family="text">
      <style:text-properties style:text-position="0% 100%" fo:letter-spacing="0.0311in" fo:background-color="#fdf9ff" style:text-scale="94%"/>
    </style:style>
    <style:style style:name="_31_027" style:display-name="1027" style:family="text">
      <style:text-properties style:text-position="0% 100%" fo:background-color="#fdf9ff" style:text-scale="95%"/>
    </style:style>
    <style:style style:name="_31_028" style:display-name="1028" style:family="text">
      <style:text-properties style:text-position="0% 100%" fo:letter-spacing="normal" fo:background-color="#fdf9ff" style:text-scale="95%"/>
    </style:style>
    <style:style style:name="_31_029" style:display-name="1029" style:family="text">
      <style:text-properties style:text-position="0% 100%" fo:letter-spacing="0.0311in" fo:background-color="#fdf9ff" style:text-scale="95%"/>
    </style:style>
    <style:style style:name="_31_030" style:display-name="1030" style:family="text">
      <style:text-properties style:text-position="0% 100%" fo:background-color="#fdf9ff" style:text-scale="107%"/>
    </style:style>
    <style:style style:name="_31_031" style:display-name="1031" style:family="text">
      <style:text-properties style:text-position="0% 100%" fo:letter-spacing="normal" fo:background-color="#fdf9ff" style:text-scale="107%"/>
    </style:style>
    <style:style style:name="_31_032" style:display-name="1032" style:family="text">
      <style:text-properties style:text-position="0% 100%" fo:letter-spacing="0.0311in" fo:background-color="#fdf9ff" style:text-scale="107%"/>
    </style:style>
    <style:style style:name="_31_033" style:display-name="1033" style:family="text">
      <style:text-properties style:text-position="2% 100%" fo:background-color="#fdf9ff"/>
    </style:style>
    <style:style style:name="_31_034" style:display-name="1034" style:family="text">
      <style:text-properties style:text-position="2% 100%" fo:letter-spacing="normal" fo:background-color="#fdf9ff"/>
    </style:style>
    <style:style style:name="_31_035" style:display-name="1035" style:family="text">
      <style:text-properties style:text-position="2% 100%" fo:letter-spacing="0.0311in" fo:background-color="#fdf9ff"/>
    </style:style>
    <style:style style:name="_31_036" style:display-name="1036" style:family="text">
      <style:text-properties style:text-position="2% 100%" fo:background-color="#fdf9ff" style:text-scale="94%"/>
    </style:style>
    <style:style style:name="_31_037" style:display-name="1037" style:family="text">
      <style:text-properties style:text-position="2% 100%" fo:letter-spacing="normal" fo:background-color="#fdf9ff" style:text-scale="94%"/>
    </style:style>
    <style:style style:name="_31_038" style:display-name="1038" style:family="text">
      <style:text-properties style:text-position="2% 100%" fo:letter-spacing="0.0311in" fo:background-color="#fdf9ff" style:text-scale="94%"/>
    </style:style>
    <style:style style:name="_31_039" style:display-name="1039" style:family="text">
      <style:text-properties style:text-position="2% 100%" fo:background-color="#fdf9ff" style:text-scale="95%"/>
    </style:style>
    <style:style style:name="_31_040" style:display-name="1040" style:family="text">
      <style:text-properties style:text-position="2% 100%" fo:letter-spacing="normal" fo:background-color="#fdf9ff" style:text-scale="95%"/>
    </style:style>
    <style:style style:name="_31_041" style:display-name="1041" style:family="text">
      <style:text-properties style:text-position="2% 100%" fo:letter-spacing="0.0311in" fo:background-color="#fdf9ff" style:text-scale="95%"/>
    </style:style>
    <style:style style:name="_31_042" style:display-name="1042" style:family="text">
      <style:text-properties style:text-position="2% 100%" fo:background-color="#fdf9ff" style:text-scale="107%"/>
    </style:style>
    <style:style style:name="_31_043" style:display-name="1043" style:family="text">
      <style:text-properties style:text-position="2% 100%" fo:letter-spacing="normal" fo:background-color="#fdf9ff" style:text-scale="107%"/>
    </style:style>
    <style:style style:name="_31_044" style:display-name="1044" style:family="text">
      <style:text-properties style:text-position="2% 100%" fo:letter-spacing="0.0311in" fo:background-color="#fdf9ff" style:text-scale="107%"/>
    </style:style>
    <style:style style:name="_31_045" style:display-name="1045" style:family="text">
      <style:text-properties fo:background-color="#fdfdff"/>
    </style:style>
    <style:style style:name="_31_046" style:display-name="1046" style:family="text">
      <style:text-properties fo:letter-spacing="normal" fo:background-color="#fdfdff"/>
    </style:style>
    <style:style style:name="_31_047" style:display-name="1047" style:family="text">
      <style:text-properties fo:letter-spacing="0.0311in" fo:background-color="#fdfdff"/>
    </style:style>
    <style:style style:name="_31_048" style:display-name="1048" style:family="text">
      <style:text-properties fo:background-color="#fdfdff" style:text-scale="94%"/>
    </style:style>
    <style:style style:name="_31_049" style:display-name="1049" style:family="text">
      <style:text-properties fo:letter-spacing="normal" fo:background-color="#fdfdff" style:text-scale="94%"/>
    </style:style>
    <style:style style:name="_31_050" style:display-name="1050" style:family="text">
      <style:text-properties fo:letter-spacing="0.0311in" fo:background-color="#fdfdff" style:text-scale="94%"/>
    </style:style>
    <style:style style:name="_31_051" style:display-name="1051" style:family="text">
      <style:text-properties fo:background-color="#fdfdff" style:text-scale="95%"/>
    </style:style>
    <style:style style:name="_31_052" style:display-name="1052" style:family="text">
      <style:text-properties fo:letter-spacing="normal" fo:background-color="#fdfdff" style:text-scale="95%"/>
    </style:style>
    <style:style style:name="_31_053" style:display-name="1053" style:family="text">
      <style:text-properties fo:letter-spacing="0.0311in" fo:background-color="#fdfdff" style:text-scale="95%"/>
    </style:style>
    <style:style style:name="_31_054" style:display-name="1054" style:family="text">
      <style:text-properties fo:background-color="#fdfdff" style:text-scale="107%"/>
    </style:style>
    <style:style style:name="_31_055" style:display-name="1055" style:family="text">
      <style:text-properties fo:letter-spacing="normal" fo:background-color="#fdfdff" style:text-scale="107%"/>
    </style:style>
    <style:style style:name="_31_056" style:display-name="1056" style:family="text">
      <style:text-properties fo:letter-spacing="0.0311in" fo:background-color="#fdfdff" style:text-scale="107%"/>
    </style:style>
    <style:style style:name="_31_057" style:display-name="1057" style:family="text">
      <style:text-properties style:text-position="0% 100%" fo:background-color="#fdfdff"/>
    </style:style>
    <style:style style:name="_31_058" style:display-name="1058" style:family="text">
      <style:text-properties style:text-position="0% 100%" fo:letter-spacing="normal" fo:background-color="#fdfdff"/>
    </style:style>
    <style:style style:name="_31_059" style:display-name="1059" style:family="text">
      <style:text-properties style:text-position="0% 100%" fo:letter-spacing="0.0311in" fo:background-color="#fdfdff"/>
    </style:style>
    <style:style style:name="_31_060" style:display-name="1060" style:family="text">
      <style:text-properties style:text-position="0% 100%" fo:background-color="#fdfdff" style:text-scale="94%"/>
    </style:style>
    <style:style style:name="_31_061" style:display-name="1061" style:family="text">
      <style:text-properties style:text-position="0% 100%" fo:letter-spacing="normal" fo:background-color="#fdfdff" style:text-scale="94%"/>
    </style:style>
    <style:style style:name="_31_062" style:display-name="1062" style:family="text">
      <style:text-properties style:text-position="0% 100%" fo:letter-spacing="0.0311in" fo:background-color="#fdfdff" style:text-scale="94%"/>
    </style:style>
    <style:style style:name="_31_063" style:display-name="1063" style:family="text">
      <style:text-properties style:text-position="0% 100%" fo:background-color="#fdfdff" style:text-scale="95%"/>
    </style:style>
    <style:style style:name="_31_064" style:display-name="1064" style:family="text">
      <style:text-properties style:text-position="0% 100%" fo:letter-spacing="normal" fo:background-color="#fdfdff" style:text-scale="95%"/>
    </style:style>
    <style:style style:name="_31_065" style:display-name="1065" style:family="text">
      <style:text-properties style:text-position="0% 100%" fo:letter-spacing="0.0311in" fo:background-color="#fdfdff" style:text-scale="95%"/>
    </style:style>
    <style:style style:name="_31_066" style:display-name="1066" style:family="text">
      <style:text-properties style:text-position="0% 100%" fo:background-color="#fdfdff" style:text-scale="107%"/>
    </style:style>
    <style:style style:name="_31_067" style:display-name="1067" style:family="text">
      <style:text-properties style:text-position="0% 100%" fo:letter-spacing="normal" fo:background-color="#fdfdff" style:text-scale="107%"/>
    </style:style>
    <style:style style:name="_31_068" style:display-name="1068" style:family="text">
      <style:text-properties style:text-position="0% 100%" fo:letter-spacing="0.0311in" fo:background-color="#fdfdff" style:text-scale="107%"/>
    </style:style>
    <style:style style:name="_31_069" style:display-name="1069" style:family="text">
      <style:text-properties style:text-position="2% 100%" fo:background-color="#fdfdff"/>
    </style:style>
    <style:style style:name="_31_070" style:display-name="1070" style:family="text">
      <style:text-properties style:text-position="2% 100%" fo:letter-spacing="normal" fo:background-color="#fdfdff"/>
    </style:style>
    <style:style style:name="_31_071" style:display-name="1071" style:family="text">
      <style:text-properties style:text-position="2% 100%" fo:letter-spacing="0.0311in" fo:background-color="#fdfdff"/>
    </style:style>
    <style:style style:name="_31_072" style:display-name="1072" style:family="text">
      <style:text-properties style:text-position="2% 100%" fo:background-color="#fdfdff" style:text-scale="94%"/>
    </style:style>
    <style:style style:name="_31_073" style:display-name="1073" style:family="text">
      <style:text-properties style:text-position="2% 100%" fo:letter-spacing="normal" fo:background-color="#fdfdff" style:text-scale="94%"/>
    </style:style>
    <style:style style:name="_31_074" style:display-name="1074" style:family="text">
      <style:text-properties style:text-position="2% 100%" fo:letter-spacing="0.0311in" fo:background-color="#fdfdff" style:text-scale="94%"/>
    </style:style>
    <style:style style:name="_31_075" style:display-name="1075" style:family="text">
      <style:text-properties style:text-position="2% 100%" fo:background-color="#fdfdff" style:text-scale="95%"/>
    </style:style>
    <style:style style:name="_31_076" style:display-name="1076" style:family="text">
      <style:text-properties style:text-position="2% 100%" fo:letter-spacing="normal" fo:background-color="#fdfdff" style:text-scale="95%"/>
    </style:style>
    <style:style style:name="_31_077" style:display-name="1077" style:family="text">
      <style:text-properties style:text-position="2% 100%" fo:letter-spacing="0.0311in" fo:background-color="#fdfdff" style:text-scale="95%"/>
    </style:style>
    <style:style style:name="_31_078" style:display-name="1078" style:family="text">
      <style:text-properties style:text-position="2% 100%" fo:background-color="#fdfdff" style:text-scale="107%"/>
    </style:style>
    <style:style style:name="_31_079" style:display-name="1079" style:family="text">
      <style:text-properties style:text-position="2% 100%" fo:letter-spacing="normal" fo:background-color="#fdfdff" style:text-scale="107%"/>
    </style:style>
    <style:style style:name="_31_080" style:display-name="1080" style:family="text">
      <style:text-properties style:text-position="2% 100%" fo:letter-spacing="0.0311in" fo:background-color="#fdfdff" style:text-scale="107%"/>
    </style:style>
    <style:style style:name="_31_081" style:display-name="1081" style:family="text">
      <style:text-properties fo:color="#040400"/>
    </style:style>
    <style:style style:name="_31_082" style:display-name="1082" style:family="text">
      <style:text-properties fo:color="#040400" fo:letter-spacing="normal"/>
    </style:style>
    <style:style style:name="_31_083" style:display-name="1083" style:family="text">
      <style:text-properties fo:color="#040400" fo:letter-spacing="0.0311in"/>
    </style:style>
    <style:style style:name="_31_084" style:display-name="1084" style:family="text">
      <style:text-properties fo:color="#040400" style:text-scale="94%"/>
    </style:style>
    <style:style style:name="_31_085" style:display-name="1085" style:family="text">
      <style:text-properties fo:color="#040400" fo:letter-spacing="normal" style:text-scale="94%"/>
    </style:style>
    <style:style style:name="_31_086" style:display-name="1086" style:family="text">
      <style:text-properties fo:color="#040400" fo:letter-spacing="0.0311in" style:text-scale="94%"/>
    </style:style>
    <style:style style:name="_31_087" style:display-name="1087" style:family="text">
      <style:text-properties fo:color="#040400" style:text-scale="95%"/>
    </style:style>
    <style:style style:name="_31_088" style:display-name="1088" style:family="text">
      <style:text-properties fo:color="#040400" fo:letter-spacing="normal" style:text-scale="95%"/>
    </style:style>
    <style:style style:name="_31_089" style:display-name="1089" style:family="text">
      <style:text-properties fo:color="#040400" fo:letter-spacing="0.0311in" style:text-scale="95%"/>
    </style:style>
    <style:style style:name="_31_090" style:display-name="1090" style:family="text">
      <style:text-properties fo:color="#040400" style:text-scale="107%"/>
    </style:style>
    <style:style style:name="_31_091" style:display-name="1091" style:family="text">
      <style:text-properties fo:color="#040400" fo:letter-spacing="normal" style:text-scale="107%"/>
    </style:style>
    <style:style style:name="_31_092" style:display-name="1092" style:family="text">
      <style:text-properties fo:color="#040400" fo:letter-spacing="0.0311in" style:text-scale="107%"/>
    </style:style>
    <style:style style:name="_31_093" style:display-name="1093" style:family="text">
      <style:text-properties fo:color="#040400" style:text-position="0% 100%"/>
    </style:style>
    <style:style style:name="_31_094" style:display-name="1094" style:family="text">
      <style:text-properties fo:color="#040400" style:text-position="0% 100%" fo:letter-spacing="normal"/>
    </style:style>
    <style:style style:name="_31_095" style:display-name="1095" style:family="text">
      <style:text-properties fo:color="#040400" style:text-position="0% 100%" fo:letter-spacing="0.0311in"/>
    </style:style>
    <style:style style:name="_31_096" style:display-name="1096" style:family="text">
      <style:text-properties fo:color="#040400" style:text-position="0% 100%" style:text-scale="94%"/>
    </style:style>
    <style:style style:name="_31_097" style:display-name="1097" style:family="text">
      <style:text-properties fo:color="#040400" style:text-position="0% 100%" fo:letter-spacing="normal" style:text-scale="94%"/>
    </style:style>
    <style:style style:name="_31_098" style:display-name="1098" style:family="text">
      <style:text-properties fo:color="#040400" style:text-position="0% 100%" fo:letter-spacing="0.0311in" style:text-scale="94%"/>
    </style:style>
    <style:style style:name="_31_099" style:display-name="1099" style:family="text">
      <style:text-properties fo:color="#040400" style:text-position="0% 100%" style:text-scale="95%"/>
    </style:style>
    <style:style style:name="_31_100" style:display-name="1100" style:family="text">
      <style:text-properties fo:color="#040400" style:text-position="0% 100%" fo:letter-spacing="normal" style:text-scale="95%"/>
    </style:style>
    <style:style style:name="_31_101" style:display-name="1101" style:family="text">
      <style:text-properties fo:color="#040400" style:text-position="0% 100%" fo:letter-spacing="0.0311in" style:text-scale="95%"/>
    </style:style>
    <style:style style:name="_31_102" style:display-name="1102" style:family="text">
      <style:text-properties fo:color="#040400" style:text-position="0% 100%" style:text-scale="107%"/>
    </style:style>
    <style:style style:name="_31_103" style:display-name="1103" style:family="text">
      <style:text-properties fo:color="#040400" style:text-position="0% 100%" fo:letter-spacing="normal" style:text-scale="107%"/>
    </style:style>
    <style:style style:name="_31_104" style:display-name="1104" style:family="text">
      <style:text-properties fo:color="#040400" style:text-position="0% 100%" fo:letter-spacing="0.0311in" style:text-scale="107%"/>
    </style:style>
    <style:style style:name="_31_105" style:display-name="1105" style:family="text">
      <style:text-properties fo:color="#040400" style:text-position="2% 100%"/>
    </style:style>
    <style:style style:name="_31_106" style:display-name="1106" style:family="text">
      <style:text-properties fo:color="#040400" style:text-position="2% 100%" fo:letter-spacing="normal"/>
    </style:style>
    <style:style style:name="_31_107" style:display-name="1107" style:family="text">
      <style:text-properties fo:color="#040400" style:text-position="2% 100%" fo:letter-spacing="0.0311in"/>
    </style:style>
    <style:style style:name="_31_108" style:display-name="1108" style:family="text">
      <style:text-properties fo:color="#040400" style:text-position="2% 100%" style:text-scale="94%"/>
    </style:style>
    <style:style style:name="_31_109" style:display-name="1109" style:family="text">
      <style:text-properties fo:color="#040400" style:text-position="2% 100%" fo:letter-spacing="normal" style:text-scale="94%"/>
    </style:style>
    <style:style style:name="_31_110" style:display-name="1110" style:family="text">
      <style:text-properties fo:color="#040400" style:text-position="2% 100%" fo:letter-spacing="0.0311in" style:text-scale="94%"/>
    </style:style>
    <style:style style:name="_31_111" style:display-name="1111" style:family="text">
      <style:text-properties fo:color="#040400" style:text-position="2% 100%" style:text-scale="95%"/>
    </style:style>
    <style:style style:name="_31_112" style:display-name="1112" style:family="text">
      <style:text-properties fo:color="#040400" style:text-position="2% 100%" fo:letter-spacing="normal" style:text-scale="95%"/>
    </style:style>
    <style:style style:name="_31_113" style:display-name="1113" style:family="text">
      <style:text-properties fo:color="#040400" style:text-position="2% 100%" fo:letter-spacing="0.0311in" style:text-scale="95%"/>
    </style:style>
    <style:style style:name="_31_114" style:display-name="1114" style:family="text">
      <style:text-properties fo:color="#040400" style:text-position="2% 100%" style:text-scale="107%"/>
    </style:style>
    <style:style style:name="_31_115" style:display-name="1115" style:family="text">
      <style:text-properties fo:color="#040400" style:text-position="2% 100%" fo:letter-spacing="normal" style:text-scale="107%"/>
    </style:style>
    <style:style style:name="_31_116" style:display-name="1116" style:family="text">
      <style:text-properties fo:color="#040400" style:text-position="2% 100%" fo:letter-spacing="0.0311in" style:text-scale="107%"/>
    </style:style>
    <style:style style:name="_31_117" style:display-name="1117" style:family="text">
      <style:text-properties fo:color="#040400" fo:background-color="#f9f9ff"/>
    </style:style>
    <style:style style:name="_31_118" style:display-name="1118" style:family="text">
      <style:text-properties fo:color="#040400" fo:letter-spacing="normal" fo:background-color="#f9f9ff"/>
    </style:style>
    <style:style style:name="_31_119" style:display-name="1119" style:family="text">
      <style:text-properties fo:color="#040400" fo:letter-spacing="0.0311in" fo:background-color="#f9f9ff"/>
    </style:style>
    <style:style style:name="_31_120" style:display-name="1120" style:family="text">
      <style:text-properties fo:color="#040400" fo:background-color="#f9f9ff" style:text-scale="94%"/>
    </style:style>
    <style:style style:name="_31_121" style:display-name="1121" style:family="text">
      <style:text-properties fo:color="#040400" fo:letter-spacing="normal" fo:background-color="#f9f9ff" style:text-scale="94%"/>
    </style:style>
    <style:style style:name="_31_122" style:display-name="1122" style:family="text">
      <style:text-properties fo:color="#040400" fo:letter-spacing="0.0311in" fo:background-color="#f9f9ff" style:text-scale="94%"/>
    </style:style>
    <style:style style:name="_31_123" style:display-name="1123" style:family="text">
      <style:text-properties fo:color="#040400" fo:background-color="#f9f9ff" style:text-scale="95%"/>
    </style:style>
    <style:style style:name="_31_124" style:display-name="1124" style:family="text">
      <style:text-properties fo:color="#040400" fo:letter-spacing="normal" fo:background-color="#f9f9ff" style:text-scale="95%"/>
    </style:style>
    <style:style style:name="_31_125" style:display-name="1125" style:family="text">
      <style:text-properties fo:color="#040400" fo:letter-spacing="0.0311in" fo:background-color="#f9f9ff" style:text-scale="95%"/>
    </style:style>
    <style:style style:name="_31_126" style:display-name="1126" style:family="text">
      <style:text-properties fo:color="#040400" fo:background-color="#f9f9ff" style:text-scale="107%"/>
    </style:style>
    <style:style style:name="_31_127" style:display-name="1127" style:family="text">
      <style:text-properties fo:color="#040400" fo:letter-spacing="normal" fo:background-color="#f9f9ff" style:text-scale="107%"/>
    </style:style>
    <style:style style:name="_31_128" style:display-name="1128" style:family="text">
      <style:text-properties fo:color="#040400" fo:letter-spacing="0.0311in" fo:background-color="#f9f9ff" style:text-scale="107%"/>
    </style:style>
    <style:style style:name="_31_129" style:display-name="1129" style:family="text">
      <style:text-properties fo:color="#040400" style:text-position="0% 100%" fo:background-color="#f9f9ff"/>
    </style:style>
    <style:style style:name="_31_130" style:display-name="1130" style:family="text">
      <style:text-properties fo:color="#040400" style:text-position="0% 100%" fo:letter-spacing="normal" fo:background-color="#f9f9ff"/>
    </style:style>
    <style:style style:name="_31_131" style:display-name="1131" style:family="text">
      <style:text-properties fo:color="#040400" style:text-position="0% 100%" fo:letter-spacing="0.0311in" fo:background-color="#f9f9ff"/>
    </style:style>
    <style:style style:name="_31_132" style:display-name="1132" style:family="text">
      <style:text-properties fo:color="#040400" style:text-position="0% 100%" fo:background-color="#f9f9ff" style:text-scale="94%"/>
    </style:style>
    <style:style style:name="_31_133" style:display-name="1133" style:family="text">
      <style:text-properties fo:color="#040400" style:text-position="0% 100%" fo:letter-spacing="normal" fo:background-color="#f9f9ff" style:text-scale="94%"/>
    </style:style>
    <style:style style:name="_31_134" style:display-name="1134" style:family="text">
      <style:text-properties fo:color="#040400" style:text-position="0% 100%" fo:letter-spacing="0.0311in" fo:background-color="#f9f9ff" style:text-scale="94%"/>
    </style:style>
    <style:style style:name="_31_135" style:display-name="1135" style:family="text">
      <style:text-properties fo:color="#040400" style:text-position="0% 100%" fo:background-color="#f9f9ff" style:text-scale="95%"/>
    </style:style>
    <style:style style:name="_31_136" style:display-name="1136" style:family="text">
      <style:text-properties fo:color="#040400" style:text-position="0% 100%" fo:letter-spacing="normal" fo:background-color="#f9f9ff" style:text-scale="95%"/>
    </style:style>
    <style:style style:name="_31_137" style:display-name="1137" style:family="text">
      <style:text-properties fo:color="#040400" style:text-position="0% 100%" fo:letter-spacing="0.0311in" fo:background-color="#f9f9ff" style:text-scale="95%"/>
    </style:style>
    <style:style style:name="_31_138" style:display-name="1138" style:family="text">
      <style:text-properties fo:color="#040400" style:text-position="0% 100%" fo:background-color="#f9f9ff" style:text-scale="107%"/>
    </style:style>
    <style:style style:name="_31_139" style:display-name="1139" style:family="text">
      <style:text-properties fo:color="#040400" style:text-position="0% 100%" fo:letter-spacing="normal" fo:background-color="#f9f9ff" style:text-scale="107%"/>
    </style:style>
    <style:style style:name="_31_140" style:display-name="1140" style:family="text">
      <style:text-properties fo:color="#040400" style:text-position="0% 100%" fo:letter-spacing="0.0311in" fo:background-color="#f9f9ff" style:text-scale="107%"/>
    </style:style>
    <style:style style:name="_31_141" style:display-name="1141" style:family="text">
      <style:text-properties fo:color="#040400" style:text-position="2% 100%" fo:background-color="#f9f9ff"/>
    </style:style>
    <style:style style:name="_31_142" style:display-name="1142" style:family="text">
      <style:text-properties fo:color="#040400" style:text-position="2% 100%" fo:letter-spacing="normal" fo:background-color="#f9f9ff"/>
    </style:style>
    <style:style style:name="_31_143" style:display-name="1143" style:family="text">
      <style:text-properties fo:color="#040400" style:text-position="2% 100%" fo:letter-spacing="0.0311in" fo:background-color="#f9f9ff"/>
    </style:style>
    <style:style style:name="_31_144" style:display-name="1144" style:family="text">
      <style:text-properties fo:color="#040400" style:text-position="2% 100%" fo:background-color="#f9f9ff" style:text-scale="94%"/>
    </style:style>
    <style:style style:name="_31_145" style:display-name="1145" style:family="text">
      <style:text-properties fo:color="#040400" style:text-position="2% 100%" fo:letter-spacing="normal" fo:background-color="#f9f9ff" style:text-scale="94%"/>
    </style:style>
    <style:style style:name="_31_146" style:display-name="1146" style:family="text">
      <style:text-properties fo:color="#040400" style:text-position="2% 100%" fo:letter-spacing="0.0311in" fo:background-color="#f9f9ff" style:text-scale="94%"/>
    </style:style>
    <style:style style:name="_31_147" style:display-name="1147" style:family="text">
      <style:text-properties fo:color="#040400" style:text-position="2% 100%" fo:background-color="#f9f9ff" style:text-scale="95%"/>
    </style:style>
    <style:style style:name="_31_148" style:display-name="1148" style:family="text">
      <style:text-properties fo:color="#040400" style:text-position="2% 100%" fo:letter-spacing="normal" fo:background-color="#f9f9ff" style:text-scale="95%"/>
    </style:style>
    <style:style style:name="_31_149" style:display-name="1149" style:family="text">
      <style:text-properties fo:color="#040400" style:text-position="2% 100%" fo:letter-spacing="0.0311in" fo:background-color="#f9f9ff" style:text-scale="95%"/>
    </style:style>
    <style:style style:name="_31_150" style:display-name="1150" style:family="text">
      <style:text-properties fo:color="#040400" style:text-position="2% 100%" fo:background-color="#f9f9ff" style:text-scale="107%"/>
    </style:style>
    <style:style style:name="_31_151" style:display-name="1151" style:family="text">
      <style:text-properties fo:color="#040400" style:text-position="2% 100%" fo:letter-spacing="normal" fo:background-color="#f9f9ff" style:text-scale="107%"/>
    </style:style>
    <style:style style:name="_31_152" style:display-name="1152" style:family="text">
      <style:text-properties fo:color="#040400" style:text-position="2% 100%" fo:letter-spacing="0.0311in" fo:background-color="#f9f9ff" style:text-scale="107%"/>
    </style:style>
    <style:style style:name="_31_153" style:display-name="1153" style:family="text">
      <style:text-properties fo:color="#040400" fo:background-color="#f9fdff"/>
    </style:style>
    <style:style style:name="_31_154" style:display-name="1154" style:family="text">
      <style:text-properties fo:color="#040400" fo:letter-spacing="normal" fo:background-color="#f9fdff"/>
    </style:style>
    <style:style style:name="_31_155" style:display-name="1155" style:family="text">
      <style:text-properties fo:color="#040400" fo:letter-spacing="0.0311in" fo:background-color="#f9fdff"/>
    </style:style>
    <style:style style:name="_31_156" style:display-name="1156" style:family="text">
      <style:text-properties fo:color="#040400" fo:background-color="#f9fdff" style:text-scale="94%"/>
    </style:style>
    <style:style style:name="_31_157" style:display-name="1157" style:family="text">
      <style:text-properties fo:color="#040400" fo:letter-spacing="normal" fo:background-color="#f9fdff" style:text-scale="94%"/>
    </style:style>
    <style:style style:name="_31_158" style:display-name="1158" style:family="text">
      <style:text-properties fo:color="#040400" fo:letter-spacing="0.0311in" fo:background-color="#f9fdff" style:text-scale="94%"/>
    </style:style>
    <style:style style:name="_31_159" style:display-name="1159" style:family="text">
      <style:text-properties fo:color="#040400" fo:background-color="#f9fdff" style:text-scale="95%"/>
    </style:style>
    <style:style style:name="_31_160" style:display-name="1160" style:family="text">
      <style:text-properties fo:color="#040400" fo:letter-spacing="normal" fo:background-color="#f9fdff" style:text-scale="95%"/>
    </style:style>
    <style:style style:name="_31_161" style:display-name="1161" style:family="text">
      <style:text-properties fo:color="#040400" fo:letter-spacing="0.0311in" fo:background-color="#f9fdff" style:text-scale="95%"/>
    </style:style>
    <style:style style:name="_31_162" style:display-name="1162" style:family="text">
      <style:text-properties fo:color="#040400" fo:background-color="#f9fdff" style:text-scale="107%"/>
    </style:style>
    <style:style style:name="_31_163" style:display-name="1163" style:family="text">
      <style:text-properties fo:color="#040400" fo:letter-spacing="normal" fo:background-color="#f9fdff" style:text-scale="107%"/>
    </style:style>
    <style:style style:name="_31_164" style:display-name="1164" style:family="text">
      <style:text-properties fo:color="#040400" fo:letter-spacing="0.0311in" fo:background-color="#f9fdff" style:text-scale="107%"/>
    </style:style>
    <style:style style:name="_31_165" style:display-name="1165" style:family="text">
      <style:text-properties fo:color="#040400" style:text-position="0% 100%" fo:background-color="#f9fdff"/>
    </style:style>
    <style:style style:name="_31_166" style:display-name="1166" style:family="text">
      <style:text-properties fo:color="#040400" style:text-position="0% 100%" fo:letter-spacing="normal" fo:background-color="#f9fdff"/>
    </style:style>
    <style:style style:name="_31_167" style:display-name="1167" style:family="text">
      <style:text-properties fo:color="#040400" style:text-position="0% 100%" fo:letter-spacing="0.0311in" fo:background-color="#f9fdff"/>
    </style:style>
    <style:style style:name="_31_168" style:display-name="1168" style:family="text">
      <style:text-properties fo:color="#040400" style:text-position="0% 100%" fo:background-color="#f9fdff" style:text-scale="94%"/>
    </style:style>
    <style:style style:name="_31_169" style:display-name="1169" style:family="text">
      <style:text-properties fo:color="#040400" style:text-position="0% 100%" fo:letter-spacing="normal" fo:background-color="#f9fdff" style:text-scale="94%"/>
    </style:style>
    <style:style style:name="_31_170" style:display-name="1170" style:family="text">
      <style:text-properties fo:color="#040400" style:text-position="0% 100%" fo:letter-spacing="0.0311in" fo:background-color="#f9fdff" style:text-scale="94%"/>
    </style:style>
    <style:style style:name="_31_171" style:display-name="1171" style:family="text">
      <style:text-properties fo:color="#040400" style:text-position="0% 100%" fo:background-color="#f9fdff" style:text-scale="95%"/>
    </style:style>
    <style:style style:name="_31_172" style:display-name="1172" style:family="text">
      <style:text-properties fo:color="#040400" style:text-position="0% 100%" fo:letter-spacing="normal" fo:background-color="#f9fdff" style:text-scale="95%"/>
    </style:style>
    <style:style style:name="_31_173" style:display-name="1173" style:family="text">
      <style:text-properties fo:color="#040400" style:text-position="0% 100%" fo:letter-spacing="0.0311in" fo:background-color="#f9fdff" style:text-scale="95%"/>
    </style:style>
    <style:style style:name="_31_174" style:display-name="1174" style:family="text">
      <style:text-properties fo:color="#040400" style:text-position="0% 100%" fo:background-color="#f9fdff" style:text-scale="107%"/>
    </style:style>
    <style:style style:name="_31_175" style:display-name="1175" style:family="text">
      <style:text-properties fo:color="#040400" style:text-position="0% 100%" fo:letter-spacing="normal" fo:background-color="#f9fdff" style:text-scale="107%"/>
    </style:style>
    <style:style style:name="_31_176" style:display-name="1176" style:family="text">
      <style:text-properties fo:color="#040400" style:text-position="0% 100%" fo:letter-spacing="0.0311in" fo:background-color="#f9fdff" style:text-scale="107%"/>
    </style:style>
    <style:style style:name="_31_177" style:display-name="1177" style:family="text">
      <style:text-properties fo:color="#040400" style:text-position="2% 100%" fo:background-color="#f9fdff"/>
    </style:style>
    <style:style style:name="_31_178" style:display-name="1178" style:family="text">
      <style:text-properties fo:color="#040400" style:text-position="2% 100%" fo:letter-spacing="normal" fo:background-color="#f9fdff"/>
    </style:style>
    <style:style style:name="_31_179" style:display-name="1179" style:family="text">
      <style:text-properties fo:color="#040400" style:text-position="2% 100%" fo:letter-spacing="0.0311in" fo:background-color="#f9fdff"/>
    </style:style>
    <style:style style:name="_31_180" style:display-name="1180" style:family="text">
      <style:text-properties fo:color="#040400" style:text-position="2% 100%" fo:background-color="#f9fdff" style:text-scale="94%"/>
    </style:style>
    <style:style style:name="_31_181" style:display-name="1181" style:family="text">
      <style:text-properties fo:color="#040400" style:text-position="2% 100%" fo:letter-spacing="normal" fo:background-color="#f9fdff" style:text-scale="94%"/>
    </style:style>
    <style:style style:name="_31_182" style:display-name="1182" style:family="text">
      <style:text-properties fo:color="#040400" style:text-position="2% 100%" fo:letter-spacing="0.0311in" fo:background-color="#f9fdff" style:text-scale="94%"/>
    </style:style>
    <style:style style:name="_31_183" style:display-name="1183" style:family="text">
      <style:text-properties fo:color="#040400" style:text-position="2% 100%" fo:background-color="#f9fdff" style:text-scale="95%"/>
    </style:style>
    <style:style style:name="_31_184" style:display-name="1184" style:family="text">
      <style:text-properties fo:color="#040400" style:text-position="2% 100%" fo:letter-spacing="normal" fo:background-color="#f9fdff" style:text-scale="95%"/>
    </style:style>
    <style:style style:name="_31_185" style:display-name="1185" style:family="text">
      <style:text-properties fo:color="#040400" style:text-position="2% 100%" fo:letter-spacing="0.0311in" fo:background-color="#f9fdff" style:text-scale="95%"/>
    </style:style>
    <style:style style:name="_31_186" style:display-name="1186" style:family="text">
      <style:text-properties fo:color="#040400" style:text-position="2% 100%" fo:background-color="#f9fdff" style:text-scale="107%"/>
    </style:style>
    <style:style style:name="_31_187" style:display-name="1187" style:family="text">
      <style:text-properties fo:color="#040400" style:text-position="2% 100%" fo:letter-spacing="normal" fo:background-color="#f9fdff" style:text-scale="107%"/>
    </style:style>
    <style:style style:name="_31_188" style:display-name="1188" style:family="text">
      <style:text-properties fo:color="#040400" style:text-position="2% 100%" fo:letter-spacing="0.0311in" fo:background-color="#f9fdff" style:text-scale="107%"/>
    </style:style>
    <style:style style:name="_31_189" style:display-name="1189" style:family="text">
      <style:text-properties fo:color="#040400" fo:background-color="#fdf9ff"/>
    </style:style>
    <style:style style:name="_31_190" style:display-name="1190" style:family="text">
      <style:text-properties fo:color="#040400" fo:letter-spacing="normal" fo:background-color="#fdf9ff"/>
    </style:style>
    <style:style style:name="_31_191" style:display-name="1191" style:family="text">
      <style:text-properties fo:color="#040400" fo:letter-spacing="0.0311in" fo:background-color="#fdf9ff"/>
    </style:style>
    <style:style style:name="_31_192" style:display-name="1192" style:family="text">
      <style:text-properties fo:color="#040400" fo:background-color="#fdf9ff" style:text-scale="94%"/>
    </style:style>
    <style:style style:name="_31_193" style:display-name="1193" style:family="text">
      <style:text-properties fo:color="#040400" fo:letter-spacing="normal" fo:background-color="#fdf9ff" style:text-scale="94%"/>
    </style:style>
    <style:style style:name="_31_194" style:display-name="1194" style:family="text">
      <style:text-properties fo:color="#040400" fo:letter-spacing="0.0311in" fo:background-color="#fdf9ff" style:text-scale="94%"/>
    </style:style>
    <style:style style:name="_31_195" style:display-name="1195" style:family="text">
      <style:text-properties fo:color="#040400" fo:background-color="#fdf9ff" style:text-scale="95%"/>
    </style:style>
    <style:style style:name="_31_196" style:display-name="1196" style:family="text">
      <style:text-properties fo:color="#040400" fo:letter-spacing="normal" fo:background-color="#fdf9ff" style:text-scale="95%"/>
    </style:style>
    <style:style style:name="_31_197" style:display-name="1197" style:family="text">
      <style:text-properties fo:color="#040400" fo:letter-spacing="0.0311in" fo:background-color="#fdf9ff" style:text-scale="95%"/>
    </style:style>
    <style:style style:name="_31_198" style:display-name="1198" style:family="text">
      <style:text-properties fo:color="#040400" fo:background-color="#fdf9ff" style:text-scale="107%"/>
    </style:style>
    <style:style style:name="_31_199" style:display-name="1199" style:family="text">
      <style:text-properties fo:color="#040400" fo:letter-spacing="normal" fo:background-color="#fdf9ff" style:text-scale="107%"/>
    </style:style>
    <style:style style:name="_31_200" style:display-name="1200" style:family="text">
      <style:text-properties fo:color="#040400" fo:letter-spacing="0.0311in" fo:background-color="#fdf9ff" style:text-scale="107%"/>
    </style:style>
    <style:style style:name="_31_201" style:display-name="1201" style:family="text">
      <style:text-properties fo:color="#040400" style:text-position="0% 100%" fo:background-color="#fdf9ff"/>
    </style:style>
    <style:style style:name="_31_202" style:display-name="1202" style:family="text">
      <style:text-properties fo:color="#040400" style:text-position="0% 100%" fo:letter-spacing="normal" fo:background-color="#fdf9ff"/>
    </style:style>
    <style:style style:name="_31_203" style:display-name="1203" style:family="text">
      <style:text-properties fo:color="#040400" style:text-position="0% 100%" fo:letter-spacing="0.0311in" fo:background-color="#fdf9ff"/>
    </style:style>
    <style:style style:name="_31_204" style:display-name="1204" style:family="text">
      <style:text-properties fo:color="#040400" style:text-position="0% 100%" fo:background-color="#fdf9ff" style:text-scale="94%"/>
    </style:style>
    <style:style style:name="_31_205" style:display-name="1205" style:family="text">
      <style:text-properties fo:color="#040400" style:text-position="0% 100%" fo:letter-spacing="normal" fo:background-color="#fdf9ff" style:text-scale="94%"/>
    </style:style>
    <style:style style:name="_31_206" style:display-name="1206" style:family="text">
      <style:text-properties fo:color="#040400" style:text-position="0% 100%" fo:letter-spacing="0.0311in" fo:background-color="#fdf9ff" style:text-scale="94%"/>
    </style:style>
    <style:style style:name="_31_207" style:display-name="1207" style:family="text">
      <style:text-properties fo:color="#040400" style:text-position="0% 100%" fo:background-color="#fdf9ff" style:text-scale="95%"/>
    </style:style>
    <style:style style:name="_31_208" style:display-name="1208" style:family="text">
      <style:text-properties fo:color="#040400" style:text-position="0% 100%" fo:letter-spacing="normal" fo:background-color="#fdf9ff" style:text-scale="95%"/>
    </style:style>
    <style:style style:name="_31_209" style:display-name="1209" style:family="text">
      <style:text-properties fo:color="#040400" style:text-position="0% 100%" fo:letter-spacing="0.0311in" fo:background-color="#fdf9ff" style:text-scale="95%"/>
    </style:style>
    <style:style style:name="_31_210" style:display-name="1210" style:family="text">
      <style:text-properties fo:color="#040400" style:text-position="0% 100%" fo:background-color="#fdf9ff" style:text-scale="107%"/>
    </style:style>
    <style:style style:name="_31_211" style:display-name="1211" style:family="text">
      <style:text-properties fo:color="#040400" style:text-position="0% 100%" fo:letter-spacing="normal" fo:background-color="#fdf9ff" style:text-scale="107%"/>
    </style:style>
    <style:style style:name="_31_212" style:display-name="1212" style:family="text">
      <style:text-properties fo:color="#040400" style:text-position="0% 100%" fo:letter-spacing="0.0311in" fo:background-color="#fdf9ff" style:text-scale="107%"/>
    </style:style>
    <style:style style:name="_31_213" style:display-name="1213" style:family="text">
      <style:text-properties fo:color="#040400" style:text-position="2% 100%" fo:background-color="#fdf9ff"/>
    </style:style>
    <style:style style:name="_31_214" style:display-name="1214" style:family="text">
      <style:text-properties fo:color="#040400" style:text-position="2% 100%" fo:letter-spacing="normal" fo:background-color="#fdf9ff"/>
    </style:style>
    <style:style style:name="_31_215" style:display-name="1215" style:family="text">
      <style:text-properties fo:color="#040400" style:text-position="2% 100%" fo:letter-spacing="0.0311in" fo:background-color="#fdf9ff"/>
    </style:style>
    <style:style style:name="_31_216" style:display-name="1216" style:family="text">
      <style:text-properties fo:color="#040400" style:text-position="2% 100%" fo:background-color="#fdf9ff" style:text-scale="94%"/>
    </style:style>
    <style:style style:name="_31_217" style:display-name="1217" style:family="text">
      <style:text-properties fo:color="#040400" style:text-position="2% 100%" fo:letter-spacing="normal" fo:background-color="#fdf9ff" style:text-scale="94%"/>
    </style:style>
    <style:style style:name="_31_218" style:display-name="1218" style:family="text">
      <style:text-properties fo:color="#040400" style:text-position="2% 100%" fo:letter-spacing="0.0311in" fo:background-color="#fdf9ff" style:text-scale="94%"/>
    </style:style>
    <style:style style:name="_31_219" style:display-name="1219" style:family="text">
      <style:text-properties fo:color="#040400" style:text-position="2% 100%" fo:background-color="#fdf9ff" style:text-scale="95%"/>
    </style:style>
    <style:style style:name="_31_220" style:display-name="1220" style:family="text">
      <style:text-properties fo:color="#040400" style:text-position="2% 100%" fo:letter-spacing="normal" fo:background-color="#fdf9ff" style:text-scale="95%"/>
    </style:style>
    <style:style style:name="_31_221" style:display-name="1221" style:family="text">
      <style:text-properties fo:color="#040400" style:text-position="2% 100%" fo:letter-spacing="0.0311in" fo:background-color="#fdf9ff" style:text-scale="95%"/>
    </style:style>
    <style:style style:name="_31_222" style:display-name="1222" style:family="text">
      <style:text-properties fo:color="#040400" style:text-position="2% 100%" fo:background-color="#fdf9ff" style:text-scale="107%"/>
    </style:style>
    <style:style style:name="_31_223" style:display-name="1223" style:family="text">
      <style:text-properties fo:color="#040400" style:text-position="2% 100%" fo:letter-spacing="normal" fo:background-color="#fdf9ff" style:text-scale="107%"/>
    </style:style>
    <style:style style:name="_31_224" style:display-name="1224" style:family="text">
      <style:text-properties fo:color="#040400" style:text-position="2% 100%" fo:letter-spacing="0.0311in" fo:background-color="#fdf9ff" style:text-scale="107%"/>
    </style:style>
    <style:style style:name="_31_225" style:display-name="1225" style:family="text">
      <style:text-properties fo:color="#040400" fo:background-color="#fdfdff"/>
    </style:style>
    <style:style style:name="_31_226" style:display-name="1226" style:family="text">
      <style:text-properties fo:color="#040400" fo:letter-spacing="normal" fo:background-color="#fdfdff"/>
    </style:style>
    <style:style style:name="_31_227" style:display-name="1227" style:family="text">
      <style:text-properties fo:color="#040400" fo:letter-spacing="0.0311in" fo:background-color="#fdfdff"/>
    </style:style>
    <style:style style:name="_31_228" style:display-name="1228" style:family="text">
      <style:text-properties fo:color="#040400" fo:background-color="#fdfdff" style:text-scale="94%"/>
    </style:style>
    <style:style style:name="_31_229" style:display-name="1229" style:family="text">
      <style:text-properties fo:color="#040400" fo:letter-spacing="normal" fo:background-color="#fdfdff" style:text-scale="94%"/>
    </style:style>
    <style:style style:name="_31_230" style:display-name="1230" style:family="text">
      <style:text-properties fo:color="#040400" fo:letter-spacing="0.0311in" fo:background-color="#fdfdff" style:text-scale="94%"/>
    </style:style>
    <style:style style:name="_31_231" style:display-name="1231" style:family="text">
      <style:text-properties fo:color="#040400" fo:background-color="#fdfdff" style:text-scale="95%"/>
    </style:style>
    <style:style style:name="_31_232" style:display-name="1232" style:family="text">
      <style:text-properties fo:color="#040400" fo:letter-spacing="normal" fo:background-color="#fdfdff" style:text-scale="95%"/>
    </style:style>
    <style:style style:name="_31_233" style:display-name="1233" style:family="text">
      <style:text-properties fo:color="#040400" fo:letter-spacing="0.0311in" fo:background-color="#fdfdff" style:text-scale="95%"/>
    </style:style>
    <style:style style:name="_31_234" style:display-name="1234" style:family="text">
      <style:text-properties fo:color="#040400" fo:background-color="#fdfdff" style:text-scale="107%"/>
    </style:style>
    <style:style style:name="_31_235" style:display-name="1235" style:family="text">
      <style:text-properties fo:color="#040400" fo:letter-spacing="normal" fo:background-color="#fdfdff" style:text-scale="107%"/>
    </style:style>
    <style:style style:name="_31_236" style:display-name="1236" style:family="text">
      <style:text-properties fo:color="#040400" fo:letter-spacing="0.0311in" fo:background-color="#fdfdff" style:text-scale="107%"/>
    </style:style>
    <style:style style:name="_31_237" style:display-name="1237" style:family="text">
      <style:text-properties fo:color="#040400" style:text-position="0% 100%" fo:background-color="#fdfdff"/>
    </style:style>
    <style:style style:name="_31_238" style:display-name="1238" style:family="text">
      <style:text-properties fo:color="#040400" style:text-position="0% 100%" fo:letter-spacing="normal" fo:background-color="#fdfdff"/>
    </style:style>
    <style:style style:name="_31_239" style:display-name="1239" style:family="text">
      <style:text-properties fo:color="#040400" style:text-position="0% 100%" fo:letter-spacing="0.0311in" fo:background-color="#fdfdff"/>
    </style:style>
    <style:style style:name="_31_240" style:display-name="1240" style:family="text">
      <style:text-properties fo:color="#040400" style:text-position="0% 100%" fo:background-color="#fdfdff" style:text-scale="94%"/>
    </style:style>
    <style:style style:name="_31_241" style:display-name="1241" style:family="text">
      <style:text-properties fo:color="#040400" style:text-position="0% 100%" fo:letter-spacing="normal" fo:background-color="#fdfdff" style:text-scale="94%"/>
    </style:style>
    <style:style style:name="_31_242" style:display-name="1242" style:family="text">
      <style:text-properties fo:color="#040400" style:text-position="0% 100%" fo:letter-spacing="0.0311in" fo:background-color="#fdfdff" style:text-scale="94%"/>
    </style:style>
    <style:style style:name="_31_243" style:display-name="1243" style:family="text">
      <style:text-properties fo:color="#040400" style:text-position="0% 100%" fo:background-color="#fdfdff" style:text-scale="95%"/>
    </style:style>
    <style:style style:name="_31_244" style:display-name="1244" style:family="text">
      <style:text-properties fo:color="#040400" style:text-position="0% 100%" fo:letter-spacing="normal" fo:background-color="#fdfdff" style:text-scale="95%"/>
    </style:style>
    <style:style style:name="_31_245" style:display-name="1245" style:family="text">
      <style:text-properties fo:color="#040400" style:text-position="0% 100%" fo:letter-spacing="0.0311in" fo:background-color="#fdfdff" style:text-scale="95%"/>
    </style:style>
    <style:style style:name="_31_246" style:display-name="1246" style:family="text">
      <style:text-properties fo:color="#040400" style:text-position="0% 100%" fo:background-color="#fdfdff" style:text-scale="107%"/>
    </style:style>
    <style:style style:name="_31_247" style:display-name="1247" style:family="text">
      <style:text-properties fo:color="#040400" style:text-position="0% 100%" fo:letter-spacing="normal" fo:background-color="#fdfdff" style:text-scale="107%"/>
    </style:style>
    <style:style style:name="_31_248" style:display-name="1248" style:family="text">
      <style:text-properties fo:color="#040400" style:text-position="0% 100%" fo:letter-spacing="0.0311in" fo:background-color="#fdfdff" style:text-scale="107%"/>
    </style:style>
    <style:style style:name="_31_249" style:display-name="1249" style:family="text">
      <style:text-properties fo:color="#040400" style:text-position="2% 100%" fo:background-color="#fdfdff"/>
    </style:style>
    <style:style style:name="_31_250" style:display-name="1250" style:family="text">
      <style:text-properties fo:color="#040400" style:text-position="2% 100%" fo:letter-spacing="normal" fo:background-color="#fdfdff"/>
    </style:style>
    <style:style style:name="_31_251" style:display-name="1251" style:family="text">
      <style:text-properties fo:color="#040400" style:text-position="2% 100%" fo:letter-spacing="0.0311in" fo:background-color="#fdfdff"/>
    </style:style>
    <style:style style:name="_31_252" style:display-name="1252" style:family="text">
      <style:text-properties fo:color="#040400" style:text-position="2% 100%" fo:background-color="#fdfdff" style:text-scale="94%"/>
    </style:style>
    <style:style style:name="_31_253" style:display-name="1253" style:family="text">
      <style:text-properties fo:color="#040400" style:text-position="2% 100%" fo:letter-spacing="normal" fo:background-color="#fdfdff" style:text-scale="94%"/>
    </style:style>
    <style:style style:name="_31_254" style:display-name="1254" style:family="text">
      <style:text-properties fo:color="#040400" style:text-position="2% 100%" fo:letter-spacing="0.0311in" fo:background-color="#fdfdff" style:text-scale="94%"/>
    </style:style>
    <style:style style:name="_31_255" style:display-name="1255" style:family="text">
      <style:text-properties fo:color="#040400" style:text-position="2% 100%" fo:background-color="#fdfdff" style:text-scale="95%"/>
    </style:style>
    <style:style style:name="_31_256" style:display-name="1256" style:family="text">
      <style:text-properties fo:color="#040400" style:text-position="2% 100%" fo:letter-spacing="normal" fo:background-color="#fdfdff" style:text-scale="95%"/>
    </style:style>
    <style:style style:name="_31_257" style:display-name="1257" style:family="text">
      <style:text-properties fo:color="#040400" style:text-position="2% 100%" fo:letter-spacing="0.0311in" fo:background-color="#fdfdff" style:text-scale="95%"/>
    </style:style>
    <style:style style:name="_31_258" style:display-name="1258" style:family="text">
      <style:text-properties fo:color="#040400" style:text-position="2% 100%" fo:background-color="#fdfdff" style:text-scale="107%"/>
    </style:style>
    <style:style style:name="_31_259" style:display-name="1259" style:family="text">
      <style:text-properties fo:color="#040400" style:text-position="2% 100%" fo:letter-spacing="normal" fo:background-color="#fdfdff" style:text-scale="107%"/>
    </style:style>
    <style:style style:name="_31_260" style:display-name="1260" style:family="text">
      <style:text-properties fo:color="#040400" style:text-position="2% 100%" fo:letter-spacing="0.0311in" fo:background-color="#fdfdff" style:text-scale="107%"/>
    </style:style>
    <style:style style:name="_31_261" style:display-name="1261" style:family="text">
      <style:text-properties fo:color="#040c00"/>
    </style:style>
    <style:style style:name="_31_262" style:display-name="1262" style:family="text">
      <style:text-properties fo:color="#040c00" fo:letter-spacing="normal"/>
    </style:style>
    <style:style style:name="_31_263" style:display-name="1263" style:family="text">
      <style:text-properties fo:color="#040c00" fo:letter-spacing="0.0311in"/>
    </style:style>
    <style:style style:name="_31_264" style:display-name="1264" style:family="text">
      <style:text-properties fo:color="#040c00" style:text-scale="94%"/>
    </style:style>
    <style:style style:name="_31_265" style:display-name="1265" style:family="text">
      <style:text-properties fo:color="#040c00" fo:letter-spacing="normal" style:text-scale="94%"/>
    </style:style>
    <style:style style:name="_31_266" style:display-name="1266" style:family="text">
      <style:text-properties fo:color="#040c00" fo:letter-spacing="0.0311in" style:text-scale="94%"/>
    </style:style>
    <style:style style:name="_31_267" style:display-name="1267" style:family="text">
      <style:text-properties fo:color="#040c00" style:text-scale="95%"/>
    </style:style>
    <style:style style:name="_31_268" style:display-name="1268" style:family="text">
      <style:text-properties fo:color="#040c00" fo:letter-spacing="normal" style:text-scale="95%"/>
    </style:style>
    <style:style style:name="_31_269" style:display-name="1269" style:family="text">
      <style:text-properties fo:color="#040c00" fo:letter-spacing="0.0311in" style:text-scale="95%"/>
    </style:style>
    <style:style style:name="_31_270" style:display-name="1270" style:family="text">
      <style:text-properties fo:color="#040c00" style:text-scale="107%"/>
    </style:style>
    <style:style style:name="_31_271" style:display-name="1271" style:family="text">
      <style:text-properties fo:color="#040c00" fo:letter-spacing="normal" style:text-scale="107%"/>
    </style:style>
    <style:style style:name="_31_272" style:display-name="1272" style:family="text">
      <style:text-properties fo:color="#040c00" fo:letter-spacing="0.0311in" style:text-scale="107%"/>
    </style:style>
    <style:style style:name="_31_273" style:display-name="1273" style:family="text">
      <style:text-properties fo:color="#040c00" style:text-position="0% 100%"/>
    </style:style>
    <style:style style:name="_31_274" style:display-name="1274" style:family="text">
      <style:text-properties fo:color="#040c00" style:text-position="0% 100%" fo:letter-spacing="normal"/>
    </style:style>
    <style:style style:name="_31_275" style:display-name="1275" style:family="text">
      <style:text-properties fo:color="#040c00" style:text-position="0% 100%" fo:letter-spacing="0.0311in"/>
    </style:style>
    <style:style style:name="_31_276" style:display-name="1276" style:family="text">
      <style:text-properties fo:color="#040c00" style:text-position="0% 100%" style:text-scale="94%"/>
    </style:style>
    <style:style style:name="_31_277" style:display-name="1277" style:family="text">
      <style:text-properties fo:color="#040c00" style:text-position="0% 100%" fo:letter-spacing="normal" style:text-scale="94%"/>
    </style:style>
    <style:style style:name="_31_278" style:display-name="1278" style:family="text">
      <style:text-properties fo:color="#040c00" style:text-position="0% 100%" fo:letter-spacing="0.0311in" style:text-scale="94%"/>
    </style:style>
    <style:style style:name="_31_279" style:display-name="1279" style:family="text">
      <style:text-properties fo:color="#040c00" style:text-position="0% 100%" style:text-scale="95%"/>
    </style:style>
    <style:style style:name="_31_280" style:display-name="1280" style:family="text">
      <style:text-properties fo:color="#040c00" style:text-position="0% 100%" fo:letter-spacing="normal" style:text-scale="95%"/>
    </style:style>
    <style:style style:name="_31_281" style:display-name="1281" style:family="text">
      <style:text-properties fo:color="#040c00" style:text-position="0% 100%" fo:letter-spacing="0.0311in" style:text-scale="95%"/>
    </style:style>
    <style:style style:name="_31_282" style:display-name="1282" style:family="text">
      <style:text-properties fo:color="#040c00" style:text-position="0% 100%" style:text-scale="107%"/>
    </style:style>
    <style:style style:name="_31_283" style:display-name="1283" style:family="text">
      <style:text-properties fo:color="#040c00" style:text-position="0% 100%" fo:letter-spacing="normal" style:text-scale="107%"/>
    </style:style>
    <style:style style:name="_31_284" style:display-name="1284" style:family="text">
      <style:text-properties fo:color="#040c00" style:text-position="0% 100%" fo:letter-spacing="0.0311in" style:text-scale="107%"/>
    </style:style>
    <style:style style:name="_31_285" style:display-name="1285" style:family="text">
      <style:text-properties fo:color="#040c00" style:text-position="2% 100%"/>
    </style:style>
    <style:style style:name="_31_286" style:display-name="1286" style:family="text">
      <style:text-properties fo:color="#040c00" style:text-position="2% 100%" fo:letter-spacing="normal"/>
    </style:style>
    <style:style style:name="_31_287" style:display-name="1287" style:family="text">
      <style:text-properties fo:color="#040c00" style:text-position="2% 100%" fo:letter-spacing="0.0311in"/>
    </style:style>
    <style:style style:name="_31_288" style:display-name="1288" style:family="text">
      <style:text-properties fo:color="#040c00" style:text-position="2% 100%" style:text-scale="94%"/>
    </style:style>
    <style:style style:name="_31_289" style:display-name="1289" style:family="text">
      <style:text-properties fo:color="#040c00" style:text-position="2% 100%" fo:letter-spacing="normal" style:text-scale="94%"/>
    </style:style>
    <style:style style:name="_31_290" style:display-name="1290" style:family="text">
      <style:text-properties fo:color="#040c00" style:text-position="2% 100%" fo:letter-spacing="0.0311in" style:text-scale="94%"/>
    </style:style>
    <style:style style:name="_31_291" style:display-name="1291" style:family="text">
      <style:text-properties fo:color="#040c00" style:text-position="2% 100%" style:text-scale="95%"/>
    </style:style>
    <style:style style:name="_31_292" style:display-name="1292" style:family="text">
      <style:text-properties fo:color="#040c00" style:text-position="2% 100%" fo:letter-spacing="normal" style:text-scale="95%"/>
    </style:style>
    <style:style style:name="_31_293" style:display-name="1293" style:family="text">
      <style:text-properties fo:color="#040c00" style:text-position="2% 100%" fo:letter-spacing="0.0311in" style:text-scale="95%"/>
    </style:style>
    <style:style style:name="_31_294" style:display-name="1294" style:family="text">
      <style:text-properties fo:color="#040c00" style:text-position="2% 100%" style:text-scale="107%"/>
    </style:style>
    <style:style style:name="_31_295" style:display-name="1295" style:family="text">
      <style:text-properties fo:color="#040c00" style:text-position="2% 100%" fo:letter-spacing="normal" style:text-scale="107%"/>
    </style:style>
    <style:style style:name="_31_296" style:display-name="1296" style:family="text">
      <style:text-properties fo:color="#040c00" style:text-position="2% 100%" fo:letter-spacing="0.0311in" style:text-scale="107%"/>
    </style:style>
    <style:style style:name="_31_297" style:display-name="1297" style:family="text">
      <style:text-properties fo:color="#040c00" fo:background-color="#f9f9ff"/>
    </style:style>
    <style:style style:name="_31_298" style:display-name="1298" style:family="text">
      <style:text-properties fo:color="#040c00" fo:letter-spacing="normal" fo:background-color="#f9f9ff"/>
    </style:style>
    <style:style style:name="_31_299" style:display-name="1299" style:family="text">
      <style:text-properties fo:color="#040c00" fo:letter-spacing="0.0311in" fo:background-color="#f9f9ff"/>
    </style:style>
    <style:style style:name="_31_300" style:display-name="1300" style:family="text">
      <style:text-properties fo:color="#040c00" fo:background-color="#f9f9ff" style:text-scale="94%"/>
    </style:style>
    <style:style style:name="_31_301" style:display-name="1301" style:family="text">
      <style:text-properties fo:color="#040c00" fo:letter-spacing="normal" fo:background-color="#f9f9ff" style:text-scale="94%"/>
    </style:style>
    <style:style style:name="_31_302" style:display-name="1302" style:family="text">
      <style:text-properties fo:color="#040c00" fo:letter-spacing="0.0311in" fo:background-color="#f9f9ff" style:text-scale="94%"/>
    </style:style>
    <style:style style:name="_31_303" style:display-name="1303" style:family="text">
      <style:text-properties fo:color="#040c00" fo:background-color="#f9f9ff" style:text-scale="95%"/>
    </style:style>
    <style:style style:name="_31_304" style:display-name="1304" style:family="text">
      <style:text-properties fo:color="#040c00" fo:letter-spacing="normal" fo:background-color="#f9f9ff" style:text-scale="95%"/>
    </style:style>
    <style:style style:name="_31_305" style:display-name="1305" style:family="text">
      <style:text-properties fo:color="#040c00" fo:letter-spacing="0.0311in" fo:background-color="#f9f9ff" style:text-scale="95%"/>
    </style:style>
    <style:style style:name="_31_306" style:display-name="1306" style:family="text">
      <style:text-properties fo:color="#040c00" fo:background-color="#f9f9ff" style:text-scale="107%"/>
    </style:style>
    <style:style style:name="_31_307" style:display-name="1307" style:family="text">
      <style:text-properties fo:color="#040c00" fo:letter-spacing="normal" fo:background-color="#f9f9ff" style:text-scale="107%"/>
    </style:style>
    <style:style style:name="_31_308" style:display-name="1308" style:family="text">
      <style:text-properties fo:color="#040c00" fo:letter-spacing="0.0311in" fo:background-color="#f9f9ff" style:text-scale="107%"/>
    </style:style>
    <style:style style:name="_31_309" style:display-name="1309" style:family="text">
      <style:text-properties fo:color="#040c00" style:text-position="0% 100%" fo:background-color="#f9f9ff"/>
    </style:style>
    <style:style style:name="_31_310" style:display-name="1310" style:family="text">
      <style:text-properties fo:color="#040c00" style:text-position="0% 100%" fo:letter-spacing="normal" fo:background-color="#f9f9ff"/>
    </style:style>
    <style:style style:name="_31_311" style:display-name="1311" style:family="text">
      <style:text-properties fo:color="#040c00" style:text-position="0% 100%" fo:letter-spacing="0.0311in" fo:background-color="#f9f9ff"/>
    </style:style>
    <style:style style:name="_31_312" style:display-name="1312" style:family="text">
      <style:text-properties fo:color="#040c00" style:text-position="0% 100%" fo:background-color="#f9f9ff" style:text-scale="94%"/>
    </style:style>
    <style:style style:name="_31_313" style:display-name="1313" style:family="text">
      <style:text-properties fo:color="#040c00" style:text-position="0% 100%" fo:letter-spacing="normal" fo:background-color="#f9f9ff" style:text-scale="94%"/>
    </style:style>
    <style:style style:name="_31_314" style:display-name="1314" style:family="text">
      <style:text-properties fo:color="#040c00" style:text-position="0% 100%" fo:letter-spacing="0.0311in" fo:background-color="#f9f9ff" style:text-scale="94%"/>
    </style:style>
    <style:style style:name="_31_315" style:display-name="1315" style:family="text">
      <style:text-properties fo:color="#040c00" style:text-position="0% 100%" fo:background-color="#f9f9ff" style:text-scale="95%"/>
    </style:style>
    <style:style style:name="_31_316" style:display-name="1316" style:family="text">
      <style:text-properties fo:color="#040c00" style:text-position="0% 100%" fo:letter-spacing="normal" fo:background-color="#f9f9ff" style:text-scale="95%"/>
    </style:style>
    <style:style style:name="_31_317" style:display-name="1317" style:family="text">
      <style:text-properties fo:color="#040c00" style:text-position="0% 100%" fo:letter-spacing="0.0311in" fo:background-color="#f9f9ff" style:text-scale="95%"/>
    </style:style>
    <style:style style:name="_31_318" style:display-name="1318" style:family="text">
      <style:text-properties fo:color="#040c00" style:text-position="0% 100%" fo:background-color="#f9f9ff" style:text-scale="107%"/>
    </style:style>
    <style:style style:name="_31_319" style:display-name="1319" style:family="text">
      <style:text-properties fo:color="#040c00" style:text-position="0% 100%" fo:letter-spacing="normal" fo:background-color="#f9f9ff" style:text-scale="107%"/>
    </style:style>
    <style:style style:name="_31_320" style:display-name="1320" style:family="text">
      <style:text-properties fo:color="#040c00" style:text-position="0% 100%" fo:letter-spacing="0.0311in" fo:background-color="#f9f9ff" style:text-scale="107%"/>
    </style:style>
    <style:style style:name="_31_321" style:display-name="1321" style:family="text">
      <style:text-properties fo:color="#040c00" style:text-position="2% 100%" fo:background-color="#f9f9ff"/>
    </style:style>
    <style:style style:name="_31_322" style:display-name="1322" style:family="text">
      <style:text-properties fo:color="#040c00" style:text-position="2% 100%" fo:letter-spacing="normal" fo:background-color="#f9f9ff"/>
    </style:style>
    <style:style style:name="_31_323" style:display-name="1323" style:family="text">
      <style:text-properties fo:color="#040c00" style:text-position="2% 100%" fo:letter-spacing="0.0311in" fo:background-color="#f9f9ff"/>
    </style:style>
    <style:style style:name="_31_324" style:display-name="1324" style:family="text">
      <style:text-properties fo:color="#040c00" style:text-position="2% 100%" fo:background-color="#f9f9ff" style:text-scale="94%"/>
    </style:style>
    <style:style style:name="_31_325" style:display-name="1325" style:family="text">
      <style:text-properties fo:color="#040c00" style:text-position="2% 100%" fo:letter-spacing="normal" fo:background-color="#f9f9ff" style:text-scale="94%"/>
    </style:style>
    <style:style style:name="_31_326" style:display-name="1326" style:family="text">
      <style:text-properties fo:color="#040c00" style:text-position="2% 100%" fo:letter-spacing="0.0311in" fo:background-color="#f9f9ff" style:text-scale="94%"/>
    </style:style>
    <style:style style:name="_31_327" style:display-name="1327" style:family="text">
      <style:text-properties fo:color="#040c00" style:text-position="2% 100%" fo:background-color="#f9f9ff" style:text-scale="95%"/>
    </style:style>
    <style:style style:name="_31_328" style:display-name="1328" style:family="text">
      <style:text-properties fo:color="#040c00" style:text-position="2% 100%" fo:letter-spacing="normal" fo:background-color="#f9f9ff" style:text-scale="95%"/>
    </style:style>
    <style:style style:name="_31_329" style:display-name="1329" style:family="text">
      <style:text-properties fo:color="#040c00" style:text-position="2% 100%" fo:letter-spacing="0.0311in" fo:background-color="#f9f9ff" style:text-scale="95%"/>
    </style:style>
    <style:style style:name="_31_330" style:display-name="1330" style:family="text">
      <style:text-properties fo:color="#040c00" style:text-position="2% 100%" fo:background-color="#f9f9ff" style:text-scale="107%"/>
    </style:style>
    <style:style style:name="_31_331" style:display-name="1331" style:family="text">
      <style:text-properties fo:color="#040c00" style:text-position="2% 100%" fo:letter-spacing="normal" fo:background-color="#f9f9ff" style:text-scale="107%"/>
    </style:style>
    <style:style style:name="_31_332" style:display-name="1332" style:family="text">
      <style:text-properties fo:color="#040c00" style:text-position="2% 100%" fo:letter-spacing="0.0311in" fo:background-color="#f9f9ff" style:text-scale="107%"/>
    </style:style>
    <style:style style:name="_31_333" style:display-name="1333" style:family="text">
      <style:text-properties fo:color="#040c00" fo:background-color="#f9fdff"/>
    </style:style>
    <style:style style:name="_31_334" style:display-name="1334" style:family="text">
      <style:text-properties fo:color="#040c00" fo:letter-spacing="normal" fo:background-color="#f9fdff"/>
    </style:style>
    <style:style style:name="_31_335" style:display-name="1335" style:family="text">
      <style:text-properties fo:color="#040c00" fo:letter-spacing="0.0311in" fo:background-color="#f9fdff"/>
    </style:style>
    <style:style style:name="_31_336" style:display-name="1336" style:family="text">
      <style:text-properties fo:color="#040c00" fo:background-color="#f9fdff" style:text-scale="94%"/>
    </style:style>
    <style:style style:name="_31_337" style:display-name="1337" style:family="text">
      <style:text-properties fo:color="#040c00" fo:letter-spacing="normal" fo:background-color="#f9fdff" style:text-scale="94%"/>
    </style:style>
    <style:style style:name="_31_338" style:display-name="1338" style:family="text">
      <style:text-properties fo:color="#040c00" fo:letter-spacing="0.0311in" fo:background-color="#f9fdff" style:text-scale="94%"/>
    </style:style>
    <style:style style:name="_31_339" style:display-name="1339" style:family="text">
      <style:text-properties fo:color="#040c00" fo:background-color="#f9fdff" style:text-scale="95%"/>
    </style:style>
    <style:style style:name="_31_340" style:display-name="1340" style:family="text">
      <style:text-properties fo:color="#040c00" fo:letter-spacing="normal" fo:background-color="#f9fdff" style:text-scale="95%"/>
    </style:style>
    <style:style style:name="_31_341" style:display-name="1341" style:family="text">
      <style:text-properties fo:color="#040c00" fo:letter-spacing="0.0311in" fo:background-color="#f9fdff" style:text-scale="95%"/>
    </style:style>
    <style:style style:name="_31_342" style:display-name="1342" style:family="text">
      <style:text-properties fo:color="#040c00" fo:background-color="#f9fdff" style:text-scale="107%"/>
    </style:style>
    <style:style style:name="_31_343" style:display-name="1343" style:family="text">
      <style:text-properties fo:color="#040c00" fo:letter-spacing="normal" fo:background-color="#f9fdff" style:text-scale="107%"/>
    </style:style>
    <style:style style:name="_31_344" style:display-name="1344" style:family="text">
      <style:text-properties fo:color="#040c00" fo:letter-spacing="0.0311in" fo:background-color="#f9fdff" style:text-scale="107%"/>
    </style:style>
    <style:style style:name="_31_345" style:display-name="1345" style:family="text">
      <style:text-properties fo:color="#040c00" style:text-position="0% 100%" fo:background-color="#f9fdff"/>
    </style:style>
    <style:style style:name="_31_346" style:display-name="1346" style:family="text">
      <style:text-properties fo:color="#040c00" style:text-position="0% 100%" fo:letter-spacing="normal" fo:background-color="#f9fdff"/>
    </style:style>
    <style:style style:name="_31_347" style:display-name="1347" style:family="text">
      <style:text-properties fo:color="#040c00" style:text-position="0% 100%" fo:letter-spacing="0.0311in" fo:background-color="#f9fdff"/>
    </style:style>
    <style:style style:name="_31_348" style:display-name="1348" style:family="text">
      <style:text-properties fo:color="#040c00" style:text-position="0% 100%" fo:background-color="#f9fdff" style:text-scale="94%"/>
    </style:style>
    <style:style style:name="_31_349" style:display-name="1349" style:family="text">
      <style:text-properties fo:color="#040c00" style:text-position="0% 100%" fo:letter-spacing="normal" fo:background-color="#f9fdff" style:text-scale="94%"/>
    </style:style>
    <style:style style:name="_31_350" style:display-name="1350" style:family="text">
      <style:text-properties fo:color="#040c00" style:text-position="0% 100%" fo:letter-spacing="0.0311in" fo:background-color="#f9fdff" style:text-scale="94%"/>
    </style:style>
    <style:style style:name="_31_351" style:display-name="1351" style:family="text">
      <style:text-properties fo:color="#040c00" style:text-position="0% 100%" fo:background-color="#f9fdff" style:text-scale="95%"/>
    </style:style>
    <style:style style:name="_31_352" style:display-name="1352" style:family="text">
      <style:text-properties fo:color="#040c00" style:text-position="0% 100%" fo:letter-spacing="normal" fo:background-color="#f9fdff" style:text-scale="95%"/>
    </style:style>
    <style:style style:name="_31_353" style:display-name="1353" style:family="text">
      <style:text-properties fo:color="#040c00" style:text-position="0% 100%" fo:letter-spacing="0.0311in" fo:background-color="#f9fdff" style:text-scale="95%"/>
    </style:style>
    <style:style style:name="_31_354" style:display-name="1354" style:family="text">
      <style:text-properties fo:color="#040c00" style:text-position="0% 100%" fo:background-color="#f9fdff" style:text-scale="107%"/>
    </style:style>
    <style:style style:name="_31_355" style:display-name="1355" style:family="text">
      <style:text-properties fo:color="#040c00" style:text-position="0% 100%" fo:letter-spacing="normal" fo:background-color="#f9fdff" style:text-scale="107%"/>
    </style:style>
    <style:style style:name="_31_356" style:display-name="1356" style:family="text">
      <style:text-properties fo:color="#040c00" style:text-position="0% 100%" fo:letter-spacing="0.0311in" fo:background-color="#f9fdff" style:text-scale="107%"/>
    </style:style>
    <style:style style:name="_31_357" style:display-name="1357" style:family="text">
      <style:text-properties fo:color="#040c00" style:text-position="2% 100%" fo:background-color="#f9fdff"/>
    </style:style>
    <style:style style:name="_31_358" style:display-name="1358" style:family="text">
      <style:text-properties fo:color="#040c00" style:text-position="2% 100%" fo:letter-spacing="normal" fo:background-color="#f9fdff"/>
    </style:style>
    <style:style style:name="_31_359" style:display-name="1359" style:family="text">
      <style:text-properties fo:color="#040c00" style:text-position="2% 100%" fo:letter-spacing="0.0311in" fo:background-color="#f9fdff"/>
    </style:style>
    <style:style style:name="_31_360" style:display-name="1360" style:family="text">
      <style:text-properties fo:color="#040c00" style:text-position="2% 100%" fo:background-color="#f9fdff" style:text-scale="94%"/>
    </style:style>
    <style:style style:name="_31_361" style:display-name="1361" style:family="text">
      <style:text-properties fo:color="#040c00" style:text-position="2% 100%" fo:letter-spacing="normal" fo:background-color="#f9fdff" style:text-scale="94%"/>
    </style:style>
    <style:style style:name="_31_362" style:display-name="1362" style:family="text">
      <style:text-properties fo:color="#040c00" style:text-position="2% 100%" fo:letter-spacing="0.0311in" fo:background-color="#f9fdff" style:text-scale="94%"/>
    </style:style>
    <style:style style:name="_31_363" style:display-name="1363" style:family="text">
      <style:text-properties fo:color="#040c00" style:text-position="2% 100%" fo:background-color="#f9fdff" style:text-scale="95%"/>
    </style:style>
    <style:style style:name="_31_364" style:display-name="1364" style:family="text">
      <style:text-properties fo:color="#040c00" style:text-position="2% 100%" fo:letter-spacing="normal" fo:background-color="#f9fdff" style:text-scale="95%"/>
    </style:style>
    <style:style style:name="_31_365" style:display-name="1365" style:family="text">
      <style:text-properties fo:color="#040c00" style:text-position="2% 100%" fo:letter-spacing="0.0311in" fo:background-color="#f9fdff" style:text-scale="95%"/>
    </style:style>
    <style:style style:name="_31_366" style:display-name="1366" style:family="text">
      <style:text-properties fo:color="#040c00" style:text-position="2% 100%" fo:background-color="#f9fdff" style:text-scale="107%"/>
    </style:style>
    <style:style style:name="_31_367" style:display-name="1367" style:family="text">
      <style:text-properties fo:color="#040c00" style:text-position="2% 100%" fo:letter-spacing="normal" fo:background-color="#f9fdff" style:text-scale="107%"/>
    </style:style>
    <style:style style:name="_31_368" style:display-name="1368" style:family="text">
      <style:text-properties fo:color="#040c00" style:text-position="2% 100%" fo:letter-spacing="0.0311in" fo:background-color="#f9fdff" style:text-scale="107%"/>
    </style:style>
    <style:style style:name="_31_369" style:display-name="1369" style:family="text">
      <style:text-properties fo:color="#040c00" fo:background-color="#fdf9ff"/>
    </style:style>
    <style:style style:name="_31_370" style:display-name="1370" style:family="text">
      <style:text-properties fo:color="#040c00" fo:letter-spacing="normal" fo:background-color="#fdf9ff"/>
    </style:style>
    <style:style style:name="_31_371" style:display-name="1371" style:family="text">
      <style:text-properties fo:color="#040c00" fo:letter-spacing="0.0311in" fo:background-color="#fdf9ff"/>
    </style:style>
    <style:style style:name="_31_372" style:display-name="1372" style:family="text">
      <style:text-properties fo:color="#040c00" fo:background-color="#fdf9ff" style:text-scale="94%"/>
    </style:style>
    <style:style style:name="_31_373" style:display-name="1373" style:family="text">
      <style:text-properties fo:color="#040c00" fo:letter-spacing="normal" fo:background-color="#fdf9ff" style:text-scale="94%"/>
    </style:style>
    <style:style style:name="_31_374" style:display-name="1374" style:family="text">
      <style:text-properties fo:color="#040c00" fo:letter-spacing="0.0311in" fo:background-color="#fdf9ff" style:text-scale="94%"/>
    </style:style>
    <style:style style:name="_31_375" style:display-name="1375" style:family="text">
      <style:text-properties fo:color="#040c00" fo:background-color="#fdf9ff" style:text-scale="95%"/>
    </style:style>
    <style:style style:name="_31_376" style:display-name="1376" style:family="text">
      <style:text-properties fo:color="#040c00" fo:letter-spacing="normal" fo:background-color="#fdf9ff" style:text-scale="95%"/>
    </style:style>
    <style:style style:name="_31_377" style:display-name="1377" style:family="text">
      <style:text-properties fo:color="#040c00" fo:letter-spacing="0.0311in" fo:background-color="#fdf9ff" style:text-scale="95%"/>
    </style:style>
    <style:style style:name="_31_378" style:display-name="1378" style:family="text">
      <style:text-properties fo:color="#040c00" fo:background-color="#fdf9ff" style:text-scale="107%"/>
    </style:style>
    <style:style style:name="_31_379" style:display-name="1379" style:family="text">
      <style:text-properties fo:color="#040c00" fo:letter-spacing="normal" fo:background-color="#fdf9ff" style:text-scale="107%"/>
    </style:style>
    <style:style style:name="_31_380" style:display-name="1380" style:family="text">
      <style:text-properties fo:color="#040c00" fo:letter-spacing="0.0311in" fo:background-color="#fdf9ff" style:text-scale="107%"/>
    </style:style>
    <style:style style:name="_31_381" style:display-name="1381" style:family="text">
      <style:text-properties fo:color="#040c00" style:text-position="0% 100%" fo:background-color="#fdf9ff"/>
    </style:style>
    <style:style style:name="_31_382" style:display-name="1382" style:family="text">
      <style:text-properties fo:color="#040c00" style:text-position="0% 100%" fo:letter-spacing="normal" fo:background-color="#fdf9ff"/>
    </style:style>
    <style:style style:name="_31_383" style:display-name="1383" style:family="text">
      <style:text-properties fo:color="#040c00" style:text-position="0% 100%" fo:letter-spacing="0.0311in" fo:background-color="#fdf9ff"/>
    </style:style>
    <style:style style:name="_31_384" style:display-name="1384" style:family="text">
      <style:text-properties fo:color="#040c00" style:text-position="0% 100%" fo:background-color="#fdf9ff" style:text-scale="94%"/>
    </style:style>
    <style:style style:name="_31_385" style:display-name="1385" style:family="text">
      <style:text-properties fo:color="#040c00" style:text-position="0% 100%" fo:letter-spacing="normal" fo:background-color="#fdf9ff" style:text-scale="94%"/>
    </style:style>
    <style:style style:name="_31_386" style:display-name="1386" style:family="text">
      <style:text-properties fo:color="#040c00" style:text-position="0% 100%" fo:letter-spacing="0.0311in" fo:background-color="#fdf9ff" style:text-scale="94%"/>
    </style:style>
    <style:style style:name="_31_387" style:display-name="1387" style:family="text">
      <style:text-properties fo:color="#040c00" style:text-position="0% 100%" fo:background-color="#fdf9ff" style:text-scale="95%"/>
    </style:style>
    <style:style style:name="_31_388" style:display-name="1388" style:family="text">
      <style:text-properties fo:color="#040c00" style:text-position="0% 100%" fo:letter-spacing="normal" fo:background-color="#fdf9ff" style:text-scale="95%"/>
    </style:style>
    <style:style style:name="_31_389" style:display-name="1389" style:family="text">
      <style:text-properties fo:color="#040c00" style:text-position="0% 100%" fo:letter-spacing="0.0311in" fo:background-color="#fdf9ff" style:text-scale="95%"/>
    </style:style>
    <style:style style:name="_31_390" style:display-name="1390" style:family="text">
      <style:text-properties fo:color="#040c00" style:text-position="0% 100%" fo:background-color="#fdf9ff" style:text-scale="107%"/>
    </style:style>
    <style:style style:name="_31_391" style:display-name="1391" style:family="text">
      <style:text-properties fo:color="#040c00" style:text-position="0% 100%" fo:letter-spacing="normal" fo:background-color="#fdf9ff" style:text-scale="107%"/>
    </style:style>
    <style:style style:name="_31_392" style:display-name="1392" style:family="text">
      <style:text-properties fo:color="#040c00" style:text-position="0% 100%" fo:letter-spacing="0.0311in" fo:background-color="#fdf9ff" style:text-scale="107%"/>
    </style:style>
    <style:style style:name="_31_393" style:display-name="1393" style:family="text">
      <style:text-properties fo:color="#040c00" style:text-position="2% 100%" fo:background-color="#fdf9ff"/>
    </style:style>
    <style:style style:name="_31_394" style:display-name="1394" style:family="text">
      <style:text-properties fo:color="#040c00" style:text-position="2% 100%" fo:letter-spacing="normal" fo:background-color="#fdf9ff"/>
    </style:style>
    <style:style style:name="_31_395" style:display-name="1395" style:family="text">
      <style:text-properties fo:color="#040c00" style:text-position="2% 100%" fo:letter-spacing="0.0311in" fo:background-color="#fdf9ff"/>
    </style:style>
    <style:style style:name="_31_396" style:display-name="1396" style:family="text">
      <style:text-properties fo:color="#040c00" style:text-position="2% 100%" fo:background-color="#fdf9ff" style:text-scale="94%"/>
    </style:style>
    <style:style style:name="_31_397" style:display-name="1397" style:family="text">
      <style:text-properties fo:color="#040c00" style:text-position="2% 100%" fo:letter-spacing="normal" fo:background-color="#fdf9ff" style:text-scale="94%"/>
    </style:style>
    <style:style style:name="_31_398" style:display-name="1398" style:family="text">
      <style:text-properties fo:color="#040c00" style:text-position="2% 100%" fo:letter-spacing="0.0311in" fo:background-color="#fdf9ff" style:text-scale="94%"/>
    </style:style>
    <style:style style:name="_31_399" style:display-name="1399" style:family="text">
      <style:text-properties fo:color="#040c00" style:text-position="2% 100%" fo:background-color="#fdf9ff" style:text-scale="95%"/>
    </style:style>
    <style:style style:name="_31_400" style:display-name="1400" style:family="text">
      <style:text-properties fo:color="#040c00" style:text-position="2% 100%" fo:letter-spacing="normal" fo:background-color="#fdf9ff" style:text-scale="95%"/>
    </style:style>
    <style:style style:name="_31_401" style:display-name="1401" style:family="text">
      <style:text-properties fo:color="#040c00" style:text-position="2% 100%" fo:letter-spacing="0.0311in" fo:background-color="#fdf9ff" style:text-scale="95%"/>
    </style:style>
    <style:style style:name="_31_402" style:display-name="1402" style:family="text">
      <style:text-properties fo:color="#040c00" style:text-position="2% 100%" fo:background-color="#fdf9ff" style:text-scale="107%"/>
    </style:style>
    <style:style style:name="_31_403" style:display-name="1403" style:family="text">
      <style:text-properties fo:color="#040c00" style:text-position="2% 100%" fo:letter-spacing="normal" fo:background-color="#fdf9ff" style:text-scale="107%"/>
    </style:style>
    <style:style style:name="_31_404" style:display-name="1404" style:family="text">
      <style:text-properties fo:color="#040c00" style:text-position="2% 100%" fo:letter-spacing="0.0311in" fo:background-color="#fdf9ff" style:text-scale="107%"/>
    </style:style>
    <style:style style:name="_31_405" style:display-name="1405" style:family="text">
      <style:text-properties fo:color="#040c00" fo:background-color="#fdfdff"/>
    </style:style>
    <style:style style:name="_31_406" style:display-name="1406" style:family="text">
      <style:text-properties fo:color="#040c00" fo:letter-spacing="normal" fo:background-color="#fdfdff"/>
    </style:style>
    <style:style style:name="_31_407" style:display-name="1407" style:family="text">
      <style:text-properties fo:color="#040c00" fo:letter-spacing="0.0311in" fo:background-color="#fdfdff"/>
    </style:style>
    <style:style style:name="_31_408" style:display-name="1408" style:family="text">
      <style:text-properties fo:color="#040c00" fo:background-color="#fdfdff" style:text-scale="94%"/>
    </style:style>
    <style:style style:name="_31_409" style:display-name="1409" style:family="text">
      <style:text-properties fo:color="#040c00" fo:letter-spacing="normal" fo:background-color="#fdfdff" style:text-scale="94%"/>
    </style:style>
    <style:style style:name="_31_410" style:display-name="1410" style:family="text">
      <style:text-properties fo:color="#040c00" fo:letter-spacing="0.0311in" fo:background-color="#fdfdff" style:text-scale="94%"/>
    </style:style>
    <style:style style:name="_31_411" style:display-name="1411" style:family="text">
      <style:text-properties fo:color="#040c00" fo:background-color="#fdfdff" style:text-scale="95%"/>
    </style:style>
    <style:style style:name="_31_412" style:display-name="1412" style:family="text">
      <style:text-properties fo:color="#040c00" fo:letter-spacing="normal" fo:background-color="#fdfdff" style:text-scale="95%"/>
    </style:style>
    <style:style style:name="_31_413" style:display-name="1413" style:family="text">
      <style:text-properties fo:color="#040c00" fo:letter-spacing="0.0311in" fo:background-color="#fdfdff" style:text-scale="95%"/>
    </style:style>
    <style:style style:name="_31_414" style:display-name="1414" style:family="text">
      <style:text-properties fo:color="#040c00" fo:background-color="#fdfdff" style:text-scale="107%"/>
    </style:style>
    <style:style style:name="_31_415" style:display-name="1415" style:family="text">
      <style:text-properties fo:color="#040c00" fo:letter-spacing="normal" fo:background-color="#fdfdff" style:text-scale="107%"/>
    </style:style>
    <style:style style:name="_31_416" style:display-name="1416" style:family="text">
      <style:text-properties fo:color="#040c00" fo:letter-spacing="0.0311in" fo:background-color="#fdfdff" style:text-scale="107%"/>
    </style:style>
    <style:style style:name="_31_417" style:display-name="1417" style:family="text">
      <style:text-properties fo:color="#040c00" style:text-position="0% 100%" fo:background-color="#fdfdff"/>
    </style:style>
    <style:style style:name="_31_418" style:display-name="1418" style:family="text">
      <style:text-properties fo:color="#040c00" style:text-position="0% 100%" fo:letter-spacing="normal" fo:background-color="#fdfdff"/>
    </style:style>
    <style:style style:name="_31_419" style:display-name="1419" style:family="text">
      <style:text-properties fo:color="#040c00" style:text-position="0% 100%" fo:letter-spacing="0.0311in" fo:background-color="#fdfdff"/>
    </style:style>
    <style:style style:name="_31_420" style:display-name="1420" style:family="text">
      <style:text-properties fo:color="#040c00" style:text-position="0% 100%" fo:background-color="#fdfdff" style:text-scale="94%"/>
    </style:style>
    <style:style style:name="_31_421" style:display-name="1421" style:family="text">
      <style:text-properties fo:color="#040c00" style:text-position="0% 100%" fo:letter-spacing="normal" fo:background-color="#fdfdff" style:text-scale="94%"/>
    </style:style>
    <style:style style:name="_31_422" style:display-name="1422" style:family="text">
      <style:text-properties fo:color="#040c00" style:text-position="0% 100%" fo:letter-spacing="0.0311in" fo:background-color="#fdfdff" style:text-scale="94%"/>
    </style:style>
    <style:style style:name="_31_423" style:display-name="1423" style:family="text">
      <style:text-properties fo:color="#040c00" style:text-position="0% 100%" fo:background-color="#fdfdff" style:text-scale="95%"/>
    </style:style>
    <style:style style:name="_31_424" style:display-name="1424" style:family="text">
      <style:text-properties fo:color="#040c00" style:text-position="0% 100%" fo:letter-spacing="normal" fo:background-color="#fdfdff" style:text-scale="95%"/>
    </style:style>
    <style:style style:name="_31_425" style:display-name="1425" style:family="text">
      <style:text-properties fo:color="#040c00" style:text-position="0% 100%" fo:letter-spacing="0.0311in" fo:background-color="#fdfdff" style:text-scale="95%"/>
    </style:style>
    <style:style style:name="_31_426" style:display-name="1426" style:family="text">
      <style:text-properties fo:color="#040c00" style:text-position="0% 100%" fo:background-color="#fdfdff" style:text-scale="107%"/>
    </style:style>
    <style:style style:name="_31_427" style:display-name="1427" style:family="text">
      <style:text-properties fo:color="#040c00" style:text-position="0% 100%" fo:letter-spacing="normal" fo:background-color="#fdfdff" style:text-scale="107%"/>
    </style:style>
    <style:style style:name="_31_428" style:display-name="1428" style:family="text">
      <style:text-properties fo:color="#040c00" style:text-position="0% 100%" fo:letter-spacing="0.0311in" fo:background-color="#fdfdff" style:text-scale="107%"/>
    </style:style>
    <style:style style:name="_31_429" style:display-name="1429" style:family="text">
      <style:text-properties fo:color="#040c00" style:text-position="2% 100%" fo:background-color="#fdfdff"/>
    </style:style>
    <style:style style:name="_31_430" style:display-name="1430" style:family="text">
      <style:text-properties fo:color="#040c00" style:text-position="2% 100%" fo:letter-spacing="normal" fo:background-color="#fdfdff"/>
    </style:style>
    <style:style style:name="_31_431" style:display-name="1431" style:family="text">
      <style:text-properties fo:color="#040c00" style:text-position="2% 100%" fo:letter-spacing="0.0311in" fo:background-color="#fdfdff"/>
    </style:style>
    <style:style style:name="_31_432" style:display-name="1432" style:family="text">
      <style:text-properties fo:color="#040c00" style:text-position="2% 100%" fo:background-color="#fdfdff" style:text-scale="94%"/>
    </style:style>
    <style:style style:name="_31_433" style:display-name="1433" style:family="text">
      <style:text-properties fo:color="#040c00" style:text-position="2% 100%" fo:letter-spacing="normal" fo:background-color="#fdfdff" style:text-scale="94%"/>
    </style:style>
    <style:style style:name="_31_434" style:display-name="1434" style:family="text">
      <style:text-properties fo:color="#040c00" style:text-position="2% 100%" fo:letter-spacing="0.0311in" fo:background-color="#fdfdff" style:text-scale="94%"/>
    </style:style>
    <style:style style:name="_31_435" style:display-name="1435" style:family="text">
      <style:text-properties fo:color="#040c00" style:text-position="2% 100%" fo:background-color="#fdfdff" style:text-scale="95%"/>
    </style:style>
    <style:style style:name="_31_436" style:display-name="1436" style:family="text">
      <style:text-properties fo:color="#040c00" style:text-position="2% 100%" fo:letter-spacing="normal" fo:background-color="#fdfdff" style:text-scale="95%"/>
    </style:style>
    <style:style style:name="_31_437" style:display-name="1437" style:family="text">
      <style:text-properties fo:color="#040c00" style:text-position="2% 100%" fo:letter-spacing="0.0311in" fo:background-color="#fdfdff" style:text-scale="95%"/>
    </style:style>
    <style:style style:name="_31_438" style:display-name="1438" style:family="text">
      <style:text-properties fo:color="#040c00" style:text-position="2% 100%" fo:background-color="#fdfdff" style:text-scale="107%"/>
    </style:style>
    <style:style style:name="_31_439" style:display-name="1439" style:family="text">
      <style:text-properties fo:color="#040c00" style:text-position="2% 100%" fo:letter-spacing="normal" fo:background-color="#fdfdff" style:text-scale="107%"/>
    </style:style>
    <style:style style:name="_31_440" style:display-name="1440" style:family="text">
      <style:text-properties fo:color="#040c00" style:text-position="2% 100%" fo:letter-spacing="0.0311in" fo:background-color="#fdfdff" style:text-scale="107%"/>
    </style:style>
    <style:style style:name="_31_441" style:display-name="1441" style:family="text">
      <style:text-properties fo:color="#0c0400"/>
    </style:style>
    <style:style style:name="_31_442" style:display-name="1442" style:family="text">
      <style:text-properties fo:color="#0c0400" fo:letter-spacing="normal"/>
    </style:style>
    <style:style style:name="_31_443" style:display-name="1443" style:family="text">
      <style:text-properties fo:color="#0c0400" fo:letter-spacing="0.0311in"/>
    </style:style>
    <style:style style:name="_31_444" style:display-name="1444" style:family="text">
      <style:text-properties fo:color="#0c0400" style:text-scale="94%"/>
    </style:style>
    <style:style style:name="_31_445" style:display-name="1445" style:family="text">
      <style:text-properties fo:color="#0c0400" fo:letter-spacing="normal" style:text-scale="94%"/>
    </style:style>
    <style:style style:name="_31_446" style:display-name="1446" style:family="text">
      <style:text-properties fo:color="#0c0400" fo:letter-spacing="0.0311in" style:text-scale="94%"/>
    </style:style>
    <style:style style:name="_31_447" style:display-name="1447" style:family="text">
      <style:text-properties fo:color="#0c0400" style:text-scale="95%"/>
    </style:style>
    <style:style style:name="_31_448" style:display-name="1448" style:family="text">
      <style:text-properties fo:color="#0c0400" fo:letter-spacing="normal" style:text-scale="95%"/>
    </style:style>
    <style:style style:name="_31_449" style:display-name="1449" style:family="text">
      <style:text-properties fo:color="#0c0400" fo:letter-spacing="0.0311in" style:text-scale="95%"/>
    </style:style>
    <style:style style:name="_31_450" style:display-name="1450" style:family="text">
      <style:text-properties fo:color="#0c0400" style:text-scale="107%"/>
    </style:style>
    <style:style style:name="_31_451" style:display-name="1451" style:family="text">
      <style:text-properties fo:color="#0c0400" fo:letter-spacing="normal" style:text-scale="107%"/>
    </style:style>
    <style:style style:name="_31_452" style:display-name="1452" style:family="text">
      <style:text-properties fo:color="#0c0400" fo:letter-spacing="0.0311in" style:text-scale="107%"/>
    </style:style>
    <style:style style:name="_31_453" style:display-name="1453" style:family="text">
      <style:text-properties fo:color="#0c0400" style:text-position="0% 100%"/>
    </style:style>
    <style:style style:name="_31_454" style:display-name="1454" style:family="text">
      <style:text-properties fo:color="#0c0400" style:text-position="0% 100%" fo:letter-spacing="normal"/>
    </style:style>
    <style:style style:name="_31_455" style:display-name="1455" style:family="text">
      <style:text-properties fo:color="#0c0400" style:text-position="0% 100%" fo:letter-spacing="0.0311in"/>
    </style:style>
    <style:style style:name="_31_456" style:display-name="1456" style:family="text">
      <style:text-properties fo:color="#0c0400" style:text-position="0% 100%" style:text-scale="94%"/>
    </style:style>
    <style:style style:name="_31_457" style:display-name="1457" style:family="text">
      <style:text-properties fo:color="#0c0400" style:text-position="0% 100%" fo:letter-spacing="normal" style:text-scale="94%"/>
    </style:style>
    <style:style style:name="_31_458" style:display-name="1458" style:family="text">
      <style:text-properties fo:color="#0c0400" style:text-position="0% 100%" fo:letter-spacing="0.0311in" style:text-scale="94%"/>
    </style:style>
    <style:style style:name="_31_459" style:display-name="1459" style:family="text">
      <style:text-properties fo:color="#0c0400" style:text-position="0% 100%" style:text-scale="95%"/>
    </style:style>
    <style:style style:name="_31_460" style:display-name="1460" style:family="text">
      <style:text-properties fo:color="#0c0400" style:text-position="0% 100%" fo:letter-spacing="normal" style:text-scale="95%"/>
    </style:style>
    <style:style style:name="_31_461" style:display-name="1461" style:family="text">
      <style:text-properties fo:color="#0c0400" style:text-position="0% 100%" fo:letter-spacing="0.0311in" style:text-scale="95%"/>
    </style:style>
    <style:style style:name="_31_462" style:display-name="1462" style:family="text">
      <style:text-properties fo:color="#0c0400" style:text-position="0% 100%" style:text-scale="107%"/>
    </style:style>
    <style:style style:name="_31_463" style:display-name="1463" style:family="text">
      <style:text-properties fo:color="#0c0400" style:text-position="0% 100%" fo:letter-spacing="normal" style:text-scale="107%"/>
    </style:style>
    <style:style style:name="_31_464" style:display-name="1464" style:family="text">
      <style:text-properties fo:color="#0c0400" style:text-position="0% 100%" fo:letter-spacing="0.0311in" style:text-scale="107%"/>
    </style:style>
    <style:style style:name="_31_465" style:display-name="1465" style:family="text">
      <style:text-properties fo:color="#0c0400" style:text-position="2% 100%"/>
    </style:style>
    <style:style style:name="_31_466" style:display-name="1466" style:family="text">
      <style:text-properties fo:color="#0c0400" style:text-position="2% 100%" fo:letter-spacing="normal"/>
    </style:style>
    <style:style style:name="_31_467" style:display-name="1467" style:family="text">
      <style:text-properties fo:color="#0c0400" style:text-position="2% 100%" fo:letter-spacing="0.0311in"/>
    </style:style>
    <style:style style:name="_31_468" style:display-name="1468" style:family="text">
      <style:text-properties fo:color="#0c0400" style:text-position="2% 100%" style:text-scale="94%"/>
    </style:style>
    <style:style style:name="_31_469" style:display-name="1469" style:family="text">
      <style:text-properties fo:color="#0c0400" style:text-position="2% 100%" fo:letter-spacing="normal" style:text-scale="94%"/>
    </style:style>
    <style:style style:name="_31_470" style:display-name="1470" style:family="text">
      <style:text-properties fo:color="#0c0400" style:text-position="2% 100%" fo:letter-spacing="0.0311in" style:text-scale="94%"/>
    </style:style>
    <style:style style:name="_31_471" style:display-name="1471" style:family="text">
      <style:text-properties fo:color="#0c0400" style:text-position="2% 100%" style:text-scale="95%"/>
    </style:style>
    <style:style style:name="_31_472" style:display-name="1472" style:family="text">
      <style:text-properties fo:color="#0c0400" style:text-position="2% 100%" fo:letter-spacing="normal" style:text-scale="95%"/>
    </style:style>
    <style:style style:name="_31_473" style:display-name="1473" style:family="text">
      <style:text-properties fo:color="#0c0400" style:text-position="2% 100%" fo:letter-spacing="0.0311in" style:text-scale="95%"/>
    </style:style>
    <style:style style:name="_31_474" style:display-name="1474" style:family="text">
      <style:text-properties fo:color="#0c0400" style:text-position="2% 100%" style:text-scale="107%"/>
    </style:style>
    <style:style style:name="_31_475" style:display-name="1475" style:family="text">
      <style:text-properties fo:color="#0c0400" style:text-position="2% 100%" fo:letter-spacing="normal" style:text-scale="107%"/>
    </style:style>
    <style:style style:name="_31_476" style:display-name="1476" style:family="text">
      <style:text-properties fo:color="#0c0400" style:text-position="2% 100%" fo:letter-spacing="0.0311in" style:text-scale="107%"/>
    </style:style>
    <style:style style:name="_31_477" style:display-name="1477" style:family="text">
      <style:text-properties fo:color="#0c0400" fo:background-color="#f9f9ff"/>
    </style:style>
    <style:style style:name="_31_478" style:display-name="1478" style:family="text">
      <style:text-properties fo:color="#0c0400" fo:letter-spacing="normal" fo:background-color="#f9f9ff"/>
    </style:style>
    <style:style style:name="_31_479" style:display-name="1479" style:family="text">
      <style:text-properties fo:color="#0c0400" fo:letter-spacing="0.0311in" fo:background-color="#f9f9ff"/>
    </style:style>
    <style:style style:name="_31_480" style:display-name="1480" style:family="text">
      <style:text-properties fo:color="#0c0400" fo:background-color="#f9f9ff" style:text-scale="94%"/>
    </style:style>
    <style:style style:name="_31_481" style:display-name="1481" style:family="text">
      <style:text-properties fo:color="#0c0400" fo:letter-spacing="normal" fo:background-color="#f9f9ff" style:text-scale="94%"/>
    </style:style>
    <style:style style:name="_31_482" style:display-name="1482" style:family="text">
      <style:text-properties fo:color="#0c0400" fo:letter-spacing="0.0311in" fo:background-color="#f9f9ff" style:text-scale="94%"/>
    </style:style>
    <style:style style:name="_31_483" style:display-name="1483" style:family="text">
      <style:text-properties fo:color="#0c0400" fo:background-color="#f9f9ff" style:text-scale="95%"/>
    </style:style>
    <style:style style:name="_31_484" style:display-name="1484" style:family="text">
      <style:text-properties fo:color="#0c0400" fo:letter-spacing="normal" fo:background-color="#f9f9ff" style:text-scale="95%"/>
    </style:style>
    <style:style style:name="_31_485" style:display-name="1485" style:family="text">
      <style:text-properties fo:color="#0c0400" fo:letter-spacing="0.0311in" fo:background-color="#f9f9ff" style:text-scale="95%"/>
    </style:style>
    <style:style style:name="_31_486" style:display-name="1486" style:family="text">
      <style:text-properties fo:color="#0c0400" fo:background-color="#f9f9ff" style:text-scale="107%"/>
    </style:style>
    <style:style style:name="_31_487" style:display-name="1487" style:family="text">
      <style:text-properties fo:color="#0c0400" fo:letter-spacing="normal" fo:background-color="#f9f9ff" style:text-scale="107%"/>
    </style:style>
    <style:style style:name="_31_488" style:display-name="1488" style:family="text">
      <style:text-properties fo:color="#0c0400" fo:letter-spacing="0.0311in" fo:background-color="#f9f9ff" style:text-scale="107%"/>
    </style:style>
    <style:style style:name="_31_489" style:display-name="1489" style:family="text">
      <style:text-properties fo:color="#0c0400" style:text-position="0% 100%" fo:background-color="#f9f9ff"/>
    </style:style>
    <style:style style:name="_31_490" style:display-name="1490" style:family="text">
      <style:text-properties fo:color="#0c0400" style:text-position="0% 100%" fo:letter-spacing="normal" fo:background-color="#f9f9ff"/>
    </style:style>
    <style:style style:name="_31_491" style:display-name="1491" style:family="text">
      <style:text-properties fo:color="#0c0400" style:text-position="0% 100%" fo:letter-spacing="0.0311in" fo:background-color="#f9f9ff"/>
    </style:style>
    <style:style style:name="_31_492" style:display-name="1492" style:family="text">
      <style:text-properties fo:color="#0c0400" style:text-position="0% 100%" fo:background-color="#f9f9ff" style:text-scale="94%"/>
    </style:style>
    <style:style style:name="_31_493" style:display-name="1493" style:family="text">
      <style:text-properties fo:color="#0c0400" style:text-position="0% 100%" fo:letter-spacing="normal" fo:background-color="#f9f9ff" style:text-scale="94%"/>
    </style:style>
    <style:style style:name="_31_494" style:display-name="1494" style:family="text">
      <style:text-properties fo:color="#0c0400" style:text-position="0% 100%" fo:letter-spacing="0.0311in" fo:background-color="#f9f9ff" style:text-scale="94%"/>
    </style:style>
    <style:style style:name="_31_495" style:display-name="1495" style:family="text">
      <style:text-properties fo:color="#0c0400" style:text-position="0% 100%" fo:background-color="#f9f9ff" style:text-scale="95%"/>
    </style:style>
    <style:style style:name="_31_496" style:display-name="1496" style:family="text">
      <style:text-properties fo:color="#0c0400" style:text-position="0% 100%" fo:letter-spacing="normal" fo:background-color="#f9f9ff" style:text-scale="95%"/>
    </style:style>
    <style:style style:name="_31_497" style:display-name="1497" style:family="text">
      <style:text-properties fo:color="#0c0400" style:text-position="0% 100%" fo:letter-spacing="0.0311in" fo:background-color="#f9f9ff" style:text-scale="95%"/>
    </style:style>
    <style:style style:name="_31_498" style:display-name="1498" style:family="text">
      <style:text-properties fo:color="#0c0400" style:text-position="0% 100%" fo:background-color="#f9f9ff" style:text-scale="107%"/>
    </style:style>
    <style:style style:name="_31_499" style:display-name="1499" style:family="text">
      <style:text-properties fo:color="#0c0400" style:text-position="0% 100%" fo:letter-spacing="normal" fo:background-color="#f9f9ff" style:text-scale="107%"/>
    </style:style>
    <style:style style:name="_31_500" style:display-name="1500" style:family="text">
      <style:text-properties fo:color="#0c0400" style:text-position="0% 100%" fo:letter-spacing="0.0311in" fo:background-color="#f9f9ff" style:text-scale="107%"/>
    </style:style>
    <style:style style:name="_31_501" style:display-name="1501" style:family="text">
      <style:text-properties fo:color="#0c0400" style:text-position="2% 100%" fo:background-color="#f9f9ff"/>
    </style:style>
    <style:style style:name="_31_502" style:display-name="1502" style:family="text">
      <style:text-properties fo:color="#0c0400" style:text-position="2% 100%" fo:letter-spacing="normal" fo:background-color="#f9f9ff"/>
    </style:style>
    <style:style style:name="_31_503" style:display-name="1503" style:family="text">
      <style:text-properties fo:color="#0c0400" style:text-position="2% 100%" fo:letter-spacing="0.0311in" fo:background-color="#f9f9ff"/>
    </style:style>
    <style:style style:name="_31_504" style:display-name="1504" style:family="text">
      <style:text-properties fo:color="#0c0400" style:text-position="2% 100%" fo:background-color="#f9f9ff" style:text-scale="94%"/>
    </style:style>
    <style:style style:name="_31_505" style:display-name="1505" style:family="text">
      <style:text-properties fo:color="#0c0400" style:text-position="2% 100%" fo:letter-spacing="normal" fo:background-color="#f9f9ff" style:text-scale="94%"/>
    </style:style>
    <style:style style:name="_31_506" style:display-name="1506" style:family="text">
      <style:text-properties fo:color="#0c0400" style:text-position="2% 100%" fo:letter-spacing="0.0311in" fo:background-color="#f9f9ff" style:text-scale="94%"/>
    </style:style>
    <style:style style:name="_31_507" style:display-name="1507" style:family="text">
      <style:text-properties fo:color="#0c0400" style:text-position="2% 100%" fo:background-color="#f9f9ff" style:text-scale="95%"/>
    </style:style>
    <style:style style:name="_31_508" style:display-name="1508" style:family="text">
      <style:text-properties fo:color="#0c0400" style:text-position="2% 100%" fo:letter-spacing="normal" fo:background-color="#f9f9ff" style:text-scale="95%"/>
    </style:style>
    <style:style style:name="_31_509" style:display-name="1509" style:family="text">
      <style:text-properties fo:color="#0c0400" style:text-position="2% 100%" fo:letter-spacing="0.0311in" fo:background-color="#f9f9ff" style:text-scale="95%"/>
    </style:style>
    <style:style style:name="_31_510" style:display-name="1510" style:family="text">
      <style:text-properties fo:color="#0c0400" style:text-position="2% 100%" fo:background-color="#f9f9ff" style:text-scale="107%"/>
    </style:style>
    <style:style style:name="_31_511" style:display-name="1511" style:family="text">
      <style:text-properties fo:color="#0c0400" style:text-position="2% 100%" fo:letter-spacing="normal" fo:background-color="#f9f9ff" style:text-scale="107%"/>
    </style:style>
    <style:style style:name="_31_512" style:display-name="1512" style:family="text">
      <style:text-properties fo:color="#0c0400" style:text-position="2% 100%" fo:letter-spacing="0.0311in" fo:background-color="#f9f9ff" style:text-scale="107%"/>
    </style:style>
    <style:style style:name="_31_513" style:display-name="1513" style:family="text">
      <style:text-properties fo:color="#0c0400" fo:background-color="#f9fdff"/>
    </style:style>
    <style:style style:name="_31_514" style:display-name="1514" style:family="text">
      <style:text-properties fo:color="#0c0400" fo:letter-spacing="normal" fo:background-color="#f9fdff"/>
    </style:style>
    <style:style style:name="_31_515" style:display-name="1515" style:family="text">
      <style:text-properties fo:color="#0c0400" fo:letter-spacing="0.0311in" fo:background-color="#f9fdff"/>
    </style:style>
    <style:style style:name="_31_516" style:display-name="1516" style:family="text">
      <style:text-properties fo:color="#0c0400" fo:background-color="#f9fdff" style:text-scale="94%"/>
    </style:style>
    <style:style style:name="_31_517" style:display-name="1517" style:family="text">
      <style:text-properties fo:color="#0c0400" fo:letter-spacing="normal" fo:background-color="#f9fdff" style:text-scale="94%"/>
    </style:style>
    <style:style style:name="_31_518" style:display-name="1518" style:family="text">
      <style:text-properties fo:color="#0c0400" fo:letter-spacing="0.0311in" fo:background-color="#f9fdff" style:text-scale="94%"/>
    </style:style>
    <style:style style:name="_31_519" style:display-name="1519" style:family="text">
      <style:text-properties fo:color="#0c0400" fo:background-color="#f9fdff" style:text-scale="95%"/>
    </style:style>
    <style:style style:name="_31_520" style:display-name="1520" style:family="text">
      <style:text-properties fo:color="#0c0400" fo:letter-spacing="normal" fo:background-color="#f9fdff" style:text-scale="95%"/>
    </style:style>
    <style:style style:name="_31_521" style:display-name="1521" style:family="text">
      <style:text-properties fo:color="#0c0400" fo:letter-spacing="0.0311in" fo:background-color="#f9fdff" style:text-scale="95%"/>
    </style:style>
    <style:style style:name="_31_522" style:display-name="1522" style:family="text">
      <style:text-properties fo:color="#0c0400" fo:background-color="#f9fdff" style:text-scale="107%"/>
    </style:style>
    <style:style style:name="_31_523" style:display-name="1523" style:family="text">
      <style:text-properties fo:color="#0c0400" fo:letter-spacing="normal" fo:background-color="#f9fdff" style:text-scale="107%"/>
    </style:style>
    <style:style style:name="_31_524" style:display-name="1524" style:family="text">
      <style:text-properties fo:color="#0c0400" fo:letter-spacing="0.0311in" fo:background-color="#f9fdff" style:text-scale="107%"/>
    </style:style>
    <style:style style:name="_31_525" style:display-name="1525" style:family="text">
      <style:text-properties fo:color="#0c0400" style:text-position="0% 100%" fo:background-color="#f9fdff"/>
    </style:style>
    <style:style style:name="_31_526" style:display-name="1526" style:family="text">
      <style:text-properties fo:color="#0c0400" style:text-position="0% 100%" fo:letter-spacing="normal" fo:background-color="#f9fdff"/>
    </style:style>
    <style:style style:name="_31_527" style:display-name="1527" style:family="text">
      <style:text-properties fo:color="#0c0400" style:text-position="0% 100%" fo:letter-spacing="0.0311in" fo:background-color="#f9fdff"/>
    </style:style>
    <style:style style:name="_31_528" style:display-name="1528" style:family="text">
      <style:text-properties fo:color="#0c0400" style:text-position="0% 100%" fo:background-color="#f9fdff" style:text-scale="94%"/>
    </style:style>
    <style:style style:name="_31_529" style:display-name="1529" style:family="text">
      <style:text-properties fo:color="#0c0400" style:text-position="0% 100%" fo:letter-spacing="normal" fo:background-color="#f9fdff" style:text-scale="94%"/>
    </style:style>
    <style:style style:name="_31_530" style:display-name="1530" style:family="text">
      <style:text-properties fo:color="#0c0400" style:text-position="0% 100%" fo:letter-spacing="0.0311in" fo:background-color="#f9fdff" style:text-scale="94%"/>
    </style:style>
    <style:style style:name="_31_531" style:display-name="1531" style:family="text">
      <style:text-properties fo:color="#0c0400" style:text-position="0% 100%" fo:background-color="#f9fdff" style:text-scale="95%"/>
    </style:style>
    <style:style style:name="_31_532" style:display-name="1532" style:family="text">
      <style:text-properties fo:color="#0c0400" style:text-position="0% 100%" fo:letter-spacing="normal" fo:background-color="#f9fdff" style:text-scale="95%"/>
    </style:style>
    <style:style style:name="_31_533" style:display-name="1533" style:family="text">
      <style:text-properties fo:color="#0c0400" style:text-position="0% 100%" fo:letter-spacing="0.0311in" fo:background-color="#f9fdff" style:text-scale="95%"/>
    </style:style>
    <style:style style:name="_31_534" style:display-name="1534" style:family="text">
      <style:text-properties fo:color="#0c0400" style:text-position="0% 100%" fo:background-color="#f9fdff" style:text-scale="107%"/>
    </style:style>
    <style:style style:name="_31_535" style:display-name="1535" style:family="text">
      <style:text-properties fo:color="#0c0400" style:text-position="0% 100%" fo:letter-spacing="normal" fo:background-color="#f9fdff" style:text-scale="107%"/>
    </style:style>
    <style:style style:name="_31_536" style:display-name="1536" style:family="text">
      <style:text-properties fo:color="#0c0400" style:text-position="0% 100%" fo:letter-spacing="0.0311in" fo:background-color="#f9fdff" style:text-scale="107%"/>
    </style:style>
    <style:style style:name="_31_537" style:display-name="1537" style:family="text">
      <style:text-properties fo:color="#0c0400" style:text-position="2% 100%" fo:background-color="#f9fdff"/>
    </style:style>
    <style:style style:name="_31_538" style:display-name="1538" style:family="text">
      <style:text-properties fo:color="#0c0400" style:text-position="2% 100%" fo:letter-spacing="normal" fo:background-color="#f9fdff"/>
    </style:style>
    <style:style style:name="_31_539" style:display-name="1539" style:family="text">
      <style:text-properties fo:color="#0c0400" style:text-position="2% 100%" fo:letter-spacing="0.0311in" fo:background-color="#f9fdff"/>
    </style:style>
    <style:style style:name="_31_540" style:display-name="1540" style:family="text">
      <style:text-properties fo:color="#0c0400" style:text-position="2% 100%" fo:background-color="#f9fdff" style:text-scale="94%"/>
    </style:style>
    <style:style style:name="_31_541" style:display-name="1541" style:family="text">
      <style:text-properties fo:color="#0c0400" style:text-position="2% 100%" fo:letter-spacing="normal" fo:background-color="#f9fdff" style:text-scale="94%"/>
    </style:style>
    <style:style style:name="_31_542" style:display-name="1542" style:family="text">
      <style:text-properties fo:color="#0c0400" style:text-position="2% 100%" fo:letter-spacing="0.0311in" fo:background-color="#f9fdff" style:text-scale="94%"/>
    </style:style>
    <style:style style:name="_31_543" style:display-name="1543" style:family="text">
      <style:text-properties fo:color="#0c0400" style:text-position="2% 100%" fo:background-color="#f9fdff" style:text-scale="95%"/>
    </style:style>
    <style:style style:name="_31_544" style:display-name="1544" style:family="text">
      <style:text-properties fo:color="#0c0400" style:text-position="2% 100%" fo:letter-spacing="normal" fo:background-color="#f9fdff" style:text-scale="95%"/>
    </style:style>
    <style:style style:name="_31_545" style:display-name="1545" style:family="text">
      <style:text-properties fo:color="#0c0400" style:text-position="2% 100%" fo:letter-spacing="0.0311in" fo:background-color="#f9fdff" style:text-scale="95%"/>
    </style:style>
    <style:style style:name="_31_546" style:display-name="1546" style:family="text">
      <style:text-properties fo:color="#0c0400" style:text-position="2% 100%" fo:background-color="#f9fdff" style:text-scale="107%"/>
    </style:style>
    <style:style style:name="_31_547" style:display-name="1547" style:family="text">
      <style:text-properties fo:color="#0c0400" style:text-position="2% 100%" fo:letter-spacing="normal" fo:background-color="#f9fdff" style:text-scale="107%"/>
    </style:style>
    <style:style style:name="_31_548" style:display-name="1548" style:family="text">
      <style:text-properties fo:color="#0c0400" style:text-position="2% 100%" fo:letter-spacing="0.0311in" fo:background-color="#f9fdff" style:text-scale="107%"/>
    </style:style>
    <style:style style:name="_31_549" style:display-name="1549" style:family="text">
      <style:text-properties fo:color="#0c0400" fo:background-color="#fdf9ff"/>
    </style:style>
    <style:style style:name="_31_550" style:display-name="1550" style:family="text">
      <style:text-properties fo:color="#0c0400" fo:letter-spacing="normal" fo:background-color="#fdf9ff"/>
    </style:style>
    <style:style style:name="_31_551" style:display-name="1551" style:family="text">
      <style:text-properties fo:color="#0c0400" fo:letter-spacing="0.0311in" fo:background-color="#fdf9ff"/>
    </style:style>
    <style:style style:name="_31_552" style:display-name="1552" style:family="text">
      <style:text-properties fo:color="#0c0400" fo:background-color="#fdf9ff" style:text-scale="94%"/>
    </style:style>
    <style:style style:name="_31_553" style:display-name="1553" style:family="text">
      <style:text-properties fo:color="#0c0400" fo:letter-spacing="normal" fo:background-color="#fdf9ff" style:text-scale="94%"/>
    </style:style>
    <style:style style:name="_31_554" style:display-name="1554" style:family="text">
      <style:text-properties fo:color="#0c0400" fo:letter-spacing="0.0311in" fo:background-color="#fdf9ff" style:text-scale="94%"/>
    </style:style>
    <style:style style:name="_31_555" style:display-name="1555" style:family="text">
      <style:text-properties fo:color="#0c0400" fo:background-color="#fdf9ff" style:text-scale="95%"/>
    </style:style>
    <style:style style:name="_31_556" style:display-name="1556" style:family="text">
      <style:text-properties fo:color="#0c0400" fo:letter-spacing="normal" fo:background-color="#fdf9ff" style:text-scale="95%"/>
    </style:style>
    <style:style style:name="_31_557" style:display-name="1557" style:family="text">
      <style:text-properties fo:color="#0c0400" fo:letter-spacing="0.0311in" fo:background-color="#fdf9ff" style:text-scale="95%"/>
    </style:style>
    <style:style style:name="_31_558" style:display-name="1558" style:family="text">
      <style:text-properties fo:color="#0c0400" fo:background-color="#fdf9ff" style:text-scale="107%"/>
    </style:style>
    <style:style style:name="_31_559" style:display-name="1559" style:family="text">
      <style:text-properties fo:color="#0c0400" fo:letter-spacing="normal" fo:background-color="#fdf9ff" style:text-scale="107%"/>
    </style:style>
    <style:style style:name="_31_560" style:display-name="1560" style:family="text">
      <style:text-properties fo:color="#0c0400" fo:letter-spacing="0.0311in" fo:background-color="#fdf9ff" style:text-scale="107%"/>
    </style:style>
    <style:style style:name="_31_561" style:display-name="1561" style:family="text">
      <style:text-properties fo:color="#0c0400" style:text-position="0% 100%" fo:background-color="#fdf9ff"/>
    </style:style>
    <style:style style:name="_31_562" style:display-name="1562" style:family="text">
      <style:text-properties fo:color="#0c0400" style:text-position="0% 100%" fo:letter-spacing="normal" fo:background-color="#fdf9ff"/>
    </style:style>
    <style:style style:name="_31_563" style:display-name="1563" style:family="text">
      <style:text-properties fo:color="#0c0400" style:text-position="0% 100%" fo:letter-spacing="0.0311in" fo:background-color="#fdf9ff"/>
    </style:style>
    <style:style style:name="_31_564" style:display-name="1564" style:family="text">
      <style:text-properties fo:color="#0c0400" style:text-position="0% 100%" fo:background-color="#fdf9ff" style:text-scale="94%"/>
    </style:style>
    <style:style style:name="_31_565" style:display-name="1565" style:family="text">
      <style:text-properties fo:color="#0c0400" style:text-position="0% 100%" fo:letter-spacing="normal" fo:background-color="#fdf9ff" style:text-scale="94%"/>
    </style:style>
    <style:style style:name="_31_566" style:display-name="1566" style:family="text">
      <style:text-properties fo:color="#0c0400" style:text-position="0% 100%" fo:letter-spacing="0.0311in" fo:background-color="#fdf9ff" style:text-scale="94%"/>
    </style:style>
    <style:style style:name="_31_567" style:display-name="1567" style:family="text">
      <style:text-properties fo:color="#0c0400" style:text-position="0% 100%" fo:background-color="#fdf9ff" style:text-scale="95%"/>
    </style:style>
    <style:style style:name="_31_568" style:display-name="1568" style:family="text">
      <style:text-properties fo:color="#0c0400" style:text-position="0% 100%" fo:letter-spacing="normal" fo:background-color="#fdf9ff" style:text-scale="95%"/>
    </style:style>
    <style:style style:name="_31_569" style:display-name="1569" style:family="text">
      <style:text-properties fo:color="#0c0400" style:text-position="0% 100%" fo:letter-spacing="0.0311in" fo:background-color="#fdf9ff" style:text-scale="95%"/>
    </style:style>
    <style:style style:name="_31_570" style:display-name="1570" style:family="text">
      <style:text-properties fo:color="#0c0400" style:text-position="0% 100%" fo:background-color="#fdf9ff" style:text-scale="107%"/>
    </style:style>
    <style:style style:name="_31_571" style:display-name="1571" style:family="text">
      <style:text-properties fo:color="#0c0400" style:text-position="0% 100%" fo:letter-spacing="normal" fo:background-color="#fdf9ff" style:text-scale="107%"/>
    </style:style>
    <style:style style:name="_31_572" style:display-name="1572" style:family="text">
      <style:text-properties fo:color="#0c0400" style:text-position="0% 100%" fo:letter-spacing="0.0311in" fo:background-color="#fdf9ff" style:text-scale="107%"/>
    </style:style>
    <style:style style:name="_31_573" style:display-name="1573" style:family="text">
      <style:text-properties fo:color="#0c0400" style:text-position="2% 100%" fo:background-color="#fdf9ff"/>
    </style:style>
    <style:style style:name="_31_574" style:display-name="1574" style:family="text">
      <style:text-properties fo:color="#0c0400" style:text-position="2% 100%" fo:letter-spacing="normal" fo:background-color="#fdf9ff"/>
    </style:style>
    <style:style style:name="_31_575" style:display-name="1575" style:family="text">
      <style:text-properties fo:color="#0c0400" style:text-position="2% 100%" fo:letter-spacing="0.0311in" fo:background-color="#fdf9ff"/>
    </style:style>
    <style:style style:name="_31_576" style:display-name="1576" style:family="text">
      <style:text-properties fo:color="#0c0400" style:text-position="2% 100%" fo:background-color="#fdf9ff" style:text-scale="94%"/>
    </style:style>
    <style:style style:name="_31_577" style:display-name="1577" style:family="text">
      <style:text-properties fo:color="#0c0400" style:text-position="2% 100%" fo:letter-spacing="normal" fo:background-color="#fdf9ff" style:text-scale="94%"/>
    </style:style>
    <style:style style:name="_31_578" style:display-name="1578" style:family="text">
      <style:text-properties fo:color="#0c0400" style:text-position="2% 100%" fo:letter-spacing="0.0311in" fo:background-color="#fdf9ff" style:text-scale="94%"/>
    </style:style>
    <style:style style:name="_31_579" style:display-name="1579" style:family="text">
      <style:text-properties fo:color="#0c0400" style:text-position="2% 100%" fo:background-color="#fdf9ff" style:text-scale="95%"/>
    </style:style>
    <style:style style:name="_31_580" style:display-name="1580" style:family="text">
      <style:text-properties fo:color="#0c0400" style:text-position="2% 100%" fo:letter-spacing="normal" fo:background-color="#fdf9ff" style:text-scale="95%"/>
    </style:style>
    <style:style style:name="_31_581" style:display-name="1581" style:family="text">
      <style:text-properties fo:color="#0c0400" style:text-position="2% 100%" fo:letter-spacing="0.0311in" fo:background-color="#fdf9ff" style:text-scale="95%"/>
    </style:style>
    <style:style style:name="_31_582" style:display-name="1582" style:family="text">
      <style:text-properties fo:color="#0c0400" style:text-position="2% 100%" fo:background-color="#fdf9ff" style:text-scale="107%"/>
    </style:style>
    <style:style style:name="_31_583" style:display-name="1583" style:family="text">
      <style:text-properties fo:color="#0c0400" style:text-position="2% 100%" fo:letter-spacing="normal" fo:background-color="#fdf9ff" style:text-scale="107%"/>
    </style:style>
    <style:style style:name="_31_584" style:display-name="1584" style:family="text">
      <style:text-properties fo:color="#0c0400" style:text-position="2% 100%" fo:letter-spacing="0.0311in" fo:background-color="#fdf9ff" style:text-scale="107%"/>
    </style:style>
    <style:style style:name="_31_585" style:display-name="1585" style:family="text">
      <style:text-properties fo:color="#0c0400" fo:background-color="#fdfdff"/>
    </style:style>
    <style:style style:name="_31_586" style:display-name="1586" style:family="text">
      <style:text-properties fo:color="#0c0400" fo:letter-spacing="normal" fo:background-color="#fdfdff"/>
    </style:style>
    <style:style style:name="_31_587" style:display-name="1587" style:family="text">
      <style:text-properties fo:color="#0c0400" fo:letter-spacing="0.0311in" fo:background-color="#fdfdff"/>
    </style:style>
    <style:style style:name="_31_588" style:display-name="1588" style:family="text">
      <style:text-properties fo:color="#0c0400" fo:background-color="#fdfdff" style:text-scale="94%"/>
    </style:style>
    <style:style style:name="_31_589" style:display-name="1589" style:family="text">
      <style:text-properties fo:color="#0c0400" fo:letter-spacing="normal" fo:background-color="#fdfdff" style:text-scale="94%"/>
    </style:style>
    <style:style style:name="_31_590" style:display-name="1590" style:family="text">
      <style:text-properties fo:color="#0c0400" fo:letter-spacing="0.0311in" fo:background-color="#fdfdff" style:text-scale="94%"/>
    </style:style>
    <style:style style:name="_31_591" style:display-name="1591" style:family="text">
      <style:text-properties fo:color="#0c0400" fo:background-color="#fdfdff" style:text-scale="95%"/>
    </style:style>
    <style:style style:name="_31_592" style:display-name="1592" style:family="text">
      <style:text-properties fo:color="#0c0400" fo:letter-spacing="normal" fo:background-color="#fdfdff" style:text-scale="95%"/>
    </style:style>
    <style:style style:name="_31_593" style:display-name="1593" style:family="text">
      <style:text-properties fo:color="#0c0400" fo:letter-spacing="0.0311in" fo:background-color="#fdfdff" style:text-scale="95%"/>
    </style:style>
    <style:style style:name="_31_594" style:display-name="1594" style:family="text">
      <style:text-properties fo:color="#0c0400" fo:background-color="#fdfdff" style:text-scale="107%"/>
    </style:style>
    <style:style style:name="_31_595" style:display-name="1595" style:family="text">
      <style:text-properties fo:color="#0c0400" fo:letter-spacing="normal" fo:background-color="#fdfdff" style:text-scale="107%"/>
    </style:style>
    <style:style style:name="_31_596" style:display-name="1596" style:family="text">
      <style:text-properties fo:color="#0c0400" fo:letter-spacing="0.0311in" fo:background-color="#fdfdff" style:text-scale="107%"/>
    </style:style>
    <style:style style:name="_31_597" style:display-name="1597" style:family="text">
      <style:text-properties fo:color="#0c0400" style:text-position="0% 100%" fo:background-color="#fdfdff"/>
    </style:style>
    <style:style style:name="_31_598" style:display-name="1598" style:family="text">
      <style:text-properties fo:color="#0c0400" style:text-position="0% 100%" fo:letter-spacing="normal" fo:background-color="#fdfdff"/>
    </style:style>
    <style:style style:name="_31_599" style:display-name="1599" style:family="text">
      <style:text-properties fo:color="#0c0400" style:text-position="0% 100%" fo:letter-spacing="0.0311in" fo:background-color="#fdfdff"/>
    </style:style>
    <style:style style:name="_31_600" style:display-name="1600" style:family="text">
      <style:text-properties fo:color="#0c0400" style:text-position="0% 100%" fo:background-color="#fdfdff" style:text-scale="94%"/>
    </style:style>
    <style:style style:name="_31_601" style:display-name="1601" style:family="text">
      <style:text-properties fo:color="#0c0400" style:text-position="0% 100%" fo:letter-spacing="normal" fo:background-color="#fdfdff" style:text-scale="94%"/>
    </style:style>
    <style:style style:name="_31_602" style:display-name="1602" style:family="text">
      <style:text-properties fo:color="#0c0400" style:text-position="0% 100%" fo:letter-spacing="0.0311in" fo:background-color="#fdfdff" style:text-scale="94%"/>
    </style:style>
    <style:style style:name="_31_603" style:display-name="1603" style:family="text">
      <style:text-properties fo:color="#0c0400" style:text-position="0% 100%" fo:background-color="#fdfdff" style:text-scale="95%"/>
    </style:style>
    <style:style style:name="_31_604" style:display-name="1604" style:family="text">
      <style:text-properties fo:color="#0c0400" style:text-position="0% 100%" fo:letter-spacing="normal" fo:background-color="#fdfdff" style:text-scale="95%"/>
    </style:style>
    <style:style style:name="_31_605" style:display-name="1605" style:family="text">
      <style:text-properties fo:color="#0c0400" style:text-position="0% 100%" fo:letter-spacing="0.0311in" fo:background-color="#fdfdff" style:text-scale="95%"/>
    </style:style>
    <style:style style:name="_31_606" style:display-name="1606" style:family="text">
      <style:text-properties fo:color="#0c0400" style:text-position="0% 100%" fo:background-color="#fdfdff" style:text-scale="107%"/>
    </style:style>
    <style:style style:name="_31_607" style:display-name="1607" style:family="text">
      <style:text-properties fo:color="#0c0400" style:text-position="0% 100%" fo:letter-spacing="normal" fo:background-color="#fdfdff" style:text-scale="107%"/>
    </style:style>
    <style:style style:name="_31_608" style:display-name="1608" style:family="text">
      <style:text-properties fo:color="#0c0400" style:text-position="0% 100%" fo:letter-spacing="0.0311in" fo:background-color="#fdfdff" style:text-scale="107%"/>
    </style:style>
    <style:style style:name="_31_609" style:display-name="1609" style:family="text">
      <style:text-properties fo:color="#0c0400" style:text-position="2% 100%" fo:background-color="#fdfdff"/>
    </style:style>
    <style:style style:name="_31_610" style:display-name="1610" style:family="text">
      <style:text-properties fo:color="#0c0400" style:text-position="2% 100%" fo:letter-spacing="normal" fo:background-color="#fdfdff"/>
    </style:style>
    <style:style style:name="_31_611" style:display-name="1611" style:family="text">
      <style:text-properties fo:color="#0c0400" style:text-position="2% 100%" fo:letter-spacing="0.0311in" fo:background-color="#fdfdff"/>
    </style:style>
    <style:style style:name="_31_612" style:display-name="1612" style:family="text">
      <style:text-properties fo:color="#0c0400" style:text-position="2% 100%" fo:background-color="#fdfdff" style:text-scale="94%"/>
    </style:style>
    <style:style style:name="_31_613" style:display-name="1613" style:family="text">
      <style:text-properties fo:color="#0c0400" style:text-position="2% 100%" fo:letter-spacing="normal" fo:background-color="#fdfdff" style:text-scale="94%"/>
    </style:style>
    <style:style style:name="_31_614" style:display-name="1614" style:family="text">
      <style:text-properties fo:color="#0c0400" style:text-position="2% 100%" fo:letter-spacing="0.0311in" fo:background-color="#fdfdff" style:text-scale="94%"/>
    </style:style>
    <style:style style:name="_31_615" style:display-name="1615" style:family="text">
      <style:text-properties fo:color="#0c0400" style:text-position="2% 100%" fo:background-color="#fdfdff" style:text-scale="95%"/>
    </style:style>
    <style:style style:name="_31_616" style:display-name="1616" style:family="text">
      <style:text-properties fo:color="#0c0400" style:text-position="2% 100%" fo:letter-spacing="normal" fo:background-color="#fdfdff" style:text-scale="95%"/>
    </style:style>
    <style:style style:name="_31_617" style:display-name="1617" style:family="text">
      <style:text-properties fo:color="#0c0400" style:text-position="2% 100%" fo:letter-spacing="0.0311in" fo:background-color="#fdfdff" style:text-scale="95%"/>
    </style:style>
    <style:style style:name="_31_618" style:display-name="1618" style:family="text">
      <style:text-properties fo:color="#0c0400" style:text-position="2% 100%" fo:background-color="#fdfdff" style:text-scale="107%"/>
    </style:style>
    <style:style style:name="_31_619" style:display-name="1619" style:family="text">
      <style:text-properties fo:color="#0c0400" style:text-position="2% 100%" fo:letter-spacing="normal" fo:background-color="#fdfdff" style:text-scale="107%"/>
    </style:style>
    <style:style style:name="_31_620" style:display-name="1620" style:family="text">
      <style:text-properties fo:color="#0c0400" style:text-position="2% 100%" fo:letter-spacing="0.0311in" fo:background-color="#fdfdff" style:text-scale="107%"/>
    </style:style>
    <style:style style:name="_31_621" style:display-name="1621" style:family="text">
      <style:text-properties fo:color="#0c0c00"/>
    </style:style>
    <style:style style:name="_31_622" style:display-name="1622" style:family="text">
      <style:text-properties fo:color="#0c0c00" fo:letter-spacing="normal"/>
    </style:style>
    <style:style style:name="_31_623" style:display-name="1623" style:family="text">
      <style:text-properties fo:color="#0c0c00" fo:letter-spacing="0.0311in"/>
    </style:style>
    <style:style style:name="_31_624" style:display-name="1624" style:family="text">
      <style:text-properties fo:color="#0c0c00" style:text-scale="94%"/>
    </style:style>
    <style:style style:name="_31_625" style:display-name="1625" style:family="text">
      <style:text-properties fo:color="#0c0c00" fo:letter-spacing="normal" style:text-scale="94%"/>
    </style:style>
    <style:style style:name="_31_626" style:display-name="1626" style:family="text">
      <style:text-properties fo:color="#0c0c00" fo:letter-spacing="0.0311in" style:text-scale="94%"/>
    </style:style>
    <style:style style:name="_31_627" style:display-name="1627" style:family="text">
      <style:text-properties fo:color="#0c0c00" style:text-scale="95%"/>
    </style:style>
    <style:style style:name="_31_628" style:display-name="1628" style:family="text">
      <style:text-properties fo:color="#0c0c00" fo:letter-spacing="normal" style:text-scale="95%"/>
    </style:style>
    <style:style style:name="_31_629" style:display-name="1629" style:family="text">
      <style:text-properties fo:color="#0c0c00" fo:letter-spacing="0.0311in" style:text-scale="95%"/>
    </style:style>
    <style:style style:name="_31_630" style:display-name="1630" style:family="text">
      <style:text-properties fo:color="#0c0c00" style:text-scale="107%"/>
    </style:style>
    <style:style style:name="_31_631" style:display-name="1631" style:family="text">
      <style:text-properties fo:color="#0c0c00" fo:letter-spacing="normal" style:text-scale="107%"/>
    </style:style>
    <style:style style:name="_31_632" style:display-name="1632" style:family="text">
      <style:text-properties fo:color="#0c0c00" fo:letter-spacing="0.0311in" style:text-scale="107%"/>
    </style:style>
    <style:style style:name="_31_633" style:display-name="1633" style:family="text">
      <style:text-properties fo:color="#0c0c00" style:text-position="0% 100%"/>
    </style:style>
    <style:style style:name="_31_634" style:display-name="1634" style:family="text">
      <style:text-properties fo:color="#0c0c00" style:text-position="0% 100%" fo:letter-spacing="normal"/>
    </style:style>
    <style:style style:name="_31_635" style:display-name="1635" style:family="text">
      <style:text-properties fo:color="#0c0c00" style:text-position="0% 100%" fo:letter-spacing="0.0311in"/>
    </style:style>
    <style:style style:name="_31_636" style:display-name="1636" style:family="text">
      <style:text-properties fo:color="#0c0c00" style:text-position="0% 100%" style:text-scale="94%"/>
    </style:style>
    <style:style style:name="_31_637" style:display-name="1637" style:family="text">
      <style:text-properties fo:color="#0c0c00" style:text-position="0% 100%" fo:letter-spacing="normal" style:text-scale="94%"/>
    </style:style>
    <style:style style:name="_31_638" style:display-name="1638" style:family="text">
      <style:text-properties fo:color="#0c0c00" style:text-position="0% 100%" fo:letter-spacing="0.0311in" style:text-scale="94%"/>
    </style:style>
    <style:style style:name="_31_639" style:display-name="1639" style:family="text">
      <style:text-properties fo:color="#0c0c00" style:text-position="0% 100%" style:text-scale="95%"/>
    </style:style>
    <style:style style:name="_31_640" style:display-name="1640" style:family="text">
      <style:text-properties fo:color="#0c0c00" style:text-position="0% 100%" fo:letter-spacing="normal" style:text-scale="95%"/>
    </style:style>
    <style:style style:name="_31_641" style:display-name="1641" style:family="text">
      <style:text-properties fo:color="#0c0c00" style:text-position="0% 100%" fo:letter-spacing="0.0311in" style:text-scale="95%"/>
    </style:style>
    <style:style style:name="_31_642" style:display-name="1642" style:family="text">
      <style:text-properties fo:color="#0c0c00" style:text-position="0% 100%" style:text-scale="107%"/>
    </style:style>
    <style:style style:name="_31_643" style:display-name="1643" style:family="text">
      <style:text-properties fo:color="#0c0c00" style:text-position="0% 100%" fo:letter-spacing="normal" style:text-scale="107%"/>
    </style:style>
    <style:style style:name="_31_644" style:display-name="1644" style:family="text">
      <style:text-properties fo:color="#0c0c00" style:text-position="0% 100%" fo:letter-spacing="0.0311in" style:text-scale="107%"/>
    </style:style>
    <style:style style:name="_31_645" style:display-name="1645" style:family="text">
      <style:text-properties fo:color="#0c0c00" style:text-position="2% 100%"/>
    </style:style>
    <style:style style:name="_31_646" style:display-name="1646" style:family="text">
      <style:text-properties fo:color="#0c0c00" style:text-position="2% 100%" fo:letter-spacing="normal"/>
    </style:style>
    <style:style style:name="_31_647" style:display-name="1647" style:family="text">
      <style:text-properties fo:color="#0c0c00" style:text-position="2% 100%" fo:letter-spacing="0.0311in"/>
    </style:style>
    <style:style style:name="_31_648" style:display-name="1648" style:family="text">
      <style:text-properties fo:color="#0c0c00" style:text-position="2% 100%" style:text-scale="94%"/>
    </style:style>
    <style:style style:name="_31_649" style:display-name="1649" style:family="text">
      <style:text-properties fo:color="#0c0c00" style:text-position="2% 100%" fo:letter-spacing="normal" style:text-scale="94%"/>
    </style:style>
    <style:style style:name="_31_650" style:display-name="1650" style:family="text">
      <style:text-properties fo:color="#0c0c00" style:text-position="2% 100%" fo:letter-spacing="0.0311in" style:text-scale="94%"/>
    </style:style>
    <style:style style:name="_31_651" style:display-name="1651" style:family="text">
      <style:text-properties fo:color="#0c0c00" style:text-position="2% 100%" style:text-scale="95%"/>
    </style:style>
    <style:style style:name="_31_652" style:display-name="1652" style:family="text">
      <style:text-properties fo:color="#0c0c00" style:text-position="2% 100%" fo:letter-spacing="normal" style:text-scale="95%"/>
    </style:style>
    <style:style style:name="_31_653" style:display-name="1653" style:family="text">
      <style:text-properties fo:color="#0c0c00" style:text-position="2% 100%" fo:letter-spacing="0.0311in" style:text-scale="95%"/>
    </style:style>
    <style:style style:name="_31_654" style:display-name="1654" style:family="text">
      <style:text-properties fo:color="#0c0c00" style:text-position="2% 100%" style:text-scale="107%"/>
    </style:style>
    <style:style style:name="_31_655" style:display-name="1655" style:family="text">
      <style:text-properties fo:color="#0c0c00" style:text-position="2% 100%" fo:letter-spacing="normal" style:text-scale="107%"/>
    </style:style>
    <style:style style:name="_31_656" style:display-name="1656" style:family="text">
      <style:text-properties fo:color="#0c0c00" style:text-position="2% 100%" fo:letter-spacing="0.0311in" style:text-scale="107%"/>
    </style:style>
    <style:style style:name="_31_657" style:display-name="1657" style:family="text">
      <style:text-properties fo:color="#0c0c00" fo:background-color="#f9f9ff"/>
    </style:style>
    <style:style style:name="_31_658" style:display-name="1658" style:family="text">
      <style:text-properties fo:color="#0c0c00" fo:letter-spacing="normal" fo:background-color="#f9f9ff"/>
    </style:style>
    <style:style style:name="_31_659" style:display-name="1659" style:family="text">
      <style:text-properties fo:color="#0c0c00" fo:letter-spacing="0.0311in" fo:background-color="#f9f9ff"/>
    </style:style>
    <style:style style:name="_31_660" style:display-name="1660" style:family="text">
      <style:text-properties fo:color="#0c0c00" fo:background-color="#f9f9ff" style:text-scale="94%"/>
    </style:style>
    <style:style style:name="_31_661" style:display-name="1661" style:family="text">
      <style:text-properties fo:color="#0c0c00" fo:letter-spacing="normal" fo:background-color="#f9f9ff" style:text-scale="94%"/>
    </style:style>
    <style:style style:name="_31_662" style:display-name="1662" style:family="text">
      <style:text-properties fo:color="#0c0c00" fo:letter-spacing="0.0311in" fo:background-color="#f9f9ff" style:text-scale="94%"/>
    </style:style>
    <style:style style:name="_31_663" style:display-name="1663" style:family="text">
      <style:text-properties fo:color="#0c0c00" fo:background-color="#f9f9ff" style:text-scale="95%"/>
    </style:style>
    <style:style style:name="_31_664" style:display-name="1664" style:family="text">
      <style:text-properties fo:color="#0c0c00" fo:letter-spacing="normal" fo:background-color="#f9f9ff" style:text-scale="95%"/>
    </style:style>
    <style:style style:name="_31_665" style:display-name="1665" style:family="text">
      <style:text-properties fo:color="#0c0c00" fo:letter-spacing="0.0311in" fo:background-color="#f9f9ff" style:text-scale="95%"/>
    </style:style>
    <style:style style:name="_31_666" style:display-name="1666" style:family="text">
      <style:text-properties fo:color="#0c0c00" fo:background-color="#f9f9ff" style:text-scale="107%"/>
    </style:style>
    <style:style style:name="_31_667" style:display-name="1667" style:family="text">
      <style:text-properties fo:color="#0c0c00" fo:letter-spacing="normal" fo:background-color="#f9f9ff" style:text-scale="107%"/>
    </style:style>
    <style:style style:name="_31_668" style:display-name="1668" style:family="text">
      <style:text-properties fo:color="#0c0c00" fo:letter-spacing="0.0311in" fo:background-color="#f9f9ff" style:text-scale="107%"/>
    </style:style>
    <style:style style:name="_31_669" style:display-name="1669" style:family="text">
      <style:text-properties fo:color="#0c0c00" style:text-position="0% 100%" fo:background-color="#f9f9ff"/>
    </style:style>
    <style:style style:name="_31_670" style:display-name="1670" style:family="text">
      <style:text-properties fo:color="#0c0c00" style:text-position="0% 100%" fo:letter-spacing="normal" fo:background-color="#f9f9ff"/>
    </style:style>
    <style:style style:name="_31_671" style:display-name="1671" style:family="text">
      <style:text-properties fo:color="#0c0c00" style:text-position="0% 100%" fo:letter-spacing="0.0311in" fo:background-color="#f9f9ff"/>
    </style:style>
    <style:style style:name="_31_672" style:display-name="1672" style:family="text">
      <style:text-properties fo:color="#0c0c00" style:text-position="0% 100%" fo:background-color="#f9f9ff" style:text-scale="94%"/>
    </style:style>
    <style:style style:name="_31_673" style:display-name="1673" style:family="text">
      <style:text-properties fo:color="#0c0c00" style:text-position="0% 100%" fo:letter-spacing="normal" fo:background-color="#f9f9ff" style:text-scale="94%"/>
    </style:style>
    <style:style style:name="_31_674" style:display-name="1674" style:family="text">
      <style:text-properties fo:color="#0c0c00" style:text-position="0% 100%" fo:letter-spacing="0.0311in" fo:background-color="#f9f9ff" style:text-scale="94%"/>
    </style:style>
    <style:style style:name="_31_675" style:display-name="1675" style:family="text">
      <style:text-properties fo:color="#0c0c00" style:text-position="0% 100%" fo:background-color="#f9f9ff" style:text-scale="95%"/>
    </style:style>
    <style:style style:name="_31_676" style:display-name="1676" style:family="text">
      <style:text-properties fo:color="#0c0c00" style:text-position="0% 100%" fo:letter-spacing="normal" fo:background-color="#f9f9ff" style:text-scale="95%"/>
    </style:style>
    <style:style style:name="_31_677" style:display-name="1677" style:family="text">
      <style:text-properties fo:color="#0c0c00" style:text-position="0% 100%" fo:letter-spacing="0.0311in" fo:background-color="#f9f9ff" style:text-scale="95%"/>
    </style:style>
    <style:style style:name="_31_678" style:display-name="1678" style:family="text">
      <style:text-properties fo:color="#0c0c00" style:text-position="0% 100%" fo:background-color="#f9f9ff" style:text-scale="107%"/>
    </style:style>
    <style:style style:name="_31_679" style:display-name="1679" style:family="text">
      <style:text-properties fo:color="#0c0c00" style:text-position="0% 100%" fo:letter-spacing="normal" fo:background-color="#f9f9ff" style:text-scale="107%"/>
    </style:style>
    <style:style style:name="_31_680" style:display-name="1680" style:family="text">
      <style:text-properties fo:color="#0c0c00" style:text-position="0% 100%" fo:letter-spacing="0.0311in" fo:background-color="#f9f9ff" style:text-scale="107%"/>
    </style:style>
    <style:style style:name="_31_681" style:display-name="1681" style:family="text">
      <style:text-properties fo:color="#0c0c00" style:text-position="2% 100%" fo:background-color="#f9f9ff"/>
    </style:style>
    <style:style style:name="_31_682" style:display-name="1682" style:family="text">
      <style:text-properties fo:color="#0c0c00" style:text-position="2% 100%" fo:letter-spacing="normal" fo:background-color="#f9f9ff"/>
    </style:style>
    <style:style style:name="_31_683" style:display-name="1683" style:family="text">
      <style:text-properties fo:color="#0c0c00" style:text-position="2% 100%" fo:letter-spacing="0.0311in" fo:background-color="#f9f9ff"/>
    </style:style>
    <style:style style:name="_31_684" style:display-name="1684" style:family="text">
      <style:text-properties fo:color="#0c0c00" style:text-position="2% 100%" fo:background-color="#f9f9ff" style:text-scale="94%"/>
    </style:style>
    <style:style style:name="_31_685" style:display-name="1685" style:family="text">
      <style:text-properties fo:color="#0c0c00" style:text-position="2% 100%" fo:letter-spacing="normal" fo:background-color="#f9f9ff" style:text-scale="94%"/>
    </style:style>
    <style:style style:name="_31_686" style:display-name="1686" style:family="text">
      <style:text-properties fo:color="#0c0c00" style:text-position="2% 100%" fo:letter-spacing="0.0311in" fo:background-color="#f9f9ff" style:text-scale="94%"/>
    </style:style>
    <style:style style:name="_31_687" style:display-name="1687" style:family="text">
      <style:text-properties fo:color="#0c0c00" style:text-position="2% 100%" fo:background-color="#f9f9ff" style:text-scale="95%"/>
    </style:style>
    <style:style style:name="_31_688" style:display-name="1688" style:family="text">
      <style:text-properties fo:color="#0c0c00" style:text-position="2% 100%" fo:letter-spacing="normal" fo:background-color="#f9f9ff" style:text-scale="95%"/>
    </style:style>
    <style:style style:name="_31_689" style:display-name="1689" style:family="text">
      <style:text-properties fo:color="#0c0c00" style:text-position="2% 100%" fo:letter-spacing="0.0311in" fo:background-color="#f9f9ff" style:text-scale="95%"/>
    </style:style>
    <style:style style:name="_31_690" style:display-name="1690" style:family="text">
      <style:text-properties fo:color="#0c0c00" style:text-position="2% 100%" fo:background-color="#f9f9ff" style:text-scale="107%"/>
    </style:style>
    <style:style style:name="_31_691" style:display-name="1691" style:family="text">
      <style:text-properties fo:color="#0c0c00" style:text-position="2% 100%" fo:letter-spacing="normal" fo:background-color="#f9f9ff" style:text-scale="107%"/>
    </style:style>
    <style:style style:name="_31_692" style:display-name="1692" style:family="text">
      <style:text-properties fo:color="#0c0c00" style:text-position="2% 100%" fo:letter-spacing="0.0311in" fo:background-color="#f9f9ff" style:text-scale="107%"/>
    </style:style>
    <style:style style:name="_31_693" style:display-name="1693" style:family="text">
      <style:text-properties fo:color="#0c0c00" fo:background-color="#f9fdff"/>
    </style:style>
    <style:style style:name="_31_694" style:display-name="1694" style:family="text">
      <style:text-properties fo:color="#0c0c00" fo:letter-spacing="normal" fo:background-color="#f9fdff"/>
    </style:style>
    <style:style style:name="_31_695" style:display-name="1695" style:family="text">
      <style:text-properties fo:color="#0c0c00" fo:letter-spacing="0.0311in" fo:background-color="#f9fdff"/>
    </style:style>
    <style:style style:name="_31_696" style:display-name="1696" style:family="text">
      <style:text-properties fo:color="#0c0c00" fo:background-color="#f9fdff" style:text-scale="94%"/>
    </style:style>
    <style:style style:name="_31_697" style:display-name="1697" style:family="text">
      <style:text-properties fo:color="#0c0c00" fo:letter-spacing="normal" fo:background-color="#f9fdff" style:text-scale="94%"/>
    </style:style>
    <style:style style:name="_31_698" style:display-name="1698" style:family="text">
      <style:text-properties fo:color="#0c0c00" fo:letter-spacing="0.0311in" fo:background-color="#f9fdff" style:text-scale="94%"/>
    </style:style>
    <style:style style:name="_31_699" style:display-name="1699" style:family="text">
      <style:text-properties fo:color="#0c0c00" fo:background-color="#f9fdff" style:text-scale="95%"/>
    </style:style>
    <style:style style:name="_31_700" style:display-name="1700" style:family="text">
      <style:text-properties fo:color="#0c0c00" fo:letter-spacing="normal" fo:background-color="#f9fdff" style:text-scale="95%"/>
    </style:style>
    <style:style style:name="_31_701" style:display-name="1701" style:family="text">
      <style:text-properties fo:color="#0c0c00" fo:letter-spacing="0.0311in" fo:background-color="#f9fdff" style:text-scale="95%"/>
    </style:style>
    <style:style style:name="_31_702" style:display-name="1702" style:family="text">
      <style:text-properties fo:color="#0c0c00" fo:background-color="#f9fdff" style:text-scale="107%"/>
    </style:style>
    <style:style style:name="_31_703" style:display-name="1703" style:family="text">
      <style:text-properties fo:color="#0c0c00" fo:letter-spacing="normal" fo:background-color="#f9fdff" style:text-scale="107%"/>
    </style:style>
    <style:style style:name="_31_704" style:display-name="1704" style:family="text">
      <style:text-properties fo:color="#0c0c00" fo:letter-spacing="0.0311in" fo:background-color="#f9fdff" style:text-scale="107%"/>
    </style:style>
    <style:style style:name="_31_705" style:display-name="1705" style:family="text">
      <style:text-properties fo:color="#0c0c00" style:text-position="0% 100%" fo:background-color="#f9fdff"/>
    </style:style>
    <style:style style:name="_31_706" style:display-name="1706" style:family="text">
      <style:text-properties fo:color="#0c0c00" style:text-position="0% 100%" fo:letter-spacing="normal" fo:background-color="#f9fdff"/>
    </style:style>
    <style:style style:name="_31_707" style:display-name="1707" style:family="text">
      <style:text-properties fo:color="#0c0c00" style:text-position="0% 100%" fo:letter-spacing="0.0311in" fo:background-color="#f9fdff"/>
    </style:style>
    <style:style style:name="_31_708" style:display-name="1708" style:family="text">
      <style:text-properties fo:color="#0c0c00" style:text-position="0% 100%" fo:background-color="#f9fdff" style:text-scale="94%"/>
    </style:style>
    <style:style style:name="_31_709" style:display-name="1709" style:family="text">
      <style:text-properties fo:color="#0c0c00" style:text-position="0% 100%" fo:letter-spacing="normal" fo:background-color="#f9fdff" style:text-scale="94%"/>
    </style:style>
    <style:style style:name="_31_710" style:display-name="1710" style:family="text">
      <style:text-properties fo:color="#0c0c00" style:text-position="0% 100%" fo:letter-spacing="0.0311in" fo:background-color="#f9fdff" style:text-scale="94%"/>
    </style:style>
    <style:style style:name="_31_711" style:display-name="1711" style:family="text">
      <style:text-properties fo:color="#0c0c00" style:text-position="0% 100%" fo:background-color="#f9fdff" style:text-scale="95%"/>
    </style:style>
    <style:style style:name="_31_712" style:display-name="1712" style:family="text">
      <style:text-properties fo:color="#0c0c00" style:text-position="0% 100%" fo:letter-spacing="normal" fo:background-color="#f9fdff" style:text-scale="95%"/>
    </style:style>
    <style:style style:name="_31_713" style:display-name="1713" style:family="text">
      <style:text-properties fo:color="#0c0c00" style:text-position="0% 100%" fo:letter-spacing="0.0311in" fo:background-color="#f9fdff" style:text-scale="95%"/>
    </style:style>
    <style:style style:name="_31_714" style:display-name="1714" style:family="text">
      <style:text-properties fo:color="#0c0c00" style:text-position="0% 100%" fo:background-color="#f9fdff" style:text-scale="107%"/>
    </style:style>
    <style:style style:name="_31_715" style:display-name="1715" style:family="text">
      <style:text-properties fo:color="#0c0c00" style:text-position="0% 100%" fo:letter-spacing="normal" fo:background-color="#f9fdff" style:text-scale="107%"/>
    </style:style>
    <style:style style:name="_31_716" style:display-name="1716" style:family="text">
      <style:text-properties fo:color="#0c0c00" style:text-position="0% 100%" fo:letter-spacing="0.0311in" fo:background-color="#f9fdff" style:text-scale="107%"/>
    </style:style>
    <style:style style:name="_31_717" style:display-name="1717" style:family="text">
      <style:text-properties fo:color="#0c0c00" style:text-position="2% 100%" fo:background-color="#f9fdff"/>
    </style:style>
    <style:style style:name="_31_718" style:display-name="1718" style:family="text">
      <style:text-properties fo:color="#0c0c00" style:text-position="2% 100%" fo:letter-spacing="normal" fo:background-color="#f9fdff"/>
    </style:style>
    <style:style style:name="_31_719" style:display-name="1719" style:family="text">
      <style:text-properties fo:color="#0c0c00" style:text-position="2% 100%" fo:letter-spacing="0.0311in" fo:background-color="#f9fdff"/>
    </style:style>
    <style:style style:name="_31_720" style:display-name="1720" style:family="text">
      <style:text-properties fo:color="#0c0c00" style:text-position="2% 100%" fo:background-color="#f9fdff" style:text-scale="94%"/>
    </style:style>
    <style:style style:name="_31_721" style:display-name="1721" style:family="text">
      <style:text-properties fo:color="#0c0c00" style:text-position="2% 100%" fo:letter-spacing="normal" fo:background-color="#f9fdff" style:text-scale="94%"/>
    </style:style>
    <style:style style:name="_31_722" style:display-name="1722" style:family="text">
      <style:text-properties fo:color="#0c0c00" style:text-position="2% 100%" fo:letter-spacing="0.0311in" fo:background-color="#f9fdff" style:text-scale="94%"/>
    </style:style>
    <style:style style:name="_31_723" style:display-name="1723" style:family="text">
      <style:text-properties fo:color="#0c0c00" style:text-position="2% 100%" fo:background-color="#f9fdff" style:text-scale="95%"/>
    </style:style>
    <style:style style:name="_31_724" style:display-name="1724" style:family="text">
      <style:text-properties fo:color="#0c0c00" style:text-position="2% 100%" fo:letter-spacing="normal" fo:background-color="#f9fdff" style:text-scale="95%"/>
    </style:style>
    <style:style style:name="_31_725" style:display-name="1725" style:family="text">
      <style:text-properties fo:color="#0c0c00" style:text-position="2% 100%" fo:letter-spacing="0.0311in" fo:background-color="#f9fdff" style:text-scale="95%"/>
    </style:style>
    <style:style style:name="_31_726" style:display-name="1726" style:family="text">
      <style:text-properties fo:color="#0c0c00" style:text-position="2% 100%" fo:background-color="#f9fdff" style:text-scale="107%"/>
    </style:style>
    <style:style style:name="_31_727" style:display-name="1727" style:family="text">
      <style:text-properties fo:color="#0c0c00" style:text-position="2% 100%" fo:letter-spacing="normal" fo:background-color="#f9fdff" style:text-scale="107%"/>
    </style:style>
    <style:style style:name="_31_728" style:display-name="1728" style:family="text">
      <style:text-properties fo:color="#0c0c00" style:text-position="2% 100%" fo:letter-spacing="0.0311in" fo:background-color="#f9fdff" style:text-scale="107%"/>
    </style:style>
    <style:style style:name="_31_729" style:display-name="1729" style:family="text">
      <style:text-properties fo:color="#0c0c00" fo:background-color="#fdf9ff"/>
    </style:style>
    <style:style style:name="_31_730" style:display-name="1730" style:family="text">
      <style:text-properties fo:color="#0c0c00" fo:letter-spacing="normal" fo:background-color="#fdf9ff"/>
    </style:style>
    <style:style style:name="_31_731" style:display-name="1731" style:family="text">
      <style:text-properties fo:color="#0c0c00" fo:letter-spacing="0.0311in" fo:background-color="#fdf9ff"/>
    </style:style>
    <style:style style:name="_31_732" style:display-name="1732" style:family="text">
      <style:text-properties fo:color="#0c0c00" fo:background-color="#fdf9ff" style:text-scale="94%"/>
    </style:style>
    <style:style style:name="_31_733" style:display-name="1733" style:family="text">
      <style:text-properties fo:color="#0c0c00" fo:letter-spacing="normal" fo:background-color="#fdf9ff" style:text-scale="94%"/>
    </style:style>
    <style:style style:name="_31_734" style:display-name="1734" style:family="text">
      <style:text-properties fo:color="#0c0c00" fo:letter-spacing="0.0311in" fo:background-color="#fdf9ff" style:text-scale="94%"/>
    </style:style>
    <style:style style:name="_31_735" style:display-name="1735" style:family="text">
      <style:text-properties fo:color="#0c0c00" fo:background-color="#fdf9ff" style:text-scale="95%"/>
    </style:style>
    <style:style style:name="_31_736" style:display-name="1736" style:family="text">
      <style:text-properties fo:color="#0c0c00" fo:letter-spacing="normal" fo:background-color="#fdf9ff" style:text-scale="95%"/>
    </style:style>
    <style:style style:name="_31_737" style:display-name="1737" style:family="text">
      <style:text-properties fo:color="#0c0c00" fo:letter-spacing="0.0311in" fo:background-color="#fdf9ff" style:text-scale="95%"/>
    </style:style>
    <style:style style:name="_31_738" style:display-name="1738" style:family="text">
      <style:text-properties fo:color="#0c0c00" fo:background-color="#fdf9ff" style:text-scale="107%"/>
    </style:style>
    <style:style style:name="_31_739" style:display-name="1739" style:family="text">
      <style:text-properties fo:color="#0c0c00" fo:letter-spacing="normal" fo:background-color="#fdf9ff" style:text-scale="107%"/>
    </style:style>
    <style:style style:name="_31_740" style:display-name="1740" style:family="text">
      <style:text-properties fo:color="#0c0c00" fo:letter-spacing="0.0311in" fo:background-color="#fdf9ff" style:text-scale="107%"/>
    </style:style>
    <style:style style:name="_31_741" style:display-name="1741" style:family="text">
      <style:text-properties fo:color="#0c0c00" style:text-position="0% 100%" fo:background-color="#fdf9ff"/>
    </style:style>
    <style:style style:name="_31_742" style:display-name="1742" style:family="text">
      <style:text-properties fo:color="#0c0c00" style:text-position="0% 100%" fo:letter-spacing="normal" fo:background-color="#fdf9ff"/>
    </style:style>
    <style:style style:name="_31_743" style:display-name="1743" style:family="text">
      <style:text-properties fo:color="#0c0c00" style:text-position="0% 100%" fo:letter-spacing="0.0311in" fo:background-color="#fdf9ff"/>
    </style:style>
    <style:style style:name="_31_744" style:display-name="1744" style:family="text">
      <style:text-properties fo:color="#0c0c00" style:text-position="0% 100%" fo:background-color="#fdf9ff" style:text-scale="94%"/>
    </style:style>
    <style:style style:name="_31_745" style:display-name="1745" style:family="text">
      <style:text-properties fo:color="#0c0c00" style:text-position="0% 100%" fo:letter-spacing="normal" fo:background-color="#fdf9ff" style:text-scale="94%"/>
    </style:style>
    <style:style style:name="_31_746" style:display-name="1746" style:family="text">
      <style:text-properties fo:color="#0c0c00" style:text-position="0% 100%" fo:letter-spacing="0.0311in" fo:background-color="#fdf9ff" style:text-scale="94%"/>
    </style:style>
    <style:style style:name="_31_747" style:display-name="1747" style:family="text">
      <style:text-properties fo:color="#0c0c00" style:text-position="0% 100%" fo:background-color="#fdf9ff" style:text-scale="95%"/>
    </style:style>
    <style:style style:name="_31_748" style:display-name="1748" style:family="text">
      <style:text-properties fo:color="#0c0c00" style:text-position="0% 100%" fo:letter-spacing="normal" fo:background-color="#fdf9ff" style:text-scale="95%"/>
    </style:style>
    <style:style style:name="_31_749" style:display-name="1749" style:family="text">
      <style:text-properties fo:color="#0c0c00" style:text-position="0% 100%" fo:letter-spacing="0.0311in" fo:background-color="#fdf9ff" style:text-scale="95%"/>
    </style:style>
    <style:style style:name="_31_750" style:display-name="1750" style:family="text">
      <style:text-properties fo:color="#0c0c00" style:text-position="0% 100%" fo:background-color="#fdf9ff" style:text-scale="107%"/>
    </style:style>
    <style:style style:name="_31_751" style:display-name="1751" style:family="text">
      <style:text-properties fo:color="#0c0c00" style:text-position="0% 100%" fo:letter-spacing="normal" fo:background-color="#fdf9ff" style:text-scale="107%"/>
    </style:style>
    <style:style style:name="_31_752" style:display-name="1752" style:family="text">
      <style:text-properties fo:color="#0c0c00" style:text-position="0% 100%" fo:letter-spacing="0.0311in" fo:background-color="#fdf9ff" style:text-scale="107%"/>
    </style:style>
    <style:style style:name="_31_753" style:display-name="1753" style:family="text">
      <style:text-properties fo:color="#0c0c00" style:text-position="2% 100%" fo:background-color="#fdf9ff"/>
    </style:style>
    <style:style style:name="_31_754" style:display-name="1754" style:family="text">
      <style:text-properties fo:color="#0c0c00" style:text-position="2% 100%" fo:letter-spacing="normal" fo:background-color="#fdf9ff"/>
    </style:style>
    <style:style style:name="_31_755" style:display-name="1755" style:family="text">
      <style:text-properties fo:color="#0c0c00" style:text-position="2% 100%" fo:letter-spacing="0.0311in" fo:background-color="#fdf9ff"/>
    </style:style>
    <style:style style:name="_31_756" style:display-name="1756" style:family="text">
      <style:text-properties fo:color="#0c0c00" style:text-position="2% 100%" fo:background-color="#fdf9ff" style:text-scale="94%"/>
    </style:style>
    <style:style style:name="_31_757" style:display-name="1757" style:family="text">
      <style:text-properties fo:color="#0c0c00" style:text-position="2% 100%" fo:letter-spacing="normal" fo:background-color="#fdf9ff" style:text-scale="94%"/>
    </style:style>
    <style:style style:name="_31_758" style:display-name="1758" style:family="text">
      <style:text-properties fo:color="#0c0c00" style:text-position="2% 100%" fo:letter-spacing="0.0311in" fo:background-color="#fdf9ff" style:text-scale="94%"/>
    </style:style>
    <style:style style:name="_31_759" style:display-name="1759" style:family="text">
      <style:text-properties fo:color="#0c0c00" style:text-position="2% 100%" fo:background-color="#fdf9ff" style:text-scale="95%"/>
    </style:style>
    <style:style style:name="_31_760" style:display-name="1760" style:family="text">
      <style:text-properties fo:color="#0c0c00" style:text-position="2% 100%" fo:letter-spacing="normal" fo:background-color="#fdf9ff" style:text-scale="95%"/>
    </style:style>
    <style:style style:name="_31_761" style:display-name="1761" style:family="text">
      <style:text-properties fo:color="#0c0c00" style:text-position="2% 100%" fo:letter-spacing="0.0311in" fo:background-color="#fdf9ff" style:text-scale="95%"/>
    </style:style>
    <style:style style:name="_31_762" style:display-name="1762" style:family="text">
      <style:text-properties fo:color="#0c0c00" style:text-position="2% 100%" fo:background-color="#fdf9ff" style:text-scale="107%"/>
    </style:style>
    <style:style style:name="_31_763" style:display-name="1763" style:family="text">
      <style:text-properties fo:color="#0c0c00" style:text-position="2% 100%" fo:letter-spacing="normal" fo:background-color="#fdf9ff" style:text-scale="107%"/>
    </style:style>
    <style:style style:name="_31_764" style:display-name="1764" style:family="text">
      <style:text-properties fo:color="#0c0c00" style:text-position="2% 100%" fo:letter-spacing="0.0311in" fo:background-color="#fdf9ff" style:text-scale="107%"/>
    </style:style>
    <style:style style:name="_31_765" style:display-name="1765" style:family="text">
      <style:text-properties fo:color="#0c0c00" fo:background-color="#fdfdff"/>
    </style:style>
    <style:style style:name="_31_766" style:display-name="1766" style:family="text">
      <style:text-properties fo:color="#0c0c00" fo:letter-spacing="normal" fo:background-color="#fdfdff"/>
    </style:style>
    <style:style style:name="_31_767" style:display-name="1767" style:family="text">
      <style:text-properties fo:color="#0c0c00" fo:letter-spacing="0.0311in" fo:background-color="#fdfdff"/>
    </style:style>
    <style:style style:name="_31_768" style:display-name="1768" style:family="text">
      <style:text-properties fo:color="#0c0c00" fo:background-color="#fdfdff" style:text-scale="94%"/>
    </style:style>
    <style:style style:name="_31_769" style:display-name="1769" style:family="text">
      <style:text-properties fo:color="#0c0c00" fo:letter-spacing="normal" fo:background-color="#fdfdff" style:text-scale="94%"/>
    </style:style>
    <style:style style:name="_31_770" style:display-name="1770" style:family="text">
      <style:text-properties fo:color="#0c0c00" fo:letter-spacing="0.0311in" fo:background-color="#fdfdff" style:text-scale="94%"/>
    </style:style>
    <style:style style:name="_31_771" style:display-name="1771" style:family="text">
      <style:text-properties fo:color="#0c0c00" fo:background-color="#fdfdff" style:text-scale="95%"/>
    </style:style>
    <style:style style:name="_31_772" style:display-name="1772" style:family="text">
      <style:text-properties fo:color="#0c0c00" fo:letter-spacing="normal" fo:background-color="#fdfdff" style:text-scale="95%"/>
    </style:style>
    <style:style style:name="_31_773" style:display-name="1773" style:family="text">
      <style:text-properties fo:color="#0c0c00" fo:letter-spacing="0.0311in" fo:background-color="#fdfdff" style:text-scale="95%"/>
    </style:style>
    <style:style style:name="_31_774" style:display-name="1774" style:family="text">
      <style:text-properties fo:color="#0c0c00" fo:background-color="#fdfdff" style:text-scale="107%"/>
    </style:style>
    <style:style style:name="_31_775" style:display-name="1775" style:family="text">
      <style:text-properties fo:color="#0c0c00" fo:letter-spacing="normal" fo:background-color="#fdfdff" style:text-scale="107%"/>
    </style:style>
    <style:style style:name="_31_776" style:display-name="1776" style:family="text">
      <style:text-properties fo:color="#0c0c00" fo:letter-spacing="0.0311in" fo:background-color="#fdfdff" style:text-scale="107%"/>
    </style:style>
    <style:style style:name="_31_777" style:display-name="1777" style:family="text">
      <style:text-properties fo:color="#0c0c00" style:text-position="0% 100%" fo:background-color="#fdfdff"/>
    </style:style>
    <style:style style:name="_31_778" style:display-name="1778" style:family="text">
      <style:text-properties fo:color="#0c0c00" style:text-position="0% 100%" fo:letter-spacing="normal" fo:background-color="#fdfdff"/>
    </style:style>
    <style:style style:name="_31_779" style:display-name="1779" style:family="text">
      <style:text-properties fo:color="#0c0c00" style:text-position="0% 100%" fo:letter-spacing="0.0311in" fo:background-color="#fdfdff"/>
    </style:style>
    <style:style style:name="_31_780" style:display-name="1780" style:family="text">
      <style:text-properties fo:color="#0c0c00" style:text-position="0% 100%" fo:background-color="#fdfdff" style:text-scale="94%"/>
    </style:style>
    <style:style style:name="_31_781" style:display-name="1781" style:family="text">
      <style:text-properties fo:color="#0c0c00" style:text-position="0% 100%" fo:letter-spacing="normal" fo:background-color="#fdfdff" style:text-scale="94%"/>
    </style:style>
    <style:style style:name="_31_782" style:display-name="1782" style:family="text">
      <style:text-properties fo:color="#0c0c00" style:text-position="0% 100%" fo:letter-spacing="0.0311in" fo:background-color="#fdfdff" style:text-scale="94%"/>
    </style:style>
    <style:style style:name="_31_783" style:display-name="1783" style:family="text">
      <style:text-properties fo:color="#0c0c00" style:text-position="0% 100%" fo:background-color="#fdfdff" style:text-scale="95%"/>
    </style:style>
    <style:style style:name="_31_784" style:display-name="1784" style:family="text">
      <style:text-properties fo:color="#0c0c00" style:text-position="0% 100%" fo:letter-spacing="normal" fo:background-color="#fdfdff" style:text-scale="95%"/>
    </style:style>
    <style:style style:name="_31_785" style:display-name="1785" style:family="text">
      <style:text-properties fo:color="#0c0c00" style:text-position="0% 100%" fo:letter-spacing="0.0311in" fo:background-color="#fdfdff" style:text-scale="95%"/>
    </style:style>
    <style:style style:name="_31_786" style:display-name="1786" style:family="text">
      <style:text-properties fo:color="#0c0c00" style:text-position="0% 100%" fo:background-color="#fdfdff" style:text-scale="107%"/>
    </style:style>
    <style:style style:name="_31_787" style:display-name="1787" style:family="text">
      <style:text-properties fo:color="#0c0c00" style:text-position="0% 100%" fo:letter-spacing="normal" fo:background-color="#fdfdff" style:text-scale="107%"/>
    </style:style>
    <style:style style:name="_31_788" style:display-name="1788" style:family="text">
      <style:text-properties fo:color="#0c0c00" style:text-position="0% 100%" fo:letter-spacing="0.0311in" fo:background-color="#fdfdff" style:text-scale="107%"/>
    </style:style>
    <style:style style:name="_31_789" style:display-name="1789" style:family="text">
      <style:text-properties fo:color="#0c0c00" style:text-position="2% 100%" fo:background-color="#fdfdff"/>
    </style:style>
    <style:style style:name="_31_790" style:display-name="1790" style:family="text">
      <style:text-properties fo:color="#0c0c00" style:text-position="2% 100%" fo:letter-spacing="normal" fo:background-color="#fdfdff"/>
    </style:style>
    <style:style style:name="_31_791" style:display-name="1791" style:family="text">
      <style:text-properties fo:color="#0c0c00" style:text-position="2% 100%" fo:letter-spacing="0.0311in" fo:background-color="#fdfdff"/>
    </style:style>
    <style:style style:name="_31_792" style:display-name="1792" style:family="text">
      <style:text-properties fo:color="#0c0c00" style:text-position="2% 100%" fo:background-color="#fdfdff" style:text-scale="94%"/>
    </style:style>
    <style:style style:name="_31_793" style:display-name="1793" style:family="text">
      <style:text-properties fo:color="#0c0c00" style:text-position="2% 100%" fo:letter-spacing="normal" fo:background-color="#fdfdff" style:text-scale="94%"/>
    </style:style>
    <style:style style:name="_31_794" style:display-name="1794" style:family="text">
      <style:text-properties fo:color="#0c0c00" style:text-position="2% 100%" fo:letter-spacing="0.0311in" fo:background-color="#fdfdff" style:text-scale="94%"/>
    </style:style>
    <style:style style:name="_31_795" style:display-name="1795" style:family="text">
      <style:text-properties fo:color="#0c0c00" style:text-position="2% 100%" fo:background-color="#fdfdff" style:text-scale="95%"/>
    </style:style>
    <style:style style:name="_31_796" style:display-name="1796" style:family="text">
      <style:text-properties fo:color="#0c0c00" style:text-position="2% 100%" fo:letter-spacing="normal" fo:background-color="#fdfdff" style:text-scale="95%"/>
    </style:style>
    <style:style style:name="_31_797" style:display-name="1797" style:family="text">
      <style:text-properties fo:color="#0c0c00" style:text-position="2% 100%" fo:letter-spacing="0.0311in" fo:background-color="#fdfdff" style:text-scale="95%"/>
    </style:style>
    <style:style style:name="_31_798" style:display-name="1798" style:family="text">
      <style:text-properties fo:color="#0c0c00" style:text-position="2% 100%" fo:background-color="#fdfdff" style:text-scale="107%"/>
    </style:style>
    <style:style style:name="_31_799" style:display-name="1799" style:family="text">
      <style:text-properties fo:color="#0c0c00" style:text-position="2% 100%" fo:letter-spacing="normal" fo:background-color="#fdfdff" style:text-scale="107%"/>
    </style:style>
    <style:style style:name="_31_800" style:display-name="1800" style:family="text">
      <style:text-properties fo:color="#0c0c00" style:text-position="2% 100%" fo:letter-spacing="0.0311in" fo:background-color="#fdfdff" style:text-scale="107%"/>
    </style:style>
    <style:style style:name="_31_801" style:display-name="1801" style:family="text"/>
    <style:style style:name="_31_802" style:display-name="1802" style:family="text">
      <style:text-properties fo:letter-spacing="normal"/>
    </style:style>
    <style:style style:name="_31_803" style:display-name="1803" style:family="text">
      <style:text-properties fo:letter-spacing="0.0311in"/>
    </style:style>
    <style:style style:name="_31_804" style:display-name="1804" style:family="text">
      <style:text-properties style:text-scale="94%"/>
    </style:style>
    <style:style style:name="_31_805" style:display-name="1805" style:family="text">
      <style:text-properties fo:letter-spacing="normal" style:text-scale="94%"/>
    </style:style>
    <style:style style:name="_31_806" style:display-name="1806" style:family="text">
      <style:text-properties fo:letter-spacing="0.0311in" style:text-scale="94%"/>
    </style:style>
    <style:style style:name="_31_807" style:display-name="1807" style:family="text">
      <style:text-properties style:text-scale="95%"/>
    </style:style>
    <style:style style:name="_31_808" style:display-name="1808" style:family="text">
      <style:text-properties fo:letter-spacing="normal" style:text-scale="95%"/>
    </style:style>
    <style:style style:name="_31_809" style:display-name="1809" style:family="text">
      <style:text-properties fo:letter-spacing="0.0311in" style:text-scale="95%"/>
    </style:style>
    <style:style style:name="_31_810" style:display-name="1810" style:family="text">
      <style:text-properties style:text-scale="107%"/>
    </style:style>
    <style:style style:name="_31_811" style:display-name="1811" style:family="text">
      <style:text-properties fo:letter-spacing="normal" style:text-scale="107%"/>
    </style:style>
    <style:style style:name="_31_812" style:display-name="1812" style:family="text">
      <style:text-properties fo:letter-spacing="0.0311in" style:text-scale="107%"/>
    </style:style>
    <style:style style:name="_31_813" style:display-name="1813" style:family="text">
      <style:text-properties style:text-position="0% 100%"/>
    </style:style>
    <style:style style:name="_31_814" style:display-name="1814" style:family="text">
      <style:text-properties style:text-position="0% 100%" fo:letter-spacing="normal"/>
    </style:style>
    <style:style style:name="_31_815" style:display-name="1815" style:family="text">
      <style:text-properties style:text-position="0% 100%" fo:letter-spacing="0.0311in"/>
    </style:style>
    <style:style style:name="_31_816" style:display-name="1816" style:family="text">
      <style:text-properties style:text-position="0% 100%" style:text-scale="94%"/>
    </style:style>
    <style:style style:name="_31_817" style:display-name="1817" style:family="text">
      <style:text-properties style:text-position="0% 100%" fo:letter-spacing="normal" style:text-scale="94%"/>
    </style:style>
    <style:style style:name="_31_818" style:display-name="1818" style:family="text">
      <style:text-properties style:text-position="0% 100%" fo:letter-spacing="0.0311in" style:text-scale="94%"/>
    </style:style>
    <style:style style:name="_31_819" style:display-name="1819" style:family="text">
      <style:text-properties style:text-position="0% 100%" style:text-scale="95%"/>
    </style:style>
    <style:style style:name="_31_820" style:display-name="1820" style:family="text">
      <style:text-properties style:text-position="0% 100%" fo:letter-spacing="normal" style:text-scale="95%"/>
    </style:style>
    <style:style style:name="_31_821" style:display-name="1821" style:family="text">
      <style:text-properties style:text-position="0% 100%" fo:letter-spacing="0.0311in" style:text-scale="95%"/>
    </style:style>
    <style:style style:name="_31_822" style:display-name="1822" style:family="text">
      <style:text-properties style:text-position="0% 100%" style:text-scale="107%"/>
    </style:style>
    <style:style style:name="_31_823" style:display-name="1823" style:family="text">
      <style:text-properties style:text-position="0% 100%" fo:letter-spacing="normal" style:text-scale="107%"/>
    </style:style>
    <style:style style:name="_31_824" style:display-name="1824" style:family="text">
      <style:text-properties style:text-position="0% 100%" fo:letter-spacing="0.0311in" style:text-scale="107%"/>
    </style:style>
    <style:style style:name="_31_825" style:display-name="1825" style:family="text">
      <style:text-properties style:text-position="2% 100%"/>
    </style:style>
    <style:style style:name="_31_826" style:display-name="1826" style:family="text">
      <style:text-properties style:text-position="2% 100%" fo:letter-spacing="normal"/>
    </style:style>
    <style:style style:name="_31_827" style:display-name="1827" style:family="text">
      <style:text-properties style:text-position="2% 100%" fo:letter-spacing="0.0311in"/>
    </style:style>
    <style:style style:name="_31_828" style:display-name="1828" style:family="text">
      <style:text-properties style:text-position="2% 100%" style:text-scale="94%"/>
    </style:style>
    <style:style style:name="_31_829" style:display-name="1829" style:family="text">
      <style:text-properties style:text-position="2% 100%" fo:letter-spacing="normal" style:text-scale="94%"/>
    </style:style>
    <style:style style:name="_31_830" style:display-name="1830" style:family="text">
      <style:text-properties style:text-position="2% 100%" fo:letter-spacing="0.0311in" style:text-scale="94%"/>
    </style:style>
    <style:style style:name="_31_831" style:display-name="1831" style:family="text">
      <style:text-properties style:text-position="2% 100%" style:text-scale="95%"/>
    </style:style>
    <style:style style:name="_31_832" style:display-name="1832" style:family="text">
      <style:text-properties style:text-position="2% 100%" fo:letter-spacing="normal" style:text-scale="95%"/>
    </style:style>
    <style:style style:name="_31_833" style:display-name="1833" style:family="text">
      <style:text-properties style:text-position="2% 100%" fo:letter-spacing="0.0311in" style:text-scale="95%"/>
    </style:style>
    <style:style style:name="_31_834" style:display-name="1834" style:family="text">
      <style:text-properties style:text-position="2% 100%" style:text-scale="107%"/>
    </style:style>
    <style:style style:name="_31_835" style:display-name="1835" style:family="text">
      <style:text-properties style:text-position="2% 100%" fo:letter-spacing="normal" style:text-scale="107%"/>
    </style:style>
    <style:style style:name="_31_836" style:display-name="1836" style:family="text">
      <style:text-properties style:text-position="2% 100%" fo:letter-spacing="0.0311in" style:text-scale="107%"/>
    </style:style>
    <style:style style:name="_31_837" style:display-name="1837" style:family="text">
      <style:text-properties fo:background-color="#f9f9ff"/>
    </style:style>
    <style:style style:name="_31_838" style:display-name="1838" style:family="text">
      <style:text-properties fo:letter-spacing="normal" fo:background-color="#f9f9ff"/>
    </style:style>
    <style:style style:name="_31_839" style:display-name="1839" style:family="text">
      <style:text-properties fo:letter-spacing="0.0311in" fo:background-color="#f9f9ff"/>
    </style:style>
    <style:style style:name="_31_840" style:display-name="1840" style:family="text">
      <style:text-properties fo:background-color="#f9f9ff" style:text-scale="94%"/>
    </style:style>
    <style:style style:name="_31_841" style:display-name="1841" style:family="text">
      <style:text-properties fo:letter-spacing="normal" fo:background-color="#f9f9ff" style:text-scale="94%"/>
    </style:style>
    <style:style style:name="_31_842" style:display-name="1842" style:family="text">
      <style:text-properties fo:letter-spacing="0.0311in" fo:background-color="#f9f9ff" style:text-scale="94%"/>
    </style:style>
    <style:style style:name="_31_843" style:display-name="1843" style:family="text">
      <style:text-properties fo:background-color="#f9f9ff" style:text-scale="95%"/>
    </style:style>
    <style:style style:name="_31_844" style:display-name="1844" style:family="text">
      <style:text-properties fo:letter-spacing="normal" fo:background-color="#f9f9ff" style:text-scale="95%"/>
    </style:style>
    <style:style style:name="_31_845" style:display-name="1845" style:family="text">
      <style:text-properties fo:letter-spacing="0.0311in" fo:background-color="#f9f9ff" style:text-scale="95%"/>
    </style:style>
    <style:style style:name="_31_846" style:display-name="1846" style:family="text">
      <style:text-properties fo:background-color="#f9f9ff" style:text-scale="107%"/>
    </style:style>
    <style:style style:name="_31_847" style:display-name="1847" style:family="text">
      <style:text-properties fo:letter-spacing="normal" fo:background-color="#f9f9ff" style:text-scale="107%"/>
    </style:style>
    <style:style style:name="_31_848" style:display-name="1848" style:family="text">
      <style:text-properties fo:letter-spacing="0.0311in" fo:background-color="#f9f9ff" style:text-scale="107%"/>
    </style:style>
    <style:style style:name="_31_849" style:display-name="1849" style:family="text">
      <style:text-properties style:text-position="0% 100%" fo:background-color="#f9f9ff"/>
    </style:style>
    <style:style style:name="_31_850" style:display-name="1850" style:family="text">
      <style:text-properties style:text-position="0% 100%" fo:letter-spacing="normal" fo:background-color="#f9f9ff"/>
    </style:style>
    <style:style style:name="_31_851" style:display-name="1851" style:family="text">
      <style:text-properties style:text-position="0% 100%" fo:letter-spacing="0.0311in" fo:background-color="#f9f9ff"/>
    </style:style>
    <style:style style:name="_31_852" style:display-name="1852" style:family="text">
      <style:text-properties style:text-position="0% 100%" fo:background-color="#f9f9ff" style:text-scale="94%"/>
    </style:style>
    <style:style style:name="_31_853" style:display-name="1853" style:family="text">
      <style:text-properties style:text-position="0% 100%" fo:letter-spacing="normal" fo:background-color="#f9f9ff" style:text-scale="94%"/>
    </style:style>
    <style:style style:name="_31_854" style:display-name="1854" style:family="text">
      <style:text-properties style:text-position="0% 100%" fo:letter-spacing="0.0311in" fo:background-color="#f9f9ff" style:text-scale="94%"/>
    </style:style>
    <style:style style:name="_31_855" style:display-name="1855" style:family="text">
      <style:text-properties style:text-position="0% 100%" fo:background-color="#f9f9ff" style:text-scale="95%"/>
    </style:style>
    <style:style style:name="_31_856" style:display-name="1856" style:family="text">
      <style:text-properties style:text-position="0% 100%" fo:letter-spacing="normal" fo:background-color="#f9f9ff" style:text-scale="95%"/>
    </style:style>
    <style:style style:name="_31_857" style:display-name="1857" style:family="text">
      <style:text-properties style:text-position="0% 100%" fo:letter-spacing="0.0311in" fo:background-color="#f9f9ff" style:text-scale="95%"/>
    </style:style>
    <style:style style:name="_31_858" style:display-name="1858" style:family="text">
      <style:text-properties style:text-position="0% 100%" fo:background-color="#f9f9ff" style:text-scale="107%"/>
    </style:style>
    <style:style style:name="_31_859" style:display-name="1859" style:family="text">
      <style:text-properties style:text-position="0% 100%" fo:letter-spacing="normal" fo:background-color="#f9f9ff" style:text-scale="107%"/>
    </style:style>
    <style:style style:name="_31_860" style:display-name="1860" style:family="text">
      <style:text-properties style:text-position="0% 100%" fo:letter-spacing="0.0311in" fo:background-color="#f9f9ff" style:text-scale="107%"/>
    </style:style>
    <style:style style:name="_31_861" style:display-name="1861" style:family="text">
      <style:text-properties style:text-position="2% 100%" fo:background-color="#f9f9ff"/>
    </style:style>
    <style:style style:name="_31_862" style:display-name="1862" style:family="text">
      <style:text-properties style:text-position="2% 100%" fo:letter-spacing="normal" fo:background-color="#f9f9ff"/>
    </style:style>
    <style:style style:name="_31_863" style:display-name="1863" style:family="text">
      <style:text-properties style:text-position="2% 100%" fo:letter-spacing="0.0311in" fo:background-color="#f9f9ff"/>
    </style:style>
    <style:style style:name="_31_864" style:display-name="1864" style:family="text">
      <style:text-properties style:text-position="2% 100%" fo:background-color="#f9f9ff" style:text-scale="94%"/>
    </style:style>
    <style:style style:name="_31_865" style:display-name="1865" style:family="text">
      <style:text-properties style:text-position="2% 100%" fo:letter-spacing="normal" fo:background-color="#f9f9ff" style:text-scale="94%"/>
    </style:style>
    <style:style style:name="_31_866" style:display-name="1866" style:family="text">
      <style:text-properties style:text-position="2% 100%" fo:letter-spacing="0.0311in" fo:background-color="#f9f9ff" style:text-scale="94%"/>
    </style:style>
    <style:style style:name="_31_867" style:display-name="1867" style:family="text">
      <style:text-properties style:text-position="2% 100%" fo:background-color="#f9f9ff" style:text-scale="95%"/>
    </style:style>
    <style:style style:name="_31_868" style:display-name="1868" style:family="text">
      <style:text-properties style:text-position="2% 100%" fo:letter-spacing="normal" fo:background-color="#f9f9ff" style:text-scale="95%"/>
    </style:style>
    <style:style style:name="_31_869" style:display-name="1869" style:family="text">
      <style:text-properties style:text-position="2% 100%" fo:letter-spacing="0.0311in" fo:background-color="#f9f9ff" style:text-scale="95%"/>
    </style:style>
    <style:style style:name="_31_870" style:display-name="1870" style:family="text">
      <style:text-properties style:text-position="2% 100%" fo:background-color="#f9f9ff" style:text-scale="107%"/>
    </style:style>
    <style:style style:name="_31_871" style:display-name="1871" style:family="text">
      <style:text-properties style:text-position="2% 100%" fo:letter-spacing="normal" fo:background-color="#f9f9ff" style:text-scale="107%"/>
    </style:style>
    <style:style style:name="_31_872" style:display-name="1872" style:family="text">
      <style:text-properties style:text-position="2% 100%" fo:letter-spacing="0.0311in" fo:background-color="#f9f9ff" style:text-scale="107%"/>
    </style:style>
    <style:style style:name="_31_873" style:display-name="1873" style:family="text">
      <style:text-properties fo:background-color="#f9fdff"/>
    </style:style>
    <style:style style:name="_31_874" style:display-name="1874" style:family="text">
      <style:text-properties fo:letter-spacing="normal" fo:background-color="#f9fdff"/>
    </style:style>
    <style:style style:name="_31_875" style:display-name="1875" style:family="text">
      <style:text-properties fo:letter-spacing="0.0311in" fo:background-color="#f9fdff"/>
    </style:style>
    <style:style style:name="_31_876" style:display-name="1876" style:family="text">
      <style:text-properties fo:background-color="#f9fdff" style:text-scale="94%"/>
    </style:style>
    <style:style style:name="_31_877" style:display-name="1877" style:family="text">
      <style:text-properties fo:letter-spacing="normal" fo:background-color="#f9fdff" style:text-scale="94%"/>
    </style:style>
    <style:style style:name="_31_878" style:display-name="1878" style:family="text">
      <style:text-properties fo:letter-spacing="0.0311in" fo:background-color="#f9fdff" style:text-scale="94%"/>
    </style:style>
    <style:style style:name="_31_879" style:display-name="1879" style:family="text">
      <style:text-properties fo:background-color="#f9fdff" style:text-scale="95%"/>
    </style:style>
    <style:style style:name="_31_880" style:display-name="1880" style:family="text">
      <style:text-properties fo:letter-spacing="normal" fo:background-color="#f9fdff" style:text-scale="95%"/>
    </style:style>
    <style:style style:name="_31_881" style:display-name="1881" style:family="text">
      <style:text-properties fo:letter-spacing="0.0311in" fo:background-color="#f9fdff" style:text-scale="95%"/>
    </style:style>
    <style:style style:name="_31_882" style:display-name="1882" style:family="text">
      <style:text-properties fo:background-color="#f9fdff" style:text-scale="107%"/>
    </style:style>
    <style:style style:name="_31_883" style:display-name="1883" style:family="text">
      <style:text-properties fo:letter-spacing="normal" fo:background-color="#f9fdff" style:text-scale="107%"/>
    </style:style>
    <style:style style:name="_31_884" style:display-name="1884" style:family="text">
      <style:text-properties fo:letter-spacing="0.0311in" fo:background-color="#f9fdff" style:text-scale="107%"/>
    </style:style>
    <style:style style:name="_31_885" style:display-name="1885" style:family="text">
      <style:text-properties style:text-position="0% 100%" fo:background-color="#f9fdff"/>
    </style:style>
    <style:style style:name="_31_886" style:display-name="1886" style:family="text">
      <style:text-properties style:text-position="0% 100%" fo:letter-spacing="normal" fo:background-color="#f9fdff"/>
    </style:style>
    <style:style style:name="_31_887" style:display-name="1887" style:family="text">
      <style:text-properties style:text-position="0% 100%" fo:letter-spacing="0.0311in" fo:background-color="#f9fdff"/>
    </style:style>
    <style:style style:name="_31_888" style:display-name="1888" style:family="text">
      <style:text-properties style:text-position="0% 100%" fo:background-color="#f9fdff" style:text-scale="94%"/>
    </style:style>
    <style:style style:name="_31_889" style:display-name="1889" style:family="text">
      <style:text-properties style:text-position="0% 100%" fo:letter-spacing="normal" fo:background-color="#f9fdff" style:text-scale="94%"/>
    </style:style>
    <style:style style:name="_31_890" style:display-name="1890" style:family="text">
      <style:text-properties style:text-position="0% 100%" fo:letter-spacing="0.0311in" fo:background-color="#f9fdff" style:text-scale="94%"/>
    </style:style>
    <style:style style:name="_31_891" style:display-name="1891" style:family="text">
      <style:text-properties style:text-position="0% 100%" fo:background-color="#f9fdff" style:text-scale="95%"/>
    </style:style>
    <style:style style:name="_31_892" style:display-name="1892" style:family="text">
      <style:text-properties style:text-position="0% 100%" fo:letter-spacing="normal" fo:background-color="#f9fdff" style:text-scale="95%"/>
    </style:style>
    <style:style style:name="_31_893" style:display-name="1893" style:family="text">
      <style:text-properties style:text-position="0% 100%" fo:letter-spacing="0.0311in" fo:background-color="#f9fdff" style:text-scale="95%"/>
    </style:style>
    <style:style style:name="_31_894" style:display-name="1894" style:family="text">
      <style:text-properties style:text-position="0% 100%" fo:background-color="#f9fdff" style:text-scale="107%"/>
    </style:style>
    <style:style style:name="_31_895" style:display-name="1895" style:family="text">
      <style:text-properties style:text-position="0% 100%" fo:letter-spacing="normal" fo:background-color="#f9fdff" style:text-scale="107%"/>
    </style:style>
    <style:style style:name="_31_896" style:display-name="1896" style:family="text">
      <style:text-properties style:text-position="0% 100%" fo:letter-spacing="0.0311in" fo:background-color="#f9fdff" style:text-scale="107%"/>
    </style:style>
    <style:style style:name="_31_897" style:display-name="1897" style:family="text">
      <style:text-properties style:text-position="2% 100%" fo:background-color="#f9fdff"/>
    </style:style>
    <style:style style:name="_31_898" style:display-name="1898" style:family="text">
      <style:text-properties style:text-position="2% 100%" fo:letter-spacing="normal" fo:background-color="#f9fdff"/>
    </style:style>
    <style:style style:name="_31_899" style:display-name="1899" style:family="text">
      <style:text-properties style:text-position="2% 100%" fo:letter-spacing="0.0311in" fo:background-color="#f9fdff"/>
    </style:style>
    <style:style style:name="_31_900" style:display-name="1900" style:family="text">
      <style:text-properties style:text-position="2% 100%" fo:background-color="#f9fdff" style:text-scale="94%"/>
    </style:style>
    <style:style style:name="_31_901" style:display-name="1901" style:family="text">
      <style:text-properties style:text-position="2% 100%" fo:letter-spacing="normal" fo:background-color="#f9fdff" style:text-scale="94%"/>
    </style:style>
    <style:style style:name="_31_902" style:display-name="1902" style:family="text">
      <style:text-properties style:text-position="2% 100%" fo:letter-spacing="0.0311in" fo:background-color="#f9fdff" style:text-scale="94%"/>
    </style:style>
    <style:style style:name="_31_903" style:display-name="1903" style:family="text">
      <style:text-properties style:text-position="2% 100%" fo:background-color="#f9fdff" style:text-scale="95%"/>
    </style:style>
    <style:style style:name="_31_904" style:display-name="1904" style:family="text">
      <style:text-properties style:text-position="2% 100%" fo:letter-spacing="normal" fo:background-color="#f9fdff" style:text-scale="95%"/>
    </style:style>
    <style:style style:name="_31_905" style:display-name="1905" style:family="text">
      <style:text-properties style:text-position="2% 100%" fo:letter-spacing="0.0311in" fo:background-color="#f9fdff" style:text-scale="95%"/>
    </style:style>
    <style:style style:name="_31_906" style:display-name="1906" style:family="text">
      <style:text-properties style:text-position="2% 100%" fo:background-color="#f9fdff" style:text-scale="107%"/>
    </style:style>
    <style:style style:name="_31_907" style:display-name="1907" style:family="text">
      <style:text-properties style:text-position="2% 100%" fo:letter-spacing="normal" fo:background-color="#f9fdff" style:text-scale="107%"/>
    </style:style>
    <style:style style:name="_31_908" style:display-name="1908" style:family="text">
      <style:text-properties style:text-position="2% 100%" fo:letter-spacing="0.0311in" fo:background-color="#f9fdff" style:text-scale="107%"/>
    </style:style>
    <style:style style:name="_31_909" style:display-name="1909" style:family="text">
      <style:text-properties fo:background-color="#fdf9ff"/>
    </style:style>
    <style:style style:name="_31_910" style:display-name="1910" style:family="text">
      <style:text-properties fo:letter-spacing="normal" fo:background-color="#fdf9ff"/>
    </style:style>
    <style:style style:name="_31_911" style:display-name="1911" style:family="text">
      <style:text-properties fo:letter-spacing="0.0311in" fo:background-color="#fdf9ff"/>
    </style:style>
    <style:style style:name="_31_912" style:display-name="1912" style:family="text">
      <style:text-properties fo:background-color="#fdf9ff" style:text-scale="94%"/>
    </style:style>
    <style:style style:name="_31_913" style:display-name="1913" style:family="text">
      <style:text-properties fo:letter-spacing="normal" fo:background-color="#fdf9ff" style:text-scale="94%"/>
    </style:style>
    <style:style style:name="_31_914" style:display-name="1914" style:family="text">
      <style:text-properties fo:letter-spacing="0.0311in" fo:background-color="#fdf9ff" style:text-scale="94%"/>
    </style:style>
    <style:style style:name="_31_915" style:display-name="1915" style:family="text">
      <style:text-properties fo:background-color="#fdf9ff" style:text-scale="95%"/>
    </style:style>
    <style:style style:name="_31_916" style:display-name="1916" style:family="text">
      <style:text-properties fo:letter-spacing="normal" fo:background-color="#fdf9ff" style:text-scale="95%"/>
    </style:style>
    <style:style style:name="_31_917" style:display-name="1917" style:family="text">
      <style:text-properties fo:letter-spacing="0.0311in" fo:background-color="#fdf9ff" style:text-scale="95%"/>
    </style:style>
    <style:style style:name="_31_918" style:display-name="1918" style:family="text">
      <style:text-properties fo:background-color="#fdf9ff" style:text-scale="107%"/>
    </style:style>
    <style:style style:name="_31_919" style:display-name="1919" style:family="text">
      <style:text-properties fo:letter-spacing="normal" fo:background-color="#fdf9ff" style:text-scale="107%"/>
    </style:style>
    <style:style style:name="_31_920" style:display-name="1920" style:family="text">
      <style:text-properties fo:letter-spacing="0.0311in" fo:background-color="#fdf9ff" style:text-scale="107%"/>
    </style:style>
    <style:style style:name="_31_921" style:display-name="1921" style:family="text">
      <style:text-properties style:text-position="0% 100%" fo:background-color="#fdf9ff"/>
    </style:style>
    <style:style style:name="_31_922" style:display-name="1922" style:family="text">
      <style:text-properties style:text-position="0% 100%" fo:letter-spacing="normal" fo:background-color="#fdf9ff"/>
    </style:style>
    <style:style style:name="_31_923" style:display-name="1923" style:family="text">
      <style:text-properties style:text-position="0% 100%" fo:letter-spacing="0.0311in" fo:background-color="#fdf9ff"/>
    </style:style>
    <style:style style:name="_31_924" style:display-name="1924" style:family="text">
      <style:text-properties style:text-position="0% 100%" fo:background-color="#fdf9ff" style:text-scale="94%"/>
    </style:style>
    <style:style style:name="_31_925" style:display-name="1925" style:family="text">
      <style:text-properties style:text-position="0% 100%" fo:letter-spacing="normal" fo:background-color="#fdf9ff" style:text-scale="94%"/>
    </style:style>
    <style:style style:name="_31_926" style:display-name="1926" style:family="text">
      <style:text-properties style:text-position="0% 100%" fo:letter-spacing="0.0311in" fo:background-color="#fdf9ff" style:text-scale="94%"/>
    </style:style>
    <style:style style:name="_31_927" style:display-name="1927" style:family="text">
      <style:text-properties style:text-position="0% 100%" fo:background-color="#fdf9ff" style:text-scale="95%"/>
    </style:style>
    <style:style style:name="_31_928" style:display-name="1928" style:family="text">
      <style:text-properties style:text-position="0% 100%" fo:letter-spacing="normal" fo:background-color="#fdf9ff" style:text-scale="95%"/>
    </style:style>
    <style:style style:name="_31_929" style:display-name="1929" style:family="text">
      <style:text-properties style:text-position="0% 100%" fo:letter-spacing="0.0311in" fo:background-color="#fdf9ff" style:text-scale="95%"/>
    </style:style>
    <style:style style:name="_31_930" style:display-name="1930" style:family="text">
      <style:text-properties style:text-position="0% 100%" fo:background-color="#fdf9ff" style:text-scale="107%"/>
    </style:style>
    <style:style style:name="_31_931" style:display-name="1931" style:family="text">
      <style:text-properties style:text-position="0% 100%" fo:letter-spacing="normal" fo:background-color="#fdf9ff" style:text-scale="107%"/>
    </style:style>
    <style:style style:name="_31_932" style:display-name="1932" style:family="text">
      <style:text-properties style:text-position="0% 100%" fo:letter-spacing="0.0311in" fo:background-color="#fdf9ff" style:text-scale="107%"/>
    </style:style>
    <style:style style:name="_31_933" style:display-name="1933" style:family="text">
      <style:text-properties style:text-position="2% 100%" fo:background-color="#fdf9ff"/>
    </style:style>
    <style:style style:name="_31_934" style:display-name="1934" style:family="text">
      <style:text-properties style:text-position="2% 100%" fo:letter-spacing="normal" fo:background-color="#fdf9ff"/>
    </style:style>
    <style:style style:name="_31_935" style:display-name="1935" style:family="text">
      <style:text-properties style:text-position="2% 100%" fo:letter-spacing="0.0311in" fo:background-color="#fdf9ff"/>
    </style:style>
    <style:style style:name="_31_936" style:display-name="1936" style:family="text">
      <style:text-properties style:text-position="2% 100%" fo:background-color="#fdf9ff" style:text-scale="94%"/>
    </style:style>
    <style:style style:name="_31_937" style:display-name="1937" style:family="text">
      <style:text-properties style:text-position="2% 100%" fo:letter-spacing="normal" fo:background-color="#fdf9ff" style:text-scale="94%"/>
    </style:style>
    <style:style style:name="_31_938" style:display-name="1938" style:family="text">
      <style:text-properties style:text-position="2% 100%" fo:letter-spacing="0.0311in" fo:background-color="#fdf9ff" style:text-scale="94%"/>
    </style:style>
    <style:style style:name="_31_939" style:display-name="1939" style:family="text">
      <style:text-properties style:text-position="2% 100%" fo:background-color="#fdf9ff" style:text-scale="95%"/>
    </style:style>
    <style:style style:name="_31_940" style:display-name="1940" style:family="text">
      <style:text-properties style:text-position="2% 100%" fo:letter-spacing="normal" fo:background-color="#fdf9ff" style:text-scale="95%"/>
    </style:style>
    <style:style style:name="_31_941" style:display-name="1941" style:family="text">
      <style:text-properties style:text-position="2% 100%" fo:letter-spacing="0.0311in" fo:background-color="#fdf9ff" style:text-scale="95%"/>
    </style:style>
    <style:style style:name="_31_942" style:display-name="1942" style:family="text">
      <style:text-properties style:text-position="2% 100%" fo:background-color="#fdf9ff" style:text-scale="107%"/>
    </style:style>
    <style:style style:name="_31_943" style:display-name="1943" style:family="text">
      <style:text-properties style:text-position="2% 100%" fo:letter-spacing="normal" fo:background-color="#fdf9ff" style:text-scale="107%"/>
    </style:style>
    <style:style style:name="_31_944" style:display-name="1944" style:family="text">
      <style:text-properties style:text-position="2% 100%" fo:letter-spacing="0.0311in" fo:background-color="#fdf9ff" style:text-scale="107%"/>
    </style:style>
    <style:style style:name="_31_945" style:display-name="1945" style:family="text">
      <style:text-properties fo:background-color="#fdfdff"/>
    </style:style>
    <style:style style:name="_31_946" style:display-name="1946" style:family="text">
      <style:text-properties fo:letter-spacing="normal" fo:background-color="#fdfdff"/>
    </style:style>
    <style:style style:name="_31_947" style:display-name="1947" style:family="text">
      <style:text-properties fo:letter-spacing="0.0311in" fo:background-color="#fdfdff"/>
    </style:style>
    <style:style style:name="_31_948" style:display-name="1948" style:family="text">
      <style:text-properties fo:background-color="#fdfdff" style:text-scale="94%"/>
    </style:style>
    <style:style style:name="_31_949" style:display-name="1949" style:family="text">
      <style:text-properties fo:letter-spacing="normal" fo:background-color="#fdfdff" style:text-scale="94%"/>
    </style:style>
    <style:style style:name="_31_950" style:display-name="1950" style:family="text">
      <style:text-properties fo:letter-spacing="0.0311in" fo:background-color="#fdfdff" style:text-scale="94%"/>
    </style:style>
    <style:style style:name="_31_951" style:display-name="1951" style:family="text">
      <style:text-properties fo:background-color="#fdfdff" style:text-scale="95%"/>
    </style:style>
    <style:style style:name="_31_952" style:display-name="1952" style:family="text">
      <style:text-properties fo:letter-spacing="normal" fo:background-color="#fdfdff" style:text-scale="95%"/>
    </style:style>
    <style:style style:name="_31_953" style:display-name="1953" style:family="text">
      <style:text-properties fo:letter-spacing="0.0311in" fo:background-color="#fdfdff" style:text-scale="95%"/>
    </style:style>
    <style:style style:name="_31_954" style:display-name="1954" style:family="text">
      <style:text-properties fo:background-color="#fdfdff" style:text-scale="107%"/>
    </style:style>
    <style:style style:name="_31_955" style:display-name="1955" style:family="text">
      <style:text-properties fo:letter-spacing="normal" fo:background-color="#fdfdff" style:text-scale="107%"/>
    </style:style>
    <style:style style:name="_31_956" style:display-name="1956" style:family="text">
      <style:text-properties fo:letter-spacing="0.0311in" fo:background-color="#fdfdff" style:text-scale="107%"/>
    </style:style>
    <style:style style:name="_31_957" style:display-name="1957" style:family="text">
      <style:text-properties style:text-position="0% 100%" fo:background-color="#fdfdff"/>
    </style:style>
    <style:style style:name="_31_958" style:display-name="1958" style:family="text">
      <style:text-properties style:text-position="0% 100%" fo:letter-spacing="normal" fo:background-color="#fdfdff"/>
    </style:style>
    <style:style style:name="_31_959" style:display-name="1959" style:family="text">
      <style:text-properties style:text-position="0% 100%" fo:letter-spacing="0.0311in" fo:background-color="#fdfdff"/>
    </style:style>
    <style:style style:name="_31_960" style:display-name="1960" style:family="text">
      <style:text-properties style:text-position="0% 100%" fo:background-color="#fdfdff" style:text-scale="94%"/>
    </style:style>
    <style:style style:name="_31_961" style:display-name="1961" style:family="text">
      <style:text-properties style:text-position="0% 100%" fo:letter-spacing="normal" fo:background-color="#fdfdff" style:text-scale="94%"/>
    </style:style>
    <style:style style:name="_31_962" style:display-name="1962" style:family="text">
      <style:text-properties style:text-position="0% 100%" fo:letter-spacing="0.0311in" fo:background-color="#fdfdff" style:text-scale="94%"/>
    </style:style>
    <style:style style:name="_31_963" style:display-name="1963" style:family="text">
      <style:text-properties style:text-position="0% 100%" fo:background-color="#fdfdff" style:text-scale="95%"/>
    </style:style>
    <style:style style:name="_31_964" style:display-name="1964" style:family="text">
      <style:text-properties style:text-position="0% 100%" fo:letter-spacing="normal" fo:background-color="#fdfdff" style:text-scale="95%"/>
    </style:style>
    <style:style style:name="_31_965" style:display-name="1965" style:family="text">
      <style:text-properties style:text-position="0% 100%" fo:letter-spacing="0.0311in" fo:background-color="#fdfdff" style:text-scale="95%"/>
    </style:style>
    <style:style style:name="_31_966" style:display-name="1966" style:family="text">
      <style:text-properties style:text-position="0% 100%" fo:background-color="#fdfdff" style:text-scale="107%"/>
    </style:style>
    <style:style style:name="_31_967" style:display-name="1967" style:family="text">
      <style:text-properties style:text-position="0% 100%" fo:letter-spacing="normal" fo:background-color="#fdfdff" style:text-scale="107%"/>
    </style:style>
    <style:style style:name="_31_968" style:display-name="1968" style:family="text">
      <style:text-properties style:text-position="0% 100%" fo:letter-spacing="0.0311in" fo:background-color="#fdfdff" style:text-scale="107%"/>
    </style:style>
    <style:style style:name="_31_969" style:display-name="1969" style:family="text">
      <style:text-properties style:text-position="2% 100%" fo:background-color="#fdfdff"/>
    </style:style>
    <style:style style:name="_31_970" style:display-name="1970" style:family="text">
      <style:text-properties style:text-position="2% 100%" fo:letter-spacing="normal" fo:background-color="#fdfdff"/>
    </style:style>
    <style:style style:name="_31_971" style:display-name="1971" style:family="text">
      <style:text-properties style:text-position="2% 100%" fo:letter-spacing="0.0311in" fo:background-color="#fdfdff"/>
    </style:style>
    <style:style style:name="_31_972" style:display-name="1972" style:family="text">
      <style:text-properties style:text-position="2% 100%" fo:background-color="#fdfdff" style:text-scale="94%"/>
    </style:style>
    <style:style style:name="_31_973" style:display-name="1973" style:family="text">
      <style:text-properties style:text-position="2% 100%" fo:letter-spacing="normal" fo:background-color="#fdfdff" style:text-scale="94%"/>
    </style:style>
    <style:style style:name="_31_974" style:display-name="1974" style:family="text">
      <style:text-properties style:text-position="2% 100%" fo:letter-spacing="0.0311in" fo:background-color="#fdfdff" style:text-scale="94%"/>
    </style:style>
    <style:style style:name="_31_975" style:display-name="1975" style:family="text">
      <style:text-properties style:text-position="2% 100%" fo:background-color="#fdfdff" style:text-scale="95%"/>
    </style:style>
    <style:style style:name="_31_976" style:display-name="1976" style:family="text">
      <style:text-properties style:text-position="2% 100%" fo:letter-spacing="normal" fo:background-color="#fdfdff" style:text-scale="95%"/>
    </style:style>
    <style:style style:name="_31_977" style:display-name="1977" style:family="text">
      <style:text-properties style:text-position="2% 100%" fo:letter-spacing="0.0311in" fo:background-color="#fdfdff" style:text-scale="95%"/>
    </style:style>
    <style:style style:name="_31_978" style:display-name="1978" style:family="text">
      <style:text-properties style:text-position="2% 100%" fo:background-color="#fdfdff" style:text-scale="107%"/>
    </style:style>
    <style:style style:name="_31_979" style:display-name="1979" style:family="text">
      <style:text-properties style:text-position="2% 100%" fo:letter-spacing="normal" fo:background-color="#fdfdff" style:text-scale="107%"/>
    </style:style>
    <style:style style:name="_31_980" style:display-name="1980" style:family="text">
      <style:text-properties style:text-position="2% 100%" fo:letter-spacing="0.0311in" fo:background-color="#fdfdff" style:text-scale="107%"/>
    </style:style>
    <style:style style:name="_31_981" style:display-name="1981" style:family="text">
      <style:text-properties fo:color="#040400"/>
    </style:style>
    <style:style style:name="_31_982" style:display-name="1982" style:family="text">
      <style:text-properties fo:color="#040400" fo:letter-spacing="normal"/>
    </style:style>
    <style:style style:name="_31_983" style:display-name="1983" style:family="text">
      <style:text-properties fo:color="#040400" fo:letter-spacing="0.0311in"/>
    </style:style>
    <style:style style:name="_31_984" style:display-name="1984" style:family="text">
      <style:text-properties fo:color="#040400" style:text-scale="94%"/>
    </style:style>
    <style:style style:name="_31_985" style:display-name="1985" style:family="text">
      <style:text-properties fo:color="#040400" fo:letter-spacing="normal" style:text-scale="94%"/>
    </style:style>
    <style:style style:name="_31_986" style:display-name="1986" style:family="text">
      <style:text-properties fo:color="#040400" fo:letter-spacing="0.0311in" style:text-scale="94%"/>
    </style:style>
    <style:style style:name="_31_987" style:display-name="1987" style:family="text">
      <style:text-properties fo:color="#040400" style:text-scale="95%"/>
    </style:style>
    <style:style style:name="_31_988" style:display-name="1988" style:family="text">
      <style:text-properties fo:color="#040400" fo:letter-spacing="normal" style:text-scale="95%"/>
    </style:style>
    <style:style style:name="_31_989" style:display-name="1989" style:family="text">
      <style:text-properties fo:color="#040400" fo:letter-spacing="0.0311in" style:text-scale="95%"/>
    </style:style>
    <style:style style:name="_31_990" style:display-name="1990" style:family="text">
      <style:text-properties fo:color="#040400" style:text-scale="107%"/>
    </style:style>
    <style:style style:name="_31_991" style:display-name="1991" style:family="text">
      <style:text-properties fo:color="#040400" fo:letter-spacing="normal" style:text-scale="107%"/>
    </style:style>
    <style:style style:name="_31_992" style:display-name="1992" style:family="text">
      <style:text-properties fo:color="#040400" fo:letter-spacing="0.0311in" style:text-scale="107%"/>
    </style:style>
    <style:style style:name="_31_993" style:display-name="1993" style:family="text">
      <style:text-properties fo:color="#040400" style:text-position="0% 100%"/>
    </style:style>
    <style:style style:name="_31_994" style:display-name="1994" style:family="text">
      <style:text-properties fo:color="#040400" style:text-position="0% 100%" fo:letter-spacing="normal"/>
    </style:style>
    <style:style style:name="_31_995" style:display-name="1995" style:family="text">
      <style:text-properties fo:color="#040400" style:text-position="0% 100%" fo:letter-spacing="0.0311in"/>
    </style:style>
    <style:style style:name="_31_996" style:display-name="1996" style:family="text">
      <style:text-properties fo:color="#040400" style:text-position="0% 100%" style:text-scale="94%"/>
    </style:style>
    <style:style style:name="_31_997" style:display-name="1997" style:family="text">
      <style:text-properties fo:color="#040400" style:text-position="0% 100%" fo:letter-spacing="normal" style:text-scale="94%"/>
    </style:style>
    <style:style style:name="_31_998" style:display-name="1998" style:family="text">
      <style:text-properties fo:color="#040400" style:text-position="0% 100%" fo:letter-spacing="0.0311in" style:text-scale="94%"/>
    </style:style>
    <style:style style:name="_31_999" style:display-name="1999" style:family="text">
      <style:text-properties fo:color="#040400" style:text-position="0% 100%" style:text-scale="95%"/>
    </style:style>
    <style:style style:name="_32_000" style:display-name="2000" style:family="text">
      <style:text-properties fo:color="#040400" style:text-position="0% 100%" fo:letter-spacing="normal" style:text-scale="95%"/>
    </style:style>
    <style:style style:name="_32_001" style:display-name="2001" style:family="text">
      <style:text-properties fo:color="#040400" style:text-position="0% 100%" fo:letter-spacing="0.0311in" style:text-scale="95%"/>
    </style:style>
    <style:style style:name="_32_002" style:display-name="2002" style:family="text">
      <style:text-properties fo:color="#040400" style:text-position="0% 100%" style:text-scale="107%"/>
    </style:style>
    <style:style style:name="_32_003" style:display-name="2003" style:family="text">
      <style:text-properties fo:color="#040400" style:text-position="0% 100%" fo:letter-spacing="normal" style:text-scale="107%"/>
    </style:style>
    <style:style style:name="_32_004" style:display-name="2004" style:family="text">
      <style:text-properties fo:color="#040400" style:text-position="0% 100%" fo:letter-spacing="0.0311in" style:text-scale="107%"/>
    </style:style>
    <style:style style:name="_32_005" style:display-name="2005" style:family="text">
      <style:text-properties fo:color="#040400" style:text-position="2% 100%"/>
    </style:style>
    <style:style style:name="_32_006" style:display-name="2006" style:family="text">
      <style:text-properties fo:color="#040400" style:text-position="2% 100%" fo:letter-spacing="normal"/>
    </style:style>
    <style:style style:name="_32_007" style:display-name="2007" style:family="text">
      <style:text-properties fo:color="#040400" style:text-position="2% 100%" fo:letter-spacing="0.0311in"/>
    </style:style>
    <style:style style:name="_32_008" style:display-name="2008" style:family="text">
      <style:text-properties fo:color="#040400" style:text-position="2% 100%" style:text-scale="94%"/>
    </style:style>
    <style:style style:name="_32_009" style:display-name="2009" style:family="text">
      <style:text-properties fo:color="#040400" style:text-position="2% 100%" fo:letter-spacing="normal" style:text-scale="94%"/>
    </style:style>
    <style:style style:name="_32_010" style:display-name="2010" style:family="text">
      <style:text-properties fo:color="#040400" style:text-position="2% 100%" fo:letter-spacing="0.0311in" style:text-scale="94%"/>
    </style:style>
    <style:style style:name="_32_011" style:display-name="2011" style:family="text">
      <style:text-properties fo:color="#040400" style:text-position="2% 100%" style:text-scale="95%"/>
    </style:style>
    <style:style style:name="_32_012" style:display-name="2012" style:family="text">
      <style:text-properties fo:color="#040400" style:text-position="2% 100%" fo:letter-spacing="normal" style:text-scale="95%"/>
    </style:style>
    <style:style style:name="_32_013" style:display-name="2013" style:family="text">
      <style:text-properties fo:color="#040400" style:text-position="2% 100%" fo:letter-spacing="0.0311in" style:text-scale="95%"/>
    </style:style>
    <style:style style:name="_32_014" style:display-name="2014" style:family="text">
      <style:text-properties fo:color="#040400" style:text-position="2% 100%" style:text-scale="107%"/>
    </style:style>
    <style:style style:name="_32_015" style:display-name="2015" style:family="text">
      <style:text-properties fo:color="#040400" style:text-position="2% 100%" fo:letter-spacing="normal" style:text-scale="107%"/>
    </style:style>
    <style:style style:name="_32_016" style:display-name="2016" style:family="text">
      <style:text-properties fo:color="#040400" style:text-position="2% 100%" fo:letter-spacing="0.0311in" style:text-scale="107%"/>
    </style:style>
    <style:style style:name="_32_017" style:display-name="2017" style:family="text">
      <style:text-properties fo:color="#040400" fo:background-color="#f9f9ff"/>
    </style:style>
    <style:style style:name="_32_018" style:display-name="2018" style:family="text">
      <style:text-properties fo:color="#040400" fo:letter-spacing="normal" fo:background-color="#f9f9ff"/>
    </style:style>
    <style:style style:name="_32_019" style:display-name="2019" style:family="text">
      <style:text-properties fo:color="#040400" fo:letter-spacing="0.0311in" fo:background-color="#f9f9ff"/>
    </style:style>
    <style:style style:name="_32_020" style:display-name="2020" style:family="text">
      <style:text-properties fo:color="#040400" fo:background-color="#f9f9ff" style:text-scale="94%"/>
    </style:style>
    <style:style style:name="_32_021" style:display-name="2021" style:family="text">
      <style:text-properties fo:color="#040400" fo:letter-spacing="normal" fo:background-color="#f9f9ff" style:text-scale="94%"/>
    </style:style>
    <style:style style:name="_32_022" style:display-name="2022" style:family="text">
      <style:text-properties fo:color="#040400" fo:letter-spacing="0.0311in" fo:background-color="#f9f9ff" style:text-scale="94%"/>
    </style:style>
    <style:style style:name="_32_023" style:display-name="2023" style:family="text">
      <style:text-properties fo:color="#040400" fo:background-color="#f9f9ff" style:text-scale="95%"/>
    </style:style>
    <style:style style:name="_32_024" style:display-name="2024" style:family="text">
      <style:text-properties fo:color="#040400" fo:letter-spacing="normal" fo:background-color="#f9f9ff" style:text-scale="95%"/>
    </style:style>
    <style:style style:name="_32_025" style:display-name="2025" style:family="text">
      <style:text-properties fo:color="#040400" fo:letter-spacing="0.0311in" fo:background-color="#f9f9ff" style:text-scale="95%"/>
    </style:style>
    <style:style style:name="_32_026" style:display-name="2026" style:family="text">
      <style:text-properties fo:color="#040400" fo:background-color="#f9f9ff" style:text-scale="107%"/>
    </style:style>
    <style:style style:name="_32_027" style:display-name="2027" style:family="text">
      <style:text-properties fo:color="#040400" fo:letter-spacing="normal" fo:background-color="#f9f9ff" style:text-scale="107%"/>
    </style:style>
    <style:style style:name="_32_028" style:display-name="2028" style:family="text">
      <style:text-properties fo:color="#040400" fo:letter-spacing="0.0311in" fo:background-color="#f9f9ff" style:text-scale="107%"/>
    </style:style>
    <style:style style:name="_32_029" style:display-name="2029" style:family="text">
      <style:text-properties fo:color="#040400" style:text-position="0% 100%" fo:background-color="#f9f9ff"/>
    </style:style>
    <style:style style:name="_32_030" style:display-name="2030" style:family="text">
      <style:text-properties fo:color="#040400" style:text-position="0% 100%" fo:letter-spacing="normal" fo:background-color="#f9f9ff"/>
    </style:style>
    <style:style style:name="_32_031" style:display-name="2031" style:family="text">
      <style:text-properties fo:color="#040400" style:text-position="0% 100%" fo:letter-spacing="0.0311in" fo:background-color="#f9f9ff"/>
    </style:style>
    <style:style style:name="_32_032" style:display-name="2032" style:family="text">
      <style:text-properties fo:color="#040400" style:text-position="0% 100%" fo:background-color="#f9f9ff" style:text-scale="94%"/>
    </style:style>
    <style:style style:name="_32_033" style:display-name="2033" style:family="text">
      <style:text-properties fo:color="#040400" style:text-position="0% 100%" fo:letter-spacing="normal" fo:background-color="#f9f9ff" style:text-scale="94%"/>
    </style:style>
    <style:style style:name="_32_034" style:display-name="2034" style:family="text">
      <style:text-properties fo:color="#040400" style:text-position="0% 100%" fo:letter-spacing="0.0311in" fo:background-color="#f9f9ff" style:text-scale="94%"/>
    </style:style>
    <style:style style:name="_32_035" style:display-name="2035" style:family="text">
      <style:text-properties fo:color="#040400" style:text-position="0% 100%" fo:background-color="#f9f9ff" style:text-scale="95%"/>
    </style:style>
    <style:style style:name="_32_036" style:display-name="2036" style:family="text">
      <style:text-properties fo:color="#040400" style:text-position="0% 100%" fo:letter-spacing="normal" fo:background-color="#f9f9ff" style:text-scale="95%"/>
    </style:style>
    <style:style style:name="_32_037" style:display-name="2037" style:family="text">
      <style:text-properties fo:color="#040400" style:text-position="0% 100%" fo:letter-spacing="0.0311in" fo:background-color="#f9f9ff" style:text-scale="95%"/>
    </style:style>
    <style:style style:name="_32_038" style:display-name="2038" style:family="text">
      <style:text-properties fo:color="#040400" style:text-position="0% 100%" fo:background-color="#f9f9ff" style:text-scale="107%"/>
    </style:style>
    <style:style style:name="_32_039" style:display-name="2039" style:family="text">
      <style:text-properties fo:color="#040400" style:text-position="0% 100%" fo:letter-spacing="normal" fo:background-color="#f9f9ff" style:text-scale="107%"/>
    </style:style>
    <style:style style:name="_32_040" style:display-name="2040" style:family="text">
      <style:text-properties fo:color="#040400" style:text-position="0% 100%" fo:letter-spacing="0.0311in" fo:background-color="#f9f9ff" style:text-scale="107%"/>
    </style:style>
    <style:style style:name="_32_041" style:display-name="2041" style:family="text">
      <style:text-properties fo:color="#040400" style:text-position="2% 100%" fo:background-color="#f9f9ff"/>
    </style:style>
    <style:style style:name="_32_042" style:display-name="2042" style:family="text">
      <style:text-properties fo:color="#040400" style:text-position="2% 100%" fo:letter-spacing="normal" fo:background-color="#f9f9ff"/>
    </style:style>
    <style:style style:name="_32_043" style:display-name="2043" style:family="text">
      <style:text-properties fo:color="#040400" style:text-position="2% 100%" fo:letter-spacing="0.0311in" fo:background-color="#f9f9ff"/>
    </style:style>
    <style:style style:name="_32_044" style:display-name="2044" style:family="text">
      <style:text-properties fo:color="#040400" style:text-position="2% 100%" fo:background-color="#f9f9ff" style:text-scale="94%"/>
    </style:style>
    <style:style style:name="_32_045" style:display-name="2045" style:family="text">
      <style:text-properties fo:color="#040400" style:text-position="2% 100%" fo:letter-spacing="normal" fo:background-color="#f9f9ff" style:text-scale="94%"/>
    </style:style>
    <style:style style:name="_32_046" style:display-name="2046" style:family="text">
      <style:text-properties fo:color="#040400" style:text-position="2% 100%" fo:letter-spacing="0.0311in" fo:background-color="#f9f9ff" style:text-scale="94%"/>
    </style:style>
    <style:style style:name="_32_047" style:display-name="2047" style:family="text">
      <style:text-properties fo:color="#040400" style:text-position="2% 100%" fo:background-color="#f9f9ff" style:text-scale="95%"/>
    </style:style>
    <style:style style:name="_32_048" style:display-name="2048" style:family="text">
      <style:text-properties fo:color="#040400" style:text-position="2% 100%" fo:letter-spacing="normal" fo:background-color="#f9f9ff" style:text-scale="95%"/>
    </style:style>
    <style:style style:name="_32_049" style:display-name="2049" style:family="text">
      <style:text-properties fo:color="#040400" style:text-position="2% 100%" fo:letter-spacing="0.0311in" fo:background-color="#f9f9ff" style:text-scale="95%"/>
    </style:style>
    <style:style style:name="_32_050" style:display-name="2050" style:family="text">
      <style:text-properties fo:color="#040400" style:text-position="2% 100%" fo:background-color="#f9f9ff" style:text-scale="107%"/>
    </style:style>
    <style:style style:name="_32_051" style:display-name="2051" style:family="text">
      <style:text-properties fo:color="#040400" style:text-position="2% 100%" fo:letter-spacing="normal" fo:background-color="#f9f9ff" style:text-scale="107%"/>
    </style:style>
    <style:style style:name="_32_052" style:display-name="2052" style:family="text">
      <style:text-properties fo:color="#040400" style:text-position="2% 100%" fo:letter-spacing="0.0311in" fo:background-color="#f9f9ff" style:text-scale="107%"/>
    </style:style>
    <style:style style:name="_32_053" style:display-name="2053" style:family="text">
      <style:text-properties fo:color="#040400" fo:background-color="#f9fdff"/>
    </style:style>
    <style:style style:name="_32_054" style:display-name="2054" style:family="text">
      <style:text-properties fo:color="#040400" fo:letter-spacing="normal" fo:background-color="#f9fdff"/>
    </style:style>
    <style:style style:name="_32_055" style:display-name="2055" style:family="text">
      <style:text-properties fo:color="#040400" fo:letter-spacing="0.0311in" fo:background-color="#f9fdff"/>
    </style:style>
    <style:style style:name="_32_056" style:display-name="2056" style:family="text">
      <style:text-properties fo:color="#040400" fo:background-color="#f9fdff" style:text-scale="94%"/>
    </style:style>
    <style:style style:name="_32_057" style:display-name="2057" style:family="text">
      <style:text-properties fo:color="#040400" fo:letter-spacing="normal" fo:background-color="#f9fdff" style:text-scale="94%"/>
    </style:style>
    <style:style style:name="_32_058" style:display-name="2058" style:family="text">
      <style:text-properties fo:color="#040400" fo:letter-spacing="0.0311in" fo:background-color="#f9fdff" style:text-scale="94%"/>
    </style:style>
    <style:style style:name="_32_059" style:display-name="2059" style:family="text">
      <style:text-properties fo:color="#040400" fo:background-color="#f9fdff" style:text-scale="95%"/>
    </style:style>
    <style:style style:name="_32_060" style:display-name="2060" style:family="text">
      <style:text-properties fo:color="#040400" fo:letter-spacing="normal" fo:background-color="#f9fdff" style:text-scale="95%"/>
    </style:style>
    <style:style style:name="_32_061" style:display-name="2061" style:family="text">
      <style:text-properties fo:color="#040400" fo:letter-spacing="0.0311in" fo:background-color="#f9fdff" style:text-scale="95%"/>
    </style:style>
    <style:style style:name="_32_062" style:display-name="2062" style:family="text">
      <style:text-properties fo:color="#040400" fo:background-color="#f9fdff" style:text-scale="107%"/>
    </style:style>
    <style:style style:name="_32_063" style:display-name="2063" style:family="text">
      <style:text-properties fo:color="#040400" fo:letter-spacing="normal" fo:background-color="#f9fdff" style:text-scale="107%"/>
    </style:style>
    <style:style style:name="_32_064" style:display-name="2064" style:family="text">
      <style:text-properties fo:color="#040400" fo:letter-spacing="0.0311in" fo:background-color="#f9fdff" style:text-scale="107%"/>
    </style:style>
    <style:style style:name="_32_065" style:display-name="2065" style:family="text">
      <style:text-properties fo:color="#040400" style:text-position="0% 100%" fo:background-color="#f9fdff"/>
    </style:style>
    <style:style style:name="_32_066" style:display-name="2066" style:family="text">
      <style:text-properties fo:color="#040400" style:text-position="0% 100%" fo:letter-spacing="normal" fo:background-color="#f9fdff"/>
    </style:style>
    <style:style style:name="_32_067" style:display-name="2067" style:family="text">
      <style:text-properties fo:color="#040400" style:text-position="0% 100%" fo:letter-spacing="0.0311in" fo:background-color="#f9fdff"/>
    </style:style>
    <style:style style:name="_32_068" style:display-name="2068" style:family="text">
      <style:text-properties fo:color="#040400" style:text-position="0% 100%" fo:background-color="#f9fdff" style:text-scale="94%"/>
    </style:style>
    <style:style style:name="_32_069" style:display-name="2069" style:family="text">
      <style:text-properties fo:color="#040400" style:text-position="0% 100%" fo:letter-spacing="normal" fo:background-color="#f9fdff" style:text-scale="94%"/>
    </style:style>
    <style:style style:name="_32_070" style:display-name="2070" style:family="text">
      <style:text-properties fo:color="#040400" style:text-position="0% 100%" fo:letter-spacing="0.0311in" fo:background-color="#f9fdff" style:text-scale="94%"/>
    </style:style>
    <style:style style:name="_32_071" style:display-name="2071" style:family="text">
      <style:text-properties fo:color="#040400" style:text-position="0% 100%" fo:background-color="#f9fdff" style:text-scale="95%"/>
    </style:style>
    <style:style style:name="_32_072" style:display-name="2072" style:family="text">
      <style:text-properties fo:color="#040400" style:text-position="0% 100%" fo:letter-spacing="normal" fo:background-color="#f9fdff" style:text-scale="95%"/>
    </style:style>
    <style:style style:name="_32_073" style:display-name="2073" style:family="text">
      <style:text-properties fo:color="#040400" style:text-position="0% 100%" fo:letter-spacing="0.0311in" fo:background-color="#f9fdff" style:text-scale="95%"/>
    </style:style>
    <style:style style:name="_32_074" style:display-name="2074" style:family="text">
      <style:text-properties fo:color="#040400" style:text-position="0% 100%" fo:background-color="#f9fdff" style:text-scale="107%"/>
    </style:style>
    <style:style style:name="_32_075" style:display-name="2075" style:family="text">
      <style:text-properties fo:color="#040400" style:text-position="0% 100%" fo:letter-spacing="normal" fo:background-color="#f9fdff" style:text-scale="107%"/>
    </style:style>
    <style:style style:name="_32_076" style:display-name="2076" style:family="text">
      <style:text-properties fo:color="#040400" style:text-position="0% 100%" fo:letter-spacing="0.0311in" fo:background-color="#f9fdff" style:text-scale="107%"/>
    </style:style>
    <style:style style:name="_32_077" style:display-name="2077" style:family="text">
      <style:text-properties fo:color="#040400" style:text-position="2% 100%" fo:background-color="#f9fdff"/>
    </style:style>
    <style:style style:name="_32_078" style:display-name="2078" style:family="text">
      <style:text-properties fo:color="#040400" style:text-position="2% 100%" fo:letter-spacing="normal" fo:background-color="#f9fdff"/>
    </style:style>
    <style:style style:name="_32_079" style:display-name="2079" style:family="text">
      <style:text-properties fo:color="#040400" style:text-position="2% 100%" fo:letter-spacing="0.0311in" fo:background-color="#f9fdff"/>
    </style:style>
    <style:style style:name="_32_080" style:display-name="2080" style:family="text">
      <style:text-properties fo:color="#040400" style:text-position="2% 100%" fo:background-color="#f9fdff" style:text-scale="94%"/>
    </style:style>
    <style:style style:name="_32_081" style:display-name="2081" style:family="text">
      <style:text-properties fo:color="#040400" style:text-position="2% 100%" fo:letter-spacing="normal" fo:background-color="#f9fdff" style:text-scale="94%"/>
    </style:style>
    <style:style style:name="_32_082" style:display-name="2082" style:family="text">
      <style:text-properties fo:color="#040400" style:text-position="2% 100%" fo:letter-spacing="0.0311in" fo:background-color="#f9fdff" style:text-scale="94%"/>
    </style:style>
    <style:style style:name="_32_083" style:display-name="2083" style:family="text">
      <style:text-properties fo:color="#040400" style:text-position="2% 100%" fo:background-color="#f9fdff" style:text-scale="95%"/>
    </style:style>
    <style:style style:name="_32_084" style:display-name="2084" style:family="text">
      <style:text-properties fo:color="#040400" style:text-position="2% 100%" fo:letter-spacing="normal" fo:background-color="#f9fdff" style:text-scale="95%"/>
    </style:style>
    <style:style style:name="_32_085" style:display-name="2085" style:family="text">
      <style:text-properties fo:color="#040400" style:text-position="2% 100%" fo:letter-spacing="0.0311in" fo:background-color="#f9fdff" style:text-scale="95%"/>
    </style:style>
    <style:style style:name="_32_086" style:display-name="2086" style:family="text">
      <style:text-properties fo:color="#040400" style:text-position="2% 100%" fo:background-color="#f9fdff" style:text-scale="107%"/>
    </style:style>
    <style:style style:name="_32_087" style:display-name="2087" style:family="text">
      <style:text-properties fo:color="#040400" style:text-position="2% 100%" fo:letter-spacing="normal" fo:background-color="#f9fdff" style:text-scale="107%"/>
    </style:style>
    <style:style style:name="_32_088" style:display-name="2088" style:family="text">
      <style:text-properties fo:color="#040400" style:text-position="2% 100%" fo:letter-spacing="0.0311in" fo:background-color="#f9fdff" style:text-scale="107%"/>
    </style:style>
    <style:style style:name="_32_089" style:display-name="2089" style:family="text">
      <style:text-properties fo:color="#040400" fo:background-color="#fdf9ff"/>
    </style:style>
    <style:style style:name="_32_090" style:display-name="2090" style:family="text">
      <style:text-properties fo:color="#040400" fo:letter-spacing="normal" fo:background-color="#fdf9ff"/>
    </style:style>
    <style:style style:name="_32_091" style:display-name="2091" style:family="text">
      <style:text-properties fo:color="#040400" fo:letter-spacing="0.0311in" fo:background-color="#fdf9ff"/>
    </style:style>
    <style:style style:name="_32_092" style:display-name="2092" style:family="text">
      <style:text-properties fo:color="#040400" fo:background-color="#fdf9ff" style:text-scale="94%"/>
    </style:style>
    <style:style style:name="_32_093" style:display-name="2093" style:family="text">
      <style:text-properties fo:color="#040400" fo:letter-spacing="normal" fo:background-color="#fdf9ff" style:text-scale="94%"/>
    </style:style>
    <style:style style:name="_32_094" style:display-name="2094" style:family="text">
      <style:text-properties fo:color="#040400" fo:letter-spacing="0.0311in" fo:background-color="#fdf9ff" style:text-scale="94%"/>
    </style:style>
    <style:style style:name="_32_095" style:display-name="2095" style:family="text">
      <style:text-properties fo:color="#040400" fo:background-color="#fdf9ff" style:text-scale="95%"/>
    </style:style>
    <style:style style:name="_32_096" style:display-name="2096" style:family="text">
      <style:text-properties fo:color="#040400" fo:letter-spacing="normal" fo:background-color="#fdf9ff" style:text-scale="95%"/>
    </style:style>
    <style:style style:name="_32_097" style:display-name="2097" style:family="text">
      <style:text-properties fo:color="#040400" fo:letter-spacing="0.0311in" fo:background-color="#fdf9ff" style:text-scale="95%"/>
    </style:style>
    <style:style style:name="_32_098" style:display-name="2098" style:family="text">
      <style:text-properties fo:color="#040400" fo:background-color="#fdf9ff" style:text-scale="107%"/>
    </style:style>
    <style:style style:name="_32_099" style:display-name="2099" style:family="text">
      <style:text-properties fo:color="#040400" fo:letter-spacing="normal" fo:background-color="#fdf9ff" style:text-scale="107%"/>
    </style:style>
    <style:style style:name="_32_100" style:display-name="2100" style:family="text">
      <style:text-properties fo:color="#040400" fo:letter-spacing="0.0311in" fo:background-color="#fdf9ff" style:text-scale="107%"/>
    </style:style>
    <style:style style:name="_32_101" style:display-name="2101" style:family="text">
      <style:text-properties fo:color="#040400" style:text-position="0% 100%" fo:background-color="#fdf9ff"/>
    </style:style>
    <style:style style:name="_32_102" style:display-name="2102" style:family="text">
      <style:text-properties fo:color="#040400" style:text-position="0% 100%" fo:letter-spacing="normal" fo:background-color="#fdf9ff"/>
    </style:style>
    <style:style style:name="_32_103" style:display-name="2103" style:family="text">
      <style:text-properties fo:color="#040400" style:text-position="0% 100%" fo:letter-spacing="0.0311in" fo:background-color="#fdf9ff"/>
    </style:style>
    <style:style style:name="_32_104" style:display-name="2104" style:family="text">
      <style:text-properties fo:color="#040400" style:text-position="0% 100%" fo:background-color="#fdf9ff" style:text-scale="94%"/>
    </style:style>
    <style:style style:name="_32_105" style:display-name="2105" style:family="text">
      <style:text-properties fo:color="#040400" style:text-position="0% 100%" fo:letter-spacing="normal" fo:background-color="#fdf9ff" style:text-scale="94%"/>
    </style:style>
    <style:style style:name="_32_106" style:display-name="2106" style:family="text">
      <style:text-properties fo:color="#040400" style:text-position="0% 100%" fo:letter-spacing="0.0311in" fo:background-color="#fdf9ff" style:text-scale="94%"/>
    </style:style>
    <style:style style:name="_32_107" style:display-name="2107" style:family="text">
      <style:text-properties fo:color="#040400" style:text-position="0% 100%" fo:background-color="#fdf9ff" style:text-scale="95%"/>
    </style:style>
    <style:style style:name="_32_108" style:display-name="2108" style:family="text">
      <style:text-properties fo:color="#040400" style:text-position="0% 100%" fo:letter-spacing="normal" fo:background-color="#fdf9ff" style:text-scale="95%"/>
    </style:style>
    <style:style style:name="_32_109" style:display-name="2109" style:family="text">
      <style:text-properties fo:color="#040400" style:text-position="0% 100%" fo:letter-spacing="0.0311in" fo:background-color="#fdf9ff" style:text-scale="95%"/>
    </style:style>
    <style:style style:name="_32_110" style:display-name="2110" style:family="text">
      <style:text-properties fo:color="#040400" style:text-position="0% 100%" fo:background-color="#fdf9ff" style:text-scale="107%"/>
    </style:style>
    <style:style style:name="_32_111" style:display-name="2111" style:family="text">
      <style:text-properties fo:color="#040400" style:text-position="0% 100%" fo:letter-spacing="normal" fo:background-color="#fdf9ff" style:text-scale="107%"/>
    </style:style>
    <style:style style:name="_32_112" style:display-name="2112" style:family="text">
      <style:text-properties fo:color="#040400" style:text-position="0% 100%" fo:letter-spacing="0.0311in" fo:background-color="#fdf9ff" style:text-scale="107%"/>
    </style:style>
    <style:style style:name="_32_113" style:display-name="2113" style:family="text">
      <style:text-properties fo:color="#040400" style:text-position="2% 100%" fo:background-color="#fdf9ff"/>
    </style:style>
    <style:style style:name="_32_114" style:display-name="2114" style:family="text">
      <style:text-properties fo:color="#040400" style:text-position="2% 100%" fo:letter-spacing="normal" fo:background-color="#fdf9ff"/>
    </style:style>
    <style:style style:name="_32_115" style:display-name="2115" style:family="text">
      <style:text-properties fo:color="#040400" style:text-position="2% 100%" fo:letter-spacing="0.0311in" fo:background-color="#fdf9ff"/>
    </style:style>
    <style:style style:name="_32_116" style:display-name="2116" style:family="text">
      <style:text-properties fo:color="#040400" style:text-position="2% 100%" fo:background-color="#fdf9ff" style:text-scale="94%"/>
    </style:style>
    <style:style style:name="_32_117" style:display-name="2117" style:family="text">
      <style:text-properties fo:color="#040400" style:text-position="2% 100%" fo:letter-spacing="normal" fo:background-color="#fdf9ff" style:text-scale="94%"/>
    </style:style>
    <style:style style:name="_32_118" style:display-name="2118" style:family="text">
      <style:text-properties fo:color="#040400" style:text-position="2% 100%" fo:letter-spacing="0.0311in" fo:background-color="#fdf9ff" style:text-scale="94%"/>
    </style:style>
    <style:style style:name="_32_119" style:display-name="2119" style:family="text">
      <style:text-properties fo:color="#040400" style:text-position="2% 100%" fo:background-color="#fdf9ff" style:text-scale="95%"/>
    </style:style>
    <style:style style:name="_32_120" style:display-name="2120" style:family="text">
      <style:text-properties fo:color="#040400" style:text-position="2% 100%" fo:letter-spacing="normal" fo:background-color="#fdf9ff" style:text-scale="95%"/>
    </style:style>
    <style:style style:name="_32_121" style:display-name="2121" style:family="text">
      <style:text-properties fo:color="#040400" style:text-position="2% 100%" fo:letter-spacing="0.0311in" fo:background-color="#fdf9ff" style:text-scale="95%"/>
    </style:style>
    <style:style style:name="_32_122" style:display-name="2122" style:family="text">
      <style:text-properties fo:color="#040400" style:text-position="2% 100%" fo:background-color="#fdf9ff" style:text-scale="107%"/>
    </style:style>
    <style:style style:name="_32_123" style:display-name="2123" style:family="text">
      <style:text-properties fo:color="#040400" style:text-position="2% 100%" fo:letter-spacing="normal" fo:background-color="#fdf9ff" style:text-scale="107%"/>
    </style:style>
    <style:style style:name="_32_124" style:display-name="2124" style:family="text">
      <style:text-properties fo:color="#040400" style:text-position="2% 100%" fo:letter-spacing="0.0311in" fo:background-color="#fdf9ff" style:text-scale="107%"/>
    </style:style>
    <style:style style:name="_32_125" style:display-name="2125" style:family="text">
      <style:text-properties fo:color="#040400" fo:background-color="#fdfdff"/>
    </style:style>
    <style:style style:name="_32_126" style:display-name="2126" style:family="text">
      <style:text-properties fo:color="#040400" fo:letter-spacing="normal" fo:background-color="#fdfdff"/>
    </style:style>
    <style:style style:name="_32_127" style:display-name="2127" style:family="text">
      <style:text-properties fo:color="#040400" fo:letter-spacing="0.0311in" fo:background-color="#fdfdff"/>
    </style:style>
    <style:style style:name="_32_128" style:display-name="2128" style:family="text">
      <style:text-properties fo:color="#040400" fo:background-color="#fdfdff" style:text-scale="94%"/>
    </style:style>
    <style:style style:name="_32_129" style:display-name="2129" style:family="text">
      <style:text-properties fo:color="#040400" fo:letter-spacing="normal" fo:background-color="#fdfdff" style:text-scale="94%"/>
    </style:style>
    <style:style style:name="_32_130" style:display-name="2130" style:family="text">
      <style:text-properties fo:color="#040400" fo:letter-spacing="0.0311in" fo:background-color="#fdfdff" style:text-scale="94%"/>
    </style:style>
    <style:style style:name="_32_131" style:display-name="2131" style:family="text">
      <style:text-properties fo:color="#040400" fo:background-color="#fdfdff" style:text-scale="95%"/>
    </style:style>
    <style:style style:name="_32_132" style:display-name="2132" style:family="text">
      <style:text-properties fo:color="#040400" fo:letter-spacing="normal" fo:background-color="#fdfdff" style:text-scale="95%"/>
    </style:style>
    <style:style style:name="_32_133" style:display-name="2133" style:family="text">
      <style:text-properties fo:color="#040400" fo:letter-spacing="0.0311in" fo:background-color="#fdfdff" style:text-scale="95%"/>
    </style:style>
    <style:style style:name="_32_134" style:display-name="2134" style:family="text">
      <style:text-properties fo:color="#040400" fo:background-color="#fdfdff" style:text-scale="107%"/>
    </style:style>
    <style:style style:name="_32_135" style:display-name="2135" style:family="text">
      <style:text-properties fo:color="#040400" fo:letter-spacing="normal" fo:background-color="#fdfdff" style:text-scale="107%"/>
    </style:style>
    <style:style style:name="_32_136" style:display-name="2136" style:family="text">
      <style:text-properties fo:color="#040400" fo:letter-spacing="0.0311in" fo:background-color="#fdfdff" style:text-scale="107%"/>
    </style:style>
    <style:style style:name="_32_137" style:display-name="2137" style:family="text">
      <style:text-properties fo:color="#040400" style:text-position="0% 100%" fo:background-color="#fdfdff"/>
    </style:style>
    <style:style style:name="_32_138" style:display-name="2138" style:family="text">
      <style:text-properties fo:color="#040400" style:text-position="0% 100%" fo:letter-spacing="normal" fo:background-color="#fdfdff"/>
    </style:style>
    <style:style style:name="_32_139" style:display-name="2139" style:family="text">
      <style:text-properties fo:color="#040400" style:text-position="0% 100%" fo:letter-spacing="0.0311in" fo:background-color="#fdfdff"/>
    </style:style>
    <style:style style:name="_32_140" style:display-name="2140" style:family="text">
      <style:text-properties fo:color="#040400" style:text-position="0% 100%" fo:background-color="#fdfdff" style:text-scale="94%"/>
    </style:style>
    <style:style style:name="_32_141" style:display-name="2141" style:family="text">
      <style:text-properties fo:color="#040400" style:text-position="0% 100%" fo:letter-spacing="normal" fo:background-color="#fdfdff" style:text-scale="94%"/>
    </style:style>
    <style:style style:name="_32_142" style:display-name="2142" style:family="text">
      <style:text-properties fo:color="#040400" style:text-position="0% 100%" fo:letter-spacing="0.0311in" fo:background-color="#fdfdff" style:text-scale="94%"/>
    </style:style>
    <style:style style:name="_32_143" style:display-name="2143" style:family="text">
      <style:text-properties fo:color="#040400" style:text-position="0% 100%" fo:background-color="#fdfdff" style:text-scale="95%"/>
    </style:style>
    <style:style style:name="_32_144" style:display-name="2144" style:family="text">
      <style:text-properties fo:color="#040400" style:text-position="0% 100%" fo:letter-spacing="normal" fo:background-color="#fdfdff" style:text-scale="95%"/>
    </style:style>
    <style:style style:name="_32_145" style:display-name="2145" style:family="text">
      <style:text-properties fo:color="#040400" style:text-position="0% 100%" fo:letter-spacing="0.0311in" fo:background-color="#fdfdff" style:text-scale="95%"/>
    </style:style>
    <style:style style:name="_32_146" style:display-name="2146" style:family="text">
      <style:text-properties fo:color="#040400" style:text-position="0% 100%" fo:background-color="#fdfdff" style:text-scale="107%"/>
    </style:style>
    <style:style style:name="_32_147" style:display-name="2147" style:family="text">
      <style:text-properties fo:color="#040400" style:text-position="0% 100%" fo:letter-spacing="normal" fo:background-color="#fdfdff" style:text-scale="107%"/>
    </style:style>
    <style:style style:name="_32_148" style:display-name="2148" style:family="text">
      <style:text-properties fo:color="#040400" style:text-position="0% 100%" fo:letter-spacing="0.0311in" fo:background-color="#fdfdff" style:text-scale="107%"/>
    </style:style>
    <style:style style:name="_32_149" style:display-name="2149" style:family="text">
      <style:text-properties fo:color="#040400" style:text-position="2% 100%" fo:background-color="#fdfdff"/>
    </style:style>
    <style:style style:name="_32_150" style:display-name="2150" style:family="text">
      <style:text-properties fo:color="#040400" style:text-position="2% 100%" fo:letter-spacing="normal" fo:background-color="#fdfdff"/>
    </style:style>
    <style:style style:name="_32_151" style:display-name="2151" style:family="text">
      <style:text-properties fo:color="#040400" style:text-position="2% 100%" fo:letter-spacing="0.0311in" fo:background-color="#fdfdff"/>
    </style:style>
    <style:style style:name="_32_152" style:display-name="2152" style:family="text">
      <style:text-properties fo:color="#040400" style:text-position="2% 100%" fo:background-color="#fdfdff" style:text-scale="94%"/>
    </style:style>
    <style:style style:name="_32_153" style:display-name="2153" style:family="text">
      <style:text-properties fo:color="#040400" style:text-position="2% 100%" fo:letter-spacing="normal" fo:background-color="#fdfdff" style:text-scale="94%"/>
    </style:style>
    <style:style style:name="_32_154" style:display-name="2154" style:family="text">
      <style:text-properties fo:color="#040400" style:text-position="2% 100%" fo:letter-spacing="0.0311in" fo:background-color="#fdfdff" style:text-scale="94%"/>
    </style:style>
    <style:style style:name="_32_155" style:display-name="2155" style:family="text">
      <style:text-properties fo:color="#040400" style:text-position="2% 100%" fo:background-color="#fdfdff" style:text-scale="95%"/>
    </style:style>
    <style:style style:name="_32_156" style:display-name="2156" style:family="text">
      <style:text-properties fo:color="#040400" style:text-position="2% 100%" fo:letter-spacing="normal" fo:background-color="#fdfdff" style:text-scale="95%"/>
    </style:style>
    <style:style style:name="_32_157" style:display-name="2157" style:family="text">
      <style:text-properties fo:color="#040400" style:text-position="2% 100%" fo:letter-spacing="0.0311in" fo:background-color="#fdfdff" style:text-scale="95%"/>
    </style:style>
    <style:style style:name="_32_158" style:display-name="2158" style:family="text">
      <style:text-properties fo:color="#040400" style:text-position="2% 100%" fo:background-color="#fdfdff" style:text-scale="107%"/>
    </style:style>
    <style:style style:name="_32_159" style:display-name="2159" style:family="text">
      <style:text-properties fo:color="#040400" style:text-position="2% 100%" fo:letter-spacing="normal" fo:background-color="#fdfdff" style:text-scale="107%"/>
    </style:style>
    <style:style style:name="_32_160" style:display-name="2160" style:family="text">
      <style:text-properties fo:color="#040400" style:text-position="2% 100%" fo:letter-spacing="0.0311in" fo:background-color="#fdfdff" style:text-scale="107%"/>
    </style:style>
    <style:style style:name="_32_161" style:display-name="2161" style:family="text">
      <style:text-properties fo:color="#040c00"/>
    </style:style>
    <style:style style:name="_32_162" style:display-name="2162" style:family="text">
      <style:text-properties fo:color="#040c00" fo:letter-spacing="normal"/>
    </style:style>
    <style:style style:name="_32_163" style:display-name="2163" style:family="text">
      <style:text-properties fo:color="#040c00" fo:letter-spacing="0.0311in"/>
    </style:style>
    <style:style style:name="_32_164" style:display-name="2164" style:family="text">
      <style:text-properties fo:color="#040c00" style:text-scale="94%"/>
    </style:style>
    <style:style style:name="_32_165" style:display-name="2165" style:family="text">
      <style:text-properties fo:color="#040c00" fo:letter-spacing="normal" style:text-scale="94%"/>
    </style:style>
    <style:style style:name="_32_166" style:display-name="2166" style:family="text">
      <style:text-properties fo:color="#040c00" fo:letter-spacing="0.0311in" style:text-scale="94%"/>
    </style:style>
    <style:style style:name="_32_167" style:display-name="2167" style:family="text">
      <style:text-properties fo:color="#040c00" style:text-scale="95%"/>
    </style:style>
    <style:style style:name="_32_168" style:display-name="2168" style:family="text">
      <style:text-properties fo:color="#040c00" fo:letter-spacing="normal" style:text-scale="95%"/>
    </style:style>
    <style:style style:name="_32_169" style:display-name="2169" style:family="text">
      <style:text-properties fo:color="#040c00" fo:letter-spacing="0.0311in" style:text-scale="95%"/>
    </style:style>
    <style:style style:name="_32_170" style:display-name="2170" style:family="text">
      <style:text-properties fo:color="#040c00" style:text-scale="107%"/>
    </style:style>
    <style:style style:name="_32_171" style:display-name="2171" style:family="text">
      <style:text-properties fo:color="#040c00" fo:letter-spacing="normal" style:text-scale="107%"/>
    </style:style>
    <style:style style:name="_32_172" style:display-name="2172" style:family="text">
      <style:text-properties fo:color="#040c00" fo:letter-spacing="0.0311in" style:text-scale="107%"/>
    </style:style>
    <style:style style:name="_32_173" style:display-name="2173" style:family="text">
      <style:text-properties fo:color="#040c00" style:text-position="0% 100%"/>
    </style:style>
    <style:style style:name="_32_174" style:display-name="2174" style:family="text">
      <style:text-properties fo:color="#040c00" style:text-position="0% 100%" fo:letter-spacing="normal"/>
    </style:style>
    <style:style style:name="_32_175" style:display-name="2175" style:family="text">
      <style:text-properties fo:color="#040c00" style:text-position="0% 100%" fo:letter-spacing="0.0311in"/>
    </style:style>
    <style:style style:name="_32_176" style:display-name="2176" style:family="text">
      <style:text-properties fo:color="#040c00" style:text-position="0% 100%" style:text-scale="94%"/>
    </style:style>
    <style:style style:name="_32_177" style:display-name="2177" style:family="text">
      <style:text-properties fo:color="#040c00" style:text-position="0% 100%" fo:letter-spacing="normal" style:text-scale="94%"/>
    </style:style>
    <style:style style:name="_32_178" style:display-name="2178" style:family="text">
      <style:text-properties fo:color="#040c00" style:text-position="0% 100%" fo:letter-spacing="0.0311in" style:text-scale="94%"/>
    </style:style>
    <style:style style:name="_32_179" style:display-name="2179" style:family="text">
      <style:text-properties fo:color="#040c00" style:text-position="0% 100%" style:text-scale="95%"/>
    </style:style>
    <style:style style:name="_32_180" style:display-name="2180" style:family="text">
      <style:text-properties fo:color="#040c00" style:text-position="0% 100%" fo:letter-spacing="normal" style:text-scale="95%"/>
    </style:style>
    <style:style style:name="_32_181" style:display-name="2181" style:family="text">
      <style:text-properties fo:color="#040c00" style:text-position="0% 100%" fo:letter-spacing="0.0311in" style:text-scale="95%"/>
    </style:style>
    <style:style style:name="_32_182" style:display-name="2182" style:family="text">
      <style:text-properties fo:color="#040c00" style:text-position="0% 100%" style:text-scale="107%"/>
    </style:style>
    <style:style style:name="_32_183" style:display-name="2183" style:family="text">
      <style:text-properties fo:color="#040c00" style:text-position="0% 100%" fo:letter-spacing="normal" style:text-scale="107%"/>
    </style:style>
    <style:style style:name="_32_184" style:display-name="2184" style:family="text">
      <style:text-properties fo:color="#040c00" style:text-position="0% 100%" fo:letter-spacing="0.0311in" style:text-scale="107%"/>
    </style:style>
    <style:style style:name="_32_185" style:display-name="2185" style:family="text">
      <style:text-properties fo:color="#040c00" style:text-position="2% 100%"/>
    </style:style>
    <style:style style:name="_32_186" style:display-name="2186" style:family="text">
      <style:text-properties fo:color="#040c00" style:text-position="2% 100%" fo:letter-spacing="normal"/>
    </style:style>
    <style:style style:name="_32_187" style:display-name="2187" style:family="text">
      <style:text-properties fo:color="#040c00" style:text-position="2% 100%" fo:letter-spacing="0.0311in"/>
    </style:style>
    <style:style style:name="_32_188" style:display-name="2188" style:family="text">
      <style:text-properties fo:color="#040c00" style:text-position="2% 100%" style:text-scale="94%"/>
    </style:style>
    <style:style style:name="_32_189" style:display-name="2189" style:family="text">
      <style:text-properties fo:color="#040c00" style:text-position="2% 100%" fo:letter-spacing="normal" style:text-scale="94%"/>
    </style:style>
    <style:style style:name="_32_190" style:display-name="2190" style:family="text">
      <style:text-properties fo:color="#040c00" style:text-position="2% 100%" fo:letter-spacing="0.0311in" style:text-scale="94%"/>
    </style:style>
    <style:style style:name="_32_191" style:display-name="2191" style:family="text">
      <style:text-properties fo:color="#040c00" style:text-position="2% 100%" style:text-scale="95%"/>
    </style:style>
    <style:style style:name="_32_192" style:display-name="2192" style:family="text">
      <style:text-properties fo:color="#040c00" style:text-position="2% 100%" fo:letter-spacing="normal" style:text-scale="95%"/>
    </style:style>
    <style:style style:name="_32_193" style:display-name="2193" style:family="text">
      <style:text-properties fo:color="#040c00" style:text-position="2% 100%" fo:letter-spacing="0.0311in" style:text-scale="95%"/>
    </style:style>
    <style:style style:name="_32_194" style:display-name="2194" style:family="text">
      <style:text-properties fo:color="#040c00" style:text-position="2% 100%" style:text-scale="107%"/>
    </style:style>
    <style:style style:name="_32_195" style:display-name="2195" style:family="text">
      <style:text-properties fo:color="#040c00" style:text-position="2% 100%" fo:letter-spacing="normal" style:text-scale="107%"/>
    </style:style>
    <style:style style:name="_32_196" style:display-name="2196" style:family="text">
      <style:text-properties fo:color="#040c00" style:text-position="2% 100%" fo:letter-spacing="0.0311in" style:text-scale="107%"/>
    </style:style>
    <style:style style:name="_32_197" style:display-name="2197" style:family="text">
      <style:text-properties fo:color="#040c00" fo:background-color="#f9f9ff"/>
    </style:style>
    <style:style style:name="_32_198" style:display-name="2198" style:family="text">
      <style:text-properties fo:color="#040c00" fo:letter-spacing="normal" fo:background-color="#f9f9ff"/>
    </style:style>
    <style:style style:name="_32_199" style:display-name="2199" style:family="text">
      <style:text-properties fo:color="#040c00" fo:letter-spacing="0.0311in" fo:background-color="#f9f9ff"/>
    </style:style>
    <style:style style:name="_32_200" style:display-name="2200" style:family="text">
      <style:text-properties fo:color="#040c00" fo:background-color="#f9f9ff" style:text-scale="94%"/>
    </style:style>
    <style:style style:name="_32_201" style:display-name="2201" style:family="text">
      <style:text-properties fo:color="#040c00" fo:letter-spacing="normal" fo:background-color="#f9f9ff" style:text-scale="94%"/>
    </style:style>
    <style:style style:name="_32_202" style:display-name="2202" style:family="text">
      <style:text-properties fo:color="#040c00" fo:letter-spacing="0.0311in" fo:background-color="#f9f9ff" style:text-scale="94%"/>
    </style:style>
    <style:style style:name="_32_203" style:display-name="2203" style:family="text">
      <style:text-properties fo:color="#040c00" fo:background-color="#f9f9ff" style:text-scale="95%"/>
    </style:style>
    <style:style style:name="_32_204" style:display-name="2204" style:family="text">
      <style:text-properties fo:color="#040c00" fo:letter-spacing="normal" fo:background-color="#f9f9ff" style:text-scale="95%"/>
    </style:style>
    <style:style style:name="_32_205" style:display-name="2205" style:family="text">
      <style:text-properties fo:color="#040c00" fo:letter-spacing="0.0311in" fo:background-color="#f9f9ff" style:text-scale="95%"/>
    </style:style>
    <style:style style:name="_32_206" style:display-name="2206" style:family="text">
      <style:text-properties fo:color="#040c00" fo:background-color="#f9f9ff" style:text-scale="107%"/>
    </style:style>
    <style:style style:name="_32_207" style:display-name="2207" style:family="text">
      <style:text-properties fo:color="#040c00" fo:letter-spacing="normal" fo:background-color="#f9f9ff" style:text-scale="107%"/>
    </style:style>
    <style:style style:name="_32_208" style:display-name="2208" style:family="text">
      <style:text-properties fo:color="#040c00" fo:letter-spacing="0.0311in" fo:background-color="#f9f9ff" style:text-scale="107%"/>
    </style:style>
    <style:style style:name="_32_209" style:display-name="2209" style:family="text">
      <style:text-properties fo:color="#040c00" style:text-position="0% 100%" fo:background-color="#f9f9ff"/>
    </style:style>
    <style:style style:name="_32_210" style:display-name="2210" style:family="text">
      <style:text-properties fo:color="#040c00" style:text-position="0% 100%" fo:letter-spacing="normal" fo:background-color="#f9f9ff"/>
    </style:style>
    <style:style style:name="_32_211" style:display-name="2211" style:family="text">
      <style:text-properties fo:color="#040c00" style:text-position="0% 100%" fo:letter-spacing="0.0311in" fo:background-color="#f9f9ff"/>
    </style:style>
    <style:style style:name="_32_212" style:display-name="2212" style:family="text">
      <style:text-properties fo:color="#040c00" style:text-position="0% 100%" fo:background-color="#f9f9ff" style:text-scale="94%"/>
    </style:style>
    <style:style style:name="_32_213" style:display-name="2213" style:family="text">
      <style:text-properties fo:color="#040c00" style:text-position="0% 100%" fo:letter-spacing="normal" fo:background-color="#f9f9ff" style:text-scale="94%"/>
    </style:style>
    <style:style style:name="_32_214" style:display-name="2214" style:family="text">
      <style:text-properties fo:color="#040c00" style:text-position="0% 100%" fo:letter-spacing="0.0311in" fo:background-color="#f9f9ff" style:text-scale="94%"/>
    </style:style>
    <style:style style:name="_32_215" style:display-name="2215" style:family="text">
      <style:text-properties fo:color="#040c00" style:text-position="0% 100%" fo:background-color="#f9f9ff" style:text-scale="95%"/>
    </style:style>
    <style:style style:name="_32_216" style:display-name="2216" style:family="text">
      <style:text-properties fo:color="#040c00" style:text-position="0% 100%" fo:letter-spacing="normal" fo:background-color="#f9f9ff" style:text-scale="95%"/>
    </style:style>
    <style:style style:name="_32_217" style:display-name="2217" style:family="text">
      <style:text-properties fo:color="#040c00" style:text-position="0% 100%" fo:letter-spacing="0.0311in" fo:background-color="#f9f9ff" style:text-scale="95%"/>
    </style:style>
    <style:style style:name="_32_218" style:display-name="2218" style:family="text">
      <style:text-properties fo:color="#040c00" style:text-position="0% 100%" fo:background-color="#f9f9ff" style:text-scale="107%"/>
    </style:style>
    <style:style style:name="_32_219" style:display-name="2219" style:family="text">
      <style:text-properties fo:color="#040c00" style:text-position="0% 100%" fo:letter-spacing="normal" fo:background-color="#f9f9ff" style:text-scale="107%"/>
    </style:style>
    <style:style style:name="_32_220" style:display-name="2220" style:family="text">
      <style:text-properties fo:color="#040c00" style:text-position="0% 100%" fo:letter-spacing="0.0311in" fo:background-color="#f9f9ff" style:text-scale="107%"/>
    </style:style>
    <style:style style:name="_32_221" style:display-name="2221" style:family="text">
      <style:text-properties fo:color="#040c00" style:text-position="2% 100%" fo:background-color="#f9f9ff"/>
    </style:style>
    <style:style style:name="_32_222" style:display-name="2222" style:family="text">
      <style:text-properties fo:color="#040c00" style:text-position="2% 100%" fo:letter-spacing="normal" fo:background-color="#f9f9ff"/>
    </style:style>
    <style:style style:name="_32_223" style:display-name="2223" style:family="text">
      <style:text-properties fo:color="#040c00" style:text-position="2% 100%" fo:letter-spacing="0.0311in" fo:background-color="#f9f9ff"/>
    </style:style>
    <style:style style:name="_32_224" style:display-name="2224" style:family="text">
      <style:text-properties fo:color="#040c00" style:text-position="2% 100%" fo:background-color="#f9f9ff" style:text-scale="94%"/>
    </style:style>
    <style:style style:name="_32_225" style:display-name="2225" style:family="text">
      <style:text-properties fo:color="#040c00" style:text-position="2% 100%" fo:letter-spacing="normal" fo:background-color="#f9f9ff" style:text-scale="94%"/>
    </style:style>
    <style:style style:name="_32_226" style:display-name="2226" style:family="text">
      <style:text-properties fo:color="#040c00" style:text-position="2% 100%" fo:letter-spacing="0.0311in" fo:background-color="#f9f9ff" style:text-scale="94%"/>
    </style:style>
    <style:style style:name="_32_227" style:display-name="2227" style:family="text">
      <style:text-properties fo:color="#040c00" style:text-position="2% 100%" fo:background-color="#f9f9ff" style:text-scale="95%"/>
    </style:style>
    <style:style style:name="_32_228" style:display-name="2228" style:family="text">
      <style:text-properties fo:color="#040c00" style:text-position="2% 100%" fo:letter-spacing="normal" fo:background-color="#f9f9ff" style:text-scale="95%"/>
    </style:style>
    <style:style style:name="_32_229" style:display-name="2229" style:family="text">
      <style:text-properties fo:color="#040c00" style:text-position="2% 100%" fo:letter-spacing="0.0311in" fo:background-color="#f9f9ff" style:text-scale="95%"/>
    </style:style>
    <style:style style:name="_32_230" style:display-name="2230" style:family="text">
      <style:text-properties fo:color="#040c00" style:text-position="2% 100%" fo:background-color="#f9f9ff" style:text-scale="107%"/>
    </style:style>
    <style:style style:name="_32_231" style:display-name="2231" style:family="text">
      <style:text-properties fo:color="#040c00" style:text-position="2% 100%" fo:letter-spacing="normal" fo:background-color="#f9f9ff" style:text-scale="107%"/>
    </style:style>
    <style:style style:name="_32_232" style:display-name="2232" style:family="text">
      <style:text-properties fo:color="#040c00" style:text-position="2% 100%" fo:letter-spacing="0.0311in" fo:background-color="#f9f9ff" style:text-scale="107%"/>
    </style:style>
    <style:style style:name="_32_233" style:display-name="2233" style:family="text">
      <style:text-properties fo:color="#040c00" fo:background-color="#f9fdff"/>
    </style:style>
    <style:style style:name="_32_234" style:display-name="2234" style:family="text">
      <style:text-properties fo:color="#040c00" fo:letter-spacing="normal" fo:background-color="#f9fdff"/>
    </style:style>
    <style:style style:name="_32_235" style:display-name="2235" style:family="text">
      <style:text-properties fo:color="#040c00" fo:letter-spacing="0.0311in" fo:background-color="#f9fdff"/>
    </style:style>
    <style:style style:name="_32_236" style:display-name="2236" style:family="text">
      <style:text-properties fo:color="#040c00" fo:background-color="#f9fdff" style:text-scale="94%"/>
    </style:style>
    <style:style style:name="_32_237" style:display-name="2237" style:family="text">
      <style:text-properties fo:color="#040c00" fo:letter-spacing="normal" fo:background-color="#f9fdff" style:text-scale="94%"/>
    </style:style>
    <style:style style:name="_32_238" style:display-name="2238" style:family="text">
      <style:text-properties fo:color="#040c00" fo:letter-spacing="0.0311in" fo:background-color="#f9fdff" style:text-scale="94%"/>
    </style:style>
    <style:style style:name="_32_239" style:display-name="2239" style:family="text">
      <style:text-properties fo:color="#040c00" fo:background-color="#f9fdff" style:text-scale="95%"/>
    </style:style>
    <style:style style:name="_32_240" style:display-name="2240" style:family="text">
      <style:text-properties fo:color="#040c00" fo:letter-spacing="normal" fo:background-color="#f9fdff" style:text-scale="95%"/>
    </style:style>
    <style:style style:name="_32_241" style:display-name="2241" style:family="text">
      <style:text-properties fo:color="#040c00" fo:letter-spacing="0.0311in" fo:background-color="#f9fdff" style:text-scale="95%"/>
    </style:style>
    <style:style style:name="_32_242" style:display-name="2242" style:family="text">
      <style:text-properties fo:color="#040c00" fo:background-color="#f9fdff" style:text-scale="107%"/>
    </style:style>
    <style:style style:name="_32_243" style:display-name="2243" style:family="text">
      <style:text-properties fo:color="#040c00" fo:letter-spacing="normal" fo:background-color="#f9fdff" style:text-scale="107%"/>
    </style:style>
    <style:style style:name="_32_244" style:display-name="2244" style:family="text">
      <style:text-properties fo:color="#040c00" fo:letter-spacing="0.0311in" fo:background-color="#f9fdff" style:text-scale="107%"/>
    </style:style>
    <style:style style:name="_32_245" style:display-name="2245" style:family="text">
      <style:text-properties fo:color="#040c00" style:text-position="0% 100%" fo:background-color="#f9fdff"/>
    </style:style>
    <style:style style:name="_32_246" style:display-name="2246" style:family="text">
      <style:text-properties fo:color="#040c00" style:text-position="0% 100%" fo:letter-spacing="normal" fo:background-color="#f9fdff"/>
    </style:style>
    <style:style style:name="_32_247" style:display-name="2247" style:family="text">
      <style:text-properties fo:color="#040c00" style:text-position="0% 100%" fo:letter-spacing="0.0311in" fo:background-color="#f9fdff"/>
    </style:style>
    <style:style style:name="_32_248" style:display-name="2248" style:family="text">
      <style:text-properties fo:color="#040c00" style:text-position="0% 100%" fo:background-color="#f9fdff" style:text-scale="94%"/>
    </style:style>
    <style:style style:name="_32_249" style:display-name="2249" style:family="text">
      <style:text-properties fo:color="#040c00" style:text-position="0% 100%" fo:letter-spacing="normal" fo:background-color="#f9fdff" style:text-scale="94%"/>
    </style:style>
    <style:style style:name="_32_250" style:display-name="2250" style:family="text">
      <style:text-properties fo:color="#040c00" style:text-position="0% 100%" fo:letter-spacing="0.0311in" fo:background-color="#f9fdff" style:text-scale="94%"/>
    </style:style>
    <style:style style:name="_32_251" style:display-name="2251" style:family="text">
      <style:text-properties fo:color="#040c00" style:text-position="0% 100%" fo:background-color="#f9fdff" style:text-scale="95%"/>
    </style:style>
    <style:style style:name="_32_252" style:display-name="2252" style:family="text">
      <style:text-properties fo:color="#040c00" style:text-position="0% 100%" fo:letter-spacing="normal" fo:background-color="#f9fdff" style:text-scale="95%"/>
    </style:style>
    <style:style style:name="_32_253" style:display-name="2253" style:family="text">
      <style:text-properties fo:color="#040c00" style:text-position="0% 100%" fo:letter-spacing="0.0311in" fo:background-color="#f9fdff" style:text-scale="95%"/>
    </style:style>
    <style:style style:name="_32_254" style:display-name="2254" style:family="text">
      <style:text-properties fo:color="#040c00" style:text-position="0% 100%" fo:background-color="#f9fdff" style:text-scale="107%"/>
    </style:style>
    <style:style style:name="_32_255" style:display-name="2255" style:family="text">
      <style:text-properties fo:color="#040c00" style:text-position="0% 100%" fo:letter-spacing="normal" fo:background-color="#f9fdff" style:text-scale="107%"/>
    </style:style>
    <style:style style:name="_32_256" style:display-name="2256" style:family="text">
      <style:text-properties fo:color="#040c00" style:text-position="0% 100%" fo:letter-spacing="0.0311in" fo:background-color="#f9fdff" style:text-scale="107%"/>
    </style:style>
    <style:style style:name="_32_257" style:display-name="2257" style:family="text">
      <style:text-properties fo:color="#040c00" style:text-position="2% 100%" fo:background-color="#f9fdff"/>
    </style:style>
    <style:style style:name="_32_258" style:display-name="2258" style:family="text">
      <style:text-properties fo:color="#040c00" style:text-position="2% 100%" fo:letter-spacing="normal" fo:background-color="#f9fdff"/>
    </style:style>
    <style:style style:name="_32_259" style:display-name="2259" style:family="text">
      <style:text-properties fo:color="#040c00" style:text-position="2% 100%" fo:letter-spacing="0.0311in" fo:background-color="#f9fdff"/>
    </style:style>
    <style:style style:name="_32_260" style:display-name="2260" style:family="text">
      <style:text-properties fo:color="#040c00" style:text-position="2% 100%" fo:background-color="#f9fdff" style:text-scale="94%"/>
    </style:style>
    <style:style style:name="_32_261" style:display-name="2261" style:family="text">
      <style:text-properties fo:color="#040c00" style:text-position="2% 100%" fo:letter-spacing="normal" fo:background-color="#f9fdff" style:text-scale="94%"/>
    </style:style>
    <style:style style:name="_32_262" style:display-name="2262" style:family="text">
      <style:text-properties fo:color="#040c00" style:text-position="2% 100%" fo:letter-spacing="0.0311in" fo:background-color="#f9fdff" style:text-scale="94%"/>
    </style:style>
    <style:style style:name="_32_263" style:display-name="2263" style:family="text">
      <style:text-properties fo:color="#040c00" style:text-position="2% 100%" fo:background-color="#f9fdff" style:text-scale="95%"/>
    </style:style>
    <style:style style:name="_32_264" style:display-name="2264" style:family="text">
      <style:text-properties fo:color="#040c00" style:text-position="2% 100%" fo:letter-spacing="normal" fo:background-color="#f9fdff" style:text-scale="95%"/>
    </style:style>
    <style:style style:name="_32_265" style:display-name="2265" style:family="text">
      <style:text-properties fo:color="#040c00" style:text-position="2% 100%" fo:letter-spacing="0.0311in" fo:background-color="#f9fdff" style:text-scale="95%"/>
    </style:style>
    <style:style style:name="_32_266" style:display-name="2266" style:family="text">
      <style:text-properties fo:color="#040c00" style:text-position="2% 100%" fo:background-color="#f9fdff" style:text-scale="107%"/>
    </style:style>
    <style:style style:name="_32_267" style:display-name="2267" style:family="text">
      <style:text-properties fo:color="#040c00" style:text-position="2% 100%" fo:letter-spacing="normal" fo:background-color="#f9fdff" style:text-scale="107%"/>
    </style:style>
    <style:style style:name="_32_268" style:display-name="2268" style:family="text">
      <style:text-properties fo:color="#040c00" style:text-position="2% 100%" fo:letter-spacing="0.0311in" fo:background-color="#f9fdff" style:text-scale="107%"/>
    </style:style>
    <style:style style:name="_32_269" style:display-name="2269" style:family="text">
      <style:text-properties fo:color="#040c00" fo:background-color="#fdf9ff"/>
    </style:style>
    <style:style style:name="_32_270" style:display-name="2270" style:family="text">
      <style:text-properties fo:color="#040c00" fo:letter-spacing="normal" fo:background-color="#fdf9ff"/>
    </style:style>
    <style:style style:name="_32_271" style:display-name="2271" style:family="text">
      <style:text-properties fo:color="#040c00" fo:letter-spacing="0.0311in" fo:background-color="#fdf9ff"/>
    </style:style>
    <style:style style:name="_32_272" style:display-name="2272" style:family="text">
      <style:text-properties fo:color="#040c00" fo:background-color="#fdf9ff" style:text-scale="94%"/>
    </style:style>
    <style:style style:name="_32_273" style:display-name="2273" style:family="text">
      <style:text-properties fo:color="#040c00" fo:letter-spacing="normal" fo:background-color="#fdf9ff" style:text-scale="94%"/>
    </style:style>
    <style:style style:name="_32_274" style:display-name="2274" style:family="text">
      <style:text-properties fo:color="#040c00" fo:letter-spacing="0.0311in" fo:background-color="#fdf9ff" style:text-scale="94%"/>
    </style:style>
    <style:style style:name="_32_275" style:display-name="2275" style:family="text">
      <style:text-properties fo:color="#040c00" fo:background-color="#fdf9ff" style:text-scale="95%"/>
    </style:style>
    <style:style style:name="_32_276" style:display-name="2276" style:family="text">
      <style:text-properties fo:color="#040c00" fo:letter-spacing="normal" fo:background-color="#fdf9ff" style:text-scale="95%"/>
    </style:style>
    <style:style style:name="_32_277" style:display-name="2277" style:family="text">
      <style:text-properties fo:color="#040c00" fo:letter-spacing="0.0311in" fo:background-color="#fdf9ff" style:text-scale="95%"/>
    </style:style>
    <style:style style:name="_32_278" style:display-name="2278" style:family="text">
      <style:text-properties fo:color="#040c00" fo:background-color="#fdf9ff" style:text-scale="107%"/>
    </style:style>
    <style:style style:name="_32_279" style:display-name="2279" style:family="text">
      <style:text-properties fo:color="#040c00" fo:letter-spacing="normal" fo:background-color="#fdf9ff" style:text-scale="107%"/>
    </style:style>
    <style:style style:name="_32_280" style:display-name="2280" style:family="text">
      <style:text-properties fo:color="#040c00" fo:letter-spacing="0.0311in" fo:background-color="#fdf9ff" style:text-scale="107%"/>
    </style:style>
    <style:style style:name="_32_281" style:display-name="2281" style:family="text">
      <style:text-properties fo:color="#040c00" style:text-position="0% 100%" fo:background-color="#fdf9ff"/>
    </style:style>
    <style:style style:name="_32_282" style:display-name="2282" style:family="text">
      <style:text-properties fo:color="#040c00" style:text-position="0% 100%" fo:letter-spacing="normal" fo:background-color="#fdf9ff"/>
    </style:style>
    <style:style style:name="_32_283" style:display-name="2283" style:family="text">
      <style:text-properties fo:color="#040c00" style:text-position="0% 100%" fo:letter-spacing="0.0311in" fo:background-color="#fdf9ff"/>
    </style:style>
    <style:style style:name="_32_284" style:display-name="2284" style:family="text">
      <style:text-properties fo:color="#040c00" style:text-position="0% 100%" fo:background-color="#fdf9ff" style:text-scale="94%"/>
    </style:style>
    <style:style style:name="_32_285" style:display-name="2285" style:family="text">
      <style:text-properties fo:color="#040c00" style:text-position="0% 100%" fo:letter-spacing="normal" fo:background-color="#fdf9ff" style:text-scale="94%"/>
    </style:style>
    <style:style style:name="_32_286" style:display-name="2286" style:family="text">
      <style:text-properties fo:color="#040c00" style:text-position="0% 100%" fo:letter-spacing="0.0311in" fo:background-color="#fdf9ff" style:text-scale="94%"/>
    </style:style>
    <style:style style:name="_32_287" style:display-name="2287" style:family="text">
      <style:text-properties fo:color="#040c00" style:text-position="0% 100%" fo:background-color="#fdf9ff" style:text-scale="95%"/>
    </style:style>
    <style:style style:name="_32_288" style:display-name="2288" style:family="text">
      <style:text-properties fo:color="#040c00" style:text-position="0% 100%" fo:letter-spacing="normal" fo:background-color="#fdf9ff" style:text-scale="95%"/>
    </style:style>
    <style:style style:name="_32_289" style:display-name="2289" style:family="text">
      <style:text-properties fo:color="#040c00" style:text-position="0% 100%" fo:letter-spacing="0.0311in" fo:background-color="#fdf9ff" style:text-scale="95%"/>
    </style:style>
    <style:style style:name="_32_290" style:display-name="2290" style:family="text">
      <style:text-properties fo:color="#040c00" style:text-position="0% 100%" fo:background-color="#fdf9ff" style:text-scale="107%"/>
    </style:style>
    <style:style style:name="_32_291" style:display-name="2291" style:family="text">
      <style:text-properties fo:color="#040c00" style:text-position="0% 100%" fo:letter-spacing="normal" fo:background-color="#fdf9ff" style:text-scale="107%"/>
    </style:style>
    <style:style style:name="_32_292" style:display-name="2292" style:family="text">
      <style:text-properties fo:color="#040c00" style:text-position="0% 100%" fo:letter-spacing="0.0311in" fo:background-color="#fdf9ff" style:text-scale="107%"/>
    </style:style>
    <style:style style:name="_32_293" style:display-name="2293" style:family="text">
      <style:text-properties fo:color="#040c00" style:text-position="2% 100%" fo:background-color="#fdf9ff"/>
    </style:style>
    <style:style style:name="_32_294" style:display-name="2294" style:family="text">
      <style:text-properties fo:color="#040c00" style:text-position="2% 100%" fo:letter-spacing="normal" fo:background-color="#fdf9ff"/>
    </style:style>
    <style:style style:name="_32_295" style:display-name="2295" style:family="text">
      <style:text-properties fo:color="#040c00" style:text-position="2% 100%" fo:letter-spacing="0.0311in" fo:background-color="#fdf9ff"/>
    </style:style>
    <style:style style:name="_32_296" style:display-name="2296" style:family="text">
      <style:text-properties fo:color="#040c00" style:text-position="2% 100%" fo:background-color="#fdf9ff" style:text-scale="94%"/>
    </style:style>
    <style:style style:name="_32_297" style:display-name="2297" style:family="text">
      <style:text-properties fo:color="#040c00" style:text-position="2% 100%" fo:letter-spacing="normal" fo:background-color="#fdf9ff" style:text-scale="94%"/>
    </style:style>
    <style:style style:name="_32_298" style:display-name="2298" style:family="text">
      <style:text-properties fo:color="#040c00" style:text-position="2% 100%" fo:letter-spacing="0.0311in" fo:background-color="#fdf9ff" style:text-scale="94%"/>
    </style:style>
    <style:style style:name="_32_299" style:display-name="2299" style:family="text">
      <style:text-properties fo:color="#040c00" style:text-position="2% 100%" fo:background-color="#fdf9ff" style:text-scale="95%"/>
    </style:style>
    <style:style style:name="_32_300" style:display-name="2300" style:family="text">
      <style:text-properties fo:color="#040c00" style:text-position="2% 100%" fo:letter-spacing="normal" fo:background-color="#fdf9ff" style:text-scale="95%"/>
    </style:style>
    <style:style style:name="_32_301" style:display-name="2301" style:family="text">
      <style:text-properties fo:color="#040c00" style:text-position="2% 100%" fo:letter-spacing="0.0311in" fo:background-color="#fdf9ff" style:text-scale="95%"/>
    </style:style>
    <style:style style:name="_32_302" style:display-name="2302" style:family="text">
      <style:text-properties fo:color="#040c00" style:text-position="2% 100%" fo:background-color="#fdf9ff" style:text-scale="107%"/>
    </style:style>
    <style:style style:name="_32_303" style:display-name="2303" style:family="text">
      <style:text-properties fo:color="#040c00" style:text-position="2% 100%" fo:letter-spacing="normal" fo:background-color="#fdf9ff" style:text-scale="107%"/>
    </style:style>
    <style:style style:name="_32_304" style:display-name="2304" style:family="text">
      <style:text-properties fo:color="#040c00" style:text-position="2% 100%" fo:letter-spacing="0.0311in" fo:background-color="#fdf9ff" style:text-scale="107%"/>
    </style:style>
    <style:style style:name="_32_305" style:display-name="2305" style:family="text">
      <style:text-properties fo:color="#040c00" fo:background-color="#fdfdff"/>
    </style:style>
    <style:style style:name="_32_306" style:display-name="2306" style:family="text">
      <style:text-properties fo:color="#040c00" fo:letter-spacing="normal" fo:background-color="#fdfdff"/>
    </style:style>
    <style:style style:name="_32_307" style:display-name="2307" style:family="text">
      <style:text-properties fo:color="#040c00" fo:letter-spacing="0.0311in" fo:background-color="#fdfdff"/>
    </style:style>
    <style:style style:name="_32_308" style:display-name="2308" style:family="text">
      <style:text-properties fo:color="#040c00" fo:background-color="#fdfdff" style:text-scale="94%"/>
    </style:style>
    <style:style style:name="_32_309" style:display-name="2309" style:family="text">
      <style:text-properties fo:color="#040c00" fo:letter-spacing="normal" fo:background-color="#fdfdff" style:text-scale="94%"/>
    </style:style>
    <style:style style:name="_32_310" style:display-name="2310" style:family="text">
      <style:text-properties fo:color="#040c00" fo:letter-spacing="0.0311in" fo:background-color="#fdfdff" style:text-scale="94%"/>
    </style:style>
    <style:style style:name="_32_311" style:display-name="2311" style:family="text">
      <style:text-properties fo:color="#040c00" fo:background-color="#fdfdff" style:text-scale="95%"/>
    </style:style>
    <style:style style:name="_32_312" style:display-name="2312" style:family="text">
      <style:text-properties fo:color="#040c00" fo:letter-spacing="normal" fo:background-color="#fdfdff" style:text-scale="95%"/>
    </style:style>
    <style:style style:name="_32_313" style:display-name="2313" style:family="text">
      <style:text-properties fo:color="#040c00" fo:letter-spacing="0.0311in" fo:background-color="#fdfdff" style:text-scale="95%"/>
    </style:style>
    <style:style style:name="_32_314" style:display-name="2314" style:family="text">
      <style:text-properties fo:color="#040c00" fo:background-color="#fdfdff" style:text-scale="107%"/>
    </style:style>
    <style:style style:name="_32_315" style:display-name="2315" style:family="text">
      <style:text-properties fo:color="#040c00" fo:letter-spacing="normal" fo:background-color="#fdfdff" style:text-scale="107%"/>
    </style:style>
    <style:style style:name="_32_316" style:display-name="2316" style:family="text">
      <style:text-properties fo:color="#040c00" fo:letter-spacing="0.0311in" fo:background-color="#fdfdff" style:text-scale="107%"/>
    </style:style>
    <style:style style:name="_32_317" style:display-name="2317" style:family="text">
      <style:text-properties fo:color="#040c00" style:text-position="0% 100%" fo:background-color="#fdfdff"/>
    </style:style>
    <style:style style:name="_32_318" style:display-name="2318" style:family="text">
      <style:text-properties fo:color="#040c00" style:text-position="0% 100%" fo:letter-spacing="normal" fo:background-color="#fdfdff"/>
    </style:style>
    <style:style style:name="_32_319" style:display-name="2319" style:family="text">
      <style:text-properties fo:color="#040c00" style:text-position="0% 100%" fo:letter-spacing="0.0311in" fo:background-color="#fdfdff"/>
    </style:style>
    <style:style style:name="_32_320" style:display-name="2320" style:family="text">
      <style:text-properties fo:color="#040c00" style:text-position="0% 100%" fo:background-color="#fdfdff" style:text-scale="94%"/>
    </style:style>
    <style:style style:name="_32_321" style:display-name="2321" style:family="text">
      <style:text-properties fo:color="#040c00" style:text-position="0% 100%" fo:letter-spacing="normal" fo:background-color="#fdfdff" style:text-scale="94%"/>
    </style:style>
    <style:style style:name="_32_322" style:display-name="2322" style:family="text">
      <style:text-properties fo:color="#040c00" style:text-position="0% 100%" fo:letter-spacing="0.0311in" fo:background-color="#fdfdff" style:text-scale="94%"/>
    </style:style>
    <style:style style:name="_32_323" style:display-name="2323" style:family="text">
      <style:text-properties fo:color="#040c00" style:text-position="0% 100%" fo:background-color="#fdfdff" style:text-scale="95%"/>
    </style:style>
    <style:style style:name="_32_324" style:display-name="2324" style:family="text">
      <style:text-properties fo:color="#040c00" style:text-position="0% 100%" fo:letter-spacing="normal" fo:background-color="#fdfdff" style:text-scale="95%"/>
    </style:style>
    <style:style style:name="_32_325" style:display-name="2325" style:family="text">
      <style:text-properties fo:color="#040c00" style:text-position="0% 100%" fo:letter-spacing="0.0311in" fo:background-color="#fdfdff" style:text-scale="95%"/>
    </style:style>
    <style:style style:name="_32_326" style:display-name="2326" style:family="text">
      <style:text-properties fo:color="#040c00" style:text-position="0% 100%" fo:background-color="#fdfdff" style:text-scale="107%"/>
    </style:style>
    <style:style style:name="_32_327" style:display-name="2327" style:family="text">
      <style:text-properties fo:color="#040c00" style:text-position="0% 100%" fo:letter-spacing="normal" fo:background-color="#fdfdff" style:text-scale="107%"/>
    </style:style>
    <style:style style:name="_32_328" style:display-name="2328" style:family="text">
      <style:text-properties fo:color="#040c00" style:text-position="0% 100%" fo:letter-spacing="0.0311in" fo:background-color="#fdfdff" style:text-scale="107%"/>
    </style:style>
    <style:style style:name="_32_329" style:display-name="2329" style:family="text">
      <style:text-properties fo:color="#040c00" style:text-position="2% 100%" fo:background-color="#fdfdff"/>
    </style:style>
    <style:style style:name="_32_330" style:display-name="2330" style:family="text">
      <style:text-properties fo:color="#040c00" style:text-position="2% 100%" fo:letter-spacing="normal" fo:background-color="#fdfdff"/>
    </style:style>
    <style:style style:name="_32_331" style:display-name="2331" style:family="text">
      <style:text-properties fo:color="#040c00" style:text-position="2% 100%" fo:letter-spacing="0.0311in" fo:background-color="#fdfdff"/>
    </style:style>
    <style:style style:name="_32_332" style:display-name="2332" style:family="text">
      <style:text-properties fo:color="#040c00" style:text-position="2% 100%" fo:background-color="#fdfdff" style:text-scale="94%"/>
    </style:style>
    <style:style style:name="_32_333" style:display-name="2333" style:family="text">
      <style:text-properties fo:color="#040c00" style:text-position="2% 100%" fo:letter-spacing="normal" fo:background-color="#fdfdff" style:text-scale="94%"/>
    </style:style>
    <style:style style:name="_32_334" style:display-name="2334" style:family="text">
      <style:text-properties fo:color="#040c00" style:text-position="2% 100%" fo:letter-spacing="0.0311in" fo:background-color="#fdfdff" style:text-scale="94%"/>
    </style:style>
    <style:style style:name="_32_335" style:display-name="2335" style:family="text">
      <style:text-properties fo:color="#040c00" style:text-position="2% 100%" fo:background-color="#fdfdff" style:text-scale="95%"/>
    </style:style>
    <style:style style:name="_32_336" style:display-name="2336" style:family="text">
      <style:text-properties fo:color="#040c00" style:text-position="2% 100%" fo:letter-spacing="normal" fo:background-color="#fdfdff" style:text-scale="95%"/>
    </style:style>
    <style:style style:name="_32_337" style:display-name="2337" style:family="text">
      <style:text-properties fo:color="#040c00" style:text-position="2% 100%" fo:letter-spacing="0.0311in" fo:background-color="#fdfdff" style:text-scale="95%"/>
    </style:style>
    <style:style style:name="_32_338" style:display-name="2338" style:family="text">
      <style:text-properties fo:color="#040c00" style:text-position="2% 100%" fo:background-color="#fdfdff" style:text-scale="107%"/>
    </style:style>
    <style:style style:name="_32_339" style:display-name="2339" style:family="text">
      <style:text-properties fo:color="#040c00" style:text-position="2% 100%" fo:letter-spacing="normal" fo:background-color="#fdfdff" style:text-scale="107%"/>
    </style:style>
    <style:style style:name="_32_340" style:display-name="2340" style:family="text">
      <style:text-properties fo:color="#040c00" style:text-position="2% 100%" fo:letter-spacing="0.0311in" fo:background-color="#fdfdff" style:text-scale="107%"/>
    </style:style>
    <style:style style:name="_32_341" style:display-name="2341" style:family="text">
      <style:text-properties fo:color="#0c0400"/>
    </style:style>
    <style:style style:name="_32_342" style:display-name="2342" style:family="text">
      <style:text-properties fo:color="#0c0400" fo:letter-spacing="normal"/>
    </style:style>
    <style:style style:name="_32_343" style:display-name="2343" style:family="text">
      <style:text-properties fo:color="#0c0400" fo:letter-spacing="0.0311in"/>
    </style:style>
    <style:style style:name="_32_344" style:display-name="2344" style:family="text">
      <style:text-properties fo:color="#0c0400" style:text-scale="94%"/>
    </style:style>
    <style:style style:name="_32_345" style:display-name="2345" style:family="text">
      <style:text-properties fo:color="#0c0400" fo:letter-spacing="normal" style:text-scale="94%"/>
    </style:style>
    <style:style style:name="_32_346" style:display-name="2346" style:family="text">
      <style:text-properties fo:color="#0c0400" fo:letter-spacing="0.0311in" style:text-scale="94%"/>
    </style:style>
    <style:style style:name="_32_347" style:display-name="2347" style:family="text">
      <style:text-properties fo:color="#0c0400" style:text-scale="95%"/>
    </style:style>
    <style:style style:name="_32_348" style:display-name="2348" style:family="text">
      <style:text-properties fo:color="#0c0400" fo:letter-spacing="normal" style:text-scale="95%"/>
    </style:style>
    <style:style style:name="_32_349" style:display-name="2349" style:family="text">
      <style:text-properties fo:color="#0c0400" fo:letter-spacing="0.0311in" style:text-scale="95%"/>
    </style:style>
    <style:style style:name="_32_350" style:display-name="2350" style:family="text">
      <style:text-properties fo:color="#0c0400" style:text-scale="107%"/>
    </style:style>
    <style:style style:name="_32_351" style:display-name="2351" style:family="text">
      <style:text-properties fo:color="#0c0400" fo:letter-spacing="normal" style:text-scale="107%"/>
    </style:style>
    <style:style style:name="_32_352" style:display-name="2352" style:family="text">
      <style:text-properties fo:color="#0c0400" fo:letter-spacing="0.0311in" style:text-scale="107%"/>
    </style:style>
    <style:style style:name="_32_353" style:display-name="2353" style:family="text">
      <style:text-properties fo:color="#0c0400" style:text-position="0% 100%"/>
    </style:style>
    <style:style style:name="_32_354" style:display-name="2354" style:family="text">
      <style:text-properties fo:color="#0c0400" style:text-position="0% 100%" fo:letter-spacing="normal"/>
    </style:style>
    <style:style style:name="_32_355" style:display-name="2355" style:family="text">
      <style:text-properties fo:color="#0c0400" style:text-position="0% 100%" fo:letter-spacing="0.0311in"/>
    </style:style>
    <style:style style:name="_32_356" style:display-name="2356" style:family="text">
      <style:text-properties fo:color="#0c0400" style:text-position="0% 100%" style:text-scale="94%"/>
    </style:style>
    <style:style style:name="_32_357" style:display-name="2357" style:family="text">
      <style:text-properties fo:color="#0c0400" style:text-position="0% 100%" fo:letter-spacing="normal" style:text-scale="94%"/>
    </style:style>
    <style:style style:name="_32_358" style:display-name="2358" style:family="text">
      <style:text-properties fo:color="#0c0400" style:text-position="0% 100%" fo:letter-spacing="0.0311in" style:text-scale="94%"/>
    </style:style>
    <style:style style:name="_32_359" style:display-name="2359" style:family="text">
      <style:text-properties fo:color="#0c0400" style:text-position="0% 100%" style:text-scale="95%"/>
    </style:style>
    <style:style style:name="_32_360" style:display-name="2360" style:family="text">
      <style:text-properties fo:color="#0c0400" style:text-position="0% 100%" fo:letter-spacing="normal" style:text-scale="95%"/>
    </style:style>
    <style:style style:name="_32_361" style:display-name="2361" style:family="text">
      <style:text-properties fo:color="#0c0400" style:text-position="0% 100%" fo:letter-spacing="0.0311in" style:text-scale="95%"/>
    </style:style>
    <style:style style:name="_32_362" style:display-name="2362" style:family="text">
      <style:text-properties fo:color="#0c0400" style:text-position="0% 100%" style:text-scale="107%"/>
    </style:style>
    <style:style style:name="_32_363" style:display-name="2363" style:family="text">
      <style:text-properties fo:color="#0c0400" style:text-position="0% 100%" fo:letter-spacing="normal" style:text-scale="107%"/>
    </style:style>
    <style:style style:name="_32_364" style:display-name="2364" style:family="text">
      <style:text-properties fo:color="#0c0400" style:text-position="0% 100%" fo:letter-spacing="0.0311in" style:text-scale="107%"/>
    </style:style>
    <style:style style:name="_32_365" style:display-name="2365" style:family="text">
      <style:text-properties fo:color="#0c0400" style:text-position="2% 100%"/>
    </style:style>
    <style:style style:name="_32_366" style:display-name="2366" style:family="text">
      <style:text-properties fo:color="#0c0400" style:text-position="2% 100%" fo:letter-spacing="normal"/>
    </style:style>
    <style:style style:name="_32_367" style:display-name="2367" style:family="text">
      <style:text-properties fo:color="#0c0400" style:text-position="2% 100%" fo:letter-spacing="0.0311in"/>
    </style:style>
    <style:style style:name="_32_368" style:display-name="2368" style:family="text">
      <style:text-properties fo:color="#0c0400" style:text-position="2% 100%" style:text-scale="94%"/>
    </style:style>
    <style:style style:name="_32_369" style:display-name="2369" style:family="text">
      <style:text-properties fo:color="#0c0400" style:text-position="2% 100%" fo:letter-spacing="normal" style:text-scale="94%"/>
    </style:style>
    <style:style style:name="_32_370" style:display-name="2370" style:family="text">
      <style:text-properties fo:color="#0c0400" style:text-position="2% 100%" fo:letter-spacing="0.0311in" style:text-scale="94%"/>
    </style:style>
    <style:style style:name="_32_371" style:display-name="2371" style:family="text">
      <style:text-properties fo:color="#0c0400" style:text-position="2% 100%" style:text-scale="95%"/>
    </style:style>
    <style:style style:name="_32_372" style:display-name="2372" style:family="text">
      <style:text-properties fo:color="#0c0400" style:text-position="2% 100%" fo:letter-spacing="normal" style:text-scale="95%"/>
    </style:style>
    <style:style style:name="_32_373" style:display-name="2373" style:family="text">
      <style:text-properties fo:color="#0c0400" style:text-position="2% 100%" fo:letter-spacing="0.0311in" style:text-scale="95%"/>
    </style:style>
    <style:style style:name="_32_374" style:display-name="2374" style:family="text">
      <style:text-properties fo:color="#0c0400" style:text-position="2% 100%" style:text-scale="107%"/>
    </style:style>
    <style:style style:name="_32_375" style:display-name="2375" style:family="text">
      <style:text-properties fo:color="#0c0400" style:text-position="2% 100%" fo:letter-spacing="normal" style:text-scale="107%"/>
    </style:style>
    <style:style style:name="_32_376" style:display-name="2376" style:family="text">
      <style:text-properties fo:color="#0c0400" style:text-position="2% 100%" fo:letter-spacing="0.0311in" style:text-scale="107%"/>
    </style:style>
    <style:style style:name="_32_377" style:display-name="2377" style:family="text">
      <style:text-properties fo:color="#0c0400" fo:background-color="#f9f9ff"/>
    </style:style>
    <style:style style:name="_32_378" style:display-name="2378" style:family="text">
      <style:text-properties fo:color="#0c0400" fo:letter-spacing="normal" fo:background-color="#f9f9ff"/>
    </style:style>
    <style:style style:name="_32_379" style:display-name="2379" style:family="text">
      <style:text-properties fo:color="#0c0400" fo:letter-spacing="0.0311in" fo:background-color="#f9f9ff"/>
    </style:style>
    <style:style style:name="_32_380" style:display-name="2380" style:family="text">
      <style:text-properties fo:color="#0c0400" fo:background-color="#f9f9ff" style:text-scale="94%"/>
    </style:style>
    <style:style style:name="_32_381" style:display-name="2381" style:family="text">
      <style:text-properties fo:color="#0c0400" fo:letter-spacing="normal" fo:background-color="#f9f9ff" style:text-scale="94%"/>
    </style:style>
    <style:style style:name="_32_382" style:display-name="2382" style:family="text">
      <style:text-properties fo:color="#0c0400" fo:letter-spacing="0.0311in" fo:background-color="#f9f9ff" style:text-scale="94%"/>
    </style:style>
    <style:style style:name="_32_383" style:display-name="2383" style:family="text">
      <style:text-properties fo:color="#0c0400" fo:background-color="#f9f9ff" style:text-scale="95%"/>
    </style:style>
    <style:style style:name="_32_384" style:display-name="2384" style:family="text">
      <style:text-properties fo:color="#0c0400" fo:letter-spacing="normal" fo:background-color="#f9f9ff" style:text-scale="95%"/>
    </style:style>
    <style:style style:name="_32_385" style:display-name="2385" style:family="text">
      <style:text-properties fo:color="#0c0400" fo:letter-spacing="0.0311in" fo:background-color="#f9f9ff" style:text-scale="95%"/>
    </style:style>
    <style:style style:name="_32_386" style:display-name="2386" style:family="text">
      <style:text-properties fo:color="#0c0400" fo:background-color="#f9f9ff" style:text-scale="107%"/>
    </style:style>
    <style:style style:name="_32_387" style:display-name="2387" style:family="text">
      <style:text-properties fo:color="#0c0400" fo:letter-spacing="normal" fo:background-color="#f9f9ff" style:text-scale="107%"/>
    </style:style>
    <style:style style:name="_32_388" style:display-name="2388" style:family="text">
      <style:text-properties fo:color="#0c0400" fo:letter-spacing="0.0311in" fo:background-color="#f9f9ff" style:text-scale="107%"/>
    </style:style>
    <style:style style:name="_32_389" style:display-name="2389" style:family="text">
      <style:text-properties fo:color="#0c0400" style:text-position="0% 100%" fo:background-color="#f9f9ff"/>
    </style:style>
    <style:style style:name="_32_390" style:display-name="2390" style:family="text">
      <style:text-properties fo:color="#0c0400" style:text-position="0% 100%" fo:letter-spacing="normal" fo:background-color="#f9f9ff"/>
    </style:style>
    <style:style style:name="_32_391" style:display-name="2391" style:family="text">
      <style:text-properties fo:color="#0c0400" style:text-position="0% 100%" fo:letter-spacing="0.0311in" fo:background-color="#f9f9ff"/>
    </style:style>
    <style:style style:name="_32_392" style:display-name="2392" style:family="text">
      <style:text-properties fo:color="#0c0400" style:text-position="0% 100%" fo:background-color="#f9f9ff" style:text-scale="94%"/>
    </style:style>
    <style:style style:name="_32_393" style:display-name="2393" style:family="text">
      <style:text-properties fo:color="#0c0400" style:text-position="0% 100%" fo:letter-spacing="normal" fo:background-color="#f9f9ff" style:text-scale="94%"/>
    </style:style>
    <style:style style:name="_32_394" style:display-name="2394" style:family="text">
      <style:text-properties fo:color="#0c0400" style:text-position="0% 100%" fo:letter-spacing="0.0311in" fo:background-color="#f9f9ff" style:text-scale="94%"/>
    </style:style>
    <style:style style:name="_32_395" style:display-name="2395" style:family="text">
      <style:text-properties fo:color="#0c0400" style:text-position="0% 100%" fo:background-color="#f9f9ff" style:text-scale="95%"/>
    </style:style>
    <style:style style:name="_32_396" style:display-name="2396" style:family="text">
      <style:text-properties fo:color="#0c0400" style:text-position="0% 100%" fo:letter-spacing="normal" fo:background-color="#f9f9ff" style:text-scale="95%"/>
    </style:style>
    <style:style style:name="_32_397" style:display-name="2397" style:family="text">
      <style:text-properties fo:color="#0c0400" style:text-position="0% 100%" fo:letter-spacing="0.0311in" fo:background-color="#f9f9ff" style:text-scale="95%"/>
    </style:style>
    <style:style style:name="_32_398" style:display-name="2398" style:family="text">
      <style:text-properties fo:color="#0c0400" style:text-position="0% 100%" fo:background-color="#f9f9ff" style:text-scale="107%"/>
    </style:style>
    <style:style style:name="_32_399" style:display-name="2399" style:family="text">
      <style:text-properties fo:color="#0c0400" style:text-position="0% 100%" fo:letter-spacing="normal" fo:background-color="#f9f9ff" style:text-scale="107%"/>
    </style:style>
    <style:style style:name="_32_400" style:display-name="2400" style:family="text">
      <style:text-properties fo:color="#0c0400" style:text-position="0% 100%" fo:letter-spacing="0.0311in" fo:background-color="#f9f9ff" style:text-scale="107%"/>
    </style:style>
    <style:style style:name="_32_401" style:display-name="2401" style:family="text">
      <style:text-properties fo:color="#0c0400" style:text-position="2% 100%" fo:background-color="#f9f9ff"/>
    </style:style>
    <style:style style:name="_32_402" style:display-name="2402" style:family="text">
      <style:text-properties fo:color="#0c0400" style:text-position="2% 100%" fo:letter-spacing="normal" fo:background-color="#f9f9ff"/>
    </style:style>
    <style:style style:name="_32_403" style:display-name="2403" style:family="text">
      <style:text-properties fo:color="#0c0400" style:text-position="2% 100%" fo:letter-spacing="0.0311in" fo:background-color="#f9f9ff"/>
    </style:style>
    <style:style style:name="_32_404" style:display-name="2404" style:family="text">
      <style:text-properties fo:color="#0c0400" style:text-position="2% 100%" fo:background-color="#f9f9ff" style:text-scale="94%"/>
    </style:style>
    <style:style style:name="_32_405" style:display-name="2405" style:family="text">
      <style:text-properties fo:color="#0c0400" style:text-position="2% 100%" fo:letter-spacing="normal" fo:background-color="#f9f9ff" style:text-scale="94%"/>
    </style:style>
    <style:style style:name="_32_406" style:display-name="2406" style:family="text">
      <style:text-properties fo:color="#0c0400" style:text-position="2% 100%" fo:letter-spacing="0.0311in" fo:background-color="#f9f9ff" style:text-scale="94%"/>
    </style:style>
    <style:style style:name="_32_407" style:display-name="2407" style:family="text">
      <style:text-properties fo:color="#0c0400" style:text-position="2% 100%" fo:background-color="#f9f9ff" style:text-scale="95%"/>
    </style:style>
    <style:style style:name="_32_408" style:display-name="2408" style:family="text">
      <style:text-properties fo:color="#0c0400" style:text-position="2% 100%" fo:letter-spacing="normal" fo:background-color="#f9f9ff" style:text-scale="95%"/>
    </style:style>
    <style:style style:name="_32_409" style:display-name="2409" style:family="text">
      <style:text-properties fo:color="#0c0400" style:text-position="2% 100%" fo:letter-spacing="0.0311in" fo:background-color="#f9f9ff" style:text-scale="95%"/>
    </style:style>
    <style:style style:name="_32_410" style:display-name="2410" style:family="text">
      <style:text-properties fo:color="#0c0400" style:text-position="2% 100%" fo:background-color="#f9f9ff" style:text-scale="107%"/>
    </style:style>
    <style:style style:name="_32_411" style:display-name="2411" style:family="text">
      <style:text-properties fo:color="#0c0400" style:text-position="2% 100%" fo:letter-spacing="normal" fo:background-color="#f9f9ff" style:text-scale="107%"/>
    </style:style>
    <style:style style:name="_32_412" style:display-name="2412" style:family="text">
      <style:text-properties fo:color="#0c0400" style:text-position="2% 100%" fo:letter-spacing="0.0311in" fo:background-color="#f9f9ff" style:text-scale="107%"/>
    </style:style>
    <style:style style:name="_32_413" style:display-name="2413" style:family="text">
      <style:text-properties fo:color="#0c0400" fo:background-color="#f9fdff"/>
    </style:style>
    <style:style style:name="_32_414" style:display-name="2414" style:family="text">
      <style:text-properties fo:color="#0c0400" fo:letter-spacing="normal" fo:background-color="#f9fdff"/>
    </style:style>
    <style:style style:name="_32_415" style:display-name="2415" style:family="text">
      <style:text-properties fo:color="#0c0400" fo:letter-spacing="0.0311in" fo:background-color="#f9fdff"/>
    </style:style>
    <style:style style:name="_32_416" style:display-name="2416" style:family="text">
      <style:text-properties fo:color="#0c0400" fo:background-color="#f9fdff" style:text-scale="94%"/>
    </style:style>
    <style:style style:name="_32_417" style:display-name="2417" style:family="text">
      <style:text-properties fo:color="#0c0400" fo:letter-spacing="normal" fo:background-color="#f9fdff" style:text-scale="94%"/>
    </style:style>
    <style:style style:name="_32_418" style:display-name="2418" style:family="text">
      <style:text-properties fo:color="#0c0400" fo:letter-spacing="0.0311in" fo:background-color="#f9fdff" style:text-scale="94%"/>
    </style:style>
    <style:style style:name="_32_419" style:display-name="2419" style:family="text">
      <style:text-properties fo:color="#0c0400" fo:background-color="#f9fdff" style:text-scale="95%"/>
    </style:style>
    <style:style style:name="_32_420" style:display-name="2420" style:family="text">
      <style:text-properties fo:color="#0c0400" fo:letter-spacing="normal" fo:background-color="#f9fdff" style:text-scale="95%"/>
    </style:style>
    <style:style style:name="_32_421" style:display-name="2421" style:family="text">
      <style:text-properties fo:color="#0c0400" fo:letter-spacing="0.0311in" fo:background-color="#f9fdff" style:text-scale="95%"/>
    </style:style>
    <style:style style:name="_32_422" style:display-name="2422" style:family="text">
      <style:text-properties fo:color="#0c0400" fo:background-color="#f9fdff" style:text-scale="107%"/>
    </style:style>
    <style:style style:name="_32_423" style:display-name="2423" style:family="text">
      <style:text-properties fo:color="#0c0400" fo:letter-spacing="normal" fo:background-color="#f9fdff" style:text-scale="107%"/>
    </style:style>
    <style:style style:name="_32_424" style:display-name="2424" style:family="text">
      <style:text-properties fo:color="#0c0400" fo:letter-spacing="0.0311in" fo:background-color="#f9fdff" style:text-scale="107%"/>
    </style:style>
    <style:style style:name="_32_425" style:display-name="2425" style:family="text">
      <style:text-properties fo:color="#0c0400" style:text-position="0% 100%" fo:background-color="#f9fdff"/>
    </style:style>
    <style:style style:name="_32_426" style:display-name="2426" style:family="text">
      <style:text-properties fo:color="#0c0400" style:text-position="0% 100%" fo:letter-spacing="normal" fo:background-color="#f9fdff"/>
    </style:style>
    <style:style style:name="_32_427" style:display-name="2427" style:family="text">
      <style:text-properties fo:color="#0c0400" style:text-position="0% 100%" fo:letter-spacing="0.0311in" fo:background-color="#f9fdff"/>
    </style:style>
    <style:style style:name="_32_428" style:display-name="2428" style:family="text">
      <style:text-properties fo:color="#0c0400" style:text-position="0% 100%" fo:background-color="#f9fdff" style:text-scale="94%"/>
    </style:style>
    <style:style style:name="_32_429" style:display-name="2429" style:family="text">
      <style:text-properties fo:color="#0c0400" style:text-position="0% 100%" fo:letter-spacing="normal" fo:background-color="#f9fdff" style:text-scale="94%"/>
    </style:style>
    <style:style style:name="_32_430" style:display-name="2430" style:family="text">
      <style:text-properties fo:color="#0c0400" style:text-position="0% 100%" fo:letter-spacing="0.0311in" fo:background-color="#f9fdff" style:text-scale="94%"/>
    </style:style>
    <style:style style:name="_32_431" style:display-name="2431" style:family="text">
      <style:text-properties fo:color="#0c0400" style:text-position="0% 100%" fo:background-color="#f9fdff" style:text-scale="95%"/>
    </style:style>
    <style:style style:name="_32_432" style:display-name="2432" style:family="text">
      <style:text-properties fo:color="#0c0400" style:text-position="0% 100%" fo:letter-spacing="normal" fo:background-color="#f9fdff" style:text-scale="95%"/>
    </style:style>
    <style:style style:name="_32_433" style:display-name="2433" style:family="text">
      <style:text-properties fo:color="#0c0400" style:text-position="0% 100%" fo:letter-spacing="0.0311in" fo:background-color="#f9fdff" style:text-scale="95%"/>
    </style:style>
    <style:style style:name="_32_434" style:display-name="2434" style:family="text">
      <style:text-properties fo:color="#0c0400" style:text-position="0% 100%" fo:background-color="#f9fdff" style:text-scale="107%"/>
    </style:style>
    <style:style style:name="_32_435" style:display-name="2435" style:family="text">
      <style:text-properties fo:color="#0c0400" style:text-position="0% 100%" fo:letter-spacing="normal" fo:background-color="#f9fdff" style:text-scale="107%"/>
    </style:style>
    <style:style style:name="_32_436" style:display-name="2436" style:family="text">
      <style:text-properties fo:color="#0c0400" style:text-position="0% 100%" fo:letter-spacing="0.0311in" fo:background-color="#f9fdff" style:text-scale="107%"/>
    </style:style>
    <style:style style:name="_32_437" style:display-name="2437" style:family="text">
      <style:text-properties fo:color="#0c0400" style:text-position="2% 100%" fo:background-color="#f9fdff"/>
    </style:style>
    <style:style style:name="_32_438" style:display-name="2438" style:family="text">
      <style:text-properties fo:color="#0c0400" style:text-position="2% 100%" fo:letter-spacing="normal" fo:background-color="#f9fdff"/>
    </style:style>
    <style:style style:name="_32_439" style:display-name="2439" style:family="text">
      <style:text-properties fo:color="#0c0400" style:text-position="2% 100%" fo:letter-spacing="0.0311in" fo:background-color="#f9fdff"/>
    </style:style>
    <style:style style:name="_32_440" style:display-name="2440" style:family="text">
      <style:text-properties fo:color="#0c0400" style:text-position="2% 100%" fo:background-color="#f9fdff" style:text-scale="94%"/>
    </style:style>
    <style:style style:name="_32_441" style:display-name="2441" style:family="text">
      <style:text-properties fo:color="#0c0400" style:text-position="2% 100%" fo:letter-spacing="normal" fo:background-color="#f9fdff" style:text-scale="94%"/>
    </style:style>
    <style:style style:name="_32_442" style:display-name="2442" style:family="text">
      <style:text-properties fo:color="#0c0400" style:text-position="2% 100%" fo:letter-spacing="0.0311in" fo:background-color="#f9fdff" style:text-scale="94%"/>
    </style:style>
    <style:style style:name="_32_443" style:display-name="2443" style:family="text">
      <style:text-properties fo:color="#0c0400" style:text-position="2% 100%" fo:background-color="#f9fdff" style:text-scale="95%"/>
    </style:style>
    <style:style style:name="_32_444" style:display-name="2444" style:family="text">
      <style:text-properties fo:color="#0c0400" style:text-position="2% 100%" fo:letter-spacing="normal" fo:background-color="#f9fdff" style:text-scale="95%"/>
    </style:style>
    <style:style style:name="_32_445" style:display-name="2445" style:family="text">
      <style:text-properties fo:color="#0c0400" style:text-position="2% 100%" fo:letter-spacing="0.0311in" fo:background-color="#f9fdff" style:text-scale="95%"/>
    </style:style>
    <style:style style:name="_32_446" style:display-name="2446" style:family="text">
      <style:text-properties fo:color="#0c0400" style:text-position="2% 100%" fo:background-color="#f9fdff" style:text-scale="107%"/>
    </style:style>
    <style:style style:name="_32_447" style:display-name="2447" style:family="text">
      <style:text-properties fo:color="#0c0400" style:text-position="2% 100%" fo:letter-spacing="normal" fo:background-color="#f9fdff" style:text-scale="107%"/>
    </style:style>
    <style:style style:name="_32_448" style:display-name="2448" style:family="text">
      <style:text-properties fo:color="#0c0400" style:text-position="2% 100%" fo:letter-spacing="0.0311in" fo:background-color="#f9fdff" style:text-scale="107%"/>
    </style:style>
    <style:style style:name="_32_449" style:display-name="2449" style:family="text">
      <style:text-properties fo:color="#0c0400" fo:background-color="#fdf9ff"/>
    </style:style>
    <style:style style:name="_32_450" style:display-name="2450" style:family="text">
      <style:text-properties fo:color="#0c0400" fo:letter-spacing="normal" fo:background-color="#fdf9ff"/>
    </style:style>
    <style:style style:name="_32_451" style:display-name="2451" style:family="text">
      <style:text-properties fo:color="#0c0400" fo:letter-spacing="0.0311in" fo:background-color="#fdf9ff"/>
    </style:style>
    <style:style style:name="_32_452" style:display-name="2452" style:family="text">
      <style:text-properties fo:color="#0c0400" fo:background-color="#fdf9ff" style:text-scale="94%"/>
    </style:style>
    <style:style style:name="_32_453" style:display-name="2453" style:family="text">
      <style:text-properties fo:color="#0c0400" fo:letter-spacing="normal" fo:background-color="#fdf9ff" style:text-scale="94%"/>
    </style:style>
    <style:style style:name="_32_454" style:display-name="2454" style:family="text">
      <style:text-properties fo:color="#0c0400" fo:letter-spacing="0.0311in" fo:background-color="#fdf9ff" style:text-scale="94%"/>
    </style:style>
    <style:style style:name="_32_455" style:display-name="2455" style:family="text">
      <style:text-properties fo:color="#0c0400" fo:background-color="#fdf9ff" style:text-scale="95%"/>
    </style:style>
    <style:style style:name="_32_456" style:display-name="2456" style:family="text">
      <style:text-properties fo:color="#0c0400" fo:letter-spacing="normal" fo:background-color="#fdf9ff" style:text-scale="95%"/>
    </style:style>
    <style:style style:name="_32_457" style:display-name="2457" style:family="text">
      <style:text-properties fo:color="#0c0400" fo:letter-spacing="0.0311in" fo:background-color="#fdf9ff" style:text-scale="95%"/>
    </style:style>
    <style:style style:name="_32_458" style:display-name="2458" style:family="text">
      <style:text-properties fo:color="#0c0400" fo:background-color="#fdf9ff" style:text-scale="107%"/>
    </style:style>
    <style:style style:name="_32_459" style:display-name="2459" style:family="text">
      <style:text-properties fo:color="#0c0400" fo:letter-spacing="normal" fo:background-color="#fdf9ff" style:text-scale="107%"/>
    </style:style>
    <style:style style:name="_32_460" style:display-name="2460" style:family="text">
      <style:text-properties fo:color="#0c0400" fo:letter-spacing="0.0311in" fo:background-color="#fdf9ff" style:text-scale="107%"/>
    </style:style>
    <style:style style:name="_32_461" style:display-name="2461" style:family="text">
      <style:text-properties fo:color="#0c0400" style:text-position="0% 100%" fo:background-color="#fdf9ff"/>
    </style:style>
    <style:style style:name="_32_462" style:display-name="2462" style:family="text">
      <style:text-properties fo:color="#0c0400" style:text-position="0% 100%" fo:letter-spacing="normal" fo:background-color="#fdf9ff"/>
    </style:style>
    <style:style style:name="_32_463" style:display-name="2463" style:family="text">
      <style:text-properties fo:color="#0c0400" style:text-position="0% 100%" fo:letter-spacing="0.0311in" fo:background-color="#fdf9ff"/>
    </style:style>
    <style:style style:name="_32_464" style:display-name="2464" style:family="text">
      <style:text-properties fo:color="#0c0400" style:text-position="0% 100%" fo:background-color="#fdf9ff" style:text-scale="94%"/>
    </style:style>
    <style:style style:name="_32_465" style:display-name="2465" style:family="text">
      <style:text-properties fo:color="#0c0400" style:text-position="0% 100%" fo:letter-spacing="normal" fo:background-color="#fdf9ff" style:text-scale="94%"/>
    </style:style>
    <style:style style:name="_32_466" style:display-name="2466" style:family="text">
      <style:text-properties fo:color="#0c0400" style:text-position="0% 100%" fo:letter-spacing="0.0311in" fo:background-color="#fdf9ff" style:text-scale="94%"/>
    </style:style>
    <style:style style:name="_32_467" style:display-name="2467" style:family="text">
      <style:text-properties fo:color="#0c0400" style:text-position="0% 100%" fo:background-color="#fdf9ff" style:text-scale="95%"/>
    </style:style>
    <style:style style:name="_32_468" style:display-name="2468" style:family="text">
      <style:text-properties fo:color="#0c0400" style:text-position="0% 100%" fo:letter-spacing="normal" fo:background-color="#fdf9ff" style:text-scale="95%"/>
    </style:style>
    <style:style style:name="_32_469" style:display-name="2469" style:family="text">
      <style:text-properties fo:color="#0c0400" style:text-position="0% 100%" fo:letter-spacing="0.0311in" fo:background-color="#fdf9ff" style:text-scale="95%"/>
    </style:style>
    <style:style style:name="_32_470" style:display-name="2470" style:family="text">
      <style:text-properties fo:color="#0c0400" style:text-position="0% 100%" fo:background-color="#fdf9ff" style:text-scale="107%"/>
    </style:style>
    <style:style style:name="_32_471" style:display-name="2471" style:family="text">
      <style:text-properties fo:color="#0c0400" style:text-position="0% 100%" fo:letter-spacing="normal" fo:background-color="#fdf9ff" style:text-scale="107%"/>
    </style:style>
    <style:style style:name="_32_472" style:display-name="2472" style:family="text">
      <style:text-properties fo:color="#0c0400" style:text-position="0% 100%" fo:letter-spacing="0.0311in" fo:background-color="#fdf9ff" style:text-scale="107%"/>
    </style:style>
    <style:style style:name="_32_473" style:display-name="2473" style:family="text">
      <style:text-properties fo:color="#0c0400" style:text-position="2% 100%" fo:background-color="#fdf9ff"/>
    </style:style>
    <style:style style:name="_32_474" style:display-name="2474" style:family="text">
      <style:text-properties fo:color="#0c0400" style:text-position="2% 100%" fo:letter-spacing="normal" fo:background-color="#fdf9ff"/>
    </style:style>
    <style:style style:name="_32_475" style:display-name="2475" style:family="text">
      <style:text-properties fo:color="#0c0400" style:text-position="2% 100%" fo:letter-spacing="0.0311in" fo:background-color="#fdf9ff"/>
    </style:style>
    <style:style style:name="_32_476" style:display-name="2476" style:family="text">
      <style:text-properties fo:color="#0c0400" style:text-position="2% 100%" fo:background-color="#fdf9ff" style:text-scale="94%"/>
    </style:style>
    <style:style style:name="_32_477" style:display-name="2477" style:family="text">
      <style:text-properties fo:color="#0c0400" style:text-position="2% 100%" fo:letter-spacing="normal" fo:background-color="#fdf9ff" style:text-scale="94%"/>
    </style:style>
    <style:style style:name="_32_478" style:display-name="2478" style:family="text">
      <style:text-properties fo:color="#0c0400" style:text-position="2% 100%" fo:letter-spacing="0.0311in" fo:background-color="#fdf9ff" style:text-scale="94%"/>
    </style:style>
    <style:style style:name="_32_479" style:display-name="2479" style:family="text">
      <style:text-properties fo:color="#0c0400" style:text-position="2% 100%" fo:background-color="#fdf9ff" style:text-scale="95%"/>
    </style:style>
    <style:style style:name="_32_480" style:display-name="2480" style:family="text">
      <style:text-properties fo:color="#0c0400" style:text-position="2% 100%" fo:letter-spacing="normal" fo:background-color="#fdf9ff" style:text-scale="95%"/>
    </style:style>
    <style:style style:name="_32_481" style:display-name="2481" style:family="text">
      <style:text-properties fo:color="#0c0400" style:text-position="2% 100%" fo:letter-spacing="0.0311in" fo:background-color="#fdf9ff" style:text-scale="95%"/>
    </style:style>
    <style:style style:name="_32_482" style:display-name="2482" style:family="text">
      <style:text-properties fo:color="#0c0400" style:text-position="2% 100%" fo:background-color="#fdf9ff" style:text-scale="107%"/>
    </style:style>
    <style:style style:name="_32_483" style:display-name="2483" style:family="text">
      <style:text-properties fo:color="#0c0400" style:text-position="2% 100%" fo:letter-spacing="normal" fo:background-color="#fdf9ff" style:text-scale="107%"/>
    </style:style>
    <style:style style:name="_32_484" style:display-name="2484" style:family="text">
      <style:text-properties fo:color="#0c0400" style:text-position="2% 100%" fo:letter-spacing="0.0311in" fo:background-color="#fdf9ff" style:text-scale="107%"/>
    </style:style>
    <style:style style:name="_32_485" style:display-name="2485" style:family="text">
      <style:text-properties fo:color="#0c0400" fo:background-color="#fdfdff"/>
    </style:style>
    <style:style style:name="_32_486" style:display-name="2486" style:family="text">
      <style:text-properties fo:color="#0c0400" fo:letter-spacing="normal" fo:background-color="#fdfdff"/>
    </style:style>
    <style:style style:name="_32_487" style:display-name="2487" style:family="text">
      <style:text-properties fo:color="#0c0400" fo:letter-spacing="0.0311in" fo:background-color="#fdfdff"/>
    </style:style>
    <style:style style:name="_32_488" style:display-name="2488" style:family="text">
      <style:text-properties fo:color="#0c0400" fo:background-color="#fdfdff" style:text-scale="94%"/>
    </style:style>
    <style:style style:name="_32_489" style:display-name="2489" style:family="text">
      <style:text-properties fo:color="#0c0400" fo:letter-spacing="normal" fo:background-color="#fdfdff" style:text-scale="94%"/>
    </style:style>
    <style:style style:name="_32_490" style:display-name="2490" style:family="text">
      <style:text-properties fo:color="#0c0400" fo:letter-spacing="0.0311in" fo:background-color="#fdfdff" style:text-scale="94%"/>
    </style:style>
    <style:style style:name="_32_491" style:display-name="2491" style:family="text">
      <style:text-properties fo:color="#0c0400" fo:background-color="#fdfdff" style:text-scale="95%"/>
    </style:style>
    <style:style style:name="_32_492" style:display-name="2492" style:family="text">
      <style:text-properties fo:color="#0c0400" fo:letter-spacing="normal" fo:background-color="#fdfdff" style:text-scale="95%"/>
    </style:style>
    <style:style style:name="_32_493" style:display-name="2493" style:family="text">
      <style:text-properties fo:color="#0c0400" fo:letter-spacing="0.0311in" fo:background-color="#fdfdff" style:text-scale="95%"/>
    </style:style>
    <style:style style:name="_32_494" style:display-name="2494" style:family="text">
      <style:text-properties fo:color="#0c0400" fo:background-color="#fdfdff" style:text-scale="107%"/>
    </style:style>
    <style:style style:name="_32_495" style:display-name="2495" style:family="text">
      <style:text-properties fo:color="#0c0400" fo:letter-spacing="normal" fo:background-color="#fdfdff" style:text-scale="107%"/>
    </style:style>
    <style:style style:name="_32_496" style:display-name="2496" style:family="text">
      <style:text-properties fo:color="#0c0400" fo:letter-spacing="0.0311in" fo:background-color="#fdfdff" style:text-scale="107%"/>
    </style:style>
    <style:style style:name="_32_497" style:display-name="2497" style:family="text">
      <style:text-properties fo:color="#0c0400" style:text-position="0% 100%" fo:background-color="#fdfdff"/>
    </style:style>
    <style:style style:name="_32_498" style:display-name="2498" style:family="text">
      <style:text-properties fo:color="#0c0400" style:text-position="0% 100%" fo:letter-spacing="normal" fo:background-color="#fdfdff"/>
    </style:style>
    <style:style style:name="_32_499" style:display-name="2499" style:family="text">
      <style:text-properties fo:color="#0c0400" style:text-position="0% 100%" fo:letter-spacing="0.0311in" fo:background-color="#fdfdff"/>
    </style:style>
    <style:style style:name="_32_500" style:display-name="2500" style:family="text">
      <style:text-properties fo:color="#0c0400" style:text-position="0% 100%" fo:background-color="#fdfdff" style:text-scale="94%"/>
    </style:style>
    <style:style style:name="_32_501" style:display-name="2501" style:family="text">
      <style:text-properties fo:color="#0c0400" style:text-position="0% 100%" fo:letter-spacing="normal" fo:background-color="#fdfdff" style:text-scale="94%"/>
    </style:style>
    <style:style style:name="_32_502" style:display-name="2502" style:family="text">
      <style:text-properties fo:color="#0c0400" style:text-position="0% 100%" fo:letter-spacing="0.0311in" fo:background-color="#fdfdff" style:text-scale="94%"/>
    </style:style>
    <style:style style:name="_32_503" style:display-name="2503" style:family="text">
      <style:text-properties fo:color="#0c0400" style:text-position="0% 100%" fo:background-color="#fdfdff" style:text-scale="95%"/>
    </style:style>
    <style:style style:name="_32_504" style:display-name="2504" style:family="text">
      <style:text-properties fo:color="#0c0400" style:text-position="0% 100%" fo:letter-spacing="normal" fo:background-color="#fdfdff" style:text-scale="95%"/>
    </style:style>
    <style:style style:name="_32_505" style:display-name="2505" style:family="text">
      <style:text-properties fo:color="#0c0400" style:text-position="0% 100%" fo:letter-spacing="0.0311in" fo:background-color="#fdfdff" style:text-scale="95%"/>
    </style:style>
    <style:style style:name="_32_506" style:display-name="2506" style:family="text">
      <style:text-properties fo:color="#0c0400" style:text-position="0% 100%" fo:background-color="#fdfdff" style:text-scale="107%"/>
    </style:style>
    <style:style style:name="_32_507" style:display-name="2507" style:family="text">
      <style:text-properties fo:color="#0c0400" style:text-position="0% 100%" fo:letter-spacing="normal" fo:background-color="#fdfdff" style:text-scale="107%"/>
    </style:style>
    <style:style style:name="_32_508" style:display-name="2508" style:family="text">
      <style:text-properties fo:color="#0c0400" style:text-position="0% 100%" fo:letter-spacing="0.0311in" fo:background-color="#fdfdff" style:text-scale="107%"/>
    </style:style>
    <style:style style:name="_32_509" style:display-name="2509" style:family="text">
      <style:text-properties fo:color="#0c0400" style:text-position="2% 100%" fo:background-color="#fdfdff"/>
    </style:style>
    <style:style style:name="_32_510" style:display-name="2510" style:family="text">
      <style:text-properties fo:color="#0c0400" style:text-position="2% 100%" fo:letter-spacing="normal" fo:background-color="#fdfdff"/>
    </style:style>
    <style:style style:name="_32_511" style:display-name="2511" style:family="text">
      <style:text-properties fo:color="#0c0400" style:text-position="2% 100%" fo:letter-spacing="0.0311in" fo:background-color="#fdfdff"/>
    </style:style>
    <style:style style:name="_32_512" style:display-name="2512" style:family="text">
      <style:text-properties fo:color="#0c0400" style:text-position="2% 100%" fo:background-color="#fdfdff" style:text-scale="94%"/>
    </style:style>
    <style:style style:name="_32_513" style:display-name="2513" style:family="text">
      <style:text-properties fo:color="#0c0400" style:text-position="2% 100%" fo:letter-spacing="normal" fo:background-color="#fdfdff" style:text-scale="94%"/>
    </style:style>
    <style:style style:name="_32_514" style:display-name="2514" style:family="text">
      <style:text-properties fo:color="#0c0400" style:text-position="2% 100%" fo:letter-spacing="0.0311in" fo:background-color="#fdfdff" style:text-scale="94%"/>
    </style:style>
    <style:style style:name="_32_515" style:display-name="2515" style:family="text">
      <style:text-properties fo:color="#0c0400" style:text-position="2% 100%" fo:background-color="#fdfdff" style:text-scale="95%"/>
    </style:style>
    <style:style style:name="_32_516" style:display-name="2516" style:family="text">
      <style:text-properties fo:color="#0c0400" style:text-position="2% 100%" fo:letter-spacing="normal" fo:background-color="#fdfdff" style:text-scale="95%"/>
    </style:style>
    <style:style style:name="_32_517" style:display-name="2517" style:family="text">
      <style:text-properties fo:color="#0c0400" style:text-position="2% 100%" fo:letter-spacing="0.0311in" fo:background-color="#fdfdff" style:text-scale="95%"/>
    </style:style>
    <style:style style:name="_32_518" style:display-name="2518" style:family="text">
      <style:text-properties fo:color="#0c0400" style:text-position="2% 100%" fo:background-color="#fdfdff" style:text-scale="107%"/>
    </style:style>
    <style:style style:name="_32_519" style:display-name="2519" style:family="text">
      <style:text-properties fo:color="#0c0400" style:text-position="2% 100%" fo:letter-spacing="normal" fo:background-color="#fdfdff" style:text-scale="107%"/>
    </style:style>
    <style:style style:name="_32_520" style:display-name="2520" style:family="text">
      <style:text-properties fo:color="#0c0400" style:text-position="2% 100%" fo:letter-spacing="0.0311in" fo:background-color="#fdfdff" style:text-scale="107%"/>
    </style:style>
    <style:style style:name="_32_521" style:display-name="2521" style:family="text">
      <style:text-properties fo:color="#0c0c00"/>
    </style:style>
    <style:style style:name="_32_522" style:display-name="2522" style:family="text">
      <style:text-properties fo:color="#0c0c00" fo:letter-spacing="normal"/>
    </style:style>
    <style:style style:name="_32_523" style:display-name="2523" style:family="text">
      <style:text-properties fo:color="#0c0c00" fo:letter-spacing="0.0311in"/>
    </style:style>
    <style:style style:name="_32_524" style:display-name="2524" style:family="text">
      <style:text-properties fo:color="#0c0c00" style:text-scale="94%"/>
    </style:style>
    <style:style style:name="_32_525" style:display-name="2525" style:family="text">
      <style:text-properties fo:color="#0c0c00" fo:letter-spacing="normal" style:text-scale="94%"/>
    </style:style>
    <style:style style:name="_32_526" style:display-name="2526" style:family="text">
      <style:text-properties fo:color="#0c0c00" fo:letter-spacing="0.0311in" style:text-scale="94%"/>
    </style:style>
    <style:style style:name="_32_527" style:display-name="2527" style:family="text">
      <style:text-properties fo:color="#0c0c00" style:text-scale="95%"/>
    </style:style>
    <style:style style:name="_32_528" style:display-name="2528" style:family="text">
      <style:text-properties fo:color="#0c0c00" fo:letter-spacing="normal" style:text-scale="95%"/>
    </style:style>
    <style:style style:name="_32_529" style:display-name="2529" style:family="text">
      <style:text-properties fo:color="#0c0c00" fo:letter-spacing="0.0311in" style:text-scale="95%"/>
    </style:style>
    <style:style style:name="_32_530" style:display-name="2530" style:family="text">
      <style:text-properties fo:color="#0c0c00" style:text-scale="107%"/>
    </style:style>
    <style:style style:name="_32_531" style:display-name="2531" style:family="text">
      <style:text-properties fo:color="#0c0c00" fo:letter-spacing="normal" style:text-scale="107%"/>
    </style:style>
    <style:style style:name="_32_532" style:display-name="2532" style:family="text">
      <style:text-properties fo:color="#0c0c00" fo:letter-spacing="0.0311in" style:text-scale="107%"/>
    </style:style>
    <style:style style:name="_32_533" style:display-name="2533" style:family="text">
      <style:text-properties fo:color="#0c0c00" style:text-position="0% 100%"/>
    </style:style>
    <style:style style:name="_32_534" style:display-name="2534" style:family="text">
      <style:text-properties fo:color="#0c0c00" style:text-position="0% 100%" fo:letter-spacing="normal"/>
    </style:style>
    <style:style style:name="_32_535" style:display-name="2535" style:family="text">
      <style:text-properties fo:color="#0c0c00" style:text-position="0% 100%" fo:letter-spacing="0.0311in"/>
    </style:style>
    <style:style style:name="_32_536" style:display-name="2536" style:family="text">
      <style:text-properties fo:color="#0c0c00" style:text-position="0% 100%" style:text-scale="94%"/>
    </style:style>
    <style:style style:name="_32_537" style:display-name="2537" style:family="text">
      <style:text-properties fo:color="#0c0c00" style:text-position="0% 100%" fo:letter-spacing="normal" style:text-scale="94%"/>
    </style:style>
    <style:style style:name="_32_538" style:display-name="2538" style:family="text">
      <style:text-properties fo:color="#0c0c00" style:text-position="0% 100%" fo:letter-spacing="0.0311in" style:text-scale="94%"/>
    </style:style>
    <style:style style:name="_32_539" style:display-name="2539" style:family="text">
      <style:text-properties fo:color="#0c0c00" style:text-position="0% 100%" style:text-scale="95%"/>
    </style:style>
    <style:style style:name="_32_540" style:display-name="2540" style:family="text">
      <style:text-properties fo:color="#0c0c00" style:text-position="0% 100%" fo:letter-spacing="normal" style:text-scale="95%"/>
    </style:style>
    <style:style style:name="_32_541" style:display-name="2541" style:family="text">
      <style:text-properties fo:color="#0c0c00" style:text-position="0% 100%" fo:letter-spacing="0.0311in" style:text-scale="95%"/>
    </style:style>
    <style:style style:name="_32_542" style:display-name="2542" style:family="text">
      <style:text-properties fo:color="#0c0c00" style:text-position="0% 100%" style:text-scale="107%"/>
    </style:style>
    <style:style style:name="_32_543" style:display-name="2543" style:family="text">
      <style:text-properties fo:color="#0c0c00" style:text-position="0% 100%" fo:letter-spacing="normal" style:text-scale="107%"/>
    </style:style>
    <style:style style:name="_32_544" style:display-name="2544" style:family="text">
      <style:text-properties fo:color="#0c0c00" style:text-position="0% 100%" fo:letter-spacing="0.0311in" style:text-scale="107%"/>
    </style:style>
    <style:style style:name="_32_545" style:display-name="2545" style:family="text">
      <style:text-properties fo:color="#0c0c00" style:text-position="2% 100%"/>
    </style:style>
    <style:style style:name="_32_546" style:display-name="2546" style:family="text">
      <style:text-properties fo:color="#0c0c00" style:text-position="2% 100%" fo:letter-spacing="normal"/>
    </style:style>
    <style:style style:name="_32_547" style:display-name="2547" style:family="text">
      <style:text-properties fo:color="#0c0c00" style:text-position="2% 100%" fo:letter-spacing="0.0311in"/>
    </style:style>
    <style:style style:name="_32_548" style:display-name="2548" style:family="text">
      <style:text-properties fo:color="#0c0c00" style:text-position="2% 100%" style:text-scale="94%"/>
    </style:style>
    <style:style style:name="_32_549" style:display-name="2549" style:family="text">
      <style:text-properties fo:color="#0c0c00" style:text-position="2% 100%" fo:letter-spacing="normal" style:text-scale="94%"/>
    </style:style>
    <style:style style:name="_32_550" style:display-name="2550" style:family="text">
      <style:text-properties fo:color="#0c0c00" style:text-position="2% 100%" fo:letter-spacing="0.0311in" style:text-scale="94%"/>
    </style:style>
    <style:style style:name="_32_551" style:display-name="2551" style:family="text">
      <style:text-properties fo:color="#0c0c00" style:text-position="2% 100%" style:text-scale="95%"/>
    </style:style>
    <style:style style:name="_32_552" style:display-name="2552" style:family="text">
      <style:text-properties fo:color="#0c0c00" style:text-position="2% 100%" fo:letter-spacing="normal" style:text-scale="95%"/>
    </style:style>
    <style:style style:name="_32_553" style:display-name="2553" style:family="text">
      <style:text-properties fo:color="#0c0c00" style:text-position="2% 100%" fo:letter-spacing="0.0311in" style:text-scale="95%"/>
    </style:style>
    <style:style style:name="_32_554" style:display-name="2554" style:family="text">
      <style:text-properties fo:color="#0c0c00" style:text-position="2% 100%" style:text-scale="107%"/>
    </style:style>
    <style:style style:name="_32_555" style:display-name="2555" style:family="text">
      <style:text-properties fo:color="#0c0c00" style:text-position="2% 100%" fo:letter-spacing="normal" style:text-scale="107%"/>
    </style:style>
    <style:style style:name="_32_556" style:display-name="2556" style:family="text">
      <style:text-properties fo:color="#0c0c00" style:text-position="2% 100%" fo:letter-spacing="0.0311in" style:text-scale="107%"/>
    </style:style>
    <style:style style:name="_32_557" style:display-name="2557" style:family="text">
      <style:text-properties fo:color="#0c0c00" fo:background-color="#f9f9ff"/>
    </style:style>
    <style:style style:name="_32_558" style:display-name="2558" style:family="text">
      <style:text-properties fo:color="#0c0c00" fo:letter-spacing="normal" fo:background-color="#f9f9ff"/>
    </style:style>
    <style:style style:name="_32_559" style:display-name="2559" style:family="text">
      <style:text-properties fo:color="#0c0c00" fo:letter-spacing="0.0311in" fo:background-color="#f9f9ff"/>
    </style:style>
    <style:style style:name="_32_560" style:display-name="2560" style:family="text">
      <style:text-properties fo:color="#0c0c00" fo:background-color="#f9f9ff" style:text-scale="94%"/>
    </style:style>
    <style:style style:name="_32_561" style:display-name="2561" style:family="text">
      <style:text-properties fo:color="#0c0c00" fo:letter-spacing="normal" fo:background-color="#f9f9ff" style:text-scale="94%"/>
    </style:style>
    <style:style style:name="_32_562" style:display-name="2562" style:family="text">
      <style:text-properties fo:color="#0c0c00" fo:letter-spacing="0.0311in" fo:background-color="#f9f9ff" style:text-scale="94%"/>
    </style:style>
    <style:style style:name="_32_563" style:display-name="2563" style:family="text">
      <style:text-properties fo:color="#0c0c00" fo:background-color="#f9f9ff" style:text-scale="95%"/>
    </style:style>
    <style:style style:name="_32_564" style:display-name="2564" style:family="text">
      <style:text-properties fo:color="#0c0c00" fo:letter-spacing="normal" fo:background-color="#f9f9ff" style:text-scale="95%"/>
    </style:style>
    <style:style style:name="_32_565" style:display-name="2565" style:family="text">
      <style:text-properties fo:color="#0c0c00" fo:letter-spacing="0.0311in" fo:background-color="#f9f9ff" style:text-scale="95%"/>
    </style:style>
    <style:style style:name="_32_566" style:display-name="2566" style:family="text">
      <style:text-properties fo:color="#0c0c00" fo:background-color="#f9f9ff" style:text-scale="107%"/>
    </style:style>
    <style:style style:name="_32_567" style:display-name="2567" style:family="text">
      <style:text-properties fo:color="#0c0c00" fo:letter-spacing="normal" fo:background-color="#f9f9ff" style:text-scale="107%"/>
    </style:style>
    <style:style style:name="_32_568" style:display-name="2568" style:family="text">
      <style:text-properties fo:color="#0c0c00" fo:letter-spacing="0.0311in" fo:background-color="#f9f9ff" style:text-scale="107%"/>
    </style:style>
    <style:style style:name="_32_569" style:display-name="2569" style:family="text">
      <style:text-properties fo:color="#0c0c00" style:text-position="0% 100%" fo:background-color="#f9f9ff"/>
    </style:style>
    <style:style style:name="_32_570" style:display-name="2570" style:family="text">
      <style:text-properties fo:color="#0c0c00" style:text-position="0% 100%" fo:letter-spacing="normal" fo:background-color="#f9f9ff"/>
    </style:style>
    <style:style style:name="_32_571" style:display-name="2571" style:family="text">
      <style:text-properties fo:color="#0c0c00" style:text-position="0% 100%" fo:letter-spacing="0.0311in" fo:background-color="#f9f9ff"/>
    </style:style>
    <style:style style:name="_32_572" style:display-name="2572" style:family="text">
      <style:text-properties fo:color="#0c0c00" style:text-position="0% 100%" fo:background-color="#f9f9ff" style:text-scale="94%"/>
    </style:style>
    <style:style style:name="_32_573" style:display-name="2573" style:family="text">
      <style:text-properties fo:color="#0c0c00" style:text-position="0% 100%" fo:letter-spacing="normal" fo:background-color="#f9f9ff" style:text-scale="94%"/>
    </style:style>
    <style:style style:name="_32_574" style:display-name="2574" style:family="text">
      <style:text-properties fo:color="#0c0c00" style:text-position="0% 100%" fo:letter-spacing="0.0311in" fo:background-color="#f9f9ff" style:text-scale="94%"/>
    </style:style>
    <style:style style:name="_32_575" style:display-name="2575" style:family="text">
      <style:text-properties fo:color="#0c0c00" style:text-position="0% 100%" fo:background-color="#f9f9ff" style:text-scale="95%"/>
    </style:style>
    <style:style style:name="_32_576" style:display-name="2576" style:family="text">
      <style:text-properties fo:color="#0c0c00" style:text-position="0% 100%" fo:letter-spacing="normal" fo:background-color="#f9f9ff" style:text-scale="95%"/>
    </style:style>
    <style:style style:name="_32_577" style:display-name="2577" style:family="text">
      <style:text-properties fo:color="#0c0c00" style:text-position="0% 100%" fo:letter-spacing="0.0311in" fo:background-color="#f9f9ff" style:text-scale="95%"/>
    </style:style>
    <style:style style:name="_32_578" style:display-name="2578" style:family="text">
      <style:text-properties fo:color="#0c0c00" style:text-position="0% 100%" fo:background-color="#f9f9ff" style:text-scale="107%"/>
    </style:style>
    <style:style style:name="_32_579" style:display-name="2579" style:family="text">
      <style:text-properties fo:color="#0c0c00" style:text-position="0% 100%" fo:letter-spacing="normal" fo:background-color="#f9f9ff" style:text-scale="107%"/>
    </style:style>
    <style:style style:name="_32_580" style:display-name="2580" style:family="text">
      <style:text-properties fo:color="#0c0c00" style:text-position="0% 100%" fo:letter-spacing="0.0311in" fo:background-color="#f9f9ff" style:text-scale="107%"/>
    </style:style>
    <style:style style:name="_32_581" style:display-name="2581" style:family="text">
      <style:text-properties fo:color="#0c0c00" style:text-position="2% 100%" fo:background-color="#f9f9ff"/>
    </style:style>
    <style:style style:name="_32_582" style:display-name="2582" style:family="text">
      <style:text-properties fo:color="#0c0c00" style:text-position="2% 100%" fo:letter-spacing="normal" fo:background-color="#f9f9ff"/>
    </style:style>
    <style:style style:name="_32_583" style:display-name="2583" style:family="text">
      <style:text-properties fo:color="#0c0c00" style:text-position="2% 100%" fo:letter-spacing="0.0311in" fo:background-color="#f9f9ff"/>
    </style:style>
    <style:style style:name="_32_584" style:display-name="2584" style:family="text">
      <style:text-properties fo:color="#0c0c00" style:text-position="2% 100%" fo:background-color="#f9f9ff" style:text-scale="94%"/>
    </style:style>
    <style:style style:name="_32_585" style:display-name="2585" style:family="text">
      <style:text-properties fo:color="#0c0c00" style:text-position="2% 100%" fo:letter-spacing="normal" fo:background-color="#f9f9ff" style:text-scale="94%"/>
    </style:style>
    <style:style style:name="_32_586" style:display-name="2586" style:family="text">
      <style:text-properties fo:color="#0c0c00" style:text-position="2% 100%" fo:letter-spacing="0.0311in" fo:background-color="#f9f9ff" style:text-scale="94%"/>
    </style:style>
    <style:style style:name="_32_587" style:display-name="2587" style:family="text">
      <style:text-properties fo:color="#0c0c00" style:text-position="2% 100%" fo:background-color="#f9f9ff" style:text-scale="95%"/>
    </style:style>
    <style:style style:name="_32_588" style:display-name="2588" style:family="text">
      <style:text-properties fo:color="#0c0c00" style:text-position="2% 100%" fo:letter-spacing="normal" fo:background-color="#f9f9ff" style:text-scale="95%"/>
    </style:style>
    <style:style style:name="_32_589" style:display-name="2589" style:family="text">
      <style:text-properties fo:color="#0c0c00" style:text-position="2% 100%" fo:letter-spacing="0.0311in" fo:background-color="#f9f9ff" style:text-scale="95%"/>
    </style:style>
    <style:style style:name="_32_590" style:display-name="2590" style:family="text">
      <style:text-properties fo:color="#0c0c00" style:text-position="2% 100%" fo:background-color="#f9f9ff" style:text-scale="107%"/>
    </style:style>
    <style:style style:name="_32_591" style:display-name="2591" style:family="text">
      <style:text-properties fo:color="#0c0c00" style:text-position="2% 100%" fo:letter-spacing="normal" fo:background-color="#f9f9ff" style:text-scale="107%"/>
    </style:style>
    <style:style style:name="_32_592" style:display-name="2592" style:family="text">
      <style:text-properties fo:color="#0c0c00" style:text-position="2% 100%" fo:letter-spacing="0.0311in" fo:background-color="#f9f9ff" style:text-scale="107%"/>
    </style:style>
    <style:style style:name="_32_593" style:display-name="2593" style:family="text">
      <style:text-properties fo:color="#0c0c00" fo:background-color="#f9fdff"/>
    </style:style>
    <style:style style:name="_32_594" style:display-name="2594" style:family="text">
      <style:text-properties fo:color="#0c0c00" fo:letter-spacing="normal" fo:background-color="#f9fdff"/>
    </style:style>
    <style:style style:name="_32_595" style:display-name="2595" style:family="text">
      <style:text-properties fo:color="#0c0c00" fo:letter-spacing="0.0311in" fo:background-color="#f9fdff"/>
    </style:style>
    <style:style style:name="_32_596" style:display-name="2596" style:family="text">
      <style:text-properties fo:color="#0c0c00" fo:background-color="#f9fdff" style:text-scale="94%"/>
    </style:style>
    <style:style style:name="_32_597" style:display-name="2597" style:family="text">
      <style:text-properties fo:color="#0c0c00" fo:letter-spacing="normal" fo:background-color="#f9fdff" style:text-scale="94%"/>
    </style:style>
    <style:style style:name="_32_598" style:display-name="2598" style:family="text">
      <style:text-properties fo:color="#0c0c00" fo:letter-spacing="0.0311in" fo:background-color="#f9fdff" style:text-scale="94%"/>
    </style:style>
    <style:style style:name="_32_599" style:display-name="2599" style:family="text">
      <style:text-properties fo:color="#0c0c00" fo:background-color="#f9fdff" style:text-scale="95%"/>
    </style:style>
    <style:style style:name="_32_600" style:display-name="2600" style:family="text">
      <style:text-properties fo:color="#0c0c00" fo:letter-spacing="normal" fo:background-color="#f9fdff" style:text-scale="95%"/>
    </style:style>
    <style:style style:name="_32_601" style:display-name="2601" style:family="text">
      <style:text-properties fo:color="#0c0c00" fo:letter-spacing="0.0311in" fo:background-color="#f9fdff" style:text-scale="95%"/>
    </style:style>
    <style:style style:name="_32_602" style:display-name="2602" style:family="text">
      <style:text-properties fo:color="#0c0c00" fo:background-color="#f9fdff" style:text-scale="107%"/>
    </style:style>
    <style:style style:name="_32_603" style:display-name="2603" style:family="text">
      <style:text-properties fo:color="#0c0c00" fo:letter-spacing="normal" fo:background-color="#f9fdff" style:text-scale="107%"/>
    </style:style>
    <style:style style:name="_32_604" style:display-name="2604" style:family="text">
      <style:text-properties fo:color="#0c0c00" fo:letter-spacing="0.0311in" fo:background-color="#f9fdff" style:text-scale="107%"/>
    </style:style>
    <style:style style:name="_32_605" style:display-name="2605" style:family="text">
      <style:text-properties fo:color="#0c0c00" style:text-position="0% 100%" fo:background-color="#f9fdff"/>
    </style:style>
    <style:style style:name="_32_606" style:display-name="2606" style:family="text">
      <style:text-properties fo:color="#0c0c00" style:text-position="0% 100%" fo:letter-spacing="normal" fo:background-color="#f9fdff"/>
    </style:style>
    <style:style style:name="_32_607" style:display-name="2607" style:family="text">
      <style:text-properties fo:color="#0c0c00" style:text-position="0% 100%" fo:letter-spacing="0.0311in" fo:background-color="#f9fdff"/>
    </style:style>
    <style:style style:name="_32_608" style:display-name="2608" style:family="text">
      <style:text-properties fo:color="#0c0c00" style:text-position="0% 100%" fo:background-color="#f9fdff" style:text-scale="94%"/>
    </style:style>
    <style:style style:name="_32_609" style:display-name="2609" style:family="text">
      <style:text-properties fo:color="#0c0c00" style:text-position="0% 100%" fo:letter-spacing="normal" fo:background-color="#f9fdff" style:text-scale="94%"/>
    </style:style>
    <style:style style:name="_32_610" style:display-name="2610" style:family="text">
      <style:text-properties fo:color="#0c0c00" style:text-position="0% 100%" fo:letter-spacing="0.0311in" fo:background-color="#f9fdff" style:text-scale="94%"/>
    </style:style>
    <style:style style:name="_32_611" style:display-name="2611" style:family="text">
      <style:text-properties fo:color="#0c0c00" style:text-position="0% 100%" fo:background-color="#f9fdff" style:text-scale="95%"/>
    </style:style>
    <style:style style:name="_32_612" style:display-name="2612" style:family="text">
      <style:text-properties fo:color="#0c0c00" style:text-position="0% 100%" fo:letter-spacing="normal" fo:background-color="#f9fdff" style:text-scale="95%"/>
    </style:style>
    <style:style style:name="_32_613" style:display-name="2613" style:family="text">
      <style:text-properties fo:color="#0c0c00" style:text-position="0% 100%" fo:letter-spacing="0.0311in" fo:background-color="#f9fdff" style:text-scale="95%"/>
    </style:style>
    <style:style style:name="_32_614" style:display-name="2614" style:family="text">
      <style:text-properties fo:color="#0c0c00" style:text-position="0% 100%" fo:background-color="#f9fdff" style:text-scale="107%"/>
    </style:style>
    <style:style style:name="_32_615" style:display-name="2615" style:family="text">
      <style:text-properties fo:color="#0c0c00" style:text-position="0% 100%" fo:letter-spacing="normal" fo:background-color="#f9fdff" style:text-scale="107%"/>
    </style:style>
    <style:style style:name="_32_616" style:display-name="2616" style:family="text">
      <style:text-properties fo:color="#0c0c00" style:text-position="0% 100%" fo:letter-spacing="0.0311in" fo:background-color="#f9fdff" style:text-scale="107%"/>
    </style:style>
    <style:style style:name="_32_617" style:display-name="2617" style:family="text">
      <style:text-properties fo:color="#0c0c00" style:text-position="2% 100%" fo:background-color="#f9fdff"/>
    </style:style>
    <style:style style:name="_32_618" style:display-name="2618" style:family="text">
      <style:text-properties fo:color="#0c0c00" style:text-position="2% 100%" fo:letter-spacing="normal" fo:background-color="#f9fdff"/>
    </style:style>
    <style:style style:name="_32_619" style:display-name="2619" style:family="text">
      <style:text-properties fo:color="#0c0c00" style:text-position="2% 100%" fo:letter-spacing="0.0311in" fo:background-color="#f9fdff"/>
    </style:style>
    <style:style style:name="_32_620" style:display-name="2620" style:family="text">
      <style:text-properties fo:color="#0c0c00" style:text-position="2% 100%" fo:background-color="#f9fdff" style:text-scale="94%"/>
    </style:style>
    <style:style style:name="_32_621" style:display-name="2621" style:family="text">
      <style:text-properties fo:color="#0c0c00" style:text-position="2% 100%" fo:letter-spacing="normal" fo:background-color="#f9fdff" style:text-scale="94%"/>
    </style:style>
    <style:style style:name="_32_622" style:display-name="2622" style:family="text">
      <style:text-properties fo:color="#0c0c00" style:text-position="2% 100%" fo:letter-spacing="0.0311in" fo:background-color="#f9fdff" style:text-scale="94%"/>
    </style:style>
    <style:style style:name="_32_623" style:display-name="2623" style:family="text">
      <style:text-properties fo:color="#0c0c00" style:text-position="2% 100%" fo:background-color="#f9fdff" style:text-scale="95%"/>
    </style:style>
    <style:style style:name="_32_624" style:display-name="2624" style:family="text">
      <style:text-properties fo:color="#0c0c00" style:text-position="2% 100%" fo:letter-spacing="normal" fo:background-color="#f9fdff" style:text-scale="95%"/>
    </style:style>
    <style:style style:name="_32_625" style:display-name="2625" style:family="text">
      <style:text-properties fo:color="#0c0c00" style:text-position="2% 100%" fo:letter-spacing="0.0311in" fo:background-color="#f9fdff" style:text-scale="95%"/>
    </style:style>
    <style:style style:name="_32_626" style:display-name="2626" style:family="text">
      <style:text-properties fo:color="#0c0c00" style:text-position="2% 100%" fo:background-color="#f9fdff" style:text-scale="107%"/>
    </style:style>
    <style:style style:name="_32_627" style:display-name="2627" style:family="text">
      <style:text-properties fo:color="#0c0c00" style:text-position="2% 100%" fo:letter-spacing="normal" fo:background-color="#f9fdff" style:text-scale="107%"/>
    </style:style>
    <style:style style:name="_32_628" style:display-name="2628" style:family="text">
      <style:text-properties fo:color="#0c0c00" style:text-position="2% 100%" fo:letter-spacing="0.0311in" fo:background-color="#f9fdff" style:text-scale="107%"/>
    </style:style>
    <style:style style:name="_32_629" style:display-name="2629" style:family="text">
      <style:text-properties fo:color="#0c0c00" fo:background-color="#fdf9ff"/>
    </style:style>
    <style:style style:name="_32_630" style:display-name="2630" style:family="text">
      <style:text-properties fo:color="#0c0c00" fo:letter-spacing="normal" fo:background-color="#fdf9ff"/>
    </style:style>
    <style:style style:name="_32_631" style:display-name="2631" style:family="text">
      <style:text-properties fo:color="#0c0c00" fo:letter-spacing="0.0311in" fo:background-color="#fdf9ff"/>
    </style:style>
    <style:style style:name="_32_632" style:display-name="2632" style:family="text">
      <style:text-properties fo:color="#0c0c00" fo:background-color="#fdf9ff" style:text-scale="94%"/>
    </style:style>
    <style:style style:name="_32_633" style:display-name="2633" style:family="text">
      <style:text-properties fo:color="#0c0c00" fo:letter-spacing="normal" fo:background-color="#fdf9ff" style:text-scale="94%"/>
    </style:style>
    <style:style style:name="_32_634" style:display-name="2634" style:family="text">
      <style:text-properties fo:color="#0c0c00" fo:letter-spacing="0.0311in" fo:background-color="#fdf9ff" style:text-scale="94%"/>
    </style:style>
    <style:style style:name="_32_635" style:display-name="2635" style:family="text">
      <style:text-properties fo:color="#0c0c00" fo:background-color="#fdf9ff" style:text-scale="95%"/>
    </style:style>
    <style:style style:name="_32_636" style:display-name="2636" style:family="text">
      <style:text-properties fo:color="#0c0c00" fo:letter-spacing="normal" fo:background-color="#fdf9ff" style:text-scale="95%"/>
    </style:style>
    <style:style style:name="_32_637" style:display-name="2637" style:family="text">
      <style:text-properties fo:color="#0c0c00" fo:letter-spacing="0.0311in" fo:background-color="#fdf9ff" style:text-scale="95%"/>
    </style:style>
    <style:style style:name="_32_638" style:display-name="2638" style:family="text">
      <style:text-properties fo:color="#0c0c00" fo:background-color="#fdf9ff" style:text-scale="107%"/>
    </style:style>
    <style:style style:name="_32_639" style:display-name="2639" style:family="text">
      <style:text-properties fo:color="#0c0c00" fo:letter-spacing="normal" fo:background-color="#fdf9ff" style:text-scale="107%"/>
    </style:style>
    <style:style style:name="_32_640" style:display-name="2640" style:family="text">
      <style:text-properties fo:color="#0c0c00" fo:letter-spacing="0.0311in" fo:background-color="#fdf9ff" style:text-scale="107%"/>
    </style:style>
    <style:style style:name="_32_641" style:display-name="2641" style:family="text">
      <style:text-properties fo:color="#0c0c00" style:text-position="0% 100%" fo:background-color="#fdf9ff"/>
    </style:style>
    <style:style style:name="_32_642" style:display-name="2642" style:family="text">
      <style:text-properties fo:color="#0c0c00" style:text-position="0% 100%" fo:letter-spacing="normal" fo:background-color="#fdf9ff"/>
    </style:style>
    <style:style style:name="_32_643" style:display-name="2643" style:family="text">
      <style:text-properties fo:color="#0c0c00" style:text-position="0% 100%" fo:letter-spacing="0.0311in" fo:background-color="#fdf9ff"/>
    </style:style>
    <style:style style:name="_32_644" style:display-name="2644" style:family="text">
      <style:text-properties fo:color="#0c0c00" style:text-position="0% 100%" fo:background-color="#fdf9ff" style:text-scale="94%"/>
    </style:style>
    <style:style style:name="_32_645" style:display-name="2645" style:family="text">
      <style:text-properties fo:color="#0c0c00" style:text-position="0% 100%" fo:letter-spacing="normal" fo:background-color="#fdf9ff" style:text-scale="94%"/>
    </style:style>
    <style:style style:name="_32_646" style:display-name="2646" style:family="text">
      <style:text-properties fo:color="#0c0c00" style:text-position="0% 100%" fo:letter-spacing="0.0311in" fo:background-color="#fdf9ff" style:text-scale="94%"/>
    </style:style>
    <style:style style:name="_32_647" style:display-name="2647" style:family="text">
      <style:text-properties fo:color="#0c0c00" style:text-position="0% 100%" fo:background-color="#fdf9ff" style:text-scale="95%"/>
    </style:style>
    <style:style style:name="_32_648" style:display-name="2648" style:family="text">
      <style:text-properties fo:color="#0c0c00" style:text-position="0% 100%" fo:letter-spacing="normal" fo:background-color="#fdf9ff" style:text-scale="95%"/>
    </style:style>
    <style:style style:name="_32_649" style:display-name="2649" style:family="text">
      <style:text-properties fo:color="#0c0c00" style:text-position="0% 100%" fo:letter-spacing="0.0311in" fo:background-color="#fdf9ff" style:text-scale="95%"/>
    </style:style>
    <style:style style:name="_32_650" style:display-name="2650" style:family="text">
      <style:text-properties fo:color="#0c0c00" style:text-position="0% 100%" fo:background-color="#fdf9ff" style:text-scale="107%"/>
    </style:style>
    <style:style style:name="_32_651" style:display-name="2651" style:family="text">
      <style:text-properties fo:color="#0c0c00" style:text-position="0% 100%" fo:letter-spacing="normal" fo:background-color="#fdf9ff" style:text-scale="107%"/>
    </style:style>
    <style:style style:name="_32_652" style:display-name="2652" style:family="text">
      <style:text-properties fo:color="#0c0c00" style:text-position="0% 100%" fo:letter-spacing="0.0311in" fo:background-color="#fdf9ff" style:text-scale="107%"/>
    </style:style>
    <style:style style:name="_32_653" style:display-name="2653" style:family="text">
      <style:text-properties fo:color="#0c0c00" style:text-position="2% 100%" fo:background-color="#fdf9ff"/>
    </style:style>
    <style:style style:name="_32_654" style:display-name="2654" style:family="text">
      <style:text-properties fo:color="#0c0c00" style:text-position="2% 100%" fo:letter-spacing="normal" fo:background-color="#fdf9ff"/>
    </style:style>
    <style:style style:name="_32_655" style:display-name="2655" style:family="text">
      <style:text-properties fo:color="#0c0c00" style:text-position="2% 100%" fo:letter-spacing="0.0311in" fo:background-color="#fdf9ff"/>
    </style:style>
    <style:style style:name="_32_656" style:display-name="2656" style:family="text">
      <style:text-properties fo:color="#0c0c00" style:text-position="2% 100%" fo:background-color="#fdf9ff" style:text-scale="94%"/>
    </style:style>
    <style:style style:name="_32_657" style:display-name="2657" style:family="text">
      <style:text-properties fo:color="#0c0c00" style:text-position="2% 100%" fo:letter-spacing="normal" fo:background-color="#fdf9ff" style:text-scale="94%"/>
    </style:style>
    <style:style style:name="_32_658" style:display-name="2658" style:family="text">
      <style:text-properties fo:color="#0c0c00" style:text-position="2% 100%" fo:letter-spacing="0.0311in" fo:background-color="#fdf9ff" style:text-scale="94%"/>
    </style:style>
    <style:style style:name="_32_659" style:display-name="2659" style:family="text">
      <style:text-properties fo:color="#0c0c00" style:text-position="2% 100%" fo:background-color="#fdf9ff" style:text-scale="95%"/>
    </style:style>
    <style:style style:name="_32_660" style:display-name="2660" style:family="text">
      <style:text-properties fo:color="#0c0c00" style:text-position="2% 100%" fo:letter-spacing="normal" fo:background-color="#fdf9ff" style:text-scale="95%"/>
    </style:style>
    <style:style style:name="_32_661" style:display-name="2661" style:family="text">
      <style:text-properties fo:color="#0c0c00" style:text-position="2% 100%" fo:letter-spacing="0.0311in" fo:background-color="#fdf9ff" style:text-scale="95%"/>
    </style:style>
    <style:style style:name="_32_662" style:display-name="2662" style:family="text">
      <style:text-properties fo:color="#0c0c00" style:text-position="2% 100%" fo:background-color="#fdf9ff" style:text-scale="107%"/>
    </style:style>
    <style:style style:name="_32_663" style:display-name="2663" style:family="text">
      <style:text-properties fo:color="#0c0c00" style:text-position="2% 100%" fo:letter-spacing="normal" fo:background-color="#fdf9ff" style:text-scale="107%"/>
    </style:style>
    <style:style style:name="_32_664" style:display-name="2664" style:family="text">
      <style:text-properties fo:color="#0c0c00" style:text-position="2% 100%" fo:letter-spacing="0.0311in" fo:background-color="#fdf9ff" style:text-scale="107%"/>
    </style:style>
    <style:style style:name="_32_665" style:display-name="2665" style:family="text">
      <style:text-properties fo:color="#0c0c00" fo:background-color="#fdfdff"/>
    </style:style>
    <style:style style:name="_32_666" style:display-name="2666" style:family="text">
      <style:text-properties fo:color="#0c0c00" fo:letter-spacing="normal" fo:background-color="#fdfdff"/>
    </style:style>
    <style:style style:name="_32_667" style:display-name="2667" style:family="text">
      <style:text-properties fo:color="#0c0c00" fo:letter-spacing="0.0311in" fo:background-color="#fdfdff"/>
    </style:style>
    <style:style style:name="_32_668" style:display-name="2668" style:family="text">
      <style:text-properties fo:color="#0c0c00" fo:background-color="#fdfdff" style:text-scale="94%"/>
    </style:style>
    <style:style style:name="_32_669" style:display-name="2669" style:family="text">
      <style:text-properties fo:color="#0c0c00" fo:letter-spacing="normal" fo:background-color="#fdfdff" style:text-scale="94%"/>
    </style:style>
    <style:style style:name="_32_670" style:display-name="2670" style:family="text">
      <style:text-properties fo:color="#0c0c00" fo:letter-spacing="0.0311in" fo:background-color="#fdfdff" style:text-scale="94%"/>
    </style:style>
    <style:style style:name="_32_671" style:display-name="2671" style:family="text">
      <style:text-properties fo:color="#0c0c00" fo:background-color="#fdfdff" style:text-scale="95%"/>
    </style:style>
    <style:style style:name="_32_672" style:display-name="2672" style:family="text">
      <style:text-properties fo:color="#0c0c00" fo:letter-spacing="normal" fo:background-color="#fdfdff" style:text-scale="95%"/>
    </style:style>
    <style:style style:name="_32_673" style:display-name="2673" style:family="text">
      <style:text-properties fo:color="#0c0c00" fo:letter-spacing="0.0311in" fo:background-color="#fdfdff" style:text-scale="95%"/>
    </style:style>
    <style:style style:name="_32_674" style:display-name="2674" style:family="text">
      <style:text-properties fo:color="#0c0c00" fo:background-color="#fdfdff" style:text-scale="107%"/>
    </style:style>
    <style:style style:name="_32_675" style:display-name="2675" style:family="text">
      <style:text-properties fo:color="#0c0c00" fo:letter-spacing="normal" fo:background-color="#fdfdff" style:text-scale="107%"/>
    </style:style>
    <style:style style:name="_32_676" style:display-name="2676" style:family="text">
      <style:text-properties fo:color="#0c0c00" fo:letter-spacing="0.0311in" fo:background-color="#fdfdff" style:text-scale="107%"/>
    </style:style>
    <style:style style:name="_32_677" style:display-name="2677" style:family="text">
      <style:text-properties fo:color="#0c0c00" style:text-position="0% 100%" fo:background-color="#fdfdff"/>
    </style:style>
    <style:style style:name="_32_678" style:display-name="2678" style:family="text">
      <style:text-properties fo:color="#0c0c00" style:text-position="0% 100%" fo:letter-spacing="normal" fo:background-color="#fdfdff"/>
    </style:style>
    <style:style style:name="_32_679" style:display-name="2679" style:family="text">
      <style:text-properties fo:color="#0c0c00" style:text-position="0% 100%" fo:letter-spacing="0.0311in" fo:background-color="#fdfdff"/>
    </style:style>
    <style:style style:name="_32_680" style:display-name="2680" style:family="text">
      <style:text-properties fo:color="#0c0c00" style:text-position="0% 100%" fo:background-color="#fdfdff" style:text-scale="94%"/>
    </style:style>
    <style:style style:name="_32_681" style:display-name="2681" style:family="text">
      <style:text-properties fo:color="#0c0c00" style:text-position="0% 100%" fo:letter-spacing="normal" fo:background-color="#fdfdff" style:text-scale="94%"/>
    </style:style>
    <style:style style:name="_32_682" style:display-name="2682" style:family="text">
      <style:text-properties fo:color="#0c0c00" style:text-position="0% 100%" fo:letter-spacing="0.0311in" fo:background-color="#fdfdff" style:text-scale="94%"/>
    </style:style>
    <style:style style:name="_32_683" style:display-name="2683" style:family="text">
      <style:text-properties fo:color="#0c0c00" style:text-position="0% 100%" fo:background-color="#fdfdff" style:text-scale="95%"/>
    </style:style>
    <style:style style:name="_32_684" style:display-name="2684" style:family="text">
      <style:text-properties fo:color="#0c0c00" style:text-position="0% 100%" fo:letter-spacing="normal" fo:background-color="#fdfdff" style:text-scale="95%"/>
    </style:style>
    <style:style style:name="_32_685" style:display-name="2685" style:family="text">
      <style:text-properties fo:color="#0c0c00" style:text-position="0% 100%" fo:letter-spacing="0.0311in" fo:background-color="#fdfdff" style:text-scale="95%"/>
    </style:style>
    <style:style style:name="_32_686" style:display-name="2686" style:family="text">
      <style:text-properties fo:color="#0c0c00" style:text-position="0% 100%" fo:background-color="#fdfdff" style:text-scale="107%"/>
    </style:style>
    <style:style style:name="_32_687" style:display-name="2687" style:family="text">
      <style:text-properties fo:color="#0c0c00" style:text-position="0% 100%" fo:letter-spacing="normal" fo:background-color="#fdfdff" style:text-scale="107%"/>
    </style:style>
    <style:style style:name="_32_688" style:display-name="2688" style:family="text">
      <style:text-properties fo:color="#0c0c00" style:text-position="0% 100%" fo:letter-spacing="0.0311in" fo:background-color="#fdfdff" style:text-scale="107%"/>
    </style:style>
    <style:style style:name="_32_689" style:display-name="2689" style:family="text">
      <style:text-properties fo:color="#0c0c00" style:text-position="2% 100%" fo:background-color="#fdfdff"/>
    </style:style>
    <style:style style:name="_32_690" style:display-name="2690" style:family="text">
      <style:text-properties fo:color="#0c0c00" style:text-position="2% 100%" fo:letter-spacing="normal" fo:background-color="#fdfdff"/>
    </style:style>
    <style:style style:name="_32_691" style:display-name="2691" style:family="text">
      <style:text-properties fo:color="#0c0c00" style:text-position="2% 100%" fo:letter-spacing="0.0311in" fo:background-color="#fdfdff"/>
    </style:style>
    <style:style style:name="_32_692" style:display-name="2692" style:family="text">
      <style:text-properties fo:color="#0c0c00" style:text-position="2% 100%" fo:background-color="#fdfdff" style:text-scale="94%"/>
    </style:style>
    <style:style style:name="_32_693" style:display-name="2693" style:family="text">
      <style:text-properties fo:color="#0c0c00" style:text-position="2% 100%" fo:letter-spacing="normal" fo:background-color="#fdfdff" style:text-scale="94%"/>
    </style:style>
    <style:style style:name="_32_694" style:display-name="2694" style:family="text">
      <style:text-properties fo:color="#0c0c00" style:text-position="2% 100%" fo:letter-spacing="0.0311in" fo:background-color="#fdfdff" style:text-scale="94%"/>
    </style:style>
    <style:style style:name="_32_695" style:display-name="2695" style:family="text">
      <style:text-properties fo:color="#0c0c00" style:text-position="2% 100%" fo:background-color="#fdfdff" style:text-scale="95%"/>
    </style:style>
    <style:style style:name="_32_696" style:display-name="2696" style:family="text">
      <style:text-properties fo:color="#0c0c00" style:text-position="2% 100%" fo:letter-spacing="normal" fo:background-color="#fdfdff" style:text-scale="95%"/>
    </style:style>
    <style:style style:name="_32_697" style:display-name="2697" style:family="text">
      <style:text-properties fo:color="#0c0c00" style:text-position="2% 100%" fo:letter-spacing="0.0311in" fo:background-color="#fdfdff" style:text-scale="95%"/>
    </style:style>
    <style:style style:name="_32_698" style:display-name="2698" style:family="text">
      <style:text-properties fo:color="#0c0c00" style:text-position="2% 100%" fo:background-color="#fdfdff" style:text-scale="107%"/>
    </style:style>
    <style:style style:name="_32_699" style:display-name="2699" style:family="text">
      <style:text-properties fo:color="#0c0c00" style:text-position="2% 100%" fo:letter-spacing="normal" fo:background-color="#fdfdff" style:text-scale="107%"/>
    </style:style>
    <style:style style:name="_32_700" style:display-name="2700" style:family="text">
      <style:text-properties fo:color="#0c0c00" style:text-position="2% 100%" fo:letter-spacing="0.0311in" fo:background-color="#fdfdff" style:text-scale="107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3T10:18:59.69</meta:creation-date>
    <dc:title>Haathi</dc:title>
    <meta:editing-duration>PT14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3" meta:word-count="15" meta:character-count="98"/>
    <dc:date>2016-02-23T10:19:13.66</dc:date>
    <meta:template xlink:type="simple" xlink:actuate="onRequest" xlink:title="Haathi" xlink:href="file:///C:/Users/kwa/AppData/Roaming/OpenOffice/4/user/template/Haathi.ott" meta:date="2016-02-23T10:18:59.27"/>
  </office:meta>
</office:document-meta>
</file>